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38.3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520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NFY1_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nucleobase-containing compound metabolic process</text:p>
          </table:table-cell>
          <table:table-cell office:value-type="float" office:value="0.000000000014" calcext:value-type="float">
            <text:p>1.4E-11</text:p>
          </table:table-cell>
          <table:table-cell office:value-type="float" office:value="0.000000199" calcext:value-type="float">
            <text:p>0.000000199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405" calcext:value-type="float">
            <text:p>3405</text:p>
          </table:table-cell>
          <table:table-cell office:value-type="float" office:value="690" calcext:value-type="float">
            <text:p>69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PNRC1 <text:s/>- <text:s/>proline-rich nuclear receptor coactivator 1, RECQL <text:s/>- <text:s/>recq protein-like (dna helicase q1-like), NASP <text:s/>- <text:s/>nuclear autoantigenic sperm protein (histone-binding), SIRT2 <text:s/>- <text:s/>sirtuin 2, RCL1 <text:s/>- <text:s/>rna terminal phosphate cyclase-like 1, MAEL <text:s/>- <text:s/>maelstrom spermatogenic transposon silencer, BRD8 <text:s/>- <text:s/>bromodomain containing 8, SP2 <text:s/>- <text:s/>sp2 transcription factor, RAD18 <text:s/>- <text:s/>rad18 homolog (s. cerevisiae), GRHL1 <text:s/>- <text:s/>grainyhead-like 1 (drosophila), GRHL3 <text:s/>- <text:s/>grainyhead-like 3 (drosophila)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RPLP0 <text:s/>- <text:s/>ribosomal protein, large, p0, DDX52 <text:s/>- <text:s/>dead (asp-glu-ala-asp) box polypeptide 52, DDX24 <text:s/>- <text:s/>dead (asp-glu-ala-asp) box helicase 24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ZBTB5 <text:s/>- <text:s/>zinc finger and btb domain containing 5, LIN52 <text:s/>- <text:s/>lin-52 homolog (c. elegans), IWS1 <text:s/>- <text:s/>iws1 homolog (s. cerevisiae), CELF6 <text:s/>- <text:s/>cugbp, elav-like family member 6, THAP9 <text:s/>- <text:s/>thap domain containing 9, CRY1 <text:s/>- <text:s/>cryptochrome 1 (photolyase-like), EHF <text:s/>- <text:s/>ets homologous factor, HOXC4 <text:s/>- <text:s/>homeobox c4, SLC25A25 <text:s/>- <text:s/>solute carrier family 25 (mitochondrial carrier; phosphate carrier), member 25, ALDOB <text:s/>- <text:s/>aldolase b, fructose-bisphosphate, HNRNPL <text:s/>- <text:s/>heterogeneous nuclear ribonucleoprotein l, ELAC2 <text:s/>- <text:s/>elac ribonuclease z 2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GINS4 <text:s/>- <text:s/>gins complex subunit 4 (sld5 homolog), SARS2 <text:s/>- <text:s/>seryl-trna synthetase 2, mitochondrial, ZNF683 <text:s/>- <text:s/>zinc finger protein 683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ZNF385A <text:s/>- <text:s/>zinc finger protein 385a, DDIT3 <text:s/>- <text:s/>dna-damage-inducible transcript 3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NUDT2 <text:s/>- <text:s/>nudix (nucleoside diphosphate linked moiety x)-type motif 2, ILF2 <text:s/>- <text:s/>interleukin enhancer binding factor 2, ADCY10 <text:s/>- <text:s/>adenylate cyclase 10 (soluble), GUCY1B3 <text:s/>- <text:s/>guanylate cyclase 1, soluble, beta 3, TRUB1 <text:s/>- <text:s/>trub pseudouridine (psi) synthase homolog 1 (e. coli), DMRT2 <text:s/>- <text:s/>doublesex and mab-3 related transcription factor 2, CNTD1 <text:s/>- <text:s/>cyclin n-terminal domain containing 1, INTS7 <text:s/>- <text:s/>integrator complex subunit 7, SP9 <text:s/>- <text:s/>sp9 transcription factor, C15orf60 <text:s/>- <text:s/>chromosome 15 open reading frame 60, TAF6L <text:s/>- <text:s/>taf6-like rna polymerase ii, p300/cbp-associated factor (pcaf)-associated factor, 65kda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MAML1 <text:s/>- <text:s/>mastermind-like 1 (drosophila), TARBP2 <text:s/>- <text:s/>tar (hiv-1) rna binding protein 2, NUP88 <text:s/>- <text:s/>nucleoporin 88kda, ARID1B <text:s/>- <text:s/>at rich interactive domain 1b (swi1-like), MED30 <text:s/>- <text:s/>mediator complex subunit 30, PEG3 <text:s/>- <text:s/>paternally expressed 3, DHX38 <text:s/>- <text:s/>deah (asp-glu-ala-his) box polypeptide 38, BAZ1A <text:s/>- <text:s/>bromodomain adjacent to zinc finger domain, 1a, ZEB2 <text:s/>- <text:s/>zinc finger e-box binding homeobox 2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DLX2 <text:s/>- <text:s/>distal-less homeobox 2, OARD1 <text:s/>- <text:s/>o-acyl-adp-ribose deacylase 1, DLX3 <text:s/>- <text:s/>distal-less homeobox 3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SIX1 <text:s/>- <text:s/>six homeobox 1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organic cyclic compound metabolic process</text:p>
          </table:table-cell>
          <table:table-cell office:value-type="float" office:value="0.0000000000989" calcext:value-type="float">
            <text:p>9.89E-11</text:p>
          </table:table-cell>
          <table:table-cell office:value-type="float" office:value="0.000000704" calcext:value-type="float">
            <text:p>0.000000704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3740" calcext:value-type="float">
            <text:p>3740</text:p>
          </table:table-cell>
          <table:table-cell office:value-type="float" office:value="690" calcext:value-type="float">
            <text:p>69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PNRC1 <text:s/>- <text:s/>proline-rich nuclear receptor coactivator 1, RECQL <text:s/>- <text:s/>recq protein-like (dna helicase q1-like), CYP39A1 <text:s/>- <text:s/>cytochrome p450, family 39, subfamily a, polypeptide 1, NASP <text:s/>- <text:s/>nuclear autoantigenic sperm protein (histone-binding), SIRT2 <text:s/>- <text:s/>sirtuin 2, RCL1 <text:s/>- <text:s/>rna terminal phosphate cyclase-like 1, MAEL <text:s/>- <text:s/>maelstrom spermatogenic transposon silencer, RAD18 <text:s/>- <text:s/>rad18 homolog (s. cerevisiae), ACAT2 <text:s/>- <text:s/>acetyl-coa acetyltransferase 2, BRD8 <text:s/>- <text:s/>bromodomain containing 8, SP2 <text:s/>- <text:s/>sp2 transcription factor, GRHL1 <text:s/>- <text:s/>grainyhead-like 1 (drosophila), GRHL3 <text:s/>- <text:s/>grainyhead-like 3 (drosophila)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MMAB <text:s/>- <text:s/>methylmalonic aciduria (cobalamin deficiency) cblb type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BCAS3 <text:s/>- <text:s/>breast carcinoma amplified sequence 3, ZNF362 <text:s/>- <text:s/>zinc finger protein 362, BBX <text:s/>- <text:s/>bobby sox homolog (drosophila), IARS <text:s/>- <text:s/>isoleucyl-trna synthetase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ALDH1L1 <text:s/>- <text:s/>aldehyde dehydrogenase 1 family, member l1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ZNF689 <text:s/>- <text:s/>zinc finger protein 689, AGO1 <text:s/>- <text:s/>argonaute risc catalytic component 1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ZBTB5 <text:s/>- <text:s/>zinc finger and btb domain containing 5, LIN52 <text:s/>- <text:s/>lin-52 homolog (c. elegans), IWS1 <text:s/>- <text:s/>iws1 homolog (s. cerevisiae), CELF6 <text:s/>- <text:s/>cugbp, elav-like family member 6, THAP9 <text:s/>- <text:s/>thap domain containing 9, CRY1 <text:s/>- <text:s/>cryptochrome 1 (photolyase-like), EHF <text:s/>- <text:s/>ets homologous factor, HOXC4 <text:s/>- <text:s/>homeobox c4, ALDOB <text:s/>- <text:s/>aldolase b, fructose-bisphosphate, SLC25A25 <text:s/>- <text:s/>solute carrier family 25 (mitochondrial carrier; phosphate carrier), member 25, HNRNPL <text:s/>- <text:s/>heterogeneous nuclear ribonucleoprotein l, ELAC2 <text:s/>- <text:s/>elac ribonuclease z 2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GINS4 <text:s/>- <text:s/>gins complex subunit 4 (sld5 homolog), OSBPL6 <text:s/>- <text:s/>oxysterol binding protein-like 6, SARS2 <text:s/>- <text:s/>seryl-trna synthetase 2, mitochondrial, ZNF683 <text:s/>- <text:s/>zinc finger protein 683, HMGCS1 <text:s/>- <text:s/>3-hydroxy-3-methylglutaryl-coa synthase 1 (soluble)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DHX9 <text:s/>- <text:s/>deah (asp-glu-ala-his) box helicase 9, CDC6 <text:s/>- <text:s/>cell division cycle 6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DDIT3 <text:s/>- <text:s/>dna-damage-inducible transcript 3, ZNF385A <text:s/>- <text:s/>zinc finger protein 385a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NUDT2 <text:s/>- <text:s/>nudix (nucleoside diphosphate linked moiety x)-type motif 2, ILF2 <text:s/>- <text:s/>interleukin enhancer binding factor 2, ADCY10 <text:s/>- <text:s/>adenylate cyclase 10 (soluble), GUCY1B3 <text:s/>- <text:s/>guanylate cyclase 1, soluble, beta 3, TRUB1 <text:s/>- <text:s/>trub pseudouridine (psi) synthase homolog 1 (e. coli), DMRT2 <text:s/>- <text:s/>doublesex and mab-3 related transcription factor 2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SC5D <text:s/>- <text:s/>sterol-c5-desaturase, MAML1 <text:s/>- <text:s/>mastermind-like 1 (drosophila), TARBP2 <text:s/>- <text:s/>tar (hiv-1) rna binding protein 2, ARID1B <text:s/>- <text:s/>at rich interactive domain 1b (swi1-like), NUP88 <text:s/>- <text:s/>nucleoporin 88kda, MED30 <text:s/>- <text:s/>mediator complex subunit 30, PEG3 <text:s/>- <text:s/>paternally expressed 3, DHX38 <text:s/>- <text:s/>deah (asp-glu-ala-his) box polypeptide 38, FDXR <text:s/>- <text:s/>ferredoxin reductase, BAZ1A <text:s/>- <text:s/>bromodomain adjacent to zinc finger domain, 1a, FDPS <text:s/>- <text:s/>farnesyl diphosphate synthase, NPC2 <text:s/>- <text:s/>niemann-pick disease, type c2, ZEB2 <text:s/>- <text:s/>zinc finger e-box binding homeobox 2, ZNF644 <text:s/>- <text:s/>zinc finger protein 644, CDKN2D <text:s/>- <text:s/>cyclin-dependent kinase inhibitor 2d (p19, inhibits cdk4), C14orf1 <text:s/>- <text:s/>chromosome 14 open reading frame 1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LSS <text:s/>- <text:s/>lanosterol synthase (2,3-oxidosqualene-lanosterol cyclase)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SHH <text:s/>- <text:s/>sonic hedgehog, DLX2 <text:s/>- <text:s/>distal-less homeobox 2, OARD1 <text:s/>- <text:s/>o-acyl-adp-ribose deacylase 1, DLX3 <text:s/>- <text:s/>distal-less homeobox 3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SULT1A4 <text:s/>- <text:s/>sulfotransferase family, cytosolic, 1a, phenol-preferring, member 4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cellular nitrogen compound metabolic process</text:p>
          </table:table-cell>
          <table:table-cell office:value-type="float" office:value="0.000000000127" calcext:value-type="float">
            <text:p>1.27E-10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3785" calcext:value-type="float">
            <text:p>3785</text:p>
          </table:table-cell>
          <table:table-cell office:value-type="float" office:value="690" calcext:value-type="float">
            <text:p>69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CHAC1 <text:s/>- <text:s/>chac, cation transport regulator homolog 1 (e. coli), PNRC1 <text:s/>- <text:s/>proline-rich nuclear receptor coactivator 1, RECQL <text:s/>- <text:s/>recq protein-like (dna helicase q1-like), ATP6AP2 <text:s/>- <text:s/>atpase, h+ transporting, lysosomal accessory protein 2, NASP <text:s/>- <text:s/>nuclear autoantigenic sperm protein (histone-binding), SIRT2 <text:s/>- <text:s/>sirtuin 2, RCL1 <text:s/>- <text:s/>rna terminal phosphate cyclase-like 1, MAEL <text:s/>- <text:s/>maelstrom spermatogenic transposon silencer, RAD18 <text:s/>- <text:s/>rad18 homolog (s. cerevisiae), BRD8 <text:s/>- <text:s/>bromodomain containing 8, SP2 <text:s/>- <text:s/>sp2 transcription factor, GRHL1 <text:s/>- <text:s/>grainyhead-like 1 (drosophila), GRHL3 <text:s/>- <text:s/>grainyhead-like 3 (drosophila)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MMAB <text:s/>- <text:s/>methylmalonic aciduria (cobalamin deficiency) cblb type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GGCT <text:s/>- <text:s/>gamma-glutamylcyclotransferase, BCAS3 <text:s/>- <text:s/>breast carcinoma amplified sequence 3, ZNF362 <text:s/>- <text:s/>zinc finger protein 362, SPTLC2 <text:s/>- <text:s/>serine palmitoyltransferase, long chain base subunit 2, BBX <text:s/>- <text:s/>bobby sox homolog (drosophila), IARS <text:s/>- <text:s/>isoleucyl-trna synthetase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PM20D1 <text:s/>- <text:s/>peptidase m20 domain containing 1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ALDH1L1 <text:s/>- <text:s/>aldehyde dehydrogenase 1 family, member l1, TRHDE <text:s/>- <text:s/>thyrotropin-releasing hormone degrading enzyme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MRPS12 <text:s/>- <text:s/>mitochondrial ribosomal protein s12, PTF1A <text:s/>- <text:s/>pancreas specific transcription factor, 1a, KPNA2 <text:s/>- <text:s/>karyopherin alpha 2 (rag cohort 1, importin alpha 1)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MRPL37 <text:s/>- <text:s/>mitochondrial ribosomal protein l37, ZBTB5 <text:s/>- <text:s/>zinc finger and btb domain containing 5, LIN52 <text:s/>- <text:s/>lin-52 homolog (c. elegans), MRPL51 <text:s/>- <text:s/>mitochondrial ribosomal protein l51, IWS1 <text:s/>- <text:s/>iws1 homolog (s. cerevisiae), CELF6 <text:s/>- <text:s/>cugbp, elav-like family member 6, THAP9 <text:s/>- <text:s/>thap domain containing 9, CRY1 <text:s/>- <text:s/>cryptochrome 1 (photolyase-like), EHF <text:s/>- <text:s/>ets homologous factor, HOXC4 <text:s/>- <text:s/>homeobox c4, SLC25A25 <text:s/>- <text:s/>solute carrier family 25 (mitochondrial carrier; phosphate carrier), member 25, ALDOB <text:s/>- <text:s/>aldolase b, fructose-bisphosphate, HNRNPL <text:s/>- <text:s/>heterogeneous nuclear ribonucleoprotein l, ELAC2 <text:s/>- <text:s/>elac ribonuclease z 2, MRPS18B <text:s/>- <text:s/>mitochondrial ribosomal protein s18b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GINS4 <text:s/>- <text:s/>gins complex subunit 4 (sld5 homolog), KLF4 <text:s/>- <text:s/>kruppel-like factor 4 (gut), SARS2 <text:s/>- <text:s/>seryl-trna synthetase 2, mitochondrial, ZNF683 <text:s/>- <text:s/>zinc finger protein 683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ZNF385A <text:s/>- <text:s/>zinc finger protein 385a, DDIT3 <text:s/>- <text:s/>dna-damage-inducible transcript 3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NUDT2 <text:s/>- <text:s/>nudix (nucleoside diphosphate linked moiety x)-type motif 2, ILF2 <text:s/>- <text:s/>interleukin enhancer binding factor 2, ADCY10 <text:s/>- <text:s/>adenylate cyclase 10 (soluble), GUCY1B3 <text:s/>- <text:s/>guanylate cyclase 1, soluble, beta 3, TRUB1 <text:s/>- <text:s/>trub pseudouridine (psi) synthase homolog 1 (e. coli), OAZ1 <text:s/>- <text:s/>ornithine decarboxylase antizyme 1, DMRT2 <text:s/>- <text:s/>doublesex and mab-3 related transcription factor 2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MAML1 <text:s/>- <text:s/>mastermind-like 1 (drosophila), TARBP2 <text:s/>- <text:s/>tar (hiv-1) rna binding protein 2, ARID1B <text:s/>- <text:s/>at rich interactive domain 1b (swi1-like), NUP88 <text:s/>- <text:s/>nucleoporin 88kda, MED30 <text:s/>- <text:s/>mediator complex subunit 30, PEG3 <text:s/>- <text:s/>paternally expressed 3, HAGH <text:s/>- <text:s/>hydroxyacylglutathione hydrolase, DHX38 <text:s/>- <text:s/>deah (asp-glu-ala-his) box polypeptide 38, BAZ1A <text:s/>- <text:s/>bromodomain adjacent to zinc finger domain, 1a, ZEB2 <text:s/>- <text:s/>zinc finger e-box binding homeobox 2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DLX2 <text:s/>- <text:s/>distal-less homeobox 2, OARD1 <text:s/>- <text:s/>o-acyl-adp-ribose deacylase 1, SAT2 <text:s/>- <text:s/>spermidine/spermine n1-acetyltransferase family member 2, DLX3 <text:s/>- <text:s/>distal-less homeobox 3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heterocycle metabolic process</text:p>
          </table:table-cell>
          <table:table-cell office:value-type="float" office:value="0.000000000166" calcext:value-type="float">
            <text:p>1.66E-10</text:p>
          </table:table-cell>
          <table:table-cell office:value-type="float" office:value="0.00000059" calcext:value-type="float">
            <text:p>0.00000059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3539" calcext:value-type="float">
            <text:p>3539</text:p>
          </table:table-cell>
          <table:table-cell office:value-type="float" office:value="690" calcext:value-type="float">
            <text:p>69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PNRC1 <text:s/>- <text:s/>proline-rich nuclear receptor coactivator 1, RECQL <text:s/>- <text:s/>recq protein-like (dna helicase q1-like), NASP <text:s/>- <text:s/>nuclear autoantigenic sperm protein (histone-binding), SIRT2 <text:s/>- <text:s/>sirtuin 2, RCL1 <text:s/>- <text:s/>rna terminal phosphate cyclase-like 1, MAEL <text:s/>- <text:s/>maelstrom spermatogenic transposon silencer, BRD8 <text:s/>- <text:s/>bromodomain containing 8, SP2 <text:s/>- <text:s/>sp2 transcription factor, RAD18 <text:s/>- <text:s/>rad18 homolog (s. cerevisiae), GRHL1 <text:s/>- <text:s/>grainyhead-like 1 (drosophila), GRHL3 <text:s/>- <text:s/>grainyhead-like 3 (drosophila)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MMAB <text:s/>- <text:s/>methylmalonic aciduria (cobalamin deficiency) cblb type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ALDH1L1 <text:s/>- <text:s/>aldehyde dehydrogenase 1 family, member l1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ZBTB5 <text:s/>- <text:s/>zinc finger and btb domain containing 5, LIN52 <text:s/>- <text:s/>lin-52 homolog (c. elegans), IWS1 <text:s/>- <text:s/>iws1 homolog (s. cerevisiae), CELF6 <text:s/>- <text:s/>cugbp, elav-like family member 6, THAP9 <text:s/>- <text:s/>thap domain containing 9, CRY1 <text:s/>- <text:s/>cryptochrome 1 (photolyase-like), EHF <text:s/>- <text:s/>ets homologous factor, HOXC4 <text:s/>- <text:s/>homeobox c4, SLC25A25 <text:s/>- <text:s/>solute carrier family 25 (mitochondrial carrier; phosphate carrier), member 25, ALDOB <text:s/>- <text:s/>aldolase b, fructose-bisphosphate, HNRNPL <text:s/>- <text:s/>heterogeneous nuclear ribonucleoprotein l, ELAC2 <text:s/>- <text:s/>elac ribonuclease z 2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GINS4 <text:s/>- <text:s/>gins complex subunit 4 (sld5 homolog), KLF4 <text:s/>- <text:s/>kruppel-like factor 4 (gut), SARS2 <text:s/>- <text:s/>seryl-trna synthetase 2, mitochondrial, ZNF683 <text:s/>- <text:s/>zinc finger protein 683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ZNF385A <text:s/>- <text:s/>zinc finger protein 385a, DDIT3 <text:s/>- <text:s/>dna-damage-inducible transcript 3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NUDT2 <text:s/>- <text:s/>nudix (nucleoside diphosphate linked moiety x)-type motif 2, ILF2 <text:s/>- <text:s/>interleukin enhancer binding factor 2, ADCY10 <text:s/>- <text:s/>adenylate cyclase 10 (soluble), GUCY1B3 <text:s/>- <text:s/>guanylate cyclase 1, soluble, beta 3, TRUB1 <text:s/>- <text:s/>trub pseudouridine (psi) synthase homolog 1 (e. coli), DMRT2 <text:s/>- <text:s/>doublesex and mab-3 related transcription factor 2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MAML1 <text:s/>- <text:s/>mastermind-like 1 (drosophila), TARBP2 <text:s/>- <text:s/>tar (hiv-1) rna binding protein 2, NUP88 <text:s/>- <text:s/>nucleoporin 88kda, ARID1B <text:s/>- <text:s/>at rich interactive domain 1b (swi1-like), MED30 <text:s/>- <text:s/>mediator complex subunit 30, PEG3 <text:s/>- <text:s/>paternally expressed 3, DHX38 <text:s/>- <text:s/>deah (asp-glu-ala-his) box polypeptide 38, BAZ1A <text:s/>- <text:s/>bromodomain adjacent to zinc finger domain, 1a, ZEB2 <text:s/>- <text:s/>zinc finger e-box binding homeobox 2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DLX2 <text:s/>- <text:s/>distal-less homeobox 2, OARD1 <text:s/>- <text:s/>o-acyl-adp-ribose deacylase 1, DLX3 <text:s/>- <text:s/>distal-less homeobox 3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SIX1 <text:s/>- <text:s/>six homeobox 1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000000174" calcext:value-type="float">
            <text:p>1.74E-10</text:p>
          </table:table-cell>
          <table:table-cell office:value-type="float" office:value="0.000000494" calcext:value-type="float">
            <text:p>0.000000494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PNRC1 <text:s/>- <text:s/>proline-rich nuclear receptor coactivator 1, RECQL <text:s/>- <text:s/>recq protein-like (dna helicase q1-like), NASP <text:s/>- <text:s/>nuclear autoantigenic sperm protein (histone-binding), SIRT2 <text:s/>- <text:s/>sirtuin 2, RCL1 <text:s/>- <text:s/>rna terminal phosphate cyclase-like 1, MAEL <text:s/>- <text:s/>maelstrom spermatogenic transposon silencer, RAD18 <text:s/>- <text:s/>rad18 homolog (s. cerevisiae), SP2 <text:s/>- <text:s/>sp2 transcription factor, BRD8 <text:s/>- <text:s/>bromodomain containing 8, GRHL1 <text:s/>- <text:s/>grainyhead-like 1 (drosophila), GRHL3 <text:s/>- <text:s/>grainyhead-like 3 (drosophila), CCNB1IP1 <text:s/>- <text:s/>cyclin b1 interacting protein 1, e3 ubiquitin protein ligase, TCERG1 <text:s/>- <text:s/>transcription elongation regulator 1, MCM8 <text:s/>- <text:s/>minichromosome maintenance complex component 8, ORC3 <text:s/>- <text:s/>origin recognition complex, subunit 3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BCAS3 <text:s/>- <text:s/>breast carcinoma amplified sequence 3, ZNF362 <text:s/>- <text:s/>zinc finger protein 362, BBX <text:s/>- <text:s/>bobby sox homolog (drosophila), IARS <text:s/>- <text:s/>isoleucyl-trna synthetase, SNRPA <text:s/>- <text:s/>small nuclear ribonucleoprotein polypeptide a, DDX50 <text:s/>- <text:s/>dead (asp-glu-ala-asp) box polypeptide 50, RNASE9 <text:s/>- <text:s/>ribonuclease, rnase a family, 9 (non-active), ZNF292 <text:s/>- <text:s/>zinc finger protein 292, GLI3 <text:s/>- <text:s/>gli family zinc finger 3, NABP2 <text:s/>- <text:s/>nucleic acid binding protein 2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POU3F1 <text:s/>- <text:s/>pou class 3 homeobox 1, E2F3 <text:s/>- <text:s/>e2f transcription factor 3, XAB2 <text:s/>- <text:s/>xpa binding protein 2, HELB <text:s/>- <text:s/>helicase (dna) b, ROCK2 <text:s/>- <text:s/>rho-associated, coiled-coil containing protein kinase 2, MYT1L <text:s/>- <text:s/>myelin transcription factor 1-like, KMT2C <text:s/>- <text:s/>lysine (k)-specific methyltransferase 2c, MYCBP2 <text:s/>- <text:s/>myc binding protein 2, e3 ubiquitin protein ligase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TTLL5 <text:s/>- <text:s/>tubulin tyrosine ligase-like family, member 5, ASCC2 <text:s/>- <text:s/>activating signal cointegrator 1 complex subunit 2, PRPF40B <text:s/>- <text:s/>prp40 pre-mrna processing factor 40 homolog b (s. cerevisiae)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ZNF689 <text:s/>- <text:s/>zinc finger protein 689, AGO1 <text:s/>- <text:s/>argonaute risc catalytic component 1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RPLP0 <text:s/>- <text:s/>ribosomal protein, large, p0, DDX52 <text:s/>- <text:s/>dead (asp-glu-ala-asp) box polypeptide 52, DDX24 <text:s/>- <text:s/>dead (asp-glu-ala-asp) box helicase 24, ZNF526 <text:s/>- <text:s/>zinc finger protein 526, DEK <text:s/>- <text:s/>dek oncogene, MSX1 <text:s/>- <text:s/>msh homeobox 1, RARS2 <text:s/>- <text:s/>arginyl-trna synthetase 2, mitochondrial, LIN28A <text:s/>- <text:s/>lin-28 homolog a (c. elegans), RPAIN <text:s/>- <text:s/>rpa interacting protein, ZBTB5 <text:s/>- <text:s/>zinc finger and btb domain containing 5, CELF6 <text:s/>- <text:s/>cugbp, elav-like family member 6, IWS1 <text:s/>- <text:s/>iws1 homolog (s. cerevisiae), LIN52 <text:s/>- <text:s/>lin-52 homolog (c. elegans), THAP9 <text:s/>- <text:s/>thap domain containing 9, CRY1 <text:s/>- <text:s/>cryptochrome 1 (photolyase-like), EHF <text:s/>- <text:s/>ets homologous factor, HOXC4 <text:s/>- <text:s/>homeobox c4, HNRNPL <text:s/>- <text:s/>heterogeneous nuclear ribonucleoprotein l, ELAC2 <text:s/>- <text:s/>elac ribonuclease z 2, EXD1 <text:s/>- <text:s/>exonuclease 3'-5' domain containing 1, ASF1B <text:s/>- <text:s/>anti-silencing function 1b histone chaperone, BABAM1 <text:s/>- <text:s/>brisc and brca1 a complex member 1, FAM178A <text:s/>- <text:s/>family with sequence similarity 178, member a, ZNF397 <text:s/>- <text:s/>zinc finger protein 397, HNRNPA1 <text:s/>- <text:s/>heterogeneous nuclear ribonucleoprotein a1, PHF6 <text:s/>- <text:s/>phd finger protein 6, RXRG <text:s/>- <text:s/>retinoid x receptor, gamma, RUNX1T1 <text:s/>- <text:s/>runt-related transcription factor 1; translocated to, 1 (cyclin d-related), SARS2 <text:s/>- <text:s/>seryl-trna synthetase 2, mitochondrial, GINS4 <text:s/>- <text:s/>gins complex subunit 4 (sld5 homolog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DHX9 <text:s/>- <text:s/>deah (asp-glu-ala-his) box helicase 9, CDC6 <text:s/>- <text:s/>cell division cycle 6, ZNF189 <text:s/>- <text:s/>zinc finger protein 189, RBM23 <text:s/>- <text:s/>rna binding motif protein 23, CDK1 <text:s/>- <text:s/>cyclin-dependent kinase 1, ZNF385A <text:s/>- <text:s/>zinc finger protein 385a, DDIT3 <text:s/>- <text:s/>dna-damage-inducible transcript 3, RFWD3 <text:s/>- <text:s/>ring finger and wd repeat domain 3, RBM15 <text:s/>- <text:s/>rna binding motif protein 15, ARID3B <text:s/>- <text:s/>at rich interactive domain 3b (bright-like), BHLHE22 <text:s/>- <text:s/>basic helix-loop-helix family, member e22, PBX1 <text:s/>- <text:s/>pre-b-cell leukemia homeobox 1, GTF2E1 <text:s/>- <text:s/>general transcription factor iie, polypeptide 1, alpha 56kda, MLH1 <text:s/>- <text:s/>mutl homolog 1, colon cancer, nonpolyposis type 2 (e. coli), ERCC6L2 <text:s/>- <text:s/>excision repair cross-complementing rodent repair deficiency, complementation group 6-like 2, ILF2 <text:s/>- <text:s/>interleukin enhancer binding factor 2, TRUB1 <text:s/>- <text:s/>trub pseudouridine (psi) synthase homolog 1 (e. coli), DMRT2 <text:s/>- <text:s/>doublesex and mab-3 related transcription factor 2, INTS7 <text:s/>- <text:s/>integrator complex subunit 7, CNTD1 <text:s/>- <text:s/>cyclin n-terminal domain containing 1, TAF6L <text:s/>- <text:s/>taf6-like rna polymerase ii, p300/cbp-associated factor (pcaf)-associated factor, 65kda, C15orf60 <text:s/>- <text:s/>chromosome 15 open reading frame 60, SP9 <text:s/>- <text:s/>sp9 transcription factor, EAF2 <text:s/>- <text:s/>ell associated factor 2, OGG1 <text:s/>- <text:s/>8-oxoguanine dna glycosylase, H2AFX <text:s/>- <text:s/>h2a histone family, member x, SAP130 <text:s/>- <text:s/>sin3a-associated protein, 130kda, MAML1 <text:s/>- <text:s/>mastermind-like 1 (drosophila), TARBP2 <text:s/>- <text:s/>tar (hiv-1) rna binding protein 2, NUP88 <text:s/>- <text:s/>nucleoporin 88kda, ARID1B <text:s/>- <text:s/>at rich interactive domain 1b (swi1-like), MED30 <text:s/>- <text:s/>mediator complex subunit 30, PEG3 <text:s/>- <text:s/>paternally expressed 3, DHX38 <text:s/>- <text:s/>deah (asp-glu-ala-his) box polypeptide 38, BAZ1A <text:s/>- <text:s/>bromodomain adjacent to zinc finger domain, 1a, ZEB2 <text:s/>- <text:s/>zinc finger e-box binding homeobox 2, CDKN2D <text:s/>- <text:s/>cyclin-dependent kinase inhibitor 2d (p19, inhibits cdk4), ZNF644 <text:s/>- <text:s/>zinc finger protein 644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NRL <text:s/>- <text:s/>neural retina leucine zipper, HDAC1 <text:s/>- <text:s/>histone deacetylase 1, KAT7 <text:s/>- <text:s/>k(lysine) acetyltransferase 7, RRN3 <text:s/>- <text:s/>rrn3 rna polymerase i transcription factor homolog (s. cerevisiae), PHF19 <text:s/>- <text:s/>phd finger protein 19, IRF2BP1 <text:s/>- <text:s/>interferon regulatory factor 2 binding protein 1, DTL <text:s/>- <text:s/>denticleless e3 ubiquitin protein ligase homolog (drosophila)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TFB2M <text:s/>- <text:s/>transcription factor b2, mitochondrial, ATOH1 <text:s/>- <text:s/>atonal homolog 1 (drosophila)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MCM6 <text:s/>- <text:s/>minichromosome maintenance complex component 6, NKX6-1 <text:s/>- <text:s/>nk6 homeobox 1, WARS <text:s/>- <text:s/>tryptophanyl-trna synthetase, GEN1 <text:s/>- <text:s/>gen1 holliday junction 5' flap endonuclease, ZNF513 <text:s/>- <text:s/>zinc finger protein 513, PIAS2 <text:s/>- <text:s/>protein inhibitor of activated stat, 2, PPIL1 <text:s/>- <text:s/>peptidylprolyl isomerase (cyclophilin)-like 1, SUZ12 <text:s/>- <text:s/>suz12 polycomb repressive complex 2 subunit, PITX3 <text:s/>- <text:s/>paired-like homeodomain 3, PNPT1 <text:s/>- <text:s/>polyribonucleotide nucleotidyltransferase 1, ZNF597 <text:s/>- <text:s/>zinc finger protein 597, DLX2 <text:s/>- <text:s/>distal-less homeobox 2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NUP35 <text:s/>- <text:s/>nucleoporin 35kda, RPUSD3 <text:s/>- <text:s/>rna pseudouridylate synthase domain containing 3, FOSB <text:s/>- <text:s/>fbj murine osteosarcoma viral oncogene homolog b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cellular aromatic compound metabolic process</text:p>
          </table:table-cell>
          <table:table-cell office:value-type="float" office:value="0.000000000229" calcext:value-type="float">
            <text:p>2.29E-10</text:p>
          </table:table-cell>
          <table:table-cell office:value-type="float" office:value="0.000000543" calcext:value-type="float">
            <text:p>0.000000543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3568" calcext:value-type="float">
            <text:p>3568</text:p>
          </table:table-cell>
          <table:table-cell office:value-type="float" office:value="690" calcext:value-type="float">
            <text:p>69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PNRC1 <text:s/>- <text:s/>proline-rich nuclear receptor coactivator 1, RECQL <text:s/>- <text:s/>recq protein-like (dna helicase q1-like), NASP <text:s/>- <text:s/>nuclear autoantigenic sperm protein (histone-binding), SIRT2 <text:s/>- <text:s/>sirtuin 2, RCL1 <text:s/>- <text:s/>rna terminal phosphate cyclase-like 1, MAEL <text:s/>- <text:s/>maelstrom spermatogenic transposon silencer, BRD8 <text:s/>- <text:s/>bromodomain containing 8, SP2 <text:s/>- <text:s/>sp2 transcription factor, RAD18 <text:s/>- <text:s/>rad18 homolog (s. cerevisiae), GRHL1 <text:s/>- <text:s/>grainyhead-like 1 (drosophila), GRHL3 <text:s/>- <text:s/>grainyhead-like 3 (drosophila)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MMAB <text:s/>- <text:s/>methylmalonic aciduria (cobalamin deficiency) cblb type, SON <text:s/>- <text:s/>son dna binding protein, ELAVL4 <text:s/>- <text:s/>elav (embryonic lethal, abnormal vision, drosophila)-like 4, LDB1 <text:s/>- <text:s/>lim domain binding 1, HOXC6 <text:s/>- <text:s/>homeobox c6, ACIN1 <text:s/>- <text:s/>apoptotic chromatin condensation inducer 1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ALDH1L1 <text:s/>- <text:s/>aldehyde dehydrogenase 1 family, member l1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ZBTB5 <text:s/>- <text:s/>zinc finger and btb domain containing 5, LIN52 <text:s/>- <text:s/>lin-52 homolog (c. elegans), IWS1 <text:s/>- <text:s/>iws1 homolog (s. cerevisiae), CELF6 <text:s/>- <text:s/>cugbp, elav-like family member 6, THAP9 <text:s/>- <text:s/>thap domain containing 9, CRY1 <text:s/>- <text:s/>cryptochrome 1 (photolyase-like), EHF <text:s/>- <text:s/>ets homologous factor, HOXC4 <text:s/>- <text:s/>homeobox c4, SLC25A25 <text:s/>- <text:s/>solute carrier family 25 (mitochondrial carrier; phosphate carrier), member 25, ALDOB <text:s/>- <text:s/>aldolase b, fructose-bisphosphate, HNRNPL <text:s/>- <text:s/>heterogeneous nuclear ribonucleoprotein l, ELAC2 <text:s/>- <text:s/>elac ribonuclease z 2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GINS4 <text:s/>- <text:s/>gins complex subunit 4 (sld5 homolog), SARS2 <text:s/>- <text:s/>seryl-trna synthetase 2, mitochondrial, ZNF683 <text:s/>- <text:s/>zinc finger protein 683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DDIT3 <text:s/>- <text:s/>dna-damage-inducible transcript 3, ZNF385A <text:s/>- <text:s/>zinc finger protein 385a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NUDT2 <text:s/>- <text:s/>nudix (nucleoside diphosphate linked moiety x)-type motif 2, ILF2 <text:s/>- <text:s/>interleukin enhancer binding factor 2, ADCY10 <text:s/>- <text:s/>adenylate cyclase 10 (soluble), GUCY1B3 <text:s/>- <text:s/>guanylate cyclase 1, soluble, beta 3, TRUB1 <text:s/>- <text:s/>trub pseudouridine (psi) synthase homolog 1 (e. coli), DMRT2 <text:s/>- <text:s/>doublesex and mab-3 related transcription factor 2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MAML1 <text:s/>- <text:s/>mastermind-like 1 (drosophila), TARBP2 <text:s/>- <text:s/>tar (hiv-1) rna binding protein 2, NUP88 <text:s/>- <text:s/>nucleoporin 88kda, ARID1B <text:s/>- <text:s/>at rich interactive domain 1b (swi1-like), MED30 <text:s/>- <text:s/>mediator complex subunit 30, PEG3 <text:s/>- <text:s/>paternally expressed 3, DHX38 <text:s/>- <text:s/>deah (asp-glu-ala-his) box polypeptide 38, BAZ1A <text:s/>- <text:s/>bromodomain adjacent to zinc finger domain, 1a, ZEB2 <text:s/>- <text:s/>zinc finger e-box binding homeobox 2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DLX2 <text:s/>- <text:s/>distal-less homeobox 2, OARD1 <text:s/>- <text:s/>o-acyl-adp-ribose deacylase 1, DLX3 <text:s/>- <text:s/>distal-less homeobox 3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SIX1 <text:s/>- <text:s/>six homeobox 1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SULT1A4 <text:s/>- <text:s/>sulfotransferase family, cytosolic, 1a, phenol-preferring, member 4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0.00000000148" calcext:value-type="float">
            <text:p>1.48E-09</text:p>
          </table:table-cell>
          <table:table-cell office:value-type="float" office:value="0.00000301" calcext:value-type="float">
            <text:p>0.00000301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4188" calcext:value-type="float">
            <text:p>4188</text:p>
          </table:table-cell>
          <table:table-cell office:value-type="float" office:value="690" calcext:value-type="float">
            <text:p>69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CHAC1 <text:s/>- <text:s/>chac, cation transport regulator homolog 1 (e. coli), GCNT2 <text:s/>- <text:s/>glucosaminyl (n-acetyl) transferase 2, i-branching enzyme (i blood group), PNRC1 <text:s/>- <text:s/>proline-rich nuclear receptor coactivator 1, RECQL <text:s/>- <text:s/>recq protein-like (dna helicase q1-like), ATP6AP2 <text:s/>- <text:s/>atpase, h+ transporting, lysosomal accessory protein 2, NASP <text:s/>- <text:s/>nuclear autoantigenic sperm protein (histone-binding), SIRT2 <text:s/>- <text:s/>sirtuin 2, RCL1 <text:s/>- <text:s/>rna terminal phosphate cyclase-like 1, MAEL <text:s/>- <text:s/>maelstrom spermatogenic transposon silencer, RAD18 <text:s/>- <text:s/>rad18 homolog (s. cerevisiae), SP2 <text:s/>- <text:s/>sp2 transcription factor, BRD8 <text:s/>- <text:s/>bromodomain containing 8, GPC3 <text:s/>- <text:s/>glypican 3, BLMH <text:s/>- <text:s/>bleomycin hydrolase, GRHL1 <text:s/>- <text:s/>grainyhead-like 1 (drosophila), GRHL3 <text:s/>- <text:s/>grainyhead-like 3 (drosophila), CCNB1IP1 <text:s/>- <text:s/>cyclin b1 interacting protein 1, e3 ubiquitin protein ligase, TCERG1 <text:s/>- <text:s/>transcription elongation regulator 1, MCM8 <text:s/>- <text:s/>minichromosome maintenance complex component 8, ORC3 <text:s/>- <text:s/>origin recognition complex, subunit 3, SON <text:s/>- <text:s/>son dna binding protein, MMAB <text:s/>- <text:s/>methylmalonic aciduria (cobalamin deficiency) cblb type, ELAVL4 <text:s/>- <text:s/>elav (embryonic lethal, abnormal vision, drosophila)-like 4, LDB1 <text:s/>- <text:s/>lim domain binding 1, MYO1E <text:s/>- <text:s/>myosin ie, HOXC6 <text:s/>- <text:s/>homeobox c6, ACIN1 <text:s/>- <text:s/>apoptotic chromatin condensation inducer 1, GGCT <text:s/>- <text:s/>gamma-glutamylcyclotransferase, GLUL <text:s/>- <text:s/>glutamate-ammonia ligase, BCAS3 <text:s/>- <text:s/>breast carcinoma amplified sequence 3, ZNF362 <text:s/>- <text:s/>zinc finger protein 362, SPTLC2 <text:s/>- <text:s/>serine palmitoyltransferase, long chain base subunit 2, BBX <text:s/>- <text:s/>bobby sox homolog (drosophila), IARS <text:s/>- <text:s/>isoleucyl-trna synthetase, DDX50 <text:s/>- <text:s/>dead (asp-glu-ala-asp) box polypeptide 50, SNRPA <text:s/>- <text:s/>small nuclear ribonucleoprotein polypeptide a, RNASE9 <text:s/>- <text:s/>ribonuclease, rnase a family, 9 (non-active), ZNF292 <text:s/>- <text:s/>zinc finger protein 292, NABP2 <text:s/>- <text:s/>nucleic acid binding protein 2, GLI3 <text:s/>- <text:s/>gli family zinc finger 3, PRDM10 <text:s/>- <text:s/>pr domain containing 10, WDR3 <text:s/>- <text:s/>wd repeat domain 3, POU3F3 <text:s/>- <text:s/>pou class 3 homeobox 3, ZBTB37 <text:s/>- <text:s/>zinc finger and btb domain containing 37, KDM1A <text:s/>- <text:s/>lysine (k)-specific demethylase 1a, PM20D1 <text:s/>- <text:s/>peptidase m20 domain containing 1, INO80B <text:s/>- <text:s/>ino80 complex subunit b, PSMC3IP <text:s/>- <text:s/>psmc3 interacting protein, PPARG <text:s/>- <text:s/>peroxisome proliferator-activated receptor gamma, PCYT1B <text:s/>- <text:s/>phosphate cytidylyltransferase 1, choline, bet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ROCK2 <text:s/>- <text:s/>rho-associated, coiled-coil containing protein kinase 2, HELB <text:s/>- <text:s/>helicase (dna) b, ALDH1L1 <text:s/>- <text:s/>aldehyde dehydrogenase 1 family, member l1, TRHDE <text:s/>- <text:s/>thyrotropin-releasing hormone degrading enzyme, MYT1L <text:s/>- <text:s/>myelin transcription factor 1-like, KMT2C <text:s/>- <text:s/>lysine (k)-specific methyltransferase 2c, MYCBP2 <text:s/>- <text:s/>myc binding protein 2, e3 ubiquitin protein ligase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CCAR1 <text:s/>- <text:s/>cell division cycle and apoptosis regulator 1, USP1 <text:s/>- <text:s/>ubiquitin specific peptidase 1, MTHFD1 <text:s/>- <text:s/>methylenetetrahydrofolate dehydrogenase (nadp+ dependent) 1, methenyltetrahydrofolate cyclohydrolase, formyltetrahydrofolate synthetase, FANCD2 <text:s/>- <text:s/>fanconi anemia, complementation group d2, HIVEP3 <text:s/>- <text:s/>human immunodeficiency virus type i enhancer binding protein 3, GNE <text:s/>- <text:s/>glucosamine (udp-n-acetyl)-2-epimerase/n-acetylmannosamine kinase, ZNF689 <text:s/>- <text:s/>zinc finger protein 689, AGO1 <text:s/>- <text:s/>argonaute risc catalytic component 1, RPA2 <text:s/>- <text:s/>replication protein a2, 32kda, RECQL5 <text:s/>- <text:s/>recq protein-like 5, XRCC6 <text:s/>- <text:s/>x-ray repair complementing defective repair in chinese hamster cells 6, PTF1A <text:s/>- <text:s/>pancreas specific transcription factor, 1a, MRPS12 <text:s/>- <text:s/>mitochondrial ribosomal protein s12, KPNA2 <text:s/>- <text:s/>karyopherin alpha 2 (rag cohort 1, importin alpha 1)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RARS2 <text:s/>- <text:s/>arginyl-trna synthetase 2, mitochondrial, RPAIN <text:s/>- <text:s/>rpa interacting protein, LIN28A <text:s/>- <text:s/>lin-28 homolog a (c. elegans), MRPL37 <text:s/>- <text:s/>mitochondrial ribosomal protein l37, ZBTB5 <text:s/>- <text:s/>zinc finger and btb domain containing 5, CELF6 <text:s/>- <text:s/>cugbp, elav-like family member 6, LIN52 <text:s/>- <text:s/>lin-52 homolog (c. elegans), MRPL51 <text:s/>- <text:s/>mitochondrial ribosomal protein l51, IWS1 <text:s/>- <text:s/>iws1 homolog (s. cerevisiae), THAP9 <text:s/>- <text:s/>thap domain containing 9, CRY1 <text:s/>- <text:s/>cryptochrome 1 (photolyase-like), EHF <text:s/>- <text:s/>ets homologous factor, HOXC4 <text:s/>- <text:s/>homeobox c4, SLC25A25 <text:s/>- <text:s/>solute carrier family 25 (mitochondrial carrier; phosphate carrier), member 25, ALDOB <text:s/>- <text:s/>aldolase b, fructose-bisphosphate, IVD <text:s/>- <text:s/>isovaleryl-coa dehydrogenase, HNRNPL <text:s/>- <text:s/>heterogeneous nuclear ribonucleoprotein l, ELAC2 <text:s/>- <text:s/>elac ribonuclease z 2, MRPS18B <text:s/>- <text:s/>mitochondrial ribosomal protein s18b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GINS4 <text:s/>- <text:s/>gins complex subunit 4 (sld5 homolog), SARS2 <text:s/>- <text:s/>seryl-trna synthetase 2, mitochondrial, ZNF683 <text:s/>- <text:s/>zinc finger protein 683, PRKCB <text:s/>- <text:s/>protein kinase c, beta, MPP2 <text:s/>- <text:s/>membrane protein, palmitoylated 2 (maguk p55 subfamily member 2)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DHX9 <text:s/>- <text:s/>deah (asp-glu-ala-his) box helicase 9, CDC6 <text:s/>- <text:s/>cell division cycle 6, ZNF189 <text:s/>- <text:s/>zinc finger protein 189, RBM23 <text:s/>- <text:s/>rna binding motif protein 23, KCNAB2 <text:s/>- <text:s/>potassium voltage-gated channel, shaker-related subfamily, beta member 2, CDK1 <text:s/>- <text:s/>cyclin-dependent kinase 1, RBM15 <text:s/>- <text:s/>rna binding motif protein 15, DDIT3 <text:s/>- <text:s/>dna-damage-inducible transcript 3, ZNF385A <text:s/>- <text:s/>zinc finger protein 385a, RFWD3 <text:s/>- <text:s/>ring finger and wd repeat domain 3, ARID3B <text:s/>- <text:s/>at rich interactive domain 3b (bright-like), BHLHE22 <text:s/>- <text:s/>basic helix-loop-helix family, member e22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HYKK <text:s/>- <text:s/>hydroxylysine kinase, NUDT2 <text:s/>- <text:s/>nudix (nucleoside diphosphate linked moiety x)-type motif 2, ILF2 <text:s/>- <text:s/>interleukin enhancer binding factor 2, CHP1 <text:s/>- <text:s/>calcineurin-like ef-hand protein 1, ADCY10 <text:s/>- <text:s/>adenylate cyclase 10 (soluble), GUCY1B3 <text:s/>- <text:s/>guanylate cyclase 1, soluble, beta 3, TRUB1 <text:s/>- <text:s/>trub pseudouridine (psi) synthase homolog 1 (e. coli), OAZ1 <text:s/>- <text:s/>ornithine decarboxylase antizyme 1, DMRT2 <text:s/>- <text:s/>doublesex and mab-3 related transcription factor 2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OGG1 <text:s/>- <text:s/>8-oxoguanine dna glycosylase, ALDH6A1 <text:s/>- <text:s/>aldehyde dehydrogenase 6 family, member a1, SAP130 <text:s/>- <text:s/>sin3a-associated protein, 130kda, H2AFX <text:s/>- <text:s/>h2a histone family, member x, NADK2 <text:s/>- <text:s/>nad kinase 2, mitochondrial, MAML1 <text:s/>- <text:s/>mastermind-like 1 (drosophila), TARBP2 <text:s/>- <text:s/>tar (hiv-1) rna binding protein 2, ARID1B <text:s/>- <text:s/>at rich interactive domain 1b (swi1-like), NUP88 <text:s/>- <text:s/>nucleoporin 88kda, MED30 <text:s/>- <text:s/>mediator complex subunit 30, PEG3 <text:s/>- <text:s/>paternally expressed 3, HAGH <text:s/>- <text:s/>hydroxyacylglutathione hydrolase, DHX38 <text:s/>- <text:s/>deah (asp-glu-ala-his) box polypeptide 38, BAZ1A <text:s/>- <text:s/>bromodomain adjacent to zinc finger domain, 1a, ZEB2 <text:s/>- <text:s/>zinc finger e-box binding homeobox 2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ZNF214 <text:s/>- <text:s/>zinc finger protein 214, MED19 <text:s/>- <text:s/>mediator complex subunit 19, PDE4D <text:s/>- <text:s/>phosphodiesterase 4d, camp-specific, HDAC1 <text:s/>- <text:s/>histone deacetylase 1, NRL <text:s/>- <text:s/>neural retina leucine zipper, PDE3B <text:s/>- <text:s/>phosphodiesterase 3b, cgmp-inhibited, KAT7 <text:s/>- <text:s/>k(lysine) acetyltransferase 7, RRN3 <text:s/>- <text:s/>rrn3 rna polymerase i transcription factor homolog (s. cerevisiae), PHF19 <text:s/>- <text:s/>phd finger protein 19, IRF2BP1 <text:s/>- <text:s/>interferon regulatory factor 2 binding protein 1, PDE7B <text:s/>- <text:s/>phosphodiesterase 7b, DTL <text:s/>- <text:s/>denticleless e3 ubiquitin protein ligase homolog (drosophila), GOT1 <text:s/>- <text:s/>glutamic-oxaloacetic transaminase 1, soluble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ENPP4 <text:s/>- <text:s/>ectonucleotide pyrophosphatase/phosphodiesterase 4 (putative), NFYA <text:s/>- <text:s/>nuclear transcription factor y, alpha, GCAT <text:s/>- <text:s/>glycine c-acetyltransferase, MAZ <text:s/>- <text:s/>myc-associated zinc finger protein (purine-binding transcription factor), NFYC <text:s/>- <text:s/>nuclear transcription factor y, gamma, TBX18 <text:s/>- <text:s/>t-box 18, FRYL <text:s/>- <text:s/>fry-like, GLS2 <text:s/>- <text:s/>glutaminase 2 (liver, mitochondrial), MKL1 <text:s/>- <text:s/>megakaryoblastic leukemia (translocation) 1, ABHD12 <text:s/>- <text:s/>abhydrolase domain containing 12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ZNF513 <text:s/>- <text:s/>zinc finger protein 513, PPIL1 <text:s/>- <text:s/>peptidylprolyl isomerase (cyclophilin)-like 1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DLX2 <text:s/>- <text:s/>distal-less homeobox 2, OARD1 <text:s/>- <text:s/>o-acyl-adp-ribose deacylase 1, SAT2 <text:s/>- <text:s/>spermidine/spermine n1-acetyltransferase family member 2, DLX3 <text:s/>- <text:s/>distal-less homeobox 3, TFDP2 <text:s/>- <text:s/>transcription factor dp-2 (e2f dimerization partner 2), LUM <text:s/>- <text:s/>lumican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MBOAT2 <text:s/>- <text:s/>membrane bound o-acyltransferase domain containing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FOSB <text:s/>- <text:s/>fbj murine osteosarcoma viral oncogene homolog b, RPUSD3 <text:s/>- <text:s/>rna pseudouridylate synthase domain containing 3, DDX4 <text:s/>- <text:s/>dead (asp-glu-ala-asp) box polypeptide 4, SLX1A <text:s/>- <text:s/>slx1 structure-specific endonuclease subunit homolog a (s. cerevisiae), TTF2 <text:s/>- <text:s/>transcription termination factor, rna polymerase ii, KLF10 <text:s/>- <text:s/>kruppel-like factor 10, GSK3B <text:s/>- <text:s/>glycogen synthase kinase 3 beta, SULT1A4 <text:s/>- <text:s/>sulfotransferase family, cytosolic, 1a, phenol-preferring, member 4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organic substance metabolic process</text:p>
          </table:table-cell>
          <table:table-cell office:value-type="float" office:value="0.0000000159" calcext:value-type="float">
            <text:p>1.59E-08</text:p>
          </table:table-cell>
          <table:table-cell office:value-type="float" office:value="0.0000283" calcext:value-type="float">
            <text:p>0.0000283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7016" calcext:value-type="float">
            <text:p>7016</text:p>
          </table:table-cell>
          <table:table-cell office:value-type="float" office:value="690" calcext:value-type="float">
            <text:p>69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[LHX1 <text:s/>- <text:s/>lim homeobox 1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MAEL <text:s/>- <text:s/>maelstrom spermatogenic transposon silencer, SP2 <text:s/>- <text:s/>sp2 transcription factor, ACAT2 <text:s/>- <text:s/>acetyl-coa acetyltransferase 2, BRD8 <text:s/>- <text:s/>bromodomain containing 8, GPC3 <text:s/>- <text:s/>glypican 3, SYVN1 <text:s/>- <text:s/>synovial apoptosis inhibitor 1, synoviolin, ATG4C <text:s/>- <text:s/>autophagy related 4c, cysteine peptidase, LPL <text:s/>- <text:s/>lipoprotein lipase, GRHL3 <text:s/>- <text:s/>grainyhead-like 3 (drosophila), PIP5KL1 <text:s/>- <text:s/>phosphatidylinositol-4-phosphate 5-kinase-like 1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SON <text:s/>- <text:s/>son dna binding protein, MMAB <text:s/>- <text:s/>methylmalonic aciduria (cobalamin deficiency) cblb type, LIPA <text:s/>- <text:s/>lipase a, lysosomal acid, cholesterol esterase, RAB40C <text:s/>- <text:s/>rab40c, member ras oncogene family, MPND <text:s/>- <text:s/>mpn domain containing, ADAMTS4 <text:s/>- <text:s/>adam metallopeptidase with thrombospondin type 1 motif, 4, GLUL <text:s/>- <text:s/>glutamate-ammonia ligase, ADAMTS3 <text:s/>- <text:s/>adam metallopeptidase with thrombospondin type 1 motif, 3, ANAPC5 <text:s/>- <text:s/>anaphase promoting complex subunit 5, SPTLC2 <text:s/>- <text:s/>serine palmitoyltransferase, long chain base subunit 2, PPM1B <text:s/>- <text:s/>protein phosphatase, mg2+/mn2+ dependent, 1b, MOGAT1 <text:s/>- <text:s/>monoacylglycerol o-acyltransferase 1, AMER1 <text:s/>- <text:s/>apc membrane recruitment protein 1, SNRPA <text:s/>- <text:s/>small nuclear ribonucleoprotein polypeptide a, ACVR1 <text:s/>- <text:s/>activin a receptor, type i, RNASE9 <text:s/>- <text:s/>ribonuclease, rnase a family, 9 (non-active), TECR <text:s/>- <text:s/>trans-2,3-enoyl-coa reductase, GLI3 <text:s/>- <text:s/>gli family zinc finger 3, WDR3 <text:s/>- <text:s/>wd repeat domain 3, POU3F3 <text:s/>- <text:s/>pou class 3 homeobox 3, MRPS30 <text:s/>- <text:s/>mitochondrial ribosomal protein s30, ZBTB37 <text:s/>- <text:s/>zinc finger and btb domain containing 37, NAA60 <text:s/>- <text:s/>n(alpha)-acetyltransferase 60, natf catalytic subunit, PPARG <text:s/>- <text:s/>peroxisome proliferator-activated receptor gamma, PCYT1B <text:s/>- <text:s/>phosphate cytidylyltransferase 1, choline, beta, SSBP3 <text:s/>- <text:s/>single stranded dna binding protein 3, POU3F1 <text:s/>- <text:s/>pou class 3 homeobox 1, MID1IP1 <text:s/>- <text:s/>mid1 interacting protein 1, ROCK2 <text:s/>- <text:s/>rho-associated, coiled-coil containing protein kinase 2, ALDH1L1 <text:s/>- <text:s/>aldehyde dehydrogenase 1 family, member l1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FUCA2 <text:s/>- <text:s/>fucosidase, alpha-l- 2, plasma, CCAR1 <text:s/>- <text:s/>cell division cycle and apoptosis regulator 1, KHK <text:s/>- <text:s/>ketohexokinase (fructokinase), HIVEP3 <text:s/>- <text:s/>human immunodeficiency virus type i enhancer binding protein 3, ZNF689 <text:s/>- <text:s/>zinc finger protein 689, PPP2R5D <text:s/>- <text:s/>protein phosphatase 2, regulatory subunit b', delta, PPP2R5C <text:s/>- <text:s/>protein phosphatase 2, regulatory subunit b', gamma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FUT8 <text:s/>- <text:s/>fucosyltransferase 8 (alpha (1,6) fucosyltransferase), DEK <text:s/>- <text:s/>dek oncogene, AURKA <text:s/>- <text:s/>aurora kinase a, RPAIN <text:s/>- <text:s/>rpa interacting protein, LIN28A <text:s/>- <text:s/>lin-28 homolog a (c. elegans), RNF181 <text:s/>- <text:s/>ring finger protein 181, MRPL37 <text:s/>- <text:s/>mitochondrial ribosomal protein l37, CRKL <text:s/>- <text:s/>v-crk avian sarcoma virus ct10 oncogene homolog-like, PAPPA2 <text:s/>- <text:s/>pappalysin 2, MRPL51 <text:s/>- <text:s/>mitochondrial ribosomal protein l51, IWS1 <text:s/>- <text:s/>iws1 homolog (s. cerevisiae), CELF6 <text:s/>- <text:s/>cugbp, elav-like family member 6, THAP9 <text:s/>- <text:s/>thap domain containing 9, CRY1 <text:s/>- <text:s/>cryptochrome 1 (photolyase-like), SLC25A25 <text:s/>- <text:s/>solute carrier family 25 (mitochondrial carrier; phosphate carrier), member 25, ALDOB <text:s/>- <text:s/>aldolase b, fructose-bisphosphate, CELA2A <text:s/>- <text:s/>chymotrypsin-like elastase family, member 2a, IVD <text:s/>- <text:s/>isovaleryl-coa dehydrogenase, UBE2F <text:s/>- <text:s/>ubiquitin-conjugating enzyme e2f (putative), ELAC2 <text:s/>- <text:s/>elac ribonuclease z 2, EXD1 <text:s/>- <text:s/>exonuclease 3'-5' domain containing 1, ASF1B <text:s/>- <text:s/>anti-silencing function 1b histone chaperone, ZNF397 <text:s/>- <text:s/>zinc finger protein 397, FAM178A <text:s/>- <text:s/>family with sequence similarity 178, member a, PHF6 <text:s/>- <text:s/>phd finger protein 6, GINS4 <text:s/>- <text:s/>gins complex subunit 4 (sld5 homolog), OSBPL6 <text:s/>- <text:s/>oxysterol binding protein-like 6, KLF4 <text:s/>- <text:s/>kruppel-like factor 4 (gut), ZNF683 <text:s/>- <text:s/>zinc finger protein 683, PRKCB <text:s/>- <text:s/>protein kinase c, beta, GART <text:s/>- <text:s/>phosphoribosylglycinamide formyltransferase, phosphoribosylglycinamide synthetase, phosphoribosylaminoimidazole synthetase, DEDD2 <text:s/>- <text:s/>death effector domain containing 2, DHX9 <text:s/>- <text:s/>deah (asp-glu-ala-his) box helicase 9, PAPPA <text:s/>- <text:s/>pregnancy-associated plasma protein a, pappalysin 1, ZNF189 <text:s/>- <text:s/>zinc finger protein 189, RBM23 <text:s/>- <text:s/>rna binding motif protein 23, DDIT3 <text:s/>- <text:s/>dna-damage-inducible transcript 3, ZNF385A <text:s/>- <text:s/>zinc finger protein 385a, RFWD3 <text:s/>- <text:s/>ring finger and wd repeat domain 3, METAP1D <text:s/>- <text:s/>methionyl aminopeptidase type 1d (mitochondrial), MAP3K10 <text:s/>- <text:s/>mitogen-activated protein kinase kinase kinase 10, PBX1 <text:s/>- <text:s/>pre-b-cell leukemia homeobox 1, MLH1 <text:s/>- <text:s/>mutl homolog 1, colon cancer, nonpolyposis type 2 (e. coli), GTF2E1 <text:s/>- <text:s/>general transcription factor iie, polypeptide 1, alpha 56kda, TBC1D10A <text:s/>- <text:s/>tbc1 domain family, member 10a, HYKK <text:s/>- <text:s/>hydroxylysine kinase, NUDT2 <text:s/>- <text:s/>nudix (nucleoside diphosphate linked moiety x)-type motif 2, ZDHHC5 <text:s/>- <text:s/>zinc finger, dhhc-type containing 5, CHP1 <text:s/>- <text:s/>calcineurin-like ef-hand protein 1, DHRS3 <text:s/>- <text:s/>dehydrogenase/reductase (sdr family) member 3, RPS6KA5 <text:s/>- <text:s/>ribosomal protein s6 kinase, 90kda, polypeptide 5, BOLA2B <text:s/>- <text:s/>bola homolog 2b (e. coli), TRUB1 <text:s/>- <text:s/>trub pseudouridine (psi) synthase homolog 1 (e. coli), GUCY1B3 <text:s/>- <text:s/>guanylate cyclase 1, soluble, beta 3, PEBP1 <text:s/>- <text:s/>phosphatidylethanolamine binding protein 1, CNTD1 <text:s/>- <text:s/>cyclin n-terminal domain containing 1, INTS7 <text:s/>- <text:s/>integrator complex subunit 7, LCLAT1 <text:s/>- <text:s/>lysocardiolipin acyltransferase 1, PPM1H <text:s/>- <text:s/>protein phosphatase, mg2+/mn2+ dependent, 1h, ALDH6A1 <text:s/>- <text:s/>aldehyde dehydrogenase 6 family, member a1, DUSP10 <text:s/>- <text:s/>dual specificity phosphatase 10, HIST1H2BB <text:s/>- <text:s/>histone cluster 1, h2bb, SAP130 <text:s/>- <text:s/>sin3a-associated protein, 130kda, EPGN <text:s/>- <text:s/>epithelial mitogen, H2AFX <text:s/>- <text:s/>h2a histone family, member x, SC5D <text:s/>- <text:s/>sterol-c5-desaturase, HIST1H1D <text:s/>- <text:s/>histone cluster 1, h1d, HIST1H2BA <text:s/>- <text:s/>histone cluster 1, h2ba, ARID1B <text:s/>- <text:s/>at rich interactive domain 1b (swi1-like), ME2 <text:s/>- <text:s/>malic enzyme 2, nad(+)-dependent, mitochondrial, MED30 <text:s/>- <text:s/>mediator complex subunit 30, PDK3 <text:s/>- <text:s/>pyruvate dehydrogenase kinase, isozyme 3, PEG3 <text:s/>- <text:s/>paternally expressed 3, HAGH <text:s/>- <text:s/>hydroxyacylglutathione hydrolase, LRP8 <text:s/>- <text:s/>low density lipoprotein receptor-related protein 8, apolipoprotein e receptor, BAZ1A <text:s/>- <text:s/>bromodomain adjacent to zinc finger domain, 1a, ADAMTS6 <text:s/>- <text:s/>adam metallopeptidase with thrombospondin type 1 motif, 6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SARS <text:s/>- <text:s/>seryl-trna synthetase, TRIM68 <text:s/>- <text:s/>tripartite motif containing 68, PDE4D <text:s/>- <text:s/>phosphodiesterase 4d, camp-specific, ZNF214 <text:s/>- <text:s/>zinc finger protein 214, HDAC1 <text:s/>- <text:s/>histone deacetylase 1, PRKAG3 <text:s/>- <text:s/>protein kinase, amp-activated, gamma 3 non-catalytic subunit, PDE3B <text:s/>- <text:s/>phosphodiesterase 3b, cgmp-inhibited, KAT7 <text:s/>- <text:s/>k(lysine) acetyltransferase 7, PHF19 <text:s/>- <text:s/>phd finger protein 19, IRF2BP1 <text:s/>- <text:s/>interferon regulatory factor 2 binding protein 1, CDK14 <text:s/>- <text:s/>cyclin-dependent kinase 14, DTL <text:s/>- <text:s/>denticleless e3 ubiquitin protein ligase homolog (drosophila), GOT1 <text:s/>- <text:s/>glutamic-oxaloacetic transaminase 1, soluble, BAHD1 <text:s/>- <text:s/>bromo adjacent homology domain containing 1, PAGR1 <text:s/>- <text:s/>paxip1 associated glutamate-rich protein 1, AGPAT5 <text:s/>- <text:s/>1-acylglycerol-3-phosphate o-acyltransferase 5, MORC2 <text:s/>- <text:s/>morc family cw-type zinc finger 2, ATOH1 <text:s/>- <text:s/>atonal homolog 1 (drosophila), ENPP4 <text:s/>- <text:s/>ectonucleotide pyrophosphatase/phosphodiesterase 4 (putative), DUSP8 <text:s/>- <text:s/>dual specificity phosphatase 8, MAZ <text:s/>- <text:s/>myc-associated zinc finger protein (purine-binding transcription factor), TBX18 <text:s/>- <text:s/>t-box 18, FRYL <text:s/>- <text:s/>fry-like, MKL1 <text:s/>- <text:s/>megakaryoblastic leukemia (translocation) 1, FBXL8 <text:s/>- <text:s/>f-box and leucine-rich repeat protein 8, PER1 <text:s/>- <text:s/>period circadian clock 1, ABHD12 <text:s/>- <text:s/>abhydrolase domain containing 12, GIGYF2 <text:s/>- <text:s/>grb10 interacting gyf protein 2, MCM6 <text:s/>- <text:s/>minichromosome maintenance complex component 6, ATP5E <text:s/>- <text:s/>atp synthase, h+ transporting, mitochondrial f1 complex, epsilon subunit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LSS <text:s/>- <text:s/>lanosterol synthase (2,3-oxidosqualene-lanosterol cyclase), PPIL1 <text:s/>- <text:s/>peptidylprolyl isomerase (cyclophilin)-like 1, PITX3 <text:s/>- <text:s/>paired-like homeodomain 3, LSAMP <text:s/>- <text:s/>limbic system-associated membrane protein, DLG3 <text:s/>- <text:s/>discs, large homolog 3 (drosophila), ZNF597 <text:s/>- <text:s/>zinc finger protein 597, PNPT1 <text:s/>- <text:s/>polyribonucleotide nucleotidyltransferase 1, DLG2 <text:s/>- <text:s/>discs, large homolog 2 (drosophila), SHH <text:s/>- <text:s/>sonic hedgehog, DLX2 <text:s/>- <text:s/>distal-less homeobox 2, FBXW4 <text:s/>- <text:s/>f-box and wd repeat domain containing 4, FBXO24 <text:s/>- <text:s/>f-box protein 24, DLX3 <text:s/>- <text:s/>distal-less homeobox 3, FBXO25 <text:s/>- <text:s/>f-box protein 25, LUM <text:s/>- <text:s/>lumican, ADAMTS19 <text:s/>- <text:s/>adam metallopeptidase with thrombospondin type 1 motif, 19, SESN2 <text:s/>- <text:s/>sestrin 2, PIK3AP1 <text:s/>- <text:s/>phosphoinositide-3-kinase adaptor protein 1, SIX1 <text:s/>- <text:s/>six homeobox 1, PIAS4 <text:s/>- <text:s/>protein inhibitor of activated stat, 4, GPAM <text:s/>- <text:s/>glycerol-3-phosphate acyltransferase, mitochondrial, GDE1 <text:s/>- <text:s/>glycerophosphodiester phosphodiesterase 1, RPUSD3 <text:s/>- <text:s/>rna pseudouridylate synthase domain containing 3, SLX1A <text:s/>- <text:s/>slx1 structure-specific endonuclease subunit homolog a (s. cerevisiae), SETDB2 <text:s/>- <text:s/>set domain, bifurcated 2, GSK3B <text:s/>- <text:s/>glycogen synthase kinase 3 beta, TRMT6 <text:s/>- <text:s/>trna methyltransferase 6 homolog (s. cerevisiae), SAP30BP <text:s/>- <text:s/>sap30 binding protein, SIX5 <text:s/>- <text:s/>six homeobox 5, G3BP1 <text:s/>- <text:s/>gtpase activating protein (sh3 domain) binding protein 1, CASZ1 <text:s/>- <text:s/>castor zinc finger 1, ELK1 <text:s/>- <text:s/>elk1, member of ets oncogene family, CHAC1 <text:s/>- <text:s/>chac, cation transport regulator homolog 1 (e. coli), RECQL <text:s/>- <text:s/>recq protein-like (dna helicase q1-like), ATP6AP2 <text:s/>- <text:s/>atpase, h+ transporting, lysosomal accessory protein 2, NASP <text:s/>- <text:s/>nuclear autoantigenic sperm protein (histone-binding), NCAM1 <text:s/>- <text:s/>neural cell adhesion molecule 1, SIRT2 <text:s/>- <text:s/>sirtuin 2, TDRD3 <text:s/>- <text:s/>tudor domain containing 3, RCL1 <text:s/>- <text:s/>rna terminal phosphate cyclase-like 1, RAD18 <text:s/>- <text:s/>rad18 homolog (s. cerevisiae), BLK <text:s/>- <text:s/>b lymphoid tyrosine kinase, BLMH <text:s/>- <text:s/>bleomycin hydrolase, GRHL1 <text:s/>- <text:s/>grainyhead-like 1 (drosophila), ELAVL4 <text:s/>- <text:s/>elav (embryonic lethal, abnormal vision, drosophila)-like 4, RIMKLA <text:s/>- <text:s/>ribosomal modification protein rimk-like family member a, LDB1 <text:s/>- <text:s/>lim domain binding 1, HOXC6 <text:s/>- <text:s/>homeobox c6, ABCA7 <text:s/>- <text:s/>atp-binding cassette, sub-family a (abc1), member 7, ACIN1 <text:s/>- <text:s/>apoptotic chromatin condensation inducer 1, NRIP3 <text:s/>- <text:s/>nuclear receptor interacting protein 3, GGCT <text:s/>- <text:s/>gamma-glutamylcyclotransferase, TPP2 <text:s/>- <text:s/>tripeptidyl peptidase ii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CCNA1 <text:s/>- <text:s/>cyclin a1, ELOVL3 <text:s/>- <text:s/>elovl fatty acid elongase 3, ZNF292 <text:s/>- <text:s/>zinc finger protein 292, NABP2 <text:s/>- <text:s/>nucleic acid binding protein 2, COQ7 <text:s/>- <text:s/>coenzyme q7 homolog, ubiquinone (yeast), PRDM10 <text:s/>- <text:s/>pr domain containing 10, PM20D1 <text:s/>- <text:s/>peptidase m20 domain containing 1, KDM1A <text:s/>- <text:s/>lysine (k)-specific demethylase 1a, INO80B <text:s/>- <text:s/>ino80 complex subunit b, PSMC3IP <text:s/>- <text:s/>psmc3 interacting protein, SERTAD1 <text:s/>- <text:s/>serta domain containing 1, HIST3H2A <text:s/>- <text:s/>histone cluster 3, h2a, ZNF555 <text:s/>- <text:s/>zinc finger protein 555, SRRM1 <text:s/>- <text:s/>serine/arginine repetitive matrix 1, E2F3 <text:s/>- <text:s/>e2f transcription factor 3, KCTD9 <text:s/>- <text:s/>potassium channel tetramerization domain containing 9, XAB2 <text:s/>- <text:s/>xpa binding protein 2, HELB <text:s/>- <text:s/>helicase (dna) b, TRHDE <text:s/>- <text:s/>thyrotropin-releasing hormone degrading enzyme, MYT1L <text:s/>- <text:s/>myelin transcription factor 1-like, MYCBP2 <text:s/>- <text:s/>myc binding protein 2, e3 ubiquitin protein ligase, ADAMTSL1 <text:s/>- <text:s/>adamts-like 1, TTLL5 <text:s/>- <text:s/>tubulin tyrosine ligase-like family, member 5, USP1 <text:s/>- <text:s/>ubiquitin specific peptidase 1, KIAA2018 <text:s/>- <text:s/>kiaa2018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AGO1 <text:s/>- <text:s/>argonaute risc catalytic component 1, RPA2 <text:s/>- <text:s/>replication protein a2, 32kda, RPN2 <text:s/>- <text:s/>ribophorin ii, SH2D3C <text:s/>- <text:s/>sh2 domain containing 3c, MRPS12 <text:s/>- <text:s/>mitochondrial ribosomal protein s12, MAST2 <text:s/>- <text:s/>microtubule associated serine/threonine kinase 2, RPLP0 <text:s/>- <text:s/>ribosomal protein, large, p0, DDX24 <text:s/>- <text:s/>dead (asp-glu-ala-asp) box helicase 24, MSX1 <text:s/>- <text:s/>msh homeobox 1, CALM3 <text:s/>- <text:s/>calmodulin 3 (phosphorylase kinase, delta), UBE2K <text:s/>- <text:s/>ubiquitin-conjugating enzyme e2k, RARS2 <text:s/>- <text:s/>arginyl-trna synthetase 2, mitochondrial, KIF14 <text:s/>- <text:s/>kinesin family member 14, ZBTB5 <text:s/>- <text:s/>zinc finger and btb domain containing 5, LIN52 <text:s/>- <text:s/>lin-52 homolog (c. elegans), EHF <text:s/>- <text:s/>ets homologous factor, HOXC4 <text:s/>- <text:s/>homeobox c4, DOLPP1 <text:s/>- <text:s/>dolichyldiphosphatase 1, HNRNPL <text:s/>- <text:s/>heterogeneous nuclear ribonucleoprotein l, CRYZL1 <text:s/>- <text:s/>crystallin, zeta (quinone reductase)-like 1, MRPS18B <text:s/>- <text:s/>mitochondrial ribosomal protein s18b, RPS6KA1 <text:s/>- <text:s/>ribosomal protein s6 kinase, 90kda, polypeptide 1, BABAM1 <text:s/>- <text:s/>brisc and brca1 a complex member 1, HNRNPA1 <text:s/>- <text:s/>heterogeneous nuclear ribonucleoprotein a1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SARS2 <text:s/>- <text:s/>seryl-trna synthetase 2, mitochondrial, HMGCS1 <text:s/>- <text:s/>3-hydroxy-3-methylglutaryl-coa synthase 1 (soluble), MPP2 <text:s/>- <text:s/>membrane protein, palmitoylated 2 (maguk p55 subfamily member 2), PRMT5 <text:s/>- <text:s/>protein arginine methyltransferase 5, ATAD2 <text:s/>- <text:s/>atpase family, aaa domain containing 2, CDC6 <text:s/>- <text:s/>cell division cycle 6, CDK1 <text:s/>- <text:s/>cyclin-dependent kinase 1, KCNAB2 <text:s/>- <text:s/>potassium voltage-gated channel, shaker-related subfamily, beta member 2, RPS6KA6 <text:s/>- <text:s/>ribosomal protein s6 kinase, 90kda, polypeptide 6, RBM15 <text:s/>- <text:s/>rna binding motif protein 15, CYP2U1 <text:s/>- <text:s/>cytochrome p450, family 2, subfamily u, polypeptide 1, ARID3B <text:s/>- <text:s/>at rich interactive domain 3b (bright-like), BHLHE22 <text:s/>- <text:s/>basic helix-loop-helix family, member e22, DESI1 <text:s/>- <text:s/>desumoylating isopeptidase 1, ERCC6L2 <text:s/>- <text:s/>excision repair cross-complementing rodent repair deficiency, complementation group 6-like 2, PSKH1 <text:s/>- <text:s/>protein serine kinase h1, ILF2 <text:s/>- <text:s/>interleukin enhancer binding factor 2, ADCY10 <text:s/>- <text:s/>adenylate cyclase 10 (soluble), IGF2BP2 <text:s/>- <text:s/>insulin-like growth factor 2 mrna binding protein 2, OAZ1 <text:s/>- <text:s/>ornithine decarboxylase antizyme 1, DMRT2 <text:s/>- <text:s/>doublesex and mab-3 related transcription factor 2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TYSND1 <text:s/>- <text:s/>trypsin domain containing 1, DDR2 <text:s/>- <text:s/>discoidin domain receptor tyrosine kinase 2, CELA2B <text:s/>- <text:s/>chymotrypsin-like elastase family, member 2b, MAML1 <text:s/>- <text:s/>mastermind-like 1 (drosophila), TARBP2 <text:s/>- <text:s/>tar (hiv-1) rna binding protein 2, NUP88 <text:s/>- <text:s/>nucleoporin 88kda, FGF4 <text:s/>- <text:s/>fibroblast growth factor 4, KLHL4 <text:s/>- <text:s/>kelch-like family member 4, DHX38 <text:s/>- <text:s/>deah (asp-glu-ala-his) box polypeptide 38, FDXR <text:s/>- <text:s/>ferredoxin reductase, FDPS <text:s/>- <text:s/>farnesyl diphosphate synthase, SIK3 <text:s/>- <text:s/>sik family kinase 3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CDKN2D <text:s/>- <text:s/>cyclin-dependent kinase inhibitor 2d (p19, inhibits cdk4), IRF6 <text:s/>- <text:s/>interferon regulatory factor 6, ZFP91 <text:s/>- <text:s/>zfp91 zinc finger protein, TNFSF11 <text:s/>- <text:s/>tumor necrosis factor (ligand) superfamily, member 11, MED19 <text:s/>- <text:s/>mediator complex subunit 19, NRL <text:s/>- <text:s/>neural retina leucine zipper, NRD1 <text:s/>- <text:s/>nardilysin (n-arginine dibasic convertase), RRN3 <text:s/>- <text:s/>rrn3 rna polymerase i transcription factor homolog (s. cerevisiae), PDP1 <text:s/>- <text:s/>pyruvate dehyrogenase phosphatase catalytic subunit 1, PDE7B <text:s/>- <text:s/>phosphodiesterase 7b, RHOQ <text:s/>- <text:s/>ras homolog family member q, TLE3 <text:s/>- <text:s/>transducin-like enhancer of split 3 (e(sp1) homolog, drosophila), TFB2M <text:s/>- <text:s/>transcription factor b2, mitochondrial, TLE4 <text:s/>- <text:s/>transducin-like enhancer of split 4 (e(sp1) homolog, drosophila), TLL2 <text:s/>- <text:s/>tolloid-like 2, PEX2 <text:s/>- <text:s/>peroxisomal biogenesis factor 2, VSX2 <text:s/>- <text:s/>visual system homeobox 2, ESPL1 <text:s/>- <text:s/>extra spindle pole bodies homolog 1 (s. cerevisiae), BAZ2B <text:s/>- <text:s/>bromodomain adjacent to zinc finger domain, 2b, ZFPM2 <text:s/>- <text:s/>zinc finger protein, fog family member 2, NFYA <text:s/>- <text:s/>nuclear transcription factor y, alpha, MLEC <text:s/>- <text:s/>malectin, BRPF3 <text:s/>- <text:s/>bromodomain and phd finger containing, 3, GCAT <text:s/>- <text:s/>glycine c-acetyltransferase, NFYC <text:s/>- <text:s/>nuclear transcription factor y, gamma, GLS2 <text:s/>- <text:s/>glutaminase 2 (liver, mitochondrial)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ZNF513 <text:s/>- <text:s/>zinc finger protein 513, CCP110 <text:s/>- <text:s/>centriolar coiled coil protein 110kda, SUZ12 <text:s/>- <text:s/>suz12 polycomb repressive complex 2 subunit, COL5A3 <text:s/>- <text:s/>collagen, type v, alpha 3, OARD1 <text:s/>- <text:s/>o-acyl-adp-ribose deacylase 1, MRPL50 <text:s/>- <text:s/>mitochondrial ribosomal protein l50, SAT2 <text:s/>- <text:s/>spermidine/spermine n1-acetyltransferase family member 2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RARA <text:s/>- <text:s/>retinoic acid receptor, alpha, JMJD1C <text:s/>- <text:s/>jumonji domain containing 1c, NEUROG3 <text:s/>- <text:s/>neurogenin 3, MBOAT2 <text:s/>- <text:s/>membrane bound o-acyltransferase domain containing 2, RBFOX2 <text:s/>- <text:s/>rna binding protein, fox-1 homolog (c. elegans) 2, NEUROG2 <text:s/>- <text:s/>neurogenin 2, RBM4 <text:s/>- <text:s/>rna binding motif protein 4, TGFB1I1 <text:s/>- <text:s/>transforming growth factor beta 1 induced transcript 1, ARID4A <text:s/>- <text:s/>at rich interactive domain 4a (rbp1-like), NUP35 <text:s/>- <text:s/>nucleoporin 35kda, FOSB <text:s/>- <text:s/>fbj murine osteosarcoma viral oncogene homolog b, DDX4 <text:s/>- <text:s/>dead (asp-glu-ala-asp) box polypeptide 4, CABIN1 <text:s/>- <text:s/>calcineurin binding protein 1, TTF2 <text:s/>- <text:s/>transcription termination factor, rna polymerase ii, KLF10 <text:s/>- <text:s/>kruppel-like factor 10, THY1 <text:s/>- <text:s/>thy-1 cell surface antigen, SULT1A4 <text:s/>- <text:s/>sulfotransferase family, cytosolic, 1a, phenol-preferring, member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0.0000000443" calcext:value-type="float">
            <text:p>4.43E-08</text:p>
          </table:table-cell>
          <table:table-cell office:value-type="float" office:value="0.0000701" calcext:value-type="float">
            <text:p>0.0000701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6696" calcext:value-type="float">
            <text:p>6696</text:p>
          </table:table-cell>
          <table:table-cell office:value-type="float" office:value="690" calcext:value-type="float">
            <text:p>69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LHX1 <text:s/>- <text:s/>lim homeobox 1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MAEL <text:s/>- <text:s/>maelstrom spermatogenic transposon silencer, SP2 <text:s/>- <text:s/>sp2 transcription factor, ACAT2 <text:s/>- <text:s/>acetyl-coa acetyltransferase 2, BRD8 <text:s/>- <text:s/>bromodomain containing 8, GPC3 <text:s/>- <text:s/>glypican 3, ATG4C <text:s/>- <text:s/>autophagy related 4c, cysteine peptidase, SYVN1 <text:s/>- <text:s/>synovial apoptosis inhibitor 1, synoviolin, LPL <text:s/>- <text:s/>lipoprotein lipase, GRHL3 <text:s/>- <text:s/>grainyhead-like 3 (drosophila), PIP5KL1 <text:s/>- <text:s/>phosphatidylinositol-4-phosphate 5-kinase-like 1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SON <text:s/>- <text:s/>son dna binding protein, LIPA <text:s/>- <text:s/>lipase a, lysosomal acid, cholesterol esterase, RAB40C <text:s/>- <text:s/>rab40c, member ras oncogene family, MPND <text:s/>- <text:s/>mpn domain containing, ADAMTS4 <text:s/>- <text:s/>adam metallopeptidase with thrombospondin type 1 motif, 4, GLUL <text:s/>- <text:s/>glutamate-ammonia ligase, ADAMTS3 <text:s/>- <text:s/>adam metallopeptidase with thrombospondin type 1 motif, 3, ANAPC5 <text:s/>- <text:s/>anaphase promoting complex subunit 5, SPTLC2 <text:s/>- <text:s/>serine palmitoyltransferase, long chain base subunit 2, PPM1B <text:s/>- <text:s/>protein phosphatase, mg2+/mn2+ dependent, 1b, MOGAT1 <text:s/>- <text:s/>monoacylglycerol o-acyltransferase 1, AMER1 <text:s/>- <text:s/>apc membrane recruitment protein 1, SNRPA <text:s/>- <text:s/>small nuclear ribonucleoprotein polypeptide a, ACVR1 <text:s/>- <text:s/>activin a receptor, type i, RNASE9 <text:s/>- <text:s/>ribonuclease, rnase a family, 9 (non-active), TECR <text:s/>- <text:s/>trans-2,3-enoyl-coa reductase, GLI3 <text:s/>- <text:s/>gli family zinc finger 3, WDR3 <text:s/>- <text:s/>wd repeat domain 3, POU3F3 <text:s/>- <text:s/>pou class 3 homeobox 3, ZBTB37 <text:s/>- <text:s/>zinc finger and btb domain containing 37, NAA60 <text:s/>- <text:s/>n(alpha)-acetyltransferase 60, natf catalytic subunit, PPARG <text:s/>- <text:s/>peroxisome proliferator-activated receptor gamma, PCYT1B <text:s/>- <text:s/>phosphate cytidylyltransferase 1, choline, beta, SSBP3 <text:s/>- <text:s/>single stranded dna binding protein 3, POU3F1 <text:s/>- <text:s/>pou class 3 homeobox 1, MID1IP1 <text:s/>- <text:s/>mid1 interacting protein 1, ROCK2 <text:s/>- <text:s/>rho-associated, coiled-coil containing protein kinase 2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FUCA2 <text:s/>- <text:s/>fucosidase, alpha-l- 2, plasma, CCAR1 <text:s/>- <text:s/>cell division cycle and apoptosis regulator 1, KHK <text:s/>- <text:s/>ketohexokinase (fructokinase), HIVEP3 <text:s/>- <text:s/>human immunodeficiency virus type i enhancer binding protein 3, ZNF689 <text:s/>- <text:s/>zinc finger protein 689, PPP2R5D <text:s/>- <text:s/>protein phosphatase 2, regulatory subunit b', delta, PPP2R5C <text:s/>- <text:s/>protein phosphatase 2, regulatory subunit b', gamma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FUT8 <text:s/>- <text:s/>fucosyltransferase 8 (alpha (1,6) fucosyltransferase), DEK <text:s/>- <text:s/>dek oncogene, AURKA <text:s/>- <text:s/>aurora kinase a, RPAIN <text:s/>- <text:s/>rpa interacting protein, RNF181 <text:s/>- <text:s/>ring finger protein 181, LIN28A <text:s/>- <text:s/>lin-28 homolog a (c. elegans), MRPL37 <text:s/>- <text:s/>mitochondrial ribosomal protein l37, CRKL <text:s/>- <text:s/>v-crk avian sarcoma virus ct10 oncogene homolog-like, PAPPA2 <text:s/>- <text:s/>pappalysin 2, MRPL51 <text:s/>- <text:s/>mitochondrial ribosomal protein l51, IWS1 <text:s/>- <text:s/>iws1 homolog (s. cerevisiae), CELF6 <text:s/>- <text:s/>cugbp, elav-like family member 6, THAP9 <text:s/>- <text:s/>thap domain containing 9, CRY1 <text:s/>- <text:s/>cryptochrome 1 (photolyase-like), SLC25A25 <text:s/>- <text:s/>solute carrier family 25 (mitochondrial carrier; phosphate carrier), member 25, ALDOB <text:s/>- <text:s/>aldolase b, fructose-bisphosphate, CELA2A <text:s/>- <text:s/>chymotrypsin-like elastase family, member 2a, IVD <text:s/>- <text:s/>isovaleryl-coa dehydrogenase, UBE2F <text:s/>- <text:s/>ubiquitin-conjugating enzyme e2f (putative), ELAC2 <text:s/>- <text:s/>elac ribonuclease z 2, EXD1 <text:s/>- <text:s/>exonuclease 3'-5' domain containing 1, ASF1B <text:s/>- <text:s/>anti-silencing function 1b histone chaperone, ZNF397 <text:s/>- <text:s/>zinc finger protein 397, FAM178A <text:s/>- <text:s/>family with sequence similarity 178, member a, PHF6 <text:s/>- <text:s/>phd finger protein 6, GINS4 <text:s/>- <text:s/>gins complex subunit 4 (sld5 homolog), OSBPL6 <text:s/>- <text:s/>oxysterol binding protein-like 6, KLF4 <text:s/>- <text:s/>kruppel-like factor 4 (gut), ZNF683 <text:s/>- <text:s/>zinc finger protein 683, PRKCB <text:s/>- <text:s/>protein kinase c, beta, GART <text:s/>- <text:s/>phosphoribosylglycinamide formyltransferase, phosphoribosylglycinamide synthetase, phosphoribosylaminoimidazole synthetase, DEDD2 <text:s/>- <text:s/>death effector domain containing 2, DHX9 <text:s/>- <text:s/>deah (asp-glu-ala-his) box helicase 9, PAPPA <text:s/>- <text:s/>pregnancy-associated plasma protein a, pappalysin 1, ZNF189 <text:s/>- <text:s/>zinc finger protein 189, RBM23 <text:s/>- <text:s/>rna binding motif protein 23, DDIT3 <text:s/>- <text:s/>dna-damage-inducible transcript 3, ZNF385A <text:s/>- <text:s/>zinc finger protein 385a, RFWD3 <text:s/>- <text:s/>ring finger and wd repeat domain 3, METAP1D <text:s/>- <text:s/>methionyl aminopeptidase type 1d (mitochondrial), MAP3K10 <text:s/>- <text:s/>mitogen-activated protein kinase kinase kinase 10, PBX1 <text:s/>- <text:s/>pre-b-cell leukemia homeobox 1, MLH1 <text:s/>- <text:s/>mutl homolog 1, colon cancer, nonpolyposis type 2 (e. coli), GTF2E1 <text:s/>- <text:s/>general transcription factor iie, polypeptide 1, alpha 56kda, TBC1D10A <text:s/>- <text:s/>tbc1 domain family, member 10a, HYKK <text:s/>- <text:s/>hydroxylysine kinase, NUDT2 <text:s/>- <text:s/>nudix (nucleoside diphosphate linked moiety x)-type motif 2, ZDHHC5 <text:s/>- <text:s/>zinc finger, dhhc-type containing 5, DHRS3 <text:s/>- <text:s/>dehydrogenase/reductase (sdr family) member 3, RPS6KA5 <text:s/>- <text:s/>ribosomal protein s6 kinase, 90kda, polypeptide 5, BOLA2B <text:s/>- <text:s/>bola homolog 2b (e. coli), TRUB1 <text:s/>- <text:s/>trub pseudouridine (psi) synthase homolog 1 (e. coli), GUCY1B3 <text:s/>- <text:s/>guanylate cyclase 1, soluble, beta 3, PEBP1 <text:s/>- <text:s/>phosphatidylethanolamine binding protein 1, CNTD1 <text:s/>- <text:s/>cyclin n-terminal domain containing 1, INTS7 <text:s/>- <text:s/>integrator complex subunit 7, LCLAT1 <text:s/>- <text:s/>lysocardiolipin acyltransferase 1, PPM1H <text:s/>- <text:s/>protein phosphatase, mg2+/mn2+ dependent, 1h, ALDH6A1 <text:s/>- <text:s/>aldehyde dehydrogenase 6 family, member a1, DUSP10 <text:s/>- <text:s/>dual specificity phosphatase 10, HIST1H2BB <text:s/>- <text:s/>histone cluster 1, h2bb, EPGN <text:s/>- <text:s/>epithelial mitogen, H2AFX <text:s/>- <text:s/>h2a histone family, member x, SAP130 <text:s/>- <text:s/>sin3a-associated protein, 130kda, SC5D <text:s/>- <text:s/>sterol-c5-desaturase, HIST1H1D <text:s/>- <text:s/>histone cluster 1, h1d, HIST1H2BA <text:s/>- <text:s/>histone cluster 1, h2ba, ARID1B <text:s/>- <text:s/>at rich interactive domain 1b (swi1-like), MED30 <text:s/>- <text:s/>mediator complex subunit 30, PDK3 <text:s/>- <text:s/>pyruvate dehydrogenase kinase, isozyme 3, PEG3 <text:s/>- <text:s/>paternally expressed 3, LRP8 <text:s/>- <text:s/>low density lipoprotein receptor-related protein 8, apolipoprotein e receptor, BAZ1A <text:s/>- <text:s/>bromodomain adjacent to zinc finger domain, 1a, ADAMTS6 <text:s/>- <text:s/>adam metallopeptidase with thrombospondin type 1 motif, 6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SARS <text:s/>- <text:s/>seryl-trna synthetase, TRIM68 <text:s/>- <text:s/>tripartite motif containing 68, PDE4D <text:s/>- <text:s/>phosphodiesterase 4d, camp-specific, ZNF214 <text:s/>- <text:s/>zinc finger protein 214, HDAC1 <text:s/>- <text:s/>histone deacetylase 1, PRKAG3 <text:s/>- <text:s/>protein kinase, amp-activated, gamma 3 non-catalytic subunit, PDE3B <text:s/>- <text:s/>phosphodiesterase 3b, cgmp-inhibited, KAT7 <text:s/>- <text:s/>k(lysine) acetyltransferase 7, PHF19 <text:s/>- <text:s/>phd finger protein 19, IRF2BP1 <text:s/>- <text:s/>interferon regulatory factor 2 binding protein 1, CDK14 <text:s/>- <text:s/>cyclin-dependent kinase 14, DTL <text:s/>- <text:s/>denticleless e3 ubiquitin protein ligase homolog (drosophila), GOT1 <text:s/>- <text:s/>glutamic-oxaloacetic transaminase 1, soluble, BAHD1 <text:s/>- <text:s/>bromo adjacent homology domain containing 1, PAGR1 <text:s/>- <text:s/>paxip1 associated glutamate-rich protein 1, AGPAT5 <text:s/>- <text:s/>1-acylglycerol-3-phosphate o-acyltransferase 5, MORC2 <text:s/>- <text:s/>morc family cw-type zinc finger 2, ATOH1 <text:s/>- <text:s/>atonal homolog 1 (drosophila), ENPP4 <text:s/>- <text:s/>ectonucleotide pyrophosphatase/phosphodiesterase 4 (putative), DUSP8 <text:s/>- <text:s/>dual specificity phosphatase 8, MAZ <text:s/>- <text:s/>myc-associated zinc finger protein (purine-binding transcription factor), TBX18 <text:s/>- <text:s/>t-box 18, FRYL <text:s/>- <text:s/>fry-like, MKL1 <text:s/>- <text:s/>megakaryoblastic leukemia (translocation) 1, FBXL8 <text:s/>- <text:s/>f-box and leucine-rich repeat protein 8, PER1 <text:s/>- <text:s/>period circadian clock 1, ABHD12 <text:s/>- <text:s/>abhydrolase domain containing 12, GIGYF2 <text:s/>- <text:s/>grb10 interacting gyf protein 2, MCM6 <text:s/>- <text:s/>minichromosome maintenance complex component 6, ATP5E <text:s/>- <text:s/>atp synthase, h+ transporting, mitochondrial f1 complex, epsilon subunit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LSS <text:s/>- <text:s/>lanosterol synthase (2,3-oxidosqualene-lanosterol cyclase), PPIL1 <text:s/>- <text:s/>peptidylprolyl isomerase (cyclophilin)-like 1, PITX3 <text:s/>- <text:s/>paired-like homeodomain 3, LSAMP <text:s/>- <text:s/>limbic system-associated membrane protein, DLG3 <text:s/>- <text:s/>discs, large homolog 3 (drosophila), ZNF597 <text:s/>- <text:s/>zinc finger protein 597, PNPT1 <text:s/>- <text:s/>polyribonucleotide nucleotidyltransferase 1, DLG2 <text:s/>- <text:s/>discs, large homolog 2 (drosophila), SHH <text:s/>- <text:s/>sonic hedgehog, DLX2 <text:s/>- <text:s/>distal-less homeobox 2, FBXW4 <text:s/>- <text:s/>f-box and wd repeat domain containing 4, FBXO24 <text:s/>- <text:s/>f-box protein 24, DLX3 <text:s/>- <text:s/>distal-less homeobox 3, FBXO25 <text:s/>- <text:s/>f-box protein 25, ADAMTS19 <text:s/>- <text:s/>adam metallopeptidase with thrombospondin type 1 motif, 19, SESN2 <text:s/>- <text:s/>sestrin 2, PIK3AP1 <text:s/>- <text:s/>phosphoinositide-3-kinase adaptor protein 1, SIX1 <text:s/>- <text:s/>six homeobox 1, PIAS4 <text:s/>- <text:s/>protein inhibitor of activated stat, 4, GPAM <text:s/>- <text:s/>glycerol-3-phosphate acyltransferase, mitochondrial, GDE1 <text:s/>- <text:s/>glycerophosphodiester phosphodiesterase 1, RPUSD3 <text:s/>- <text:s/>rna pseudouridylate synthase domain containing 3, SLX1A <text:s/>- <text:s/>slx1 structure-specific endonuclease subunit homolog a (s. cerevisiae), SETDB2 <text:s/>- <text:s/>set domain, bifurcated 2, GSK3B <text:s/>- <text:s/>glycogen synthase kinase 3 beta, TRMT6 <text:s/>- <text:s/>trna methyltransferase 6 homolog (s. cerevisiae), SAP30BP <text:s/>- <text:s/>sap30 binding protein, SIX5 <text:s/>- <text:s/>six homeobox 5, G3BP1 <text:s/>- <text:s/>gtpase activating protein (sh3 domain) binding protein 1, CASZ1 <text:s/>- <text:s/>castor zinc finger 1, ELK1 <text:s/>- <text:s/>elk1, member of ets oncogene family, RECQL <text:s/>- <text:s/>recq protein-like (dna helicase q1-like), ATP6AP2 <text:s/>- <text:s/>atpase, h+ transporting, lysosomal accessory protein 2, NASP <text:s/>- <text:s/>nuclear autoantigenic sperm protein (histone-binding), NCAM1 <text:s/>- <text:s/>neural cell adhesion molecule 1, SIRT2 <text:s/>- <text:s/>sirtuin 2, RCL1 <text:s/>- <text:s/>rna terminal phosphate cyclase-like 1, RAD18 <text:s/>- <text:s/>rad18 homolog (s. cerevisiae), BLK <text:s/>- <text:s/>b lymphoid tyrosine kinase, BLMH <text:s/>- <text:s/>bleomycin hydrolase, GRHL1 <text:s/>- <text:s/>grainyhead-like 1 (drosophila), ELAVL4 <text:s/>- <text:s/>elav (embryonic lethal, abnormal vision, drosophila)-like 4, RIMKLA <text:s/>- <text:s/>ribosomal modification protein rimk-like family member a, LDB1 <text:s/>- <text:s/>lim domain binding 1, HOXC6 <text:s/>- <text:s/>homeobox c6, ABCA7 <text:s/>- <text:s/>atp-binding cassette, sub-family a (abc1), member 7, ACIN1 <text:s/>- <text:s/>apoptotic chromatin condensation inducer 1, NRIP3 <text:s/>- <text:s/>nuclear receptor interacting protein 3, TPP2 <text:s/>- <text:s/>tripeptidyl peptidase ii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CCNA1 <text:s/>- <text:s/>cyclin a1, ELOVL3 <text:s/>- <text:s/>elovl fatty acid elongase 3, ZNF292 <text:s/>- <text:s/>zinc finger protein 292, NABP2 <text:s/>- <text:s/>nucleic acid binding protein 2, PRDM10 <text:s/>- <text:s/>pr domain containing 10, PM20D1 <text:s/>- <text:s/>peptidase m20 domain containing 1, KDM1A <text:s/>- <text:s/>lysine (k)-specific demethylase 1a, INO80B <text:s/>- <text:s/>ino80 complex subunit b, PSMC3IP <text:s/>- <text:s/>psmc3 interacting protein, SERTAD1 <text:s/>- <text:s/>serta domain containing 1, HIST3H2A <text:s/>- <text:s/>histone cluster 3, h2a, ZNF555 <text:s/>- <text:s/>zinc finger protein 555, SRRM1 <text:s/>- <text:s/>serine/arginine repetitive matrix 1, E2F3 <text:s/>- <text:s/>e2f transcription factor 3, KCTD9 <text:s/>- <text:s/>potassium channel tetramerization domain containing 9, XAB2 <text:s/>- <text:s/>xpa binding protein 2, HELB <text:s/>- <text:s/>helicase (dna) b, TRHDE <text:s/>- <text:s/>thyrotropin-releasing hormone degrading enzyme, MYT1L <text:s/>- <text:s/>myelin transcription factor 1-like, MYCBP2 <text:s/>- <text:s/>myc binding protein 2, e3 ubiquitin protein ligase, ADAMTSL1 <text:s/>- <text:s/>adamts-like 1, TTLL5 <text:s/>- <text:s/>tubulin tyrosine ligase-like family, member 5, USP1 <text:s/>- <text:s/>ubiquitin specific peptidase 1, KIAA2018 <text:s/>- <text:s/>kiaa2018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AGO1 <text:s/>- <text:s/>argonaute risc catalytic component 1, RPA2 <text:s/>- <text:s/>replication protein a2, 32kda, RPN2 <text:s/>- <text:s/>ribophorin ii, SH2D3C <text:s/>- <text:s/>sh2 domain containing 3c, MRPS12 <text:s/>- <text:s/>mitochondrial ribosomal protein s12, MAST2 <text:s/>- <text:s/>microtubule associated serine/threonine kinase 2, RPLP0 <text:s/>- <text:s/>ribosomal protein, large, p0, DDX24 <text:s/>- <text:s/>dead (asp-glu-ala-asp) box helicase 24, MSX1 <text:s/>- <text:s/>msh homeobox 1, CALM3 <text:s/>- <text:s/>calmodulin 3 (phosphorylase kinase, delta), UBE2K <text:s/>- <text:s/>ubiquitin-conjugating enzyme e2k, RARS2 <text:s/>- <text:s/>arginyl-trna synthetase 2, mitochondrial, KIF14 <text:s/>- <text:s/>kinesin family member 14, ZBTB5 <text:s/>- <text:s/>zinc finger and btb domain containing 5, LIN52 <text:s/>- <text:s/>lin-52 homolog (c. elegans), EHF <text:s/>- <text:s/>ets homologous factor, HOXC4 <text:s/>- <text:s/>homeobox c4, DOLPP1 <text:s/>- <text:s/>dolichyldiphosphatase 1, HNRNPL <text:s/>- <text:s/>heterogeneous nuclear ribonucleoprotein l, MRPS18B <text:s/>- <text:s/>mitochondrial ribosomal protein s18b, RPS6KA1 <text:s/>- <text:s/>ribosomal protein s6 kinase, 90kda, polypeptide 1, BABAM1 <text:s/>- <text:s/>brisc and brca1 a complex member 1, HNRNPA1 <text:s/>- <text:s/>heterogeneous nuclear ribonucleoprotein a1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SARS2 <text:s/>- <text:s/>seryl-trna synthetase 2, mitochondrial, HMGCS1 <text:s/>- <text:s/>3-hydroxy-3-methylglutaryl-coa synthase 1 (soluble), MPP2 <text:s/>- <text:s/>membrane protein, palmitoylated 2 (maguk p55 subfamily member 2), PRMT5 <text:s/>- <text:s/>protein arginine methyltransferase 5, ATAD2 <text:s/>- <text:s/>atpase family, aaa domain containing 2, CDC6 <text:s/>- <text:s/>cell division cycle 6, CDK1 <text:s/>- <text:s/>cyclin-dependent kinase 1, KCNAB2 <text:s/>- <text:s/>potassium voltage-gated channel, shaker-related subfamily, beta member 2, RPS6KA6 <text:s/>- <text:s/>ribosomal protein s6 kinase, 90kda, polypeptide 6, RBM15 <text:s/>- <text:s/>rna binding motif protein 15, CYP2U1 <text:s/>- <text:s/>cytochrome p450, family 2, subfamily u, polypeptide 1, ARID3B <text:s/>- <text:s/>at rich interactive domain 3b (bright-like), BHLHE22 <text:s/>- <text:s/>basic helix-loop-helix family, member e22, DESI1 <text:s/>- <text:s/>desumoylating isopeptidase 1, ERCC6L2 <text:s/>- <text:s/>excision repair cross-complementing rodent repair deficiency, complementation group 6-like 2, PSKH1 <text:s/>- <text:s/>protein serine kinase h1, ILF2 <text:s/>- <text:s/>interleukin enhancer binding factor 2, ADCY10 <text:s/>- <text:s/>adenylate cyclase 10 (soluble), DMRT2 <text:s/>- <text:s/>doublesex and mab-3 related transcription factor 2, C15orf60 <text:s/>- <text:s/>chromosome 15 open reading frame 60, TAF6L <text:s/>- <text:s/>taf6-like rna polymerase ii, p300/cbp-associated factor (pcaf)-associated factor, 65kda, SP9 <text:s/>- <text:s/>sp9 transcription factor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TYSND1 <text:s/>- <text:s/>trypsin domain containing 1, DDR2 <text:s/>- <text:s/>discoidin domain receptor tyrosine kinase 2, CELA2B <text:s/>- <text:s/>chymotrypsin-like elastase family, member 2b, MAML1 <text:s/>- <text:s/>mastermind-like 1 (drosophila), TARBP2 <text:s/>- <text:s/>tar (hiv-1) rna binding protein 2, NUP88 <text:s/>- <text:s/>nucleoporin 88kda, FGF4 <text:s/>- <text:s/>fibroblast growth factor 4, KLHL4 <text:s/>- <text:s/>kelch-like family member 4, DHX38 <text:s/>- <text:s/>deah (asp-glu-ala-his) box polypeptide 38, FDXR <text:s/>- <text:s/>ferredoxin reductase, FDPS <text:s/>- <text:s/>farnesyl diphosphate synthase, SIK3 <text:s/>- <text:s/>sik family kinase 3, PGP <text:s/>- <text:s/>phosphoglycolate phosphatase, NPC2 <text:s/>- <text:s/>niemann-pick disease, type c2, ZEB2 <text:s/>- <text:s/>zinc finger e-box binding homeobox 2, CDKN3 <text:s/>- <text:s/>cyclin-dependent kinase inhibitor 3, KLHL25 <text:s/>- <text:s/>kelch-like family member 25, CDKN2D <text:s/>- <text:s/>cyclin-dependent kinase inhibitor 2d (p19, inhibits cdk4), IRF6 <text:s/>- <text:s/>interferon regulatory factor 6, ZFP91 <text:s/>- <text:s/>zfp91 zinc finger protein, TNFSF11 <text:s/>- <text:s/>tumor necrosis factor (ligand) superfamily, member 11, MED19 <text:s/>- <text:s/>mediator complex subunit 19, NRL <text:s/>- <text:s/>neural retina leucine zipper, NRD1 <text:s/>- <text:s/>nardilysin (n-arginine dibasic convertase), RRN3 <text:s/>- <text:s/>rrn3 rna polymerase i transcription factor homolog (s. cerevisiae), PDP1 <text:s/>- <text:s/>pyruvate dehyrogenase phosphatase catalytic subunit 1, PDE7B <text:s/>- <text:s/>phosphodiesterase 7b, RHOQ <text:s/>- <text:s/>ras homolog family member q, TLE3 <text:s/>- <text:s/>transducin-like enhancer of split 3 (e(sp1) homolog, drosophila), TLE4 <text:s/>- <text:s/>transducin-like enhancer of split 4 (e(sp1) homolog, drosophila), TFB2M <text:s/>- <text:s/>transcription factor b2, mitochondrial, TLL2 <text:s/>- <text:s/>tolloid-like 2, PEX2 <text:s/>- <text:s/>peroxisomal biogenesis factor 2, VSX2 <text:s/>- <text:s/>visual system homeobox 2, ESPL1 <text:s/>- <text:s/>extra spindle pole bodies homolog 1 (s. cerevisiae), BAZ2B <text:s/>- <text:s/>bromodomain adjacent to zinc finger domain, 2b, ZFPM2 <text:s/>- <text:s/>zinc finger protein, fog family member 2, NFYA <text:s/>- <text:s/>nuclear transcription factor y, alpha, MLEC <text:s/>- <text:s/>malectin, BRPF3 <text:s/>- <text:s/>bromodomain and phd finger containing, 3, GCAT <text:s/>- <text:s/>glycine c-acetyltransferase, NFYC <text:s/>- <text:s/>nuclear transcription factor y, gamma, GLS2 <text:s/>- <text:s/>glutaminase 2 (liver, mitochondrial)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ZNF513 <text:s/>- <text:s/>zinc finger protein 513, CCP110 <text:s/>- <text:s/>centriolar coiled coil protein 110kda, SUZ12 <text:s/>- <text:s/>suz12 polycomb repressive complex 2 subunit, OARD1 <text:s/>- <text:s/>o-acyl-adp-ribose deacylase 1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RARA <text:s/>- <text:s/>retinoic acid receptor, alpha, JMJD1C <text:s/>- <text:s/>jumonji domain containing 1c, NEUROG3 <text:s/>- <text:s/>neurogenin 3, MBOAT2 <text:s/>- <text:s/>membrane bound o-acyltransferase domain containing 2, RBFOX2 <text:s/>- <text:s/>rna binding protein, fox-1 homolog (c. elegans) 2, RBM4 <text:s/>- <text:s/>rna binding motif protein 4, TGFB1I1 <text:s/>- <text:s/>transforming growth factor beta 1 induced transcript 1, NEUROG2 <text:s/>- <text:s/>neurogenin 2, ARID4A <text:s/>- <text:s/>at rich interactive domain 4a (rbp1-like), NUP35 <text:s/>- <text:s/>nucleoporin 35kda, FOSB <text:s/>- <text:s/>fbj murine osteosarcoma viral oncogene homolog b, DDX4 <text:s/>- <text:s/>dead (asp-glu-ala-asp) box polypeptide 4, TTF2 <text:s/>- <text:s/>transcription termination factor, rna polymerase ii, KLF10 <text:s/>- <text:s/>kruppel-like factor 10, THY1 <text:s/>- <text:s/>thy-1 cell surface antigen, SULT1A4 <text:s/>- <text:s/>sulfotransferase family, cytosolic, 1a, phenol-preferring, member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0.0000000513" calcext:value-type="float">
            <text:p>5.13E-08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1.19" calcext:value-type="float">
            <text:p>1.19</text:p>
          </table:table-cell>
          <table:table-cell office:value-type="float" office:value="13954" calcext:value-type="float">
            <text:p>13954</text:p>
          </table:table-cell>
          <table:table-cell office:value-type="float" office:value="7421" calcext:value-type="float">
            <text:p>7421</text:p>
          </table:table-cell>
          <table:table-cell office:value-type="float" office:value="690" calcext:value-type="float">
            <text:p>6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LHX1 <text:s/>- <text:s/>lim homeobox 1, PDIA4 <text:s/>- <text:s/>protein disulfide isomerase family a, member 4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MAEL <text:s/>- <text:s/>maelstrom spermatogenic transposon silencer, SP2 <text:s/>- <text:s/>sp2 transcription factor, ACAT2 <text:s/>- <text:s/>acetyl-coa acetyltransferase 2, BRD8 <text:s/>- <text:s/>bromodomain containing 8, GPC3 <text:s/>- <text:s/>glypican 3, SYVN1 <text:s/>- <text:s/>synovial apoptosis inhibitor 1, synoviolin, ATG4C <text:s/>- <text:s/>autophagy related 4c, cysteine peptidase, ECSIT <text:s/>- <text:s/>ecsit signalling integrator, LPL <text:s/>- <text:s/>lipoprotein lipase, GRHL3 <text:s/>- <text:s/>grainyhead-like 3 (drosophila), PIP5KL1 <text:s/>- <text:s/>phosphatidylinositol-4-phosphate 5-kinase-like 1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SON <text:s/>- <text:s/>son dna binding protein, MMAB <text:s/>- <text:s/>methylmalonic aciduria (cobalamin deficiency) cblb type, LIPA <text:s/>- <text:s/>lipase a, lysosomal acid, cholesterol esterase, RAB40C <text:s/>- <text:s/>rab40c, member ras oncogene family, MPND <text:s/>- <text:s/>mpn domain containing, ADAMTS4 <text:s/>- <text:s/>adam metallopeptidase with thrombospondin type 1 motif, 4, GLUL <text:s/>- <text:s/>glutamate-ammonia ligase, ADAMTS3 <text:s/>- <text:s/>adam metallopeptidase with thrombospondin type 1 motif, 3, ANAPC5 <text:s/>- <text:s/>anaphase promoting complex subunit 5, SPTLC2 <text:s/>- <text:s/>serine palmitoyltransferase, long chain base subunit 2, PPM1B <text:s/>- <text:s/>protein phosphatase, mg2+/mn2+ dependent, 1b, MOGAT1 <text:s/>- <text:s/>monoacylglycerol o-acyltransferase 1, AMER1 <text:s/>- <text:s/>apc membrane recruitment protein 1, SNRPA <text:s/>- <text:s/>small nuclear ribonucleoprotein polypeptide a, ACVR1 <text:s/>- <text:s/>activin a receptor, type i, RNASE9 <text:s/>- <text:s/>ribonuclease, rnase a family, 9 (non-active), TECR <text:s/>- <text:s/>trans-2,3-enoyl-coa reductase, GLI3 <text:s/>- <text:s/>gli family zinc finger 3, WDR3 <text:s/>- <text:s/>wd repeat domain 3, POU3F3 <text:s/>- <text:s/>pou class 3 homeobox 3, ACYP1 <text:s/>- <text:s/>acylphosphatase 1, erythrocyte (common) type, MRPS30 <text:s/>- <text:s/>mitochondrial ribosomal protein s30, ZBTB37 <text:s/>- <text:s/>zinc finger and btb domain containing 37, NAA60 <text:s/>- <text:s/>n(alpha)-acetyltransferase 60, natf catalytic subunit, PPARG <text:s/>- <text:s/>peroxisome proliferator-activated receptor gamma, PCYT1B <text:s/>- <text:s/>phosphate cytidylyltransferase 1, choline, beta, SSBP3 <text:s/>- <text:s/>single stranded dna binding protein 3, POU3F1 <text:s/>- <text:s/>pou class 3 homeobox 1, MID1IP1 <text:s/>- <text:s/>mid1 interacting protein 1, ROCK2 <text:s/>- <text:s/>rho-associated, coiled-coil containing protein kinase 2, ALDH1L1 <text:s/>- <text:s/>aldehyde dehydrogenase 1 family, member l1, FUNDC1 <text:s/>- <text:s/>fun14 domain containing 1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LOXL4 <text:s/>- <text:s/>lysyl oxidase-like 4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FUCA2 <text:s/>- <text:s/>fucosidase, alpha-l- 2, plasma, CCAR1 <text:s/>- <text:s/>cell division cycle and apoptosis regulator 1, KHK <text:s/>- <text:s/>ketohexokinase (fructokinase), HIVEP3 <text:s/>- <text:s/>human immunodeficiency virus type i enhancer binding protein 3, ZNF689 <text:s/>- <text:s/>zinc finger protein 689, PPP2R5D <text:s/>- <text:s/>protein phosphatase 2, regulatory subunit b', delta, PPP2R5C <text:s/>- <text:s/>protein phosphatase 2, regulatory subunit b', gamma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FUT8 <text:s/>- <text:s/>fucosyltransferase 8 (alpha (1,6) fucosyltransferase), DEK <text:s/>- <text:s/>dek oncogene, AURKA <text:s/>- <text:s/>aurora kinase a, RPAIN <text:s/>- <text:s/>rpa interacting protein, LIN28A <text:s/>- <text:s/>lin-28 homolog a (c. elegans), RNF181 <text:s/>- <text:s/>ring finger protein 181, MRPL37 <text:s/>- <text:s/>mitochondrial ribosomal protein l37, CRKL <text:s/>- <text:s/>v-crk avian sarcoma virus ct10 oncogene homolog-like, PAPPA2 <text:s/>- <text:s/>pappalysin 2, MRPL51 <text:s/>- <text:s/>mitochondrial ribosomal protein l51, IWS1 <text:s/>- <text:s/>iws1 homolog (s. cerevisiae), CELF6 <text:s/>- <text:s/>cugbp, elav-like family member 6, THAP9 <text:s/>- <text:s/>thap domain containing 9, CRY1 <text:s/>- <text:s/>cryptochrome 1 (photolyase-like), ALDOB <text:s/>- <text:s/>aldolase b, fructose-bisphosphate, SLC25A25 <text:s/>- <text:s/>solute carrier family 25 (mitochondrial carrier; phosphate carrier), member 25, CELA2A <text:s/>- <text:s/>chymotrypsin-like elastase family, member 2a, IVD <text:s/>- <text:s/>isovaleryl-coa dehydrogenase, UBE2F <text:s/>- <text:s/>ubiquitin-conjugating enzyme e2f (putative), ELAC2 <text:s/>- <text:s/>elac ribonuclease z 2, EXD1 <text:s/>- <text:s/>exonuclease 3'-5' domain containing 1, ASF1B <text:s/>- <text:s/>anti-silencing function 1b histone chaperone, ZNF397 <text:s/>- <text:s/>zinc finger protein 397, FAM178A <text:s/>- <text:s/>family with sequence similarity 178, member a, PHF6 <text:s/>- <text:s/>phd finger protein 6, GINS4 <text:s/>- <text:s/>gins complex subunit 4 (sld5 homolog), OSBPL6 <text:s/>- <text:s/>oxysterol binding protein-like 6, KLF4 <text:s/>- <text:s/>kruppel-like factor 4 (gut), ZNF683 <text:s/>- <text:s/>zinc finger protein 683, PRKCB <text:s/>- <text:s/>protein kinase c, beta, GART <text:s/>- <text:s/>phosphoribosylglycinamide formyltransferase, phosphoribosylglycinamide synthetase, phosphoribosylaminoimidazole synthetase, DEDD2 <text:s/>- <text:s/>death effector domain containing 2, DHX9 <text:s/>- <text:s/>deah (asp-glu-ala-his) box helicase 9, PAPPA <text:s/>- <text:s/>pregnancy-associated plasma protein a, pappalysin 1, ZNF189 <text:s/>- <text:s/>zinc finger protein 189, RBM23 <text:s/>- <text:s/>rna binding motif protein 23, DDIT3 <text:s/>- <text:s/>dna-damage-inducible transcript 3, ZNF385A <text:s/>- <text:s/>zinc finger protein 385a, RFWD3 <text:s/>- <text:s/>ring finger and wd repeat domain 3, METAP1D <text:s/>- <text:s/>methionyl aminopeptidase type 1d (mitochondrial), MAP3K10 <text:s/>- <text:s/>mitogen-activated protein kinase kinase kinase 10, PBX1 <text:s/>- <text:s/>pre-b-cell leukemia homeobox 1, MLH1 <text:s/>- <text:s/>mutl homolog 1, colon cancer, nonpolyposis type 2 (e. coli), GTF2E1 <text:s/>- <text:s/>general transcription factor iie, polypeptide 1, alpha 56kda, TBC1D10A <text:s/>- <text:s/>tbc1 domain family, member 10a, HYKK <text:s/>- <text:s/>hydroxylysine kinase, NUDT2 <text:s/>- <text:s/>nudix (nucleoside diphosphate linked moiety x)-type motif 2, ZDHHC5 <text:s/>- <text:s/>zinc finger, dhhc-type containing 5, CHP1 <text:s/>- <text:s/>calcineurin-like ef-hand protein 1, DHRS3 <text:s/>- <text:s/>dehydrogenase/reductase (sdr family) member 3, RPS6KA5 <text:s/>- <text:s/>ribosomal protein s6 kinase, 90kda, polypeptide 5, BOLA2B <text:s/>- <text:s/>bola homolog 2b (e. coli), TRUB1 <text:s/>- <text:s/>trub pseudouridine (psi) synthase homolog 1 (e. coli), GUCY1B3 <text:s/>- <text:s/>guanylate cyclase 1, soluble, beta 3, PEBP1 <text:s/>- <text:s/>phosphatidylethanolamine binding protein 1, CNTD1 <text:s/>- <text:s/>cyclin n-terminal domain containing 1, INTS7 <text:s/>- <text:s/>integrator complex subunit 7, LCLAT1 <text:s/>- <text:s/>lysocardiolipin acyltransferase 1, PPM1H <text:s/>- <text:s/>protein phosphatase, mg2+/mn2+ dependent, 1h, ALDH6A1 <text:s/>- <text:s/>aldehyde dehydrogenase 6 family, member a1, DUSP10 <text:s/>- <text:s/>dual specificity phosphatase 10, HIST1H2BB <text:s/>- <text:s/>histone cluster 1, h2bb, SAP130 <text:s/>- <text:s/>sin3a-associated protein, 130kda, EPGN <text:s/>- <text:s/>epithelial mitogen, H2AFX <text:s/>- <text:s/>h2a histone family, member x, ENOX1 <text:s/>- <text:s/>ecto-nox disulfide-thiol exchanger 1, SC5D <text:s/>- <text:s/>sterol-c5-desaturase, HIST1H1D <text:s/>- <text:s/>histone cluster 1, h1d, HIST1H2BA <text:s/>- <text:s/>histone cluster 1, h2ba, ARID1B <text:s/>- <text:s/>at rich interactive domain 1b (swi1-like), ME2 <text:s/>- <text:s/>malic enzyme 2, nad(+)-dependent, mitochondrial, MED30 <text:s/>- <text:s/>mediator complex subunit 30, PDK3 <text:s/>- <text:s/>pyruvate dehydrogenase kinase, isozyme 3, PEG3 <text:s/>- <text:s/>paternally expressed 3, HAGH <text:s/>- <text:s/>hydroxyacylglutathione hydrolase, LRP8 <text:s/>- <text:s/>low density lipoprotein receptor-related protein 8, apolipoprotein e receptor, BAZ1A <text:s/>- <text:s/>bromodomain adjacent to zinc finger domain, 1a, ADAMTS6 <text:s/>- <text:s/>adam metallopeptidase with thrombospondin type 1 motif, 6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SARS <text:s/>- <text:s/>seryl-trna synthetase, CHMP2B <text:s/>- <text:s/>charged multivesicular body protein 2b, TRIM68 <text:s/>- <text:s/>tripartite motif containing 68, PDE4D <text:s/>- <text:s/>phosphodiesterase 4d, camp-specific, ZNF214 <text:s/>- <text:s/>zinc finger protein 214, HDAC1 <text:s/>- <text:s/>histone deacetylase 1, PRKAG3 <text:s/>- <text:s/>protein kinase, amp-activated, gamma 3 non-catalytic subunit, PDE3B <text:s/>- <text:s/>phosphodiesterase 3b, cgmp-inhibited, KAT7 <text:s/>- <text:s/>k(lysine) acetyltransferase 7, PHF19 <text:s/>- <text:s/>phd finger protein 19, IRF2BP1 <text:s/>- <text:s/>interferon regulatory factor 2 binding protein 1, CDK14 <text:s/>- <text:s/>cyclin-dependent kinase 14, DTL <text:s/>- <text:s/>denticleless e3 ubiquitin protein ligase homolog (drosophila), GOT1 <text:s/>- <text:s/>glutamic-oxaloacetic transaminase 1, soluble, BAHD1 <text:s/>- <text:s/>bromo adjacent homology domain containing 1, PAGR1 <text:s/>- <text:s/>paxip1 associated glutamate-rich protein 1, AGPAT5 <text:s/>- <text:s/>1-acylglycerol-3-phosphate o-acyltransferase 5, MORC2 <text:s/>- <text:s/>morc family cw-type zinc finger 2, ATOH1 <text:s/>- <text:s/>atonal homolog 1 (drosophila), ENPP4 <text:s/>- <text:s/>ectonucleotide pyrophosphatase/phosphodiesterase 4 (putative), DUSP8 <text:s/>- <text:s/>dual specificity phosphatase 8, MAZ <text:s/>- <text:s/>myc-associated zinc finger protein (purine-binding transcription factor), TBX18 <text:s/>- <text:s/>t-box 18, FRYL <text:s/>- <text:s/>fry-like, MKL1 <text:s/>- <text:s/>megakaryoblastic leukemia (translocation) 1, FBXL8 <text:s/>- <text:s/>f-box and leucine-rich repeat protein 8, PER1 <text:s/>- <text:s/>period circadian clock 1, ABHD12 <text:s/>- <text:s/>abhydrolase domain containing 12, GIGYF2 <text:s/>- <text:s/>grb10 interacting gyf protein 2, MCM6 <text:s/>- <text:s/>minichromosome maintenance complex component 6, ATP5E <text:s/>- <text:s/>atp synthase, h+ transporting, mitochondrial f1 complex, epsilon subunit, ATP5G2 <text:s/>- <text:s/>atp synthase, h+ transporting, mitochondrial fo complex, subunit c2 (subunit 9), AKR1E2 <text:s/>- <text:s/>aldo-keto reductase family 1, member e2, WARS <text:s/>- <text:s/>tryptophanyl-trna synthetase, GEN1 <text:s/>- <text:s/>gen1 holliday junction 5' flap endonuclease, PIAS2 <text:s/>- <text:s/>protein inhibitor of activated stat, 2, LSS <text:s/>- <text:s/>lanosterol synthase (2,3-oxidosqualene-lanosterol cyclase), PPIL1 <text:s/>- <text:s/>peptidylprolyl isomerase (cyclophilin)-like 1, PITX3 <text:s/>- <text:s/>paired-like homeodomain 3, LSAMP <text:s/>- <text:s/>limbic system-associated membrane protein, DLG3 <text:s/>- <text:s/>discs, large homolog 3 (drosophila), ZNF597 <text:s/>- <text:s/>zinc finger protein 597, PNPT1 <text:s/>- <text:s/>polyribonucleotide nucleotidyltransferase 1, DLG2 <text:s/>- <text:s/>discs, large homolog 2 (drosophila), SHH <text:s/>- <text:s/>sonic hedgehog, DLX2 <text:s/>- <text:s/>distal-less homeobox 2, FBXW4 <text:s/>- <text:s/>f-box and wd repeat domain containing 4, FBXO24 <text:s/>- <text:s/>f-box protein 24, DLX3 <text:s/>- <text:s/>distal-less homeobox 3, FBXO25 <text:s/>- <text:s/>f-box protein 25, LUM <text:s/>- <text:s/>lumican, ADAMTS19 <text:s/>- <text:s/>adam metallopeptidase with thrombospondin type 1 motif, 19, SESN2 <text:s/>- <text:s/>sestrin 2, PIK3AP1 <text:s/>- <text:s/>phosphoinositide-3-kinase adaptor protein 1, SIX1 <text:s/>- <text:s/>six homeobox 1, PIAS4 <text:s/>- <text:s/>protein inhibitor of activated stat, 4, GPAM <text:s/>- <text:s/>glycerol-3-phosphate acyltransferase, mitochondrial, GDE1 <text:s/>- <text:s/>glycerophosphodiester phosphodiesterase 1, RPUSD3 <text:s/>- <text:s/>rna pseudouridylate synthase domain containing 3, SLX1A <text:s/>- <text:s/>slx1 structure-specific endonuclease subunit homolog a (s. cerevisiae), SETDB2 <text:s/>- <text:s/>set domain, bifurcated 2, GSK3B <text:s/>- <text:s/>glycogen synthase kinase 3 beta, TRMT6 <text:s/>- <text:s/>trna methyltransferase 6 homolog (s. cerevisiae), SAP30BP <text:s/>- <text:s/>sap30 binding protein, SIX5 <text:s/>- <text:s/>six homeobox 5, G3BP1 <text:s/>- <text:s/>gtpase activating protein (sh3 domain) binding protein 1, CASZ1 <text:s/>- <text:s/>castor zinc finger 1, ELK1 <text:s/>- <text:s/>elk1, member of ets oncogene family, CHAC1 <text:s/>- <text:s/>chac, cation transport regulator homolog 1 (e. coli), RECQL <text:s/>- <text:s/>recq protein-like (dna helicase q1-like), ATP6AP2 <text:s/>- <text:s/>atpase, h+ transporting, lysosomal accessory protein 2, NASP <text:s/>- <text:s/>nuclear autoantigenic sperm protein (histone-binding), NCAM1 <text:s/>- <text:s/>neural cell adhesion molecule 1, SIRT2 <text:s/>- <text:s/>sirtuin 2, TDRD3 <text:s/>- <text:s/>tudor domain containing 3, RCL1 <text:s/>- <text:s/>rna terminal phosphate cyclase-like 1, RAD18 <text:s/>- <text:s/>rad18 homolog (s. cerevisiae), BLK <text:s/>- <text:s/>b lymphoid tyrosine kinase, BLMH <text:s/>- <text:s/>bleomycin hydrolase, GRHL1 <text:s/>- <text:s/>grainyhead-like 1 (drosophila), ELAVL4 <text:s/>- <text:s/>elav (embryonic lethal, abnormal vision, drosophila)-like 4, RIMKLA <text:s/>- <text:s/>ribosomal modification protein rimk-like family member a, LDB1 <text:s/>- <text:s/>lim domain binding 1, MYO1E <text:s/>- <text:s/>myosin ie, HOXC6 <text:s/>- <text:s/>homeobox c6, NRIP3 <text:s/>- <text:s/>nuclear receptor interacting protein 3, ABCA7 <text:s/>- <text:s/>atp-binding cassette, sub-family a (abc1), member 7, ACIN1 <text:s/>- <text:s/>apoptotic chromatin condensation inducer 1, FAHD1 <text:s/>- <text:s/>fumarylacetoacetate hydrolase domain containing 1, GGCT <text:s/>- <text:s/>gamma-glutamylcyclotransferase, TPP2 <text:s/>- <text:s/>tripeptidyl peptidase ii, BCAS3 <text:s/>- <text:s/>breast carcinoma amplified sequence 3, ZNF362 <text:s/>- <text:s/>zinc finger protein 362, BBX <text:s/>- <text:s/>bobby sox homolog (drosophila), IARS <text:s/>- <text:s/>isoleucyl-trna synthetase, DDX50 <text:s/>- <text:s/>dead (asp-glu-ala-asp) box polypeptide 50, CCNA1 <text:s/>- <text:s/>cyclin a1, ELOVL3 <text:s/>- <text:s/>elovl fatty acid elongase 3, ZNF292 <text:s/>- <text:s/>zinc finger protein 292, NABP2 <text:s/>- <text:s/>nucleic acid binding protein 2, COQ7 <text:s/>- <text:s/>coenzyme q7 homolog, ubiquinone (yeast), PRDM10 <text:s/>- <text:s/>pr domain containing 10, PM20D1 <text:s/>- <text:s/>peptidase m20 domain containing 1, KDM1A <text:s/>- <text:s/>lysine (k)-specific demethylase 1a, INO80B <text:s/>- <text:s/>ino80 complex subunit b, PSMC3IP <text:s/>- <text:s/>psmc3 interacting protein, SERTAD1 <text:s/>- <text:s/>serta domain containing 1, HIST3H2A <text:s/>- <text:s/>histone cluster 3, h2a, ZNF555 <text:s/>- <text:s/>zinc finger protein 555, SRRM1 <text:s/>- <text:s/>serine/arginine repetitive matrix 1, E2F3 <text:s/>- <text:s/>e2f transcription factor 3, XAB2 <text:s/>- <text:s/>xpa binding protein 2, KCTD9 <text:s/>- <text:s/>potassium channel tetramerization domain containing 9, HELB <text:s/>- <text:s/>helicase (dna) b, TRHDE <text:s/>- <text:s/>thyrotropin-releasing hormone degrading enzyme, MYT1L <text:s/>- <text:s/>myelin transcription factor 1-like, MYCBP2 <text:s/>- <text:s/>myc binding protein 2, e3 ubiquitin protein ligase, ADAMTSL1 <text:s/>- <text:s/>adamts-like 1, TOMM40 <text:s/>- <text:s/>translocase of outer mitochondrial membrane 40 homolog (yeast), TTLL5 <text:s/>- <text:s/>tubulin tyrosine ligase-like family, member 5, USP1 <text:s/>- <text:s/>ubiquitin specific peptidase 1, KIAA2018 <text:s/>- <text:s/>kiaa2018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AGO1 <text:s/>- <text:s/>argonaute risc catalytic component 1, RPA2 <text:s/>- <text:s/>replication protein a2, 32kda, RPN2 <text:s/>- <text:s/>ribophorin ii, SH2D3C <text:s/>- <text:s/>sh2 domain containing 3c, MRPS12 <text:s/>- <text:s/>mitochondrial ribosomal protein s12, MAST2 <text:s/>- <text:s/>microtubule associated serine/threonine kinase 2, RPLP0 <text:s/>- <text:s/>ribosomal protein, large, p0, DDX24 <text:s/>- <text:s/>dead (asp-glu-ala-asp) box helicase 24, MSX1 <text:s/>- <text:s/>msh homeobox 1, CALM3 <text:s/>- <text:s/>calmodulin 3 (phosphorylase kinase, delta), UBE2K <text:s/>- <text:s/>ubiquitin-conjugating enzyme e2k, RARS2 <text:s/>- <text:s/>arginyl-trna synthetase 2, mitochondrial, KIF14 <text:s/>- <text:s/>kinesin family member 14, ZBTB5 <text:s/>- <text:s/>zinc finger and btb domain containing 5, LIN52 <text:s/>- <text:s/>lin-52 homolog (c. elegans), EHF <text:s/>- <text:s/>ets homologous factor, HOXC4 <text:s/>- <text:s/>homeobox c4, DOLPP1 <text:s/>- <text:s/>dolichyldiphosphatase 1, HNRNPL <text:s/>- <text:s/>heterogeneous nuclear ribonucleoprotein l, CRYZL1 <text:s/>- <text:s/>crystallin, zeta (quinone reductase)-like 1, MRPS18B <text:s/>- <text:s/>mitochondrial ribosomal protein s18b, RPS6KA1 <text:s/>- <text:s/>ribosomal protein s6 kinase, 90kda, polypeptide 1, BABAM1 <text:s/>- <text:s/>brisc and brca1 a complex member 1, HNRNPA1 <text:s/>- <text:s/>heterogeneous nuclear ribonucleoprotein a1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SARS2 <text:s/>- <text:s/>seryl-trna synthetase 2, mitochondrial, HMGCS1 <text:s/>- <text:s/>3-hydroxy-3-methylglutaryl-coa synthase 1 (soluble), MPP2 <text:s/>- <text:s/>membrane protein, palmitoylated 2 (maguk p55 subfamily member 2), PRMT5 <text:s/>- <text:s/>protein arginine methyltransferase 5, ATAD2 <text:s/>- <text:s/>atpase family, aaa domain containing 2, CDC6 <text:s/>- <text:s/>cell division cycle 6, CDK1 <text:s/>- <text:s/>cyclin-dependent kinase 1, KCNAB2 <text:s/>- <text:s/>potassium voltage-gated channel, shaker-related subfamily, beta member 2, CYB5B <text:s/>- <text:s/>cytochrome b5 type b (outer mitochondrial membrane), RPS6KA6 <text:s/>- <text:s/>ribosomal protein s6 kinase, 90kda, polypeptide 6, RBM15 <text:s/>- <text:s/>rna binding motif protein 15, CYP2U1 <text:s/>- <text:s/>cytochrome p450, family 2, subfamily u, polypeptide 1, ARID3B <text:s/>- <text:s/>at rich interactive domain 3b (bright-like), BHLHE22 <text:s/>- <text:s/>basic helix-loop-helix family, member e22, DESI1 <text:s/>- <text:s/>desumoylating isopeptidase 1, ERCC6L2 <text:s/>- <text:s/>excision repair cross-complementing rodent repair deficiency, complementation group 6-like 2, PSKH1 <text:s/>- <text:s/>protein serine kinase h1, ILF2 <text:s/>- <text:s/>interleukin enhancer binding factor 2, ADCY10 <text:s/>- <text:s/>adenylate cyclase 10 (soluble), IGF2BP2 <text:s/>- <text:s/>insulin-like growth factor 2 mrna binding protein 2, MTFR2 <text:s/>- <text:s/>mitochondrial fission regulator 2, OAZ1 <text:s/>- <text:s/>ornithine decarboxylase antizyme 1, DMRT2 <text:s/>- <text:s/>doublesex and mab-3 related transcription factor 2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TYSND1 <text:s/>- <text:s/>trypsin domain containing 1, DDR2 <text:s/>- <text:s/>discoidin domain receptor tyrosine kinase 2, CELA2B <text:s/>- <text:s/>chymotrypsin-like elastase family, member 2b, MAML1 <text:s/>- <text:s/>mastermind-like 1 (drosophila), TARBP2 <text:s/>- <text:s/>tar (hiv-1) rna binding protein 2, NUP88 <text:s/>- <text:s/>nucleoporin 88kda, FGF4 <text:s/>- <text:s/>fibroblast growth factor 4, KLHL4 <text:s/>- <text:s/>kelch-like family member 4, DHX38 <text:s/>- <text:s/>deah (asp-glu-ala-his) box polypeptide 38, FDXR <text:s/>- <text:s/>ferredoxin reductase, FDPS <text:s/>- <text:s/>farnesyl diphosphate synthase, SIK3 <text:s/>- <text:s/>sik family kinase 3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CDKN2D <text:s/>- <text:s/>cyclin-dependent kinase inhibitor 2d (p19, inhibits cdk4), IRF6 <text:s/>- <text:s/>interferon regulatory factor 6, ZFP91 <text:s/>- <text:s/>zfp91 zinc finger protein, LARP1 <text:s/>- <text:s/>la ribonucleoprotein domain family, member 1, TNFSF11 <text:s/>- <text:s/>tumor necrosis factor (ligand) superfamily, member 11, MED19 <text:s/>- <text:s/>mediator complex subunit 19, NRL <text:s/>- <text:s/>neural retina leucine zipper, NRD1 <text:s/>- <text:s/>nardilysin (n-arginine dibasic convertase), RRN3 <text:s/>- <text:s/>rrn3 rna polymerase i transcription factor homolog (s. cerevisiae), PDP1 <text:s/>- <text:s/>pyruvate dehyrogenase phosphatase catalytic subunit 1, PDE7B <text:s/>- <text:s/>phosphodiesterase 7b, RHOQ <text:s/>- <text:s/>ras homolog family member q, TLE3 <text:s/>- <text:s/>transducin-like enhancer of split 3 (e(sp1) homolog, drosophila), TFB2M <text:s/>- <text:s/>transcription factor b2, mitochondrial, TLE4 <text:s/>- <text:s/>transducin-like enhancer of split 4 (e(sp1) homolog, drosophila), TLL2 <text:s/>- <text:s/>tolloid-like 2, PEX2 <text:s/>- <text:s/>peroxisomal biogenesis factor 2, VSX2 <text:s/>- <text:s/>visual system homeobox 2, ESPL1 <text:s/>- <text:s/>extra spindle pole bodies homolog 1 (s. cerevisiae), BAZ2B <text:s/>- <text:s/>bromodomain adjacent to zinc finger domain, 2b, ZFPM2 <text:s/>- <text:s/>zinc finger protein, fog family member 2, NFYA <text:s/>- <text:s/>nuclear transcription factor y, alpha, MLEC <text:s/>- <text:s/>malectin, BRPF3 <text:s/>- <text:s/>bromodomain and phd finger containing, 3, GCAT <text:s/>- <text:s/>glycine c-acetyltransferase, NFYC <text:s/>- <text:s/>nuclear transcription factor y, gamma, GLS2 <text:s/>- <text:s/>glutaminase 2 (liver, mitochondrial)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ZNF513 <text:s/>- <text:s/>zinc finger protein 513, CCP110 <text:s/>- <text:s/>centriolar coiled coil protein 110kda, TMBIM6 <text:s/>- <text:s/>transmembrane bax inhibitor motif containing 6, SUZ12 <text:s/>- <text:s/>suz12 polycomb repressive complex 2 subunit, COL5A3 <text:s/>- <text:s/>collagen, type v, alpha 3, OARD1 <text:s/>- <text:s/>o-acyl-adp-ribose deacylase 1, MTFR1 <text:s/>- <text:s/>mitochondrial fission regulator 1, MRPL50 <text:s/>- <text:s/>mitochondrial ribosomal protein l50, SAT2 <text:s/>- <text:s/>spermidine/spermine n1-acetyltransferase family member 2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RARA <text:s/>- <text:s/>retinoic acid receptor, alpha, JMJD1C <text:s/>- <text:s/>jumonji domain containing 1c, NEUROG3 <text:s/>- <text:s/>neurogenin 3, MBOAT2 <text:s/>- <text:s/>membrane bound o-acyltransferase domain containing 2, RBFOX2 <text:s/>- <text:s/>rna binding protein, fox-1 homolog (c. elegans) 2, NEUROG2 <text:s/>- <text:s/>neurogenin 2, RBM4 <text:s/>- <text:s/>rna binding motif protein 4, TGFB1I1 <text:s/>- <text:s/>transforming growth factor beta 1 induced transcript 1, ARID4A <text:s/>- <text:s/>at rich interactive domain 4a (rbp1-like), NUP35 <text:s/>- <text:s/>nucleoporin 35kda, FOSB <text:s/>- <text:s/>fbj murine osteosarcoma viral oncogene homolog b, DDX4 <text:s/>- <text:s/>dead (asp-glu-ala-asp) box polypeptide 4, CABIN1 <text:s/>- <text:s/>calcineurin binding protein 1, TTF2 <text:s/>- <text:s/>transcription termination factor, rna polymerase ii, KLF10 <text:s/>- <text:s/>kruppel-like factor 10, THY1 <text:s/>- <text:s/>thy-1 cell surface antigen, SULT1A4 <text:s/>- <text:s/>sulfotransferase family, cytosolic, 1a, phenol-preferring, member 4, NDUFS2 <text:s/>- <text:s/>nadh dehydrogenase (ubiquinone) fe-s protein 2, 49kda (nadh-coenzyme q reduc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0000788" calcext:value-type="float">
            <text:p>7.88E-0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690" calcext:value-type="float">
            <text:p>69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[SAP30BP <text:s/>- <text:s/>sap30 binding protein, DHX9 <text:s/>- <text:s/>deah (asp-glu-ala-his) box helicase 9, ZNF189 <text:s/>- <text:s/>zinc finger protein 189, SIX5 <text:s/>- <text:s/>six homeobox 5, LHX1 <text:s/>- <text:s/>lim homeobox 1, RBM23 <text:s/>- <text:s/>rna binding motif protein 23, CASZ1 <text:s/>- <text:s/>castor zinc finger 1, ELK1 <text:s/>- <text:s/>elk1, member of ets oncogene family, RBM15 <text:s/>- <text:s/>rna binding motif protein 15, DDIT3 <text:s/>- <text:s/>dna-damage-inducible transcript 3, ZNF385A <text:s/>- <text:s/>zinc finger protein 385a, HNRNPA0 <text:s/>- <text:s/>heterogeneous nuclear ribonucleoprotein a0, ARID3B <text:s/>- <text:s/>at rich interactive domain 3b (bright-like), BHLHE22 <text:s/>- <text:s/>basic helix-loop-helix family, member e22, MLH1 <text:s/>- <text:s/>mutl homolog 1, colon cancer, nonpolyposis type 2 (e. coli)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RCL1 <text:s/>- <text:s/>rna terminal phosphate cyclase-like 1, MAEL <text:s/>- <text:s/>maelstrom spermatogenic transposon silencer, BRD8 <text:s/>- <text:s/>bromodomain containing 8, SP2 <text:s/>- <text:s/>sp2 transcription factor, TRUB1 <text:s/>- <text:s/>trub pseudouridine (psi) synthase homolog 1 (e. coli)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SON <text:s/>- <text:s/>son dna binding protein, EAF2 <text:s/>- <text:s/>ell associated factor 2, ELAVL4 <text:s/>- <text:s/>elav (embryonic lethal, abnormal vision, drosophila)-like 4, LDB1 <text:s/>- <text:s/>lim domain binding 1, HOXC6 <text:s/>- <text:s/>homeobox c6, ACIN1 <text:s/>- <text:s/>apoptotic chromatin condensation inducer 1, SAP130 <text:s/>- <text:s/>sin3a-associated protein, 130kda, BCAS3 <text:s/>- <text:s/>breast carcinoma amplified sequence 3, ZNF362 <text:s/>- <text:s/>zinc finger protein 362, IARS <text:s/>- <text:s/>isoleucyl-trna synthetase, BBX <text:s/>- <text:s/>bobby sox homolog (drosophila), MAML1 <text:s/>- <text:s/>mastermind-like 1 (drosophila), DDX50 <text:s/>- <text:s/>dead (asp-glu-ala-asp) box polypeptide 50, SNRPA <text:s/>- <text:s/>small nuclear ribonucleoprotein polypeptide a, TARBP2 <text:s/>- <text:s/>tar (hiv-1) rna binding protein 2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WDR3 <text:s/>- <text:s/>wd repeat domain 3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ROCK2 <text:s/>- <text:s/>rho-associated, coiled-coil containing protein kinase 2, HELB <text:s/>- <text:s/>helicase (dna) b, ZNF644 <text:s/>- <text:s/>zinc finger protein 644, MYT1L <text:s/>- <text:s/>myelin transcription factor 1-like, PRPF38B <text:s/>- <text:s/>prp38 pre-mrna processing factor 38 (yeast) domain containing b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PRPF40B <text:s/>- <text:s/>prp40 pre-mrna processing factor 40 homolog b (s. cerevisiae), IRF2BP1 <text:s/>- <text:s/>interferon regulatory factor 2 binding protein 1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DDX52 <text:s/>- <text:s/>dead (asp-glu-ala-asp) box polypeptide 52, DDX24 <text:s/>- <text:s/>dead (asp-glu-ala-asp) box helicase 24, ZNF526 <text:s/>- <text:s/>zinc finger protein 526, NKX6-1 <text:s/>- <text:s/>nk6 homeobox 1, DEK <text:s/>- <text:s/>dek oncogene, MSX1 <text:s/>- <text:s/>msh homeobox 1, WARS <text:s/>- <text:s/>tryptophanyl-trna synthetase, PIAS2 <text:s/>- <text:s/>protein inhibitor of activated stat, 2, ZNF513 <text:s/>- <text:s/>zinc finger protein 513, RARS2 <text:s/>- <text:s/>arginyl-trna synthetase 2, mitochondrial, LIN28A <text:s/>- <text:s/>lin-28 homolog a (c. elegans), PPIL1 <text:s/>- <text:s/>peptidylprolyl isomerase (cyclophilin)-like 1, SUZ12 <text:s/>- <text:s/>suz12 polycomb repressive complex 2 subunit, PITX3 <text:s/>- <text:s/>paired-like homeodomain 3, ZBTB5 <text:s/>- <text:s/>zinc finger and btb domain containing 5, ZNF597 <text:s/>- <text:s/>zinc finger protein 597, LIN52 <text:s/>- <text:s/>lin-52 homolog (c. elegans), IWS1 <text:s/>- <text:s/>iws1 homolog (s. cerevisiae), CELF6 <text:s/>- <text:s/>cugbp, elav-like family member 6, PNPT1 <text:s/>- <text:s/>polyribonucleotide nucleotidyltransferase 1, CRY1 <text:s/>- <text:s/>cryptochrome 1 (photolyase-like), DLX2 <text:s/>- <text:s/>distal-less homeobox 2, EHF <text:s/>- <text:s/>ets homologous factor, HOXC4 <text:s/>- <text:s/>homeobox c4, DLX3 <text:s/>- <text:s/>distal-less homeobox 3, HNRNPL <text:s/>- <text:s/>heterogeneous nuclear ribonucleoprotein l, TFDP2 <text:s/>- <text:s/>transcription factor dp-2 (e2f dimerization partner 2), NFATC4 <text:s/>- <text:s/>nuclear factor of activated t-cells, cytoplasmic, calcineurin-dependent 4, USP21 <text:s/>- <text:s/>ubiquitin specific peptidase 21, ELAC2 <text:s/>- <text:s/>elac ribonuclease z 2, KHDRBS1 <text:s/>- <text:s/>kh domain containing, rna binding, signal transduction associated 1, TAF8 <text:s/>- <text:s/>taf8 rna polymerase ii, tata box binding protein (tbp)-associated factor, 43kda, CELF2 <text:s/>- <text:s/>cugbp, elav-like family member 2, EXD1 <text:s/>- <text:s/>exonuclease 3'-5' domain containing 1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RBFOX2 <text:s/>- <text:s/>rna binding protein, fox-1 homolog (c. elegans) 2, PIAS4 <text:s/>- <text:s/>protein inhibitor of activated stat, 4, ZNF397 <text:s/>- <text:s/>zinc finger protein 397, NEUROG2 <text:s/>- <text:s/>neurogenin 2, HNRNPA1 <text:s/>- <text:s/>heterogeneous nuclear ribonucleoprotein a1, TGFB1I1 <text:s/>- <text:s/>transforming growth factor beta 1 induced transcript 1, RBM4 <text:s/>- <text:s/>rna binding motif protein 4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SARS2 <text:s/>- <text:s/>seryl-trna synthetase 2, mitochondrial, NUP35 <text:s/>- <text:s/>nucleoporin 35kda, FOSB <text:s/>- <text:s/>fbj murine osteosarcoma viral oncogene homolog b, RPUSD3 <text:s/>- <text:s/>rna pseudouridylate synthase domain containing 3, ZNF683 <text:s/>- <text:s/>zinc finger protein 683, DDX4 <text:s/>- <text:s/>dead (asp-glu-ala-asp) box polypeptide 4, PRKCB <text:s/>- <text:s/>protein kinase c, beta, TTF2 <text:s/>- <text:s/>transcription termination factor, rna polymerase ii, KLF10 <text:s/>- <text:s/>kruppel-like factor 10, PRMT5 <text:s/>- <text:s/>protein arginine methyltransferase 5, ATAD2 <text:s/>- <text:s/>atpase family, aaa domain containing 2, TRMT6 <text:s/>- <text:s/>trna methyltransferase 6 homolog (s. cerevisiae)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1.19" calcext:value-type="float">
            <text:p>1.19</text:p>
          </table:table-cell>
          <table:table-cell office:value-type="float" office:value="13954" calcext:value-type="float">
            <text:p>13954</text:p>
          </table:table-cell>
          <table:table-cell office:value-type="float" office:value="6807" calcext:value-type="float">
            <text:p>6807</text:p>
          </table:table-cell>
          <table:table-cell office:value-type="float" office:value="690" calcext:value-type="float">
            <text:p>69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[LHX1 <text:s/>- <text:s/>lim homeobox 1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MAEL <text:s/>- <text:s/>maelstrom spermatogenic transposon silencer, SP2 <text:s/>- <text:s/>sp2 transcription factor, ACAT2 <text:s/>- <text:s/>acetyl-coa acetyltransferase 2, BRD8 <text:s/>- <text:s/>bromodomain containing 8, GPC3 <text:s/>- <text:s/>glypican 3, SYVN1 <text:s/>- <text:s/>synovial apoptosis inhibitor 1, synoviolin, ATG4C <text:s/>- <text:s/>autophagy related 4c, cysteine peptidase, LPL <text:s/>- <text:s/>lipoprotein lipase, GRHL3 <text:s/>- <text:s/>grainyhead-like 3 (drosophila), PIP5KL1 <text:s/>- <text:s/>phosphatidylinositol-4-phosphate 5-kinase-like 1, TCERG1 <text:s/>- <text:s/>transcription elongation regulator 1, CCNB1IP1 <text:s/>- <text:s/>cyclin b1 interacting protein 1, e3 ubiquitin protein ligase, MCM8 <text:s/>- <text:s/>minichromosome maintenance complex component 8, ORC3 <text:s/>- <text:s/>origin recognition complex, subunit 3, SON <text:s/>- <text:s/>son dna binding protein, MMAB <text:s/>- <text:s/>methylmalonic aciduria (cobalamin deficiency) cblb type, RAB40C <text:s/>- <text:s/>rab40c, member ras oncogene family, GLUL <text:s/>- <text:s/>glutamate-ammonia ligase, ANAPC5 <text:s/>- <text:s/>anaphase promoting complex subunit 5, SPTLC2 <text:s/>- <text:s/>serine palmitoyltransferase, long chain base subunit 2, PPM1B <text:s/>- <text:s/>protein phosphatase, mg2+/mn2+ dependent, 1b, MOGAT1 <text:s/>- <text:s/>monoacylglycerol o-acyltransferase 1, AMER1 <text:s/>- <text:s/>apc membrane recruitment protein 1, SNRPA <text:s/>- <text:s/>small nuclear ribonucleoprotein polypeptide a, ACVR1 <text:s/>- <text:s/>activin a receptor, type i, RNASE9 <text:s/>- <text:s/>ribonuclease, rnase a family, 9 (non-active), TECR <text:s/>- <text:s/>trans-2,3-enoyl-coa reductase, GLI3 <text:s/>- <text:s/>gli family zinc finger 3, WDR3 <text:s/>- <text:s/>wd repeat domain 3, POU3F3 <text:s/>- <text:s/>pou class 3 homeobox 3, ACYP1 <text:s/>- <text:s/>acylphosphatase 1, erythrocyte (common) type, MRPS30 <text:s/>- <text:s/>mitochondrial ribosomal protein s30, ZBTB37 <text:s/>- <text:s/>zinc finger and btb domain containing 37, NAA60 <text:s/>- <text:s/>n(alpha)-acetyltransferase 60, natf catalytic subunit, PPARG <text:s/>- <text:s/>peroxisome proliferator-activated receptor gamma, PCYT1B <text:s/>- <text:s/>phosphate cytidylyltransferase 1, choline, beta, SSBP3 <text:s/>- <text:s/>single stranded dna binding protein 3, POU3F1 <text:s/>- <text:s/>pou class 3 homeobox 1, ROCK2 <text:s/>- <text:s/>rho-associated, coiled-coil containing protein kinase 2, ALDH1L1 <text:s/>- <text:s/>aldehyde dehydrogenase 1 family, member l1, FUNDC1 <text:s/>- <text:s/>fun14 domain containing 1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CCAR1 <text:s/>- <text:s/>cell division cycle and apoptosis regulator 1, KHK <text:s/>- <text:s/>ketohexokinase (fructokinase), HIVEP3 <text:s/>- <text:s/>human immunodeficiency virus type i enhancer binding protein 3, ZNF689 <text:s/>- <text:s/>zinc finger protein 689, PPP2R5D <text:s/>- <text:s/>protein phosphatase 2, regulatory subunit b', delta, PPP2R5C <text:s/>- <text:s/>protein phosphatase 2, regulatory subunit b', gamma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FUT8 <text:s/>- <text:s/>fucosyltransferase 8 (alpha (1,6) fucosyltransferase), DEK <text:s/>- <text:s/>dek oncogene, AURKA <text:s/>- <text:s/>aurora kinase a, RPAIN <text:s/>- <text:s/>rpa interacting protein, RNF181 <text:s/>- <text:s/>ring finger protein 181, LIN28A <text:s/>- <text:s/>lin-28 homolog a (c. elegans), MRPL37 <text:s/>- <text:s/>mitochondrial ribosomal protein l37, CRKL <text:s/>- <text:s/>v-crk avian sarcoma virus ct10 oncogene homolog-like, PAPPA2 <text:s/>- <text:s/>pappalysin 2, MRPL51 <text:s/>- <text:s/>mitochondrial ribosomal protein l51, IWS1 <text:s/>- <text:s/>iws1 homolog (s. cerevisiae), CELF6 <text:s/>- <text:s/>cugbp, elav-like family member 6, THAP9 <text:s/>- <text:s/>thap domain containing 9, CRY1 <text:s/>- <text:s/>cryptochrome 1 (photolyase-like), SLC25A25 <text:s/>- <text:s/>solute carrier family 25 (mitochondrial carrier; phosphate carrier), member 25, ALDOB <text:s/>- <text:s/>aldolase b, fructose-bisphosphate, IVD <text:s/>- <text:s/>isovaleryl-coa dehydrogenase, UBE2F <text:s/>- <text:s/>ubiquitin-conjugating enzyme e2f (putative), ELAC2 <text:s/>- <text:s/>elac ribonuclease z 2, EXD1 <text:s/>- <text:s/>exonuclease 3'-5' domain containing 1, ASF1B <text:s/>- <text:s/>anti-silencing function 1b histone chaperone, ZNF397 <text:s/>- <text:s/>zinc finger protein 397, FAM178A <text:s/>- <text:s/>family with sequence similarity 178, member a, PHF6 <text:s/>- <text:s/>phd finger protein 6, GINS4 <text:s/>- <text:s/>gins complex subunit 4 (sld5 homolog), OSBPL6 <text:s/>- <text:s/>oxysterol binding protein-like 6, KLF4 <text:s/>- <text:s/>kruppel-like factor 4 (gut), ZNF683 <text:s/>- <text:s/>zinc finger protein 683, PRKCB <text:s/>- <text:s/>protein kinase c, beta, GART <text:s/>- <text:s/>phosphoribosylglycinamide formyltransferase, phosphoribosylglycinamide synthetase, phosphoribosylaminoimidazole synthetase, DEDD2 <text:s/>- <text:s/>death effector domain containing 2, DHX9 <text:s/>- <text:s/>deah (asp-glu-ala-his) box helicase 9, PAPPA <text:s/>- <text:s/>pregnancy-associated plasma protein a, pappalysin 1, ZNF189 <text:s/>- <text:s/>zinc finger protein 189, RBM23 <text:s/>- <text:s/>rna binding motif protein 23, DDIT3 <text:s/>- <text:s/>dna-damage-inducible transcript 3, ZNF385A <text:s/>- <text:s/>zinc finger protein 385a, RFWD3 <text:s/>- <text:s/>ring finger and wd repeat domain 3, METAP1D <text:s/>- <text:s/>methionyl aminopeptidase type 1d (mitochondrial), MAP3K10 <text:s/>- <text:s/>mitogen-activated protein kinase kinase kinase 10, PBX1 <text:s/>- <text:s/>pre-b-cell leukemia homeobox 1, MLH1 <text:s/>- <text:s/>mutl homolog 1, colon cancer, nonpolyposis type 2 (e. coli), GTF2E1 <text:s/>- <text:s/>general transcription factor iie, polypeptide 1, alpha 56kda, HYKK <text:s/>- <text:s/>hydroxylysine kinase, NUDT2 <text:s/>- <text:s/>nudix (nucleoside diphosphate linked moiety x)-type motif 2, ZDHHC5 <text:s/>- <text:s/>zinc finger, dhhc-type containing 5, DHRS3 <text:s/>- <text:s/>dehydrogenase/reductase (sdr family) member 3, RPS6KA5 <text:s/>- <text:s/>ribosomal protein s6 kinase, 90kda, polypeptide 5, BOLA2B <text:s/>- <text:s/>bola homolog 2b (e. coli), TRUB1 <text:s/>- <text:s/>trub pseudouridine (psi) synthase homolog 1 (e. coli), GUCY1B3 <text:s/>- <text:s/>guanylate cyclase 1, soluble, beta 3, PEBP1 <text:s/>- <text:s/>phosphatidylethanolamine binding protein 1, CNTD1 <text:s/>- <text:s/>cyclin n-terminal domain containing 1, INTS7 <text:s/>- <text:s/>integrator complex subunit 7, LCLAT1 <text:s/>- <text:s/>lysocardiolipin acyltransferase 1, PPM1H <text:s/>- <text:s/>protein phosphatase, mg2+/mn2+ dependent, 1h, ALDH6A1 <text:s/>- <text:s/>aldehyde dehydrogenase 6 family, member a1, DUSP10 <text:s/>- <text:s/>dual specificity phosphatase 10, HIST1H2BB <text:s/>- <text:s/>histone cluster 1, h2bb, EPGN <text:s/>- <text:s/>epithelial mitogen, H2AFX <text:s/>- <text:s/>h2a histone family, member x, SAP130 <text:s/>- <text:s/>sin3a-associated protein, 130kda, HIST1H1D <text:s/>- <text:s/>histone cluster 1, h1d, HIST1H2BA <text:s/>- <text:s/>histone cluster 1, h2ba, ARID1B <text:s/>- <text:s/>at rich interactive domain 1b (swi1-like), ME2 <text:s/>- <text:s/>malic enzyme 2, nad(+)-dependent, mitochondrial, MED30 <text:s/>- <text:s/>mediator complex subunit 30, PDK3 <text:s/>- <text:s/>pyruvate dehydrogenase kinase, isozyme 3, PEG3 <text:s/>- <text:s/>paternally expressed 3, HAGH <text:s/>- <text:s/>hydroxyacylglutathione hydrolase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SARS <text:s/>- <text:s/>seryl-trna synthetase, CHMP2B <text:s/>- <text:s/>charged multivesicular body protein 2b, TRIM68 <text:s/>- <text:s/>tripartite motif containing 68, PDE4D <text:s/>- <text:s/>phosphodiesterase 4d, camp-specific, ZNF214 <text:s/>- <text:s/>zinc finger protein 214, HDAC1 <text:s/>- <text:s/>histone deacetylase 1, PRKAG3 <text:s/>- <text:s/>protein kinase, amp-activated, gamma 3 non-catalytic subunit, PDE3B <text:s/>- <text:s/>phosphodiesterase 3b, cgmp-inhibited, KAT7 <text:s/>- <text:s/>k(lysine) acetyltransferase 7, PHF19 <text:s/>- <text:s/>phd finger protein 19, IRF2BP1 <text:s/>- <text:s/>interferon regulatory factor 2 binding protein 1, CDK14 <text:s/>- <text:s/>cyclin-dependent kinase 14, DTL <text:s/>- <text:s/>denticleless e3 ubiquitin protein ligase homolog (drosophila), GOT1 <text:s/>- <text:s/>glutamic-oxaloacetic transaminase 1, soluble, BAHD1 <text:s/>- <text:s/>bromo adjacent homology domain containing 1, PAGR1 <text:s/>- <text:s/>paxip1 associated glutamate-rich protein 1, AGPAT5 <text:s/>- <text:s/>1-acylglycerol-3-phosphate o-acyltransferase 5, MORC2 <text:s/>- <text:s/>morc family cw-type zinc finger 2, ATOH1 <text:s/>- <text:s/>atonal homolog 1 (drosophila), ENPP4 <text:s/>- <text:s/>ectonucleotide pyrophosphatase/phosphodiesterase 4 (putative), DUSP8 <text:s/>- <text:s/>dual specificity phosphatase 8, MAZ <text:s/>- <text:s/>myc-associated zinc finger protein (purine-binding transcription factor), TBX18 <text:s/>- <text:s/>t-box 18, FRYL <text:s/>- <text:s/>fry-like, MKL1 <text:s/>- <text:s/>megakaryoblastic leukemia (translocation) 1, FBXL8 <text:s/>- <text:s/>f-box and leucine-rich repeat protein 8, PER1 <text:s/>- <text:s/>period circadian clock 1, ABHD12 <text:s/>- <text:s/>abhydrolase domain containing 12, GIGYF2 <text:s/>- <text:s/>grb10 interacting gyf protein 2, MCM6 <text:s/>- <text:s/>minichromosome maintenance complex component 6, ATP5E <text:s/>- <text:s/>atp synthase, h+ transporting, mitochondrial f1 complex, epsilon subunit, ATP5G2 <text:s/>- <text:s/>atp synthase, h+ transporting, mitochondrial fo complex, subunit c2 (subunit 9), WARS <text:s/>- <text:s/>tryptophanyl-trna synthetase, GEN1 <text:s/>- <text:s/>gen1 holliday junction 5' flap endonuclease, PIAS2 <text:s/>- <text:s/>protein inhibitor of activated stat, 2, PPIL1 <text:s/>- <text:s/>peptidylprolyl isomerase (cyclophilin)-like 1, PITX3 <text:s/>- <text:s/>paired-like homeodomain 3, LSAMP <text:s/>- <text:s/>limbic system-associated membrane protein, DLG3 <text:s/>- <text:s/>discs, large homolog 3 (drosophila), ZNF597 <text:s/>- <text:s/>zinc finger protein 597, PNPT1 <text:s/>- <text:s/>polyribonucleotide nucleotidyltransferase 1, DLG2 <text:s/>- <text:s/>discs, large homolog 2 (drosophila), SHH <text:s/>- <text:s/>sonic hedgehog, DLX2 <text:s/>- <text:s/>distal-less homeobox 2, FBXW4 <text:s/>- <text:s/>f-box and wd repeat domain containing 4, FBXO24 <text:s/>- <text:s/>f-box protein 24, DLX3 <text:s/>- <text:s/>distal-less homeobox 3, FBXO25 <text:s/>- <text:s/>f-box protein 25, LUM <text:s/>- <text:s/>lumican, SESN2 <text:s/>- <text:s/>sestrin 2, PIK3AP1 <text:s/>- <text:s/>phosphoinositide-3-kinase adaptor protein 1, SIX1 <text:s/>- <text:s/>six homeobox 1, PIAS4 <text:s/>- <text:s/>protein inhibitor of activated stat, 4, GPAM <text:s/>- <text:s/>glycerol-3-phosphate acyltransferase, mitochondrial, GDE1 <text:s/>- <text:s/>glycerophosphodiester phosphodiesterase 1, RPUSD3 <text:s/>- <text:s/>rna pseudouridylate synthase domain containing 3, SLX1A <text:s/>- <text:s/>slx1 structure-specific endonuclease subunit homolog a (s. cerevisiae), SETDB2 <text:s/>- <text:s/>set domain, bifurcated 2, GSK3B <text:s/>- <text:s/>glycogen synthase kinase 3 beta, TRMT6 <text:s/>- <text:s/>trna methyltransferase 6 homolog (s. cerevisiae), SAP30BP <text:s/>- <text:s/>sap30 binding protein, SIX5 <text:s/>- <text:s/>six homeobox 5, G3BP1 <text:s/>- <text:s/>gtpase activating protein (sh3 domain) binding protein 1, CASZ1 <text:s/>- <text:s/>castor zinc finger 1, ELK1 <text:s/>- <text:s/>elk1, member of ets oncogene family, CHAC1 <text:s/>- <text:s/>chac, cation transport regulator homolog 1 (e. coli), RECQL <text:s/>- <text:s/>recq protein-like (dna helicase q1-like), ATP6AP2 <text:s/>- <text:s/>atpase, h+ transporting, lysosomal accessory protein 2, NASP <text:s/>- <text:s/>nuclear autoantigenic sperm protein (histone-binding), NCAM1 <text:s/>- <text:s/>neural cell adhesion molecule 1, SIRT2 <text:s/>- <text:s/>sirtuin 2, RCL1 <text:s/>- <text:s/>rna terminal phosphate cyclase-like 1, RAD18 <text:s/>- <text:s/>rad18 homolog (s. cerevisiae), BLK <text:s/>- <text:s/>b lymphoid tyrosine kinase, BLMH <text:s/>- <text:s/>bleomycin hydrolase, GRHL1 <text:s/>- <text:s/>grainyhead-like 1 (drosophila), ELAVL4 <text:s/>- <text:s/>elav (embryonic lethal, abnormal vision, drosophila)-like 4, RIMKLA <text:s/>- <text:s/>ribosomal modification protein rimk-like family member a, LDB1 <text:s/>- <text:s/>lim domain binding 1, HOXC6 <text:s/>- <text:s/>homeobox c6, ABCA7 <text:s/>- <text:s/>atp-binding cassette, sub-family a (abc1), member 7, ACIN1 <text:s/>- <text:s/>apoptotic chromatin condensation inducer 1, TPP2 <text:s/>- <text:s/>tripeptidyl peptidase ii, GGCT <text:s/>- <text:s/>gamma-glutamylcyclotransferase, BCAS3 <text:s/>- <text:s/>breast carcinoma amplified sequence 3, ZNF362 <text:s/>- <text:s/>zinc finger protein 362, IARS <text:s/>- <text:s/>isoleucyl-trna synthetase, BBX <text:s/>- <text:s/>bobby sox homolog (drosophila), DDX50 <text:s/>- <text:s/>dead (asp-glu-ala-asp) box polypeptide 50, CCNA1 <text:s/>- <text:s/>cyclin a1, ELOVL3 <text:s/>- <text:s/>elovl fatty acid elongase 3, ZNF292 <text:s/>- <text:s/>zinc finger protein 292, COQ7 <text:s/>- <text:s/>coenzyme q7 homolog, ubiquinone (yeast), NABP2 <text:s/>- <text:s/>nucleic acid binding protein 2, PRDM10 <text:s/>- <text:s/>pr domain containing 10, PM20D1 <text:s/>- <text:s/>peptidase m20 domain containing 1, KDM1A <text:s/>- <text:s/>lysine (k)-specific demethylase 1a, INO80B <text:s/>- <text:s/>ino80 complex subunit b, PSMC3IP <text:s/>- <text:s/>psmc3 interacting protein, SERTAD1 <text:s/>- <text:s/>serta domain containing 1, HIST3H2A <text:s/>- <text:s/>histone cluster 3, h2a, ZNF555 <text:s/>- <text:s/>zinc finger protein 555, SRRM1 <text:s/>- <text:s/>serine/arginine repetitive matrix 1, E2F3 <text:s/>- <text:s/>e2f transcription factor 3, KCTD9 <text:s/>- <text:s/>potassium channel tetramerization domain containing 9, XAB2 <text:s/>- <text:s/>xpa binding protein 2, HELB <text:s/>- <text:s/>helicase (dna) b, TRHDE <text:s/>- <text:s/>thyrotropin-releasing hormone degrading enzyme, MYT1L <text:s/>- <text:s/>myelin transcription factor 1-like, MYCBP2 <text:s/>- <text:s/>myc binding protein 2, e3 ubiquitin protein ligase, ADAMTSL1 <text:s/>- <text:s/>adamts-like 1, TOMM40 <text:s/>- <text:s/>translocase of outer mitochondrial membrane 40 homolog (yeast), TTLL5 <text:s/>- <text:s/>tubulin tyrosine ligase-like family, member 5, USP1 <text:s/>- <text:s/>ubiquitin specific peptidase 1, KIAA2018 <text:s/>- <text:s/>kiaa2018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AGO1 <text:s/>- <text:s/>argonaute risc catalytic component 1, RPA2 <text:s/>- <text:s/>replication protein a2, 32kda, RPN2 <text:s/>- <text:s/>ribophorin ii, SH2D3C <text:s/>- <text:s/>sh2 domain containing 3c, MRPS12 <text:s/>- <text:s/>mitochondrial ribosomal protein s12, MAST2 <text:s/>- <text:s/>microtubule associated serine/threonine kinase 2, RPLP0 <text:s/>- <text:s/>ribosomal protein, large, p0, DDX24 <text:s/>- <text:s/>dead (asp-glu-ala-asp) box helicase 24, MSX1 <text:s/>- <text:s/>msh homeobox 1, CALM3 <text:s/>- <text:s/>calmodulin 3 (phosphorylase kinase, delta), UBE2K <text:s/>- <text:s/>ubiquitin-conjugating enzyme e2k, RARS2 <text:s/>- <text:s/>arginyl-trna synthetase 2, mitochondrial, KIF14 <text:s/>- <text:s/>kinesin family member 14, ZBTB5 <text:s/>- <text:s/>zinc finger and btb domain containing 5, LIN52 <text:s/>- <text:s/>lin-52 homolog (c. elegans), EHF <text:s/>- <text:s/>ets homologous factor, HOXC4 <text:s/>- <text:s/>homeobox c4, DOLPP1 <text:s/>- <text:s/>dolichyldiphosphatase 1, HNRNPL <text:s/>- <text:s/>heterogeneous nuclear ribonucleoprotein l, CRYZL1 <text:s/>- <text:s/>crystallin, zeta (quinone reductase)-like 1, MRPS18B <text:s/>- <text:s/>mitochondrial ribosomal protein s18b, RPS6KA1 <text:s/>- <text:s/>ribosomal protein s6 kinase, 90kda, polypeptide 1, BABAM1 <text:s/>- <text:s/>brisc and brca1 a complex member 1, HNRNPA1 <text:s/>- <text:s/>heterogeneous nuclear ribonucleoprotein a1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SARS2 <text:s/>- <text:s/>seryl-trna synthetase 2, mitochondrial, HMGCS1 <text:s/>- <text:s/>3-hydroxy-3-methylglutaryl-coa synthase 1 (soluble), MPP2 <text:s/>- <text:s/>membrane protein, palmitoylated 2 (maguk p55 subfamily member 2), PRMT5 <text:s/>- <text:s/>protein arginine methyltransferase 5, ATAD2 <text:s/>- <text:s/>atpase family, aaa domain containing 2, CDC6 <text:s/>- <text:s/>cell division cycle 6, CDK1 <text:s/>- <text:s/>cyclin-dependent kinase 1, KCNAB2 <text:s/>- <text:s/>potassium voltage-gated channel, shaker-related subfamily, beta member 2, CYB5B <text:s/>- <text:s/>cytochrome b5 type b (outer mitochondrial membrane), RPS6KA6 <text:s/>- <text:s/>ribosomal protein s6 kinase, 90kda, polypeptide 6, RBM15 <text:s/>- <text:s/>rna binding motif protein 15, CYP2U1 <text:s/>- <text:s/>cytochrome p450, family 2, subfamily u, polypeptide 1, ARID3B <text:s/>- <text:s/>at rich interactive domain 3b (bright-like), BHLHE22 <text:s/>- <text:s/>basic helix-loop-helix family, member e22, ERCC6L2 <text:s/>- <text:s/>excision repair cross-complementing rodent repair deficiency, complementation group 6-like 2, PSKH1 <text:s/>- <text:s/>protein serine kinase h1, ILF2 <text:s/>- <text:s/>interleukin enhancer binding factor 2, ADCY10 <text:s/>- <text:s/>adenylate cyclase 10 (soluble), MTFR2 <text:s/>- <text:s/>mitochondrial fission regulator 2, OAZ1 <text:s/>- <text:s/>ornithine decarboxylase antizyme 1, DMRT2 <text:s/>- <text:s/>doublesex and mab-3 related transcription factor 2, C15orf60 <text:s/>- <text:s/>chromosome 15 open reading frame 60, TAF6L <text:s/>- <text:s/>taf6-like rna polymerase ii, p300/cbp-associated factor (pcaf)-associated factor, 65kda, SP9 <text:s/>- <text:s/>sp9 transcription factor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DDR2 <text:s/>- <text:s/>discoidin domain receptor tyrosine kinase 2, MAML1 <text:s/>- <text:s/>mastermind-like 1 (drosophila), TARBP2 <text:s/>- <text:s/>tar (hiv-1) rna binding protein 2, NUP88 <text:s/>- <text:s/>nucleoporin 88kda, FGF4 <text:s/>- <text:s/>fibroblast growth factor 4, KLHL4 <text:s/>- <text:s/>kelch-like family member 4, DHX38 <text:s/>- <text:s/>deah (asp-glu-ala-his) box polypeptide 38, FDXR <text:s/>- <text:s/>ferredoxin reductase, FDPS <text:s/>- <text:s/>farnesyl diphosphate synthase, SIK3 <text:s/>- <text:s/>sik family kinase 3, PGP <text:s/>- <text:s/>phosphoglycolate phosphatase, ZEB2 <text:s/>- <text:s/>zinc finger e-box binding homeobox 2, CDKN3 <text:s/>- <text:s/>cyclin-dependent kinase inhibitor 3, KLHL25 <text:s/>- <text:s/>kelch-like family member 25, CDKN2D <text:s/>- <text:s/>cyclin-dependent kinase inhibitor 2d (p19, inhibits cdk4), IRF6 <text:s/>- <text:s/>interferon regulatory factor 6, ZFP91 <text:s/>- <text:s/>zfp91 zinc finger protein, LARP1 <text:s/>- <text:s/>la ribonucleoprotein domain family, member 1, TNFSF11 <text:s/>- <text:s/>tumor necrosis factor (ligand) superfamily, member 11, MED19 <text:s/>- <text:s/>mediator complex subunit 19, NRL <text:s/>- <text:s/>neural retina leucine zipper, RRN3 <text:s/>- <text:s/>rrn3 rna polymerase i transcription factor homolog (s. cerevisiae), PDP1 <text:s/>- <text:s/>pyruvate dehyrogenase phosphatase catalytic subunit 1, PDE7B <text:s/>- <text:s/>phosphodiesterase 7b, RHOQ <text:s/>- <text:s/>ras homolog family member q, TLE3 <text:s/>- <text:s/>transducin-like enhancer of split 3 (e(sp1) homolog, drosophila), TLE4 <text:s/>- <text:s/>transducin-like enhancer of split 4 (e(sp1) homolog, drosophila), TFB2M <text:s/>- <text:s/>transcription factor b2, mitochondrial, PEX2 <text:s/>- <text:s/>peroxisomal biogenesis factor 2, VSX2 <text:s/>- <text:s/>visual system homeobox 2, BAZ2B <text:s/>- <text:s/>bromodomain adjacent to zinc finger domain, 2b, ZFPM2 <text:s/>- <text:s/>zinc finger protein, fog family member 2, NFYA <text:s/>- <text:s/>nuclear transcription factor y, alpha, BRPF3 <text:s/>- <text:s/>bromodomain and phd finger containing, 3, GCAT <text:s/>- <text:s/>glycine c-acetyltransferase, NFYC <text:s/>- <text:s/>nuclear transcription factor y, gamma, GLS2 <text:s/>- <text:s/>glutaminase 2 (liver, mitochondrial)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ZNF513 <text:s/>- <text:s/>zinc finger protein 513, CCP110 <text:s/>- <text:s/>centriolar coiled coil protein 110kda, TMBIM6 <text:s/>- <text:s/>transmembrane bax inhibitor motif containing 6, SUZ12 <text:s/>- <text:s/>suz12 polycomb repressive complex 2 subunit, OARD1 <text:s/>- <text:s/>o-acyl-adp-ribose deacylase 1, MTFR1 <text:s/>- <text:s/>mitochondrial fission regulator 1, MRPL50 <text:s/>- <text:s/>mitochondrial ribosomal protein l50, SAT2 <text:s/>- <text:s/>spermidine/spermine n1-acetyltransferase family member 2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CELF2 <text:s/>- <text:s/>cugbp, elav-like family member 2, KLF1 <text:s/>- <text:s/>kruppel-like factor 1 (erythroid), RARA <text:s/>- <text:s/>retinoic acid receptor, alpha, JMJD1C <text:s/>- <text:s/>jumonji domain containing 1c, NEUROG3 <text:s/>- <text:s/>neurogenin 3, MBOAT2 <text:s/>- <text:s/>membrane bound o-acyltransferase domain containing 2, RBFOX2 <text:s/>- <text:s/>rna binding protein, fox-1 homolog (c. elegans) 2, RBM4 <text:s/>- <text:s/>rna binding motif protein 4, TGFB1I1 <text:s/>- <text:s/>transforming growth factor beta 1 induced transcript 1, NEUROG2 <text:s/>- <text:s/>neurogenin 2, ARID4A <text:s/>- <text:s/>at rich interactive domain 4a (rbp1-like), NUP35 <text:s/>- <text:s/>nucleoporin 35kda, FOSB <text:s/>- <text:s/>fbj murine osteosarcoma viral oncogene homolog b, DDX4 <text:s/>- <text:s/>dead (asp-glu-ala-asp) box polypeptide 4, TTF2 <text:s/>- <text:s/>transcription termination factor, rna polymerase ii, KLF10 <text:s/>- <text:s/>kruppel-like factor 10, THY1 <text:s/>- <text:s/>thy-1 cell surface antigen, SULT1A4 <text:s/>- <text:s/>sulfotransferase family, cytosolic, 1a, phenol-preferring, member 4, NDUFS2 <text:s/>- <text:s/>nadh dehydrogenase (ubiquinone) fe-s protein 2, 49kda (nadh-coenzyme q reduc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690" calcext:value-type="float">
            <text:p>6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SP2 <text:s/>- <text:s/>sp2 transcription factor, BRD8 <text:s/>- <text:s/>bromodomain containing 8, GPC3 <text:s/>- <text:s/>glypican 3, GRHL1 <text:s/>- <text:s/>grainyhead-like 1 (drosophila), GRHL3 <text:s/>- <text:s/>grainyhead-like 3 (drosophila), WBP2 <text:s/>- <text:s/>ww domain binding protein 2, TCERG1 <text:s/>- <text:s/>transcription elongation regulator 1, SON <text:s/>- <text:s/>son dna binding protein, LDB1 <text:s/>- <text:s/>lim domain binding 1, HOXC6 <text:s/>- <text:s/>homeobox c6, BCAS3 <text:s/>- <text:s/>breast carcinoma amplified sequence 3, ZNF362 <text:s/>- <text:s/>zinc finger protein 362, BBX <text:s/>- <text:s/>bobby sox homolog (drosophila), SNRPA <text:s/>- <text:s/>small nuclear ribonucleoprotein polypeptide a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ZNF689 <text:s/>- <text:s/>zinc finger protein 689, AGO1 <text:s/>- <text:s/>argonaute risc catalytic component 1, RECQL5 <text:s/>- <text:s/>recq protein-like 5, XRCC6 <text:s/>- <text:s/>x-ray repair complementing defective repair in chinese hamster cells 6, PTF1A <text:s/>- <text:s/>pancreas specific transcription factor, 1a, ZNF526 <text:s/>- <text:s/>zinc finger protein 526, DEK <text:s/>- <text:s/>dek oncogene, MSX1 <text:s/>- <text:s/>msh homeobox 1, LIN28A <text:s/>- <text:s/>lin-28 homolog a (c. elegans), TRADD <text:s/>- <text:s/>tnfrsf1a-associated via death domain, ZBTB5 <text:s/>- <text:s/>zinc finger and btb domain containing 5, CELF6 <text:s/>- <text:s/>cugbp, elav-like family member 6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ARID3B <text:s/>- <text:s/>at rich interactive domain 3b (bright-like), BHLHE22 <text:s/>- <text:s/>basic helix-loop-helix family, member e22, MAP3K10 <text:s/>- <text:s/>mitogen-activated protein kinase kinase kinase 10, PBX1 <text:s/>- <text:s/>pre-b-cell leukemia homeobox 1, GTF2E1 <text:s/>- <text:s/>general transcription factor iie, polypeptide 1, alpha 56kda, ILF2 <text:s/>- <text:s/>interleukin enhancer binding factor 2, CHP1 <text:s/>- <text:s/>calcineurin-like ef-hand protein 1, RPS6KA5 <text:s/>- <text:s/>ribosomal protein s6 kinase, 90kda, polypeptide 5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SAP130 <text:s/>- <text:s/>sin3a-associated protein, 130kda, H2AFX <text:s/>- <text:s/>h2a histone family, member x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ZNF644 <text:s/>- <text:s/>zinc finger protein 644, IRF6 <text:s/>- <text:s/>interferon regulatory factor 6, TNFSF11 <text:s/>- <text:s/>tumor necrosis factor (ligand) superfamily, member 11, ZNF214 <text:s/>- <text:s/>zinc finger protein 214, MED19 <text:s/>- <text:s/>mediator complex subunit 19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TFB2M <text:s/>- <text:s/>transcription factor b2, mitochondrial, HIST1H2AB <text:s/>- <text:s/>histone cluster 1, h2ab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NKX6-1 <text:s/>- <text:s/>nk6 homeobox 1, AUTS2 <text:s/>- <text:s/>autism susceptibility candidate 2, ATP2B4 <text:s/>- <text:s/>atpase, ca++ transporting, plasma membrane 4, ZNF513 <text:s/>- <text:s/>zinc finger protein 513, PIAS2 <text:s/>- <text:s/>protein inhibitor of activated stat, 2, TMBIM6 <text:s/>- <text:s/>transmembrane bax inhibitor motif containing 6, SUZ12 <text:s/>- <text:s/>suz12 polycomb repressive complex 2 subunit, PITX3 <text:s/>- <text:s/>paired-like homeodomain 3, PNPT1 <text:s/>- <text:s/>polyribonucleotide nucleotidyltransferase 1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HIST1H2AA <text:s/>- <text:s/>histone cluster 1, h2aa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CKS2 <text:s/>- <text:s/>cdc28 protein kinase regulatory subunit 2, SETDB2 <text:s/>- <text:s/>set domain, bifurcated 2, TTF2 <text:s/>- <text:s/>transcription termination factor, rna polymerase ii, KLF10 <text:s/>- <text:s/>kruppel-like factor 10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00413" calcext:value-type="float">
            <text:p>0.00000041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690" calcext:value-type="float">
            <text:p>69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PBX1 <text:s/>- <text:s/>pre-b-cell leukemia homeobox 1, GTF2E1 <text:s/>- <text:s/>general transcription factor iie, polypeptide 1, alpha 56kda, PNRC1 <text:s/>- <text:s/>proline-rich nuclear receptor coactivator 1, ILF2 <text:s/>- <text:s/>interleukin enhancer binding factor 2, SIRT2 <text:s/>- <text:s/>sirtuin 2, SP2 <text:s/>- <text:s/>sp2 transcription factor, BRD8 <text:s/>- <text:s/>bromodomain containing 8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EAF2 <text:s/>- <text:s/>ell associated factor 2, LDB1 <text:s/>- <text:s/>lim domain binding 1, HOXC6 <text:s/>- <text:s/>homeobox c6, SAP130 <text:s/>- <text:s/>sin3a-associated protein, 130kda, BCAS3 <text:s/>- <text:s/>breast carcinoma amplified sequence 3, ZNF362 <text:s/>- <text:s/>zinc finger protein 36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CCAR1 <text:s/>- <text:s/>cell division cycle and apoptosis regulator 1, BAHD1 <text:s/>- <text:s/>bromo adjacent homology domain containing 1, TLE3 <text:s/>- <text:s/>transducin-like enhancer of split 3 (e(sp1) homolog, drosophila), PAGR1 <text:s/>- <text:s/>paxip1 associated glutamate-rich protein 1, TFB2M <text:s/>- <text:s/>transcription factor b2, mitochondrial, TLE4 <text:s/>- <text:s/>transducin-like enhancer of split 4 (e(sp1) homolog, drosophila)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NKX6-1 <text:s/>- <text:s/>nk6 homeobox 1, DEK <text:s/>- <text:s/>dek oncogene, MSX1 <text:s/>- <text:s/>msh homeobox 1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49" calcext:value-type="float">
            <text:p>0.00000049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1.35" calcext:value-type="float">
            <text:p>1.35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690" calcext:value-type="float">
            <text:p>6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LDB1 <text:s/>- <text:s/>lim domain binding 1, HOXC6 <text:s/>- <text:s/>homeobox c6, BCAS3 <text:s/>- <text:s/>breast carcinoma amplified sequence 3, ZNF362 <text:s/>- <text:s/>zinc finger protein 362, BBX <text:s/>- <text:s/>bobby sox homolog (drosophila), SNRPA <text:s/>- <text:s/>small nuclear ribonucleoprotein polypeptide a, ACVR1 <text:s/>- <text:s/>activin a receptor, type i, CCNA1 <text:s/>- <text:s/>cyclin a1, ZNF292 <text:s/>- <text:s/>zinc finger protein 292, GLI3 <text:s/>- <text:s/>gli family zinc finger 3, NABP2 <text:s/>- <text:s/>nucleic acid binding protein 2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ZNF526 <text:s/>- <text:s/>zinc finger protein 526, DEK <text:s/>- <text:s/>dek oncogene, MSX1 <text:s/>- <text:s/>msh homeobox 1, CALM3 <text:s/>- <text:s/>calmodulin 3 (phosphorylase kinase, delta), LIN28A <text:s/>- <text:s/>lin-28 homolog a (c. elegans), TRADD <text:s/>- <text:s/>tnfrsf1a-associated via death domain, ZBTB5 <text:s/>- <text:s/>zinc finger and btb domain containing 5, IWS1 <text:s/>- <text:s/>iws1 homolog (s. cerevisiae), CELF6 <text:s/>- <text:s/>cugbp, elav-like family member 6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CXCL9 <text:s/>- <text:s/>chemokine (c-x-c motif) ligand 9, ARID3B <text:s/>- <text:s/>at rich interactive domain 3b (bright-like), BHLHE22 <text:s/>- <text:s/>basic helix-loop-helix family, member e22, MAP3K10 <text:s/>- <text:s/>mitogen-activated protein kinase kinase kinase 10, MLH1 <text:s/>- <text:s/>mutl homolog 1, colon cancer, nonpolyposis type 2 (e. coli), GTF2E1 <text:s/>- <text:s/>general transcription factor iie, polypeptide 1, alpha 56kda, PBX1 <text:s/>- <text:s/>pre-b-cell leukemia homeobox 1, ILF2 <text:s/>- <text:s/>interleukin enhancer binding factor 2, CHP1 <text:s/>- <text:s/>calcineurin-like ef-hand protein 1, RPS6KA5 <text:s/>- <text:s/>ribosomal protein s6 kinase, 90kda, polypeptide 5, GUCA2A <text:s/>- <text:s/>guanylate cyclase activator 2a (guanylin)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ME2 <text:s/>- <text:s/>malic enzyme 2, nad(+)-dependent, mitochondrial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ZNF644 <text:s/>- <text:s/>zinc finger protein 644, IRF6 <text:s/>- <text:s/>interferon regulatory factor 6, TNFSF11 <text:s/>- <text:s/>tumor necrosis factor (ligand) superfamily, member 11, MED19 <text:s/>- <text:s/>mediator complex subunit 19, PDE4D <text:s/>- <text:s/>phosphodiesterase 4d, camp-specific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HIST1H2AB <text:s/>- <text:s/>histone cluster 1, h2ab, TFB2M <text:s/>- <text:s/>transcription factor b2, mitochondrial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NKX6-1 <text:s/>- <text:s/>nk6 homeobox 1, AUTS2 <text:s/>- <text:s/>autism susceptibility candidate 2, ATP2B4 <text:s/>- <text:s/>atpase, ca++ transporting, plasma membrane 4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ZNF597 <text:s/>- <text:s/>zinc finger protein 597, PNPT1 <text:s/>- <text:s/>polyribonucleotide nucleotidyltransferase 1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SLX1A <text:s/>- <text:s/>slx1 structure-specific endonuclease subunit homolog a (s. cerevisiae)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709" calcext:value-type="float">
            <text:p>0.00000070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690" calcext:value-type="float">
            <text:p>6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LDB1 <text:s/>- <text:s/>lim domain binding 1, HOXC6 <text:s/>- <text:s/>homeobox c6, ABCA7 <text:s/>- <text:s/>atp-binding cassette, sub-family a (abc1), member 7, BCAS3 <text:s/>- <text:s/>breast carcinoma amplified sequence 3, ZNF362 <text:s/>- <text:s/>zinc finger protein 362, IARS <text:s/>- <text:s/>isoleucyl-trna synthetase, BBX <text:s/>- <text:s/>bobby sox homolog (drosophila), SNRPA <text:s/>- <text:s/>small nuclear ribonucleoprotein polypeptide a, ACVR1 <text:s/>- <text:s/>activin a receptor, type i, CCNA1 <text:s/>- <text:s/>cyclin a1, ZNF292 <text:s/>- <text:s/>zinc finger protein 292, GLI3 <text:s/>- <text:s/>gli family zinc finger 3, NABP2 <text:s/>- <text:s/>nucleic acid binding protein 2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RPA2 <text:s/>- <text:s/>replication protein a2, 32kda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KPNA2 <text:s/>- <text:s/>karyopherin alpha 2 (rag cohort 1, importin alpha 1), ZNF526 <text:s/>- <text:s/>zinc finger protein 526, DEK <text:s/>- <text:s/>dek oncogene, MSX1 <text:s/>- <text:s/>msh homeobox 1, CALM3 <text:s/>- <text:s/>calmodulin 3 (phosphorylase kinase, delta), LIN28A <text:s/>- <text:s/>lin-28 homolog a (c. elegans), TRADD <text:s/>- <text:s/>tnfrsf1a-associated via death domain, ZBTB5 <text:s/>- <text:s/>zinc finger and btb domain containing 5, IWS1 <text:s/>- <text:s/>iws1 homolog (s. cerevisiae), CELF6 <text:s/>- <text:s/>cugbp, elav-like family member 6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RBM15 <text:s/>- <text:s/>rna binding motif protein 15, DDIT3 <text:s/>- <text:s/>dna-damage-inducible transcript 3, ZNF385A <text:s/>- <text:s/>zinc finger protein 385a, TNRC6A <text:s/>- <text:s/>trinucleotide repeat containing 6a, CXCL9 <text:s/>- <text:s/>chemokine (c-x-c motif) ligand 9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OAZ1 <text:s/>- <text:s/>ornithine decarboxylase antizyme 1, DMRT2 <text:s/>- <text:s/>doublesex and mab-3 related transcription factor 2, SP9 <text:s/>- <text:s/>sp9 transcription factor, TAF6L <text:s/>- <text:s/>taf6-like rna polymerase ii, p300/cbp-associated factor (pcaf)-associated factor, 65kda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ME2 <text:s/>- <text:s/>malic enzyme 2, nad(+)-dependent, mitochondrial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MED19 <text:s/>- <text:s/>mediator complex subunit 19, PDE4D <text:s/>- <text:s/>phosphodiesterase 4d, camp-specific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FB2M <text:s/>- <text:s/>transcription factor b2, mitochondrial, HIST1H2AB <text:s/>- <text:s/>histone cluster 1, h2ab, TLE4 <text:s/>- <text:s/>transducin-like enhancer of split 4 (e(sp1) homolog, drosophila)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PNPT1 <text:s/>- <text:s/>polyribonucleotide nucleotidyltransferase 1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NEUROG2 <text:s/>- <text:s/>neurogenin 2, RBM4 <text:s/>- <text:s/>rna binding motif protein 4, TGFB1I1 <text:s/>- <text:s/>transforming growth factor beta 1 induced transcript 1, ARID4A <text:s/>- <text:s/>at rich interactive domain 4a (rbp1-like), EPCAM <text:s/>- <text:s/>epithelial cell adhesion molecule, NUP35 <text:s/>- <text:s/>nucleoporin 35kda, FOSB <text:s/>- <text:s/>fbj murine osteosarcoma viral oncogene homolog b, SLX1A <text:s/>- <text:s/>slx1 structure-specific endonuclease subunit homolog a (s. cerevisiae)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macromolecule biosynthetic process</text:p>
          </table:table-cell>
          <table:table-cell office:value-type="float" office:value="0.000000728" calcext:value-type="float">
            <text:p>0.000000728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2493" calcext:value-type="float">
            <text:p>2493</text:p>
          </table:table-cell>
          <table:table-cell office:value-type="float" office:value="690" calcext:value-type="float">
            <text:p>6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SAP30BP <text:s/>- <text:s/>sap30 binding protein, CDC6 <text:s/>- <text:s/>cell division cycle 6, ZNF189 <text:s/>- <text:s/>zinc finger protein 189, SIX5 <text:s/>- <text:s/>six homeobox 5, LHX1 <text:s/>- <text:s/>lim homeobox 1, CDK1 <text:s/>- <text:s/>cyclin-dependent kinase 1, CASZ1 <text:s/>- <text:s/>castor zinc finger 1, ELK1 <text:s/>- <text:s/>elk1, member of ets oncogene family, ZNF385A <text:s/>- <text:s/>zinc finger protein 385a, DDIT3 <text:s/>- <text:s/>dna-damage-inducible transcript 3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GCNT2 <text:s/>- <text:s/>glucosaminyl (n-acetyl) transferase 2, i-branching enzyme (i blood group), NASP <text:s/>- <text:s/>nuclear autoantigenic sperm protein (histone-binding), ILF2 <text:s/>- <text:s/>interleukin enhancer binding factor 2, SIRT2 <text:s/>- <text:s/>sirtuin 2, BRD8 <text:s/>- <text:s/>bromodomain containing 8, SP2 <text:s/>- <text:s/>sp2 transcription factor, GPC3 <text:s/>- <text:s/>glypican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MCM8 <text:s/>- <text:s/>minichromosome maintenance complex component 8, SP9 <text:s/>- <text:s/>sp9 transcription factor, TAF6L <text:s/>- <text:s/>taf6-like rna polymerase ii, p300/cbp-associated factor (pcaf)-associated factor, 65kda, ORC3 <text:s/>- <text:s/>origin recognition complex, subunit 3, EAF2 <text:s/>- <text:s/>ell associated factor 2, LDB1 <text:s/>- <text:s/>lim domain binding 1, HOXC6 <text:s/>- <text:s/>homeobox c6, ADAMTS3 <text:s/>- <text:s/>adam metallopeptidase with thrombospondin type 1 motif, 3, SAP130 <text:s/>- <text:s/>sin3a-associated protein, 130kda, BCAS3 <text:s/>- <text:s/>breast carcinoma amplified sequence 3, ZNF362 <text:s/>- <text:s/>zinc finger protein 36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MRPS30 <text:s/>- <text:s/>mitochondrial ribosomal protein s3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PRKAG3 <text:s/>- <text:s/>protein kinase, amp-activated, gamma 3 non-catalytic subunit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RECQL5 <text:s/>- <text:s/>recq protein-like 5, NFYC <text:s/>- <text:s/>nuclear transcription factor y, gamma, TBX18 <text:s/>- <text:s/>t-box 18, XRCC6 <text:s/>- <text:s/>x-ray repair complementing defective repair in chinese hamster cells 6, FRYL <text:s/>- <text:s/>fry-like, MRPS12 <text:s/>- <text:s/>mitochondrial ribosomal protein s12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MCM6 <text:s/>- <text:s/>minichromosome maintenance complex component 6, NKX6-1 <text:s/>- <text:s/>nk6 homeobox 1, DEK <text:s/>- <text:s/>dek oncogene, MSX1 <text:s/>- <text:s/>msh homeobox 1, WARS <text:s/>- <text:s/>tryptophanyl-trna synthetase, PIAS2 <text:s/>- <text:s/>protein inhibitor of activated stat, 2, ZNF513 <text:s/>- <text:s/>zinc finger protein 513, RARS2 <text:s/>- <text:s/>arginyl-trna synthetase 2, mitochondrial, RPAIN <text:s/>- <text:s/>rpa interacting protein, MRPL37 <text:s/>- <text:s/>mitochondrial ribosomal protein l37, SUZ12 <text:s/>- <text:s/>suz12 polycomb repressive complex 2 subunit, PITX3 <text:s/>- <text:s/>paired-like homeodomain 3, ZBTB5 <text:s/>- <text:s/>zinc finger and btb domain containing 5, ZNF597 <text:s/>- <text:s/>zinc finger protein 597, MRPL51 <text:s/>- <text:s/>mitochondrial ribosomal protein l51, IWS1 <text:s/>- <text:s/>iws1 homolog (s. cerevisiae), LIN52 <text:s/>- <text:s/>lin-52 homolog (c. elegans), CRY1 <text:s/>- <text:s/>cryptochrome 1 (photolyase-like), DLX2 <text:s/>- <text:s/>distal-less homeobox 2, EHF <text:s/>- <text:s/>ets homologous factor, MRPL50 <text:s/>- <text:s/>mitochondrial ribosomal protein l50, HOXC4 <text:s/>- <text:s/>homeobox c4, DLX3 <text:s/>- <text:s/>distal-less homeobox 3, LUM <text:s/>- <text:s/>lumican, TFDP2 <text:s/>- <text:s/>transcription factor dp-2 (e2f dimerization partner 2), NFATC4 <text:s/>- <text:s/>nuclear factor of activated t-cells, cytoplasmic, calcineurin-dependent 4, USP21 <text:s/>- <text:s/>ubiquitin specific peptidase 21, MRPS18B <text:s/>- <text:s/>mitochondrial ribosomal protein s18b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0.000000983" calcext:value-type="float">
            <text:p>0.000000983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1.09" calcext:value-type="float">
            <text:p>1.09</text:p>
          </table:table-cell>
          <table:table-cell office:value-type="float" office:value="13954" calcext:value-type="float">
            <text:p>13954</text:p>
          </table:table-cell>
          <table:table-cell office:value-type="float" office:value="11067" calcext:value-type="float">
            <text:p>11067</text:p>
          </table:table-cell>
          <table:table-cell office:value-type="float" office:value="690" calcext:value-type="float">
            <text:p>69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[MEX3C <text:s/>- <text:s/>mex-3 rna binding family member c, LHX1 <text:s/>- <text:s/>lim homeobox 1, AP3M2 <text:s/>- <text:s/>adaptor-related protein complex 3, mu 2 subunit, PDIA4 <text:s/>- <text:s/>protein disulfide isomerase family a, member 4, HNRNPA0 <text:s/>- <text:s/>heterogeneous nuclear ribonucleoprotein a0, SEPT4 <text:s/>- <text:s/>septin 4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LGALS1 <text:s/>- <text:s/>lectin, galactoside-binding, soluble, 1, KIF27 <text:s/>- <text:s/>kinesin family member 27, SLC39A4 <text:s/>- <text:s/>solute carrier family 39 (zinc transporter), member 4, MAEL <text:s/>- <text:s/>maelstrom spermatogenic transposon silencer, ACAT2 <text:s/>- <text:s/>acetyl-coa acetyltransferase 2, SP2 <text:s/>- <text:s/>sp2 transcription factor, BRD8 <text:s/>- <text:s/>bromodomain containing 8, TMC1 <text:s/>- <text:s/>transmembrane channel-like 1, GPC3 <text:s/>- <text:s/>glypican 3, SYVN1 <text:s/>- <text:s/>synovial apoptosis inhibitor 1, synoviolin, ATG4C <text:s/>- <text:s/>autophagy related 4c, cysteine peptidase, ECSIT <text:s/>- <text:s/>ecsit signalling integrator, GRHL3 <text:s/>- <text:s/>grainyhead-like 3 (drosophila), LPL <text:s/>- <text:s/>lipoprotein lipase, PIP5KL1 <text:s/>- <text:s/>phosphatidylinositol-4-phosphate 5-kinase-like 1, CCNB1IP1 <text:s/>- <text:s/>cyclin b1 interacting protein 1, e3 ubiquitin protein ligase, WBP2 <text:s/>- <text:s/>ww domain binding protein 2, TCERG1 <text:s/>- <text:s/>transcription elongation regulator 1, MCM8 <text:s/>- <text:s/>minichromosome maintenance complex component 8, ORC3 <text:s/>- <text:s/>origin recognition complex, subunit 3, MMAB <text:s/>- <text:s/>methylmalonic aciduria (cobalamin deficiency) cblb type, SON <text:s/>- <text:s/>son dna binding protein, RAB40C <text:s/>- <text:s/>rab40c, member ras oncogene family, LIPA <text:s/>- <text:s/>lipase a, lysosomal acid, cholesterol esterase, ADAMTS4 <text:s/>- <text:s/>adam metallopeptidase with thrombospondin type 1 motif, 4, GLUL <text:s/>- <text:s/>glutamate-ammonia ligase, ADAMTS3 <text:s/>- <text:s/>adam metallopeptidase with thrombospondin type 1 motif, 3, ANAPC5 <text:s/>- <text:s/>anaphase promoting complex subunit 5, DYSF <text:s/>- <text:s/>dysferlin, limb girdle muscular dystrophy 2b (autosomal recessive), SPTLC2 <text:s/>- <text:s/>serine palmitoyltransferase, long chain base subunit 2, MOGAT1 <text:s/>- <text:s/>monoacylglycerol o-acyltransferase 1, PPM1B <text:s/>- <text:s/>protein phosphatase, mg2+/mn2+ dependent, 1b, AMER1 <text:s/>- <text:s/>apc membrane recruitment protein 1, SNRPA <text:s/>- <text:s/>small nuclear ribonucleoprotein polypeptide a, ACVR1 <text:s/>- <text:s/>activin a receptor, type i, RNASE9 <text:s/>- <text:s/>ribonuclease, rnase a family, 9 (non-active), AQP11 <text:s/>- <text:s/>aquaporin 11, TECR <text:s/>- <text:s/>trans-2,3-enoyl-coa reductase, GLI3 <text:s/>- <text:s/>gli family zinc finger 3, FZD7 <text:s/>- <text:s/>frizzled family receptor 7, WDR3 <text:s/>- <text:s/>wd repeat domain 3, ACYP1 <text:s/>- <text:s/>acylphosphatase 1, erythrocyte (common) type, POU3F3 <text:s/>- <text:s/>pou class 3 homeobox 3, MRPS30 <text:s/>- <text:s/>mitochondrial ribosomal protein s30, ZBTB37 <text:s/>- <text:s/>zinc finger and btb domain containing 37, NAA60 <text:s/>- <text:s/>n(alpha)-acetyltransferase 60, natf catalytic subunit, PPARG <text:s/>- <text:s/>peroxisome proliferator-activated receptor gamma, PCYT1B <text:s/>- <text:s/>phosphate cytidylyltransferase 1, choline, beta, SSBP3 <text:s/>- <text:s/>single stranded dna binding protein 3, POU3F1 <text:s/>- <text:s/>pou class 3 homeobox 1, MID1IP1 <text:s/>- <text:s/>mid1 interacting protein 1, PPP1R17 <text:s/>- <text:s/>protein phosphatase 1, regulatory subunit 17, ROCK2 <text:s/>- <text:s/>rho-associated, coiled-coil containing protein kinase 2, ALDH1L1 <text:s/>- <text:s/>aldehyde dehydrogenase 1 family, member l1, SLC25A27 <text:s/>- <text:s/>solute carrier family 25, member 27, KMT2C <text:s/>- <text:s/>lysine (k)-specific methyltransferase 2c, FUNDC1 <text:s/>- <text:s/>fun14 domain containing 1, KLF6 <text:s/>- <text:s/>kruppel-like factor 6, PRKD3 <text:s/>- <text:s/>protein kinase d3, SLC4A8 <text:s/>- <text:s/>solute carrier family 4, sodium bicarbonate cotransporter, member 8, COL27A1 <text:s/>- <text:s/>collagen, type xxvii, alpha 1, HOOK1 <text:s/>- <text:s/>hook microtubule-tethering protein 1, TMEFF2 <text:s/>- <text:s/>transmembrane protein with egf-like and two follistatin-like domains 2, HNRNPUL1 <text:s/>- <text:s/>heterogeneous nuclear ribonucleoprotein u-like 1, VASH2 <text:s/>- <text:s/>vasohibin 2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SYT1 <text:s/>- <text:s/>synaptotagmin i, CCAR1 <text:s/>- <text:s/>cell division cycle and apoptosis regulator 1, FUCA2 <text:s/>- <text:s/>fucosidase, alpha-l- 2, plasma, KHK <text:s/>- <text:s/>ketohexokinase (fructokinase), HIVEP3 <text:s/>- <text:s/>human immunodeficiency virus type i enhancer binding protein 3, CENPI <text:s/>- <text:s/>centromere protein i, LRRC18 <text:s/>- <text:s/>leucine rich repeat containing 18, ZNF689 <text:s/>- <text:s/>zinc finger protein 689, PPP2R5D <text:s/>- <text:s/>protein phosphatase 2, regulatory subunit b', delta, PPP2R5C <text:s/>- <text:s/>protein phosphatase 2, regulatory subunit b', gamma, STXBP1 <text:s/>- <text:s/>syntaxin binding protein 1, SEP15 <text:s/>- <text:s/>15 kda selenoprotein, RECQL5 <text:s/>- <text:s/>recq protein-like 5, XRCC6 <text:s/>- <text:s/>x-ray repair complementing defective repair in chinese hamster cells 6, UBE2C <text:s/>- <text:s/>ubiquitin-conjugating enzyme e2c, KPNA4 <text:s/>- <text:s/>karyopherin alpha 4 (importin alpha 3)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PRR11 <text:s/>- <text:s/>proline rich 11, SGIP1 <text:s/>- <text:s/>sh3-domain grb2-like (endophilin) interacting protein 1, FUT8 <text:s/>- <text:s/>fucosyltransferase 8 (alpha (1,6) fucosyltransferase), DEK <text:s/>- <text:s/>dek oncogene, AURKA <text:s/>- <text:s/>aurora kinase a, RPAIN <text:s/>- <text:s/>rpa interacting protein, LIN28A <text:s/>- <text:s/>lin-28 homolog a (c. elegans), RNF181 <text:s/>- <text:s/>ring finger protein 181, MRPL37 <text:s/>- <text:s/>mitochondrial ribosomal protein l37, PAPPA2 <text:s/>- <text:s/>pappalysin 2, CRKL <text:s/>- <text:s/>v-crk avian sarcoma virus ct10 oncogene homolog-like, CELF6 <text:s/>- <text:s/>cugbp, elav-like family member 6, IWS1 <text:s/>- <text:s/>iws1 homolog (s. cerevisiae), MRPL51 <text:s/>- <text:s/>mitochondrial ribosomal protein l51, THAP9 <text:s/>- <text:s/>thap domain containing 9, CRY1 <text:s/>- <text:s/>cryptochrome 1 (photolyase-like), IFT27 <text:s/>- <text:s/>intraflagellar transport 27 homolog (chlamydomonas), CELA2A <text:s/>- <text:s/>chymotrypsin-like elastase family, member 2a, SLC25A25 <text:s/>- <text:s/>solute carrier family 25 (mitochondrial carrier; phosphate carrier), member 25, ALDOB <text:s/>- <text:s/>aldolase b, fructose-bisphosphate, IVD <text:s/>- <text:s/>isovaleryl-coa dehydrogenase, GABRG1 <text:s/>- <text:s/>gamma-aminobutyric acid (gaba) a receptor, gamma 1, UBE2F <text:s/>- <text:s/>ubiquitin-conjugating enzyme e2f (putative), NRXN2 <text:s/>- <text:s/>neurexin 2, ELAC2 <text:s/>- <text:s/>elac ribonuclease z 2, SSTR3 <text:s/>- <text:s/>somatostatin receptor 3, ABI3 <text:s/>- <text:s/>abi family, member 3, EXD1 <text:s/>- <text:s/>exonuclease 3'-5' domain containing 1, ASF1B <text:s/>- <text:s/>anti-silencing function 1b histone chaperone, KCNJ13 <text:s/>- <text:s/>potassium inwardly-rectifying channel, subfamily j, member 13, C1QTNF6 <text:s/>- <text:s/>c1q and tumor necrosis factor related protein 6, ZNF397 <text:s/>- <text:s/>zinc finger protein 397, FAM178A <text:s/>- <text:s/>family with sequence similarity 178, member a, PHF6 <text:s/>- <text:s/>phd finger protein 6, LMOD1 <text:s/>- <text:s/>leiomodin 1 (smooth muscle), GINS4 <text:s/>- <text:s/>gins complex subunit 4 (sld5 homolog), OSBPL6 <text:s/>- <text:s/>oxysterol binding protein-like 6, KLF4 <text:s/>- <text:s/>kruppel-like factor 4 (gut), ZNF683 <text:s/>- <text:s/>zinc finger protein 683, MIA3 <text:s/>- <text:s/>melanoma inhibitory activity family, member 3, PRKCB <text:s/>- <text:s/>protein kinase c, beta, GAP43 <text:s/>- <text:s/>growth associated protein 43, GART <text:s/>- <text:s/>phosphoribosylglycinamide formyltransferase, phosphoribosylglycinamide synthetase, phosphoribosylaminoimidazole synthetase, DEDD2 <text:s/>- <text:s/>death effector domain containing 2, DHX9 <text:s/>- <text:s/>deah (asp-glu-ala-his) box helicase 9, PHLDB2 <text:s/>- <text:s/>pleckstrin homology-like domain, family b, member 2, PAPPA <text:s/>- <text:s/>pregnancy-associated plasma protein a, pappalysin 1, ZNF189 <text:s/>- <text:s/>zinc finger protein 189, RBM23 <text:s/>- <text:s/>rna binding motif protein 23, RFWD3 <text:s/>- <text:s/>ring finger and wd repeat domain 3, ZNF385A <text:s/>- <text:s/>zinc finger protein 385a, DDIT3 <text:s/>- <text:s/>dna-damage-inducible transcript 3, CXCL9 <text:s/>- <text:s/>chemokine (c-x-c motif) ligand 9, TTC7A <text:s/>- <text:s/>tetratricopeptide repeat domain 7a, METAP1D <text:s/>- <text:s/>methionyl aminopeptidase type 1d (mitochondrial), MAP3K10 <text:s/>- <text:s/>mitogen-activated protein kinase kinase kinase 10, MLH1 <text:s/>- <text:s/>mutl homolog 1, colon cancer, nonpolyposis type 2 (e. coli), GTF2E1 <text:s/>- <text:s/>general transcription factor iie, polypeptide 1, alpha 56kda, PBX1 <text:s/>- <text:s/>pre-b-cell leukemia homeobox 1, SLC41A1 <text:s/>- <text:s/>solute carrier family 41 (magnesium transporter), member 1, TBC1D10A <text:s/>- <text:s/>tbc1 domain family, member 10a, HYKK <text:s/>- <text:s/>hydroxylysine kinase, NUDT2 <text:s/>- <text:s/>nudix (nucleoside diphosphate linked moiety x)-type motif 2, ZDHHC5 <text:s/>- <text:s/>zinc finger, dhhc-type containing 5, CHP1 <text:s/>- <text:s/>calcineurin-like ef-hand protein 1, DHRS3 <text:s/>- <text:s/>dehydrogenase/reductase (sdr family) member 3, RPS6KA5 <text:s/>- <text:s/>ribosomal protein s6 kinase, 90kda, polypeptide 5, BOLA2B <text:s/>- <text:s/>bola homolog 2b (e. coli), TRUB1 <text:s/>- <text:s/>trub pseudouridine (psi) synthase homolog 1 (e. coli), GUCY1B3 <text:s/>- <text:s/>guanylate cyclase 1, soluble, beta 3, NCALD <text:s/>- <text:s/>neurocalcin delta, PEBP1 <text:s/>- <text:s/>phosphatidylethanolamine binding protein 1, INTS7 <text:s/>- <text:s/>integrator complex subunit 7, CNTD1 <text:s/>- <text:s/>cyclin n-terminal domain containing 1, LRTM2 <text:s/>- <text:s/>leucine-rich repeats and transmembrane domains 2, LCLAT1 <text:s/>- <text:s/>lysocardiolipin acyltransferase 1, TM2D1 <text:s/>- <text:s/>tm2 domain containing 1, GOLPH3L <text:s/>- <text:s/>golgi phosphoprotein 3-like, PPM1H <text:s/>- <text:s/>protein phosphatase, mg2+/mn2+ dependent, 1h, C10orf11 <text:s/>- <text:s/>chromosome 10 open reading frame 11, ALDH6A1 <text:s/>- <text:s/>aldehyde dehydrogenase 6 family, member a1, DUSP10 <text:s/>- <text:s/>dual specificity phosphatase 10, LETMD1 <text:s/>- <text:s/>letm1 domain containing 1, CEP250 <text:s/>- <text:s/>centrosomal protein 250kda, ERMN <text:s/>- <text:s/>ermin, erm-like protein, HIST1H2BB <text:s/>- <text:s/>histone cluster 1, h2bb, LIX1 <text:s/>- <text:s/>lix1 homolog (chicken), ARL3 <text:s/>- <text:s/>adp-ribosylation factor-like 3, SAP130 <text:s/>- <text:s/>sin3a-associated protein, 130kda, H2AFX <text:s/>- <text:s/>h2a histone family, member x, EPGN <text:s/>- <text:s/>epithelial mitogen, HIST1H1D <text:s/>- <text:s/>histone cluster 1, h1d, SKA2 <text:s/>- <text:s/>spindle and kinetochore associated complex subunit 2, RHOB <text:s/>- <text:s/>ras homolog family member b, HIST1H2BA <text:s/>- <text:s/>histone cluster 1, h2ba, ARID1B <text:s/>- <text:s/>at rich interactive domain 1b (swi1-like), ME2 <text:s/>- <text:s/>malic enzyme 2, nad(+)-dependent, mitochondrial, MED30 <text:s/>- <text:s/>mediator complex subunit 30, PDK3 <text:s/>- <text:s/>pyruvate dehydrogenase kinase, isozyme 3, PEG3 <text:s/>- <text:s/>paternally expressed 3, HAGH <text:s/>- <text:s/>hydroxyacylglutathione hydrolase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TPCN1 <text:s/>- <text:s/>two pore segment channel 1, CHMP2B <text:s/>- <text:s/>charged multivesicular body protein 2b, SARS <text:s/>- <text:s/>seryl-trna synthetase, TRIM68 <text:s/>- <text:s/>tripartite motif containing 68, PDE4D <text:s/>- <text:s/>phosphodiesterase 4d, camp-specific, ZNF214 <text:s/>- <text:s/>zinc finger protein 214, PRKAG3 <text:s/>- <text:s/>protein kinase, amp-activated, gamma 3 non-catalytic subunit, HDAC1 <text:s/>- <text:s/>histone deacetylase 1, PDE3B <text:s/>- <text:s/>phosphodiesterase 3b, cgmp-inhibited, KAT7 <text:s/>- <text:s/>k(lysine) acetyltransferase 7, GNGT2 <text:s/>- <text:s/>guanine nucleotide binding protein (g protein), gamma transducing activity polypeptide 2, PHF19 <text:s/>- <text:s/>phd finger protein 19, NLGN2 <text:s/>- <text:s/>neuroligin 2, IRF2BP1 <text:s/>- <text:s/>interferon regulatory factor 2 binding protein 1, CDK14 <text:s/>- <text:s/>cyclin-dependent kinase 14, DTL <text:s/>- <text:s/>denticleless e3 ubiquitin protein ligase homolog (drosophila), GOLGB1 <text:s/>- <text:s/>golgin b1, GOT1 <text:s/>- <text:s/>glutamic-oxaloacetic transaminase 1, soluble, RGS8 <text:s/>- <text:s/>regulator of g-protein signaling 8, BAHD1 <text:s/>- <text:s/>bromo adjacent homology domain containing 1, PAGR1 <text:s/>- <text:s/>paxip1 associated glutamate-rich protein 1, AGPAT5 <text:s/>- <text:s/>1-acylglycerol-3-phosphate o-acyltransferase 5, WNT8B <text:s/>- <text:s/>wingless-type mmtv integration site family, member 8b, C15orf43 <text:s/>- <text:s/>chromosome 15 open reading frame 43, MORC2 <text:s/>- <text:s/>morc family cw-type zinc finger 2, KATNAL2 <text:s/>- <text:s/>katanin p60 subunit a-like 2, ATOH1 <text:s/>- <text:s/>atonal homolog 1 (drosophila), EMC6 <text:s/>- <text:s/>er membrane protein complex subunit 6, SEC31A <text:s/>- <text:s/>sec31 homolog a (s. cerevisiae), ENPP4 <text:s/>- <text:s/>ectonucleotide pyrophosphatase/phosphodiesterase 4 (putative), DUSP8 <text:s/>- <text:s/>dual specificity phosphatase 8, MAZ <text:s/>- <text:s/>myc-associated zinc finger protein (purine-binding transcription factor), TBX18 <text:s/>- <text:s/>t-box 18, FRYL <text:s/>- <text:s/>fry-like, MKL1 <text:s/>- <text:s/>megakaryoblastic leukemia (translocation) 1, ARHGAP21 <text:s/>- <text:s/>rho gtpase activating protein 21, FBXL8 <text:s/>- <text:s/>f-box and leucine-rich repeat protein 8, WNT3 <text:s/>- <text:s/>wingless-type mmtv integration site family, member 3, ABHD12 <text:s/>- <text:s/>abhydrolase domain containing 12, PER1 <text:s/>- <text:s/>period circadian clock 1, ANO4 <text:s/>- <text:s/>anoctamin 4, SLC1A4 <text:s/>- <text:s/>solute carrier family 1 (glutamate/neutral amino acid transporter), member 4, GIGYF2 <text:s/>- <text:s/>grb10 interacting gyf protein 2, MCM6 <text:s/>- <text:s/>minichromosome maintenance complex component 6, ATP5E <text:s/>- <text:s/>atp synthase, h+ transporting, mitochondrial f1 complex, epsilon subunit, ATP5G2 <text:s/>- <text:s/>atp synthase, h+ transporting, mitochondrial fo complex, subunit c2 (subunit 9), ATP2B4 <text:s/>- <text:s/>atpase, ca++ transporting, plasma membrane 4, WARS <text:s/>- <text:s/>tryptophanyl-trna synthetase, GEN1 <text:s/>- <text:s/>gen1 holliday junction 5' flap endonuclease, PIAS2 <text:s/>- <text:s/>protein inhibitor of activated stat, 2, PPIL1 <text:s/>- <text:s/>peptidylprolyl isomerase (cyclophilin)-like 1, LSAMP <text:s/>- <text:s/>limbic system-associated membrane protein, PITX3 <text:s/>- <text:s/>paired-like homeodomain 3, DLG3 <text:s/>- <text:s/>discs, large homolog 3 (drosophila), OPTC <text:s/>- <text:s/>opticin, ZNF597 <text:s/>- <text:s/>zinc finger protein 597, PNPT1 <text:s/>- <text:s/>polyribonucleotide nucleotidyltransferase 1, DLG2 <text:s/>- <text:s/>discs, large homolog 2 (drosophila), SHH <text:s/>- <text:s/>sonic hedgehog, DLX2 <text:s/>- <text:s/>distal-less homeobox 2, LRCH4 <text:s/>- <text:s/>leucine-rich repeats and calponin homology (ch) domain containing 4, FBXW4 <text:s/>- <text:s/>f-box and wd repeat domain containing 4, FBXO24 <text:s/>- <text:s/>f-box protein 24, LRP6 <text:s/>- <text:s/>low density lipoprotein receptor-related protein 6, KRT26 <text:s/>- <text:s/>keratin 26, DLX3 <text:s/>- <text:s/>distal-less homeobox 3, FBXO25 <text:s/>- <text:s/>f-box protein 25, GRB14 <text:s/>- <text:s/>growth factor receptor-bound protein 14, LUM <text:s/>- <text:s/>lumican, SESN2 <text:s/>- <text:s/>sestrin 2, UQCC <text:s/>- <text:s/>ubiquinol-cytochrome c reductase complex chaperone, GRID2 <text:s/>- <text:s/>glutamate receptor, ionotropic, delta 2, STIL <text:s/>- <text:s/>scl/tal1 interrupting locus, PIK3AP1 <text:s/>- <text:s/>phosphoinositide-3-kinase adaptor protein 1, SIX1 <text:s/>- <text:s/>six homeobox 1, SFRP2 <text:s/>- <text:s/>secreted frizzled-related protein 2, RABL3 <text:s/>- <text:s/>rab, member of ras oncogene family-like 3, PIAS4 <text:s/>- <text:s/>protein inhibitor of activated stat, 4, HMCN1 <text:s/>- <text:s/>hemicentin 1, FAM9C <text:s/>- <text:s/>family with sequence similarity 9, member c, EPCAM <text:s/>- <text:s/>epithelial cell adhesion molecule, GPAM <text:s/>- <text:s/>glycerol-3-phosphate acyltransferase, mitochondrial, M6PR <text:s/>- <text:s/>mannose-6-phosphate receptor (cation dependent), GDE1 <text:s/>- <text:s/>glycerophosphodiester phosphodiesterase 1, RPUSD3 <text:s/>- <text:s/>rna pseudouridylate synthase domain containing 3, DMP1 <text:s/>- <text:s/>dentin matrix acidic phosphoprotein 1, LRRC4C <text:s/>- <text:s/>leucine rich repeat containing 4c, SLX1A <text:s/>- <text:s/>slx1 structure-specific endonuclease subunit homolog a (s. cerevisiae), SETDB2 <text:s/>- <text:s/>set domain, bifurcated 2, GSK3B <text:s/>- <text:s/>glycogen synthase kinase 3 beta, SLC9C1 <text:s/>- <text:s/>solute carrier family 9, subfamily c (na+-transporting carboxylic acid decarboxylase), member 1, SH3BGR <text:s/>- <text:s/>sh3 domain binding glutamic acid-rich protein, ITSN1 <text:s/>- <text:s/>intersectin 1 (sh3 domain protein), TRMT6 <text:s/>- <text:s/>trna methyltransferase 6 homolog (s. cerevisiae), SAP30BP <text:s/>- <text:s/>sap30 binding protein, SIX5 <text:s/>- <text:s/>six homeobox 5, CASZ1 <text:s/>- <text:s/>castor zinc finger 1, BNIP2 <text:s/>- <text:s/>bcl2/adenovirus e1b 19kda interacting protein 2, G3BP1 <text:s/>- <text:s/>gtpase activating protein (sh3 domain) binding protein 1, CAB39L <text:s/>- <text:s/>calcium binding protein 39-like, ELK1 <text:s/>- <text:s/>elk1, member of ets oncogene family, CHAC1 <text:s/>- <text:s/>chac, cation transport regulator homolog 1 (e. coli), TRAPPC6A <text:s/>- <text:s/>trafficking protein particle complex 6a, RACGAP1 <text:s/>- <text:s/>rac gtpase activating protein 1, ENSA <text:s/>- <text:s/>endosulfine alpha, RECQL <text:s/>- <text:s/>recq protein-like (dna helicase q1-like), ATP6AP2 <text:s/>- <text:s/>atpase, h+ transporting, lysosomal accessory protein 2, NASP <text:s/>- <text:s/>nuclear autoantigenic sperm protein (histone-binding), NAP1L4 <text:s/>- <text:s/>nucleosome assembly protein 1-like 4, WASF2 <text:s/>- <text:s/>was protein family, member 2, SIRT2 <text:s/>- <text:s/>sirtuin 2, NCAM1 <text:s/>- <text:s/>neural cell adhesion molecule 1, TDRD3 <text:s/>- <text:s/>tudor domain containing 3, RCL1 <text:s/>- <text:s/>rna terminal phosphate cyclase-like 1, STMN4 <text:s/>- <text:s/>stathmin-like 4, RAD18 <text:s/>- <text:s/>rad18 homolog (s. cerevisiae), BLK <text:s/>- <text:s/>b lymphoid tyrosine kinase, GRHL1 <text:s/>- <text:s/>grainyhead-like 1 (drosophila), BLMH <text:s/>- <text:s/>bleomycin hydrolase, HIST3H2BB <text:s/>- <text:s/>histone cluster 3, h2bb, ELAVL4 <text:s/>- <text:s/>elav (embryonic lethal, abnormal vision, drosophila)-like 4, RIMKLA <text:s/>- <text:s/>ribosomal modification protein rimk-like family member a, LDB1 <text:s/>- <text:s/>lim domain binding 1, MYO1E <text:s/>- <text:s/>myosin ie, HOXC6 <text:s/>- <text:s/>homeobox c6, TRDN <text:s/>- <text:s/>triadin, ACIN1 <text:s/>- <text:s/>apoptotic chromatin condensation inducer 1, ABCA7 <text:s/>- <text:s/>atp-binding cassette, sub-family a (abc1), member 7, GGCT <text:s/>- <text:s/>gamma-glutamylcyclotransferase, TPP2 <text:s/>- <text:s/>tripeptidyl peptidase ii, BCAS3 <text:s/>- <text:s/>breast carcinoma amplified sequence 3, ZNF362 <text:s/>- <text:s/>zinc finger protein 362, MIS12 <text:s/>- <text:s/>mis12 kinetochore complex component, BBX <text:s/>- <text:s/>bobby sox homolog (drosophila), SNX11 <text:s/>- <text:s/>sorting nexin 11, IARS <text:s/>- <text:s/>isoleucyl-trna synthetase, DDX50 <text:s/>- <text:s/>dead (asp-glu-ala-asp) box polypeptide 50, CCNA1 <text:s/>- <text:s/>cyclin a1, ELOVL3 <text:s/>- <text:s/>elovl fatty acid elongase 3, ZNF292 <text:s/>- <text:s/>zinc finger protein 292, NABP2 <text:s/>- <text:s/>nucleic acid binding protein 2, COQ7 <text:s/>- <text:s/>coenzyme q7 homolog, ubiquinone (yeast), PRDM10 <text:s/>- <text:s/>pr domain containing 10, HTR7 <text:s/>- <text:s/>5-hydroxytryptamine (serotonin) receptor 7, adenylate cyclase-coupled, CELSR3 <text:s/>- <text:s/>cadherin, egf lag seven-pass g-type receptor 3, KDM1A <text:s/>- <text:s/>lysine (k)-specific demethylase 1a, PM20D1 <text:s/>- <text:s/>peptidase m20 domain containing 1, INO80B <text:s/>- <text:s/>ino80 complex subunit b, PSMC3IP <text:s/>- <text:s/>psmc3 interacting protein, TMEM108 <text:s/>- <text:s/>transmembrane protein 108, SERTAD1 <text:s/>- <text:s/>serta domain containing 1, HIST3H2A <text:s/>- <text:s/>histone cluster 3, h2a, ZNF555 <text:s/>- <text:s/>zinc finger protein 555, SRRM1 <text:s/>- <text:s/>serine/arginine repetitive matrix 1, E2F3 <text:s/>- <text:s/>e2f transcription factor 3, XAB2 <text:s/>- <text:s/>xpa binding protein 2, KCTD9 <text:s/>- <text:s/>potassium channel tetramerization domain containing 9, HELB <text:s/>- <text:s/>helicase (dna) b, TRHDE <text:s/>- <text:s/>thyrotropin-releasing hormone degrading enzyme, CACNA1G <text:s/>- <text:s/>calcium channel, voltage-dependent, t type, alpha 1g subunit, MYT1L <text:s/>- <text:s/>myelin transcription factor 1-like, KIF20A <text:s/>- <text:s/>kinesin family member 20a, MYCBP2 <text:s/>- <text:s/>myc binding protein 2, e3 ubiquitin protein ligase, BOLL <text:s/>- <text:s/>bol, boule-like (drosophila), NET1 <text:s/>- <text:s/>neuroepithelial cell transforming 1, ADAMTSL1 <text:s/>- <text:s/>adamts-like 1, BLOC1S3 <text:s/>- <text:s/>biogenesis of lysosomal organelles complex-1, subunit 3, TOMM40 <text:s/>- <text:s/>translocase of outer mitochondrial membrane 40 homolog (yeast), EXPH5 <text:s/>- <text:s/>exophilin 5, TTLL5 <text:s/>- <text:s/>tubulin tyrosine ligase-like family, member 5, FREM2 <text:s/>- <text:s/>fras1 related extracellular matrix protein 2, H1FNT <text:s/>- <text:s/>h1 histone family, member n, testis-specific, USP1 <text:s/>- <text:s/>ubiquitin specific peptidase 1, TIMM10 <text:s/>- <text:s/>translocase of inner mitochondrial membrane 10 homolog (yeast), KIAA2018 <text:s/>- <text:s/>kiaa2018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TNRC6B <text:s/>- <text:s/>trinucleotide repeat containing 6b, RPGRIP1 <text:s/>- <text:s/>retinitis pigmentosa gtpase regulator interacting protein 1, AGO1 <text:s/>- <text:s/>argonaute risc catalytic component 1, RPA2 <text:s/>- <text:s/>replication protein a2, 32kda, COA3 <text:s/>- <text:s/>cytochrome c oxidase assembly factor 3, RPN2 <text:s/>- <text:s/>ribophorin ii, SH2D3C <text:s/>- <text:s/>sh2 domain containing 3c, MRPS12 <text:s/>- <text:s/>mitochondrial ribosomal protein s12, MAST2 <text:s/>- <text:s/>microtubule associated serine/threonine kinase 2, CACNA1E <text:s/>- <text:s/>calcium channel, voltage-dependent, r type, alpha 1e subunit, RPLP0 <text:s/>- <text:s/>ribosomal protein, large, p0, DDX24 <text:s/>- <text:s/>dead (asp-glu-ala-asp) box helicase 24, FMNL3 <text:s/>- <text:s/>formin-like 3, NAIF1 <text:s/>- <text:s/>nuclear apoptosis inducing factor 1, MSX1 <text:s/>- <text:s/>msh homeobox 1, CALM3 <text:s/>- <text:s/>calmodulin 3 (phosphorylase kinase, delta), UBE2K <text:s/>- <text:s/>ubiquitin-conjugating enzyme e2k, CALCB <text:s/>- <text:s/>calcitonin-related polypeptide beta, F5 <text:s/>- <text:s/>coagulation factor v (proaccelerin, labile factor), RARS2 <text:s/>- <text:s/>arginyl-trna synthetase 2, mitochondrial, KIF14 <text:s/>- <text:s/>kinesin family member 14, TRADD <text:s/>- <text:s/>tnfrsf1a-associated via death domain, ZBTB5 <text:s/>- <text:s/>zinc finger and btb domain containing 5, LIN52 <text:s/>- <text:s/>lin-52 homolog (c. elegans), EHF <text:s/>- <text:s/>ets homologous factor, CHRDL1 <text:s/>- <text:s/>chordin-like 1, NCAPD2 <text:s/>- <text:s/>non-smc condensin i complex, subunit d2, HOXC4 <text:s/>- <text:s/>homeobox c4, DOLPP1 <text:s/>- <text:s/>dolichyldiphosphatase 1, FLVCR1 <text:s/>- <text:s/>feline leukemia virus subgroup c cellular receptor 1, HNRNPL <text:s/>- <text:s/>heterogeneous nuclear ribonucleoprotein l, CRYZL1 <text:s/>- <text:s/>crystallin, zeta (quinone reductase)-like 1, MRPS18B <text:s/>- <text:s/>mitochondrial ribosomal protein s18b, RPS6KA1 <text:s/>- <text:s/>ribosomal protein s6 kinase, 90kda, polypeptide 1, TXNL4B <text:s/>- <text:s/>thioredoxin-like 4b, BZW2 <text:s/>- <text:s/>basic leucine zipper and w2 domains 2, BABAM1 <text:s/>- <text:s/>brisc and brca1 a complex member 1, HNRNPA1 <text:s/>- <text:s/>heterogeneous nuclear ribonucleoprotein a1, SORT1 <text:s/>- <text:s/>sortilin 1, CAT <text:s/>- <text:s/>catalase, DUSP23 <text:s/>- <text:s/>dual specificity phosphatase 23, KANSL2 <text:s/>- <text:s/>kat8 regulatory nsl complex subunit 2, SGK494 <text:s/>- <text:s/>uncharacterized serine/threonine-protein kinase sgk494, EPHA4 <text:s/>- <text:s/>eph receptor a4, C12orf65 <text:s/>- <text:s/>chromosome 12 open reading frame 65, RXRG <text:s/>- <text:s/>retinoid x receptor, gamma, RUNX1T1 <text:s/>- <text:s/>runt-related transcription factor 1; translocated to, 1 (cyclin d-related), SARS2 <text:s/>- <text:s/>seryl-trna synthetase 2, mitochondrial, HMGCS1 <text:s/>- <text:s/>3-hydroxy-3-methylglutaryl-coa synthase 1 (soluble), TMEM161A <text:s/>- <text:s/>transmembrane protein 161a, RTN4 <text:s/>- <text:s/>reticulon 4, MPP2 <text:s/>- <text:s/>membrane protein, palmitoylated 2 (maguk p55 subfamily member 2), PRMT5 <text:s/>- <text:s/>protein arginine methyltransferase 5, ATAD2 <text:s/>- <text:s/>atpase family, aaa domain containing 2, CDC6 <text:s/>- <text:s/>cell division cycle 6, CDK1 <text:s/>- <text:s/>cyclin-dependent kinase 1, KCNAB2 <text:s/>- <text:s/>potassium voltage-gated channel, shaker-related subfamily, beta member 2, CYB5B <text:s/>- <text:s/>cytochrome b5 type b (outer mitochondrial membrane), RPS6KA6 <text:s/>- <text:s/>ribosomal protein s6 kinase, 90kda, polypeptide 6, RBM15 <text:s/>- <text:s/>rna binding motif protein 15, TNRC6A <text:s/>- <text:s/>trinucleotide repeat containing 6a, FCHSD2 <text:s/>- <text:s/>fch and double sh3 domains 2, CYP2U1 <text:s/>- <text:s/>cytochrome p450, family 2, subfamily u, polypeptide 1, ARID3B <text:s/>- <text:s/>at rich interactive domain 3b (bright-like), BHLHE22 <text:s/>- <text:s/>basic helix-loop-helix family, member e22, ELMO1 <text:s/>- <text:s/>engulfment and cell motility 1, ERCC6L2 <text:s/>- <text:s/>excision repair cross-complementing rodent repair deficiency, complementation group 6-like 2, PSKH1 <text:s/>- <text:s/>protein serine kinase h1, ILF2 <text:s/>- <text:s/>interleukin enhancer binding factor 2, ADCY10 <text:s/>- <text:s/>adenylate cyclase 10 (soluble), MTFR2 <text:s/>- <text:s/>mitochondrial fission regulator 2, OAZ1 <text:s/>- <text:s/>ornithine decarboxylase antizyme 1, G3BP2 <text:s/>- <text:s/>gtpase activating protein (sh3 domain) binding protein 2, DMRT2 <text:s/>- <text:s/>doublesex and mab-3 related transcription factor 2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TYSND1 <text:s/>- <text:s/>trypsin domain containing 1, DDR2 <text:s/>- <text:s/>discoidin domain receptor tyrosine kinase 2, SYNE1 <text:s/>- <text:s/>spectrin repeat containing, nuclear envelope 1, GOLT1B <text:s/>- <text:s/>golgi transport 1b, MAML1 <text:s/>- <text:s/>mastermind-like 1 (drosophila), NUMA1 <text:s/>- <text:s/>nuclear mitotic apparatus protein 1, TARBP2 <text:s/>- <text:s/>tar (hiv-1) rna binding protein 2, NUP88 <text:s/>- <text:s/>nucleoporin 88kda, SZT2 <text:s/>- <text:s/>seizure threshold 2 homolog (mouse), FGF4 <text:s/>- <text:s/>fibroblast growth factor 4, KLHL4 <text:s/>- <text:s/>kelch-like family member 4, DHX38 <text:s/>- <text:s/>deah (asp-glu-ala-his) box polypeptide 38, FDXR <text:s/>- <text:s/>ferredoxin reductase, SPATA19 <text:s/>- <text:s/>spermatogenesis associated 19, FDPS <text:s/>- <text:s/>farnesyl diphosphate synthase, SIK3 <text:s/>- <text:s/>sik family kinase 3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TMX2 <text:s/>- <text:s/>thioredoxin-related transmembrane protein 2, CDKN2D <text:s/>- <text:s/>cyclin-dependent kinase inhibitor 2d (p19, inhibits cdk4), TACC2 <text:s/>- <text:s/>transforming, acidic coiled-coil containing protein 2, CDH6 <text:s/>- <text:s/>cadherin 6, type 2, k-cadherin (fetal kidney), IRF6 <text:s/>- <text:s/>interferon regulatory factor 6, ZFP91 <text:s/>- <text:s/>zfp91 zinc finger protein, LARP1 <text:s/>- <text:s/>la ribonucleoprotein domain family, member 1, CDH9 <text:s/>- <text:s/>cadherin 9, type 2 (t1-cadherin), SCFD2 <text:s/>- <text:s/>sec1 family domain containing 2, TNFSF11 <text:s/>- <text:s/>tumor necrosis factor (ligand) superfamily, member 11, MED19 <text:s/>- <text:s/>mediator complex subunit 19, NRGN <text:s/>- <text:s/>neurogranin (protein kinase c substrate, rc3), NRL <text:s/>- <text:s/>neural retina leucine zipper, NRD1 <text:s/>- <text:s/>nardilysin (n-arginine dibasic convertase), CDH18 <text:s/>- <text:s/>cadherin 18, type 2, SH3D19 <text:s/>- <text:s/>sh3 domain containing 19, TMEM63A <text:s/>- <text:s/>transmembrane protein 63a, RRN3 <text:s/>- <text:s/>rrn3 rna polymerase i transcription factor homolog (s. cerevisiae), PDP1 <text:s/>- <text:s/>pyruvate dehyrogenase phosphatase catalytic subunit 1, PDE7B <text:s/>- <text:s/>phosphodiesterase 7b, RHOQ <text:s/>- <text:s/>ras homolog family member q, TLE3 <text:s/>- <text:s/>transducin-like enhancer of split 3 (e(sp1) homolog, drosophila), TFB2M <text:s/>- <text:s/>transcription factor b2, mitochondrial, TLE4 <text:s/>- <text:s/>transducin-like enhancer of split 4 (e(sp1) homolog, drosophila), HIST1H2AB <text:s/>- <text:s/>histone cluster 1, h2ab, TLL2 <text:s/>- <text:s/>tolloid-like 2, PEX2 <text:s/>- <text:s/>peroxisomal biogenesis factor 2, HIST1H2AC <text:s/>- <text:s/>histone cluster 1, h2ac, DNAH7 <text:s/>- <text:s/>dynein, axonemal, heavy chain 7, VSX2 <text:s/>- <text:s/>visual system homeobox 2, ESPL1 <text:s/>- <text:s/>extra spindle pole bodies homolog 1 (s. cerevisiae), BAZ2B <text:s/>- <text:s/>bromodomain adjacent to zinc finger domain, 2b, CEP57 <text:s/>- <text:s/>centrosomal protein 57kda, ZFPM2 <text:s/>- <text:s/>zinc finger protein, fog family member 2, NFYA <text:s/>- <text:s/>nuclear transcription factor y, alpha, SHC4 <text:s/>- <text:s/>shc (src homology 2 domain containing) family, member 4, MLEC <text:s/>- <text:s/>malectin, BRPF3 <text:s/>- <text:s/>bromodomain and phd finger containing, 3, GCAT <text:s/>- <text:s/>glycine c-acetyltransferase, PCDHGA2 <text:s/>- <text:s/>protocadherin gamma subfamily a, 2, NFYC <text:s/>- <text:s/>nuclear transcription factor y, gamma, RAB3A <text:s/>- <text:s/>rab3a, member ras oncogene family, GLS2 <text:s/>- <text:s/>glutaminase 2 (liver, mitochondrial), CBX5 <text:s/>- <text:s/>chromobox homolog 5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TAX1BP3 <text:s/>- <text:s/>tax1 (human t-cell leukemia virus type i) binding protein 3, ZNF513 <text:s/>- <text:s/>zinc finger protein 513, CCP110 <text:s/>- <text:s/>centriolar coiled coil protein 110kda, TMBIM6 <text:s/>- <text:s/>transmembrane bax inhibitor motif containing 6, IQCB1 <text:s/>- <text:s/>iq motif containing b1, COL5A3 <text:s/>- <text:s/>collagen, type v, alpha 3, SUZ12 <text:s/>- <text:s/>suz12 polycomb repressive complex 2 subunit, SYCP3 <text:s/>- <text:s/>synaptonemal complex protein 3, OARD1 <text:s/>- <text:s/>o-acyl-adp-ribose deacylase 1, MTFR1 <text:s/>- <text:s/>mitochondrial fission regulator 1, MRPL50 <text:s/>- <text:s/>mitochondrial ribosomal protein l50, NCK2 <text:s/>- <text:s/>nck adaptor protein 2, SAT2 <text:s/>- <text:s/>spermidine/spermine n1-acetyltransferase family member 2, NLRP14 <text:s/>- <text:s/>nlr family, pyrin domain containing 14, CD226 <text:s/>- <text:s/>cd226 molecule, TFDP2 <text:s/>- <text:s/>transcription factor dp-2 (e2f dimerization partner 2), USP21 <text:s/>- <text:s/>ubiquitin specific peptidase 21, NFATC4 <text:s/>- <text:s/>nuclear factor of activated t-cells, cytoplasmic, calcineurin-dependent 4, CLTA <text:s/>- <text:s/>clathrin, light chain a, KHDRBS1 <text:s/>- <text:s/>kh domain containing, rna binding, signal transduction associated 1, HIST1H2AA <text:s/>- <text:s/>histone cluster 1, h2aa, TAF8 <text:s/>- <text:s/>taf8 rna polymerase ii, tata box binding protein (tbp)-associated factor, 43kda, CELF2 <text:s/>- <text:s/>cugbp, elav-like family member 2, KLF1 <text:s/>- <text:s/>kruppel-like factor 1 (erythroid), PHACTR1 <text:s/>- <text:s/>phosphatase and actin regulator 1, MACF1 <text:s/>- <text:s/>microtubule-actin crosslinking factor 1, RARA <text:s/>- <text:s/>retinoic acid receptor, alpha, JMJD1C <text:s/>- <text:s/>jumonji domain containing 1c, NEUROG3 <text:s/>- <text:s/>neurogenin 3, RBFOX2 <text:s/>- <text:s/>rna binding protein, fox-1 homolog (c. elegans) 2, MBOAT2 <text:s/>- <text:s/>membrane bound o-acyltransferase domain containing 2, IRS4 <text:s/>- <text:s/>insulin receptor substrate 4, NEUROG2 <text:s/>- <text:s/>neurogenin 2, RBM4 <text:s/>- <text:s/>rna binding motif protein 4, TGFB1I1 <text:s/>- <text:s/>transforming growth factor beta 1 induced transcript 1, ARID4A <text:s/>- <text:s/>at rich interactive domain 4a (rbp1-like), HCAR2 <text:s/>- <text:s/>hydroxycarboxylic acid receptor 2, NUP35 <text:s/>- <text:s/>nucleoporin 35kda, NEB <text:s/>- <text:s/>nebulin, FOSB <text:s/>- <text:s/>fbj murine osteosarcoma viral oncogene homolog b, DDX4 <text:s/>- <text:s/>dead (asp-glu-ala-asp) box polypeptide 4, GHITM <text:s/>- <text:s/>growth hormone inducible transmembrane protein, TSPAN13 <text:s/>- <text:s/>tetraspanin 13, CABIN1 <text:s/>- <text:s/>calcineurin binding protein 1, CKS2 <text:s/>- <text:s/>cdc28 protein kinase regulatory subunit 2, CDCA2 <text:s/>- <text:s/>cell division cycle associated 2, TTF2 <text:s/>- <text:s/>transcription termination factor, rna polymerase ii, KLF10 <text:s/>- <text:s/>kruppel-like factor 10, SULT1A4 <text:s/>- <text:s/>sulfotransferase family, cytosolic, 1a, phenol-preferring, member 4, THY1 <text:s/>- <text:s/>thy-1 cell surface antigen, PCDH18 <text:s/>- <text:s/>protocadherin 18, NDUFS2 <text:s/>- <text:s/>nadh dehydrogenase (ubiquinone) fe-s protein 2, 49kda (nadh-coenzyme q reductase), RHOF <text:s/>- <text:s/>ras homolog family member f (in filopodi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macromolecule metabolic process</text:p>
          </table:table-cell>
          <table:table-cell office:value-type="float" office:value="0.00000102" calcext:value-type="float">
            <text:p>0.00000102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728" calcext:value-type="float">
            <text:p>5728</text:p>
          </table:table-cell>
          <table:table-cell office:value-type="float" office:value="690" calcext:value-type="float">
            <text:p>69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SAP30BP <text:s/>- <text:s/>sap30 binding protein, LHX1 <text:s/>- <text:s/>lim homeobox 1, SIX5 <text:s/>- <text:s/>six homeobox 5, G3BP1 <text:s/>- <text:s/>gtpase activating protein (sh3 domain) binding protein 1, CASZ1 <text:s/>- <text:s/>castor zinc finger 1, ELK1 <text:s/>- <text:s/>elk1, member of ets oncogene family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RECQL <text:s/>- <text:s/>recq protein-like (dna helicase q1-like), ATP6AP2 <text:s/>- <text:s/>atpase, h+ transporting, lysosomal accessory protein 2, NASP <text:s/>- <text:s/>nuclear autoantigenic sperm protein (histone-binding), SIRT2 <text:s/>- <text:s/>sirtuin 2, NCAM1 <text:s/>- <text:s/>neural cell adhesion molecule 1, RCL1 <text:s/>- <text:s/>rna terminal phosphate cyclase-like 1, TDRD3 <text:s/>- <text:s/>tudor domain containing 3, MAEL <text:s/>- <text:s/>maelstrom spermatogenic transposon silencer, RAD18 <text:s/>- <text:s/>rad18 homolog (s. cerevisiae), SP2 <text:s/>- <text:s/>sp2 transcription factor, BRD8 <text:s/>- <text:s/>bromodomain containing 8, GPC3 <text:s/>- <text:s/>glypican 3, SYVN1 <text:s/>- <text:s/>synovial apoptosis inhibitor 1, synoviolin, ATG4C <text:s/>- <text:s/>autophagy related 4c, cysteine peptidase, BLK <text:s/>- <text:s/>b lymphoid tyrosine kinase, BLMH <text:s/>- <text:s/>bleomycin hydrolase, GRHL1 <text:s/>- <text:s/>grainyhead-like 1 (drosophila), GRHL3 <text:s/>- <text:s/>grainyhead-like 3 (drosophila), LPL <text:s/>- <text:s/>lipoprotein lipase, CCNB1IP1 <text:s/>- <text:s/>cyclin b1 interacting protein 1, e3 ubiquitin protein ligase, TCERG1 <text:s/>- <text:s/>transcription elongation regulator 1, MCM8 <text:s/>- <text:s/>minichromosome maintenance complex component 8, ORC3 <text:s/>- <text:s/>origin recognition complex, subunit 3, SON <text:s/>- <text:s/>son dna binding protein, RAB40C <text:s/>- <text:s/>rab40c, member ras oncogene family, ELAVL4 <text:s/>- <text:s/>elav (embryonic lethal, abnormal vision, drosophila)-like 4, LDB1 <text:s/>- <text:s/>lim domain binding 1, RIMKLA <text:s/>- <text:s/>ribosomal modification protein rimk-like family member a, MPND <text:s/>- <text:s/>mpn domain containing, HOXC6 <text:s/>- <text:s/>homeobox c6, NRIP3 <text:s/>- <text:s/>nuclear receptor interacting protein 3, ACIN1 <text:s/>- <text:s/>apoptotic chromatin condensation inducer 1, ABCA7 <text:s/>- <text:s/>atp-binding cassette, sub-family a (abc1), member 7, ADAMTS4 <text:s/>- <text:s/>adam metallopeptidase with thrombospondin type 1 motif, 4, TPP2 <text:s/>- <text:s/>tripeptidyl peptidase ii, ADAMTS3 <text:s/>- <text:s/>adam metallopeptidase with thrombospondin type 1 motif, 3, BCAS3 <text:s/>- <text:s/>breast carcinoma amplified sequence 3, ANAPC5 <text:s/>- <text:s/>anaphase promoting complex subunit 5, ZNF362 <text:s/>- <text:s/>zinc finger protein 362, PPM1B <text:s/>- <text:s/>protein phosphatase, mg2+/mn2+ dependent, 1b, BBX <text:s/>- <text:s/>bobby sox homolog (drosophila), IARS <text:s/>- <text:s/>isoleucyl-trna synthetase, AMER1 <text:s/>- <text:s/>apc membrane recruitment protein 1, DDX50 <text:s/>- <text:s/>dead (asp-glu-ala-asp) box polypeptide 50, SNRPA <text:s/>- <text:s/>small nuclear ribonucleoprotein polypeptide a, RNASE9 <text:s/>- <text:s/>ribonuclease, rnase a family, 9 (non-active)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WDR3 <text:s/>- <text:s/>wd repeat domain 3, MRPS30 <text:s/>- <text:s/>mitochondrial ribosomal protein s30, POU3F3 <text:s/>- <text:s/>pou class 3 homeobox 3, ZBTB37 <text:s/>- <text:s/>zinc finger and btb domain containing 37, NAA60 <text:s/>- <text:s/>n(alpha)-acetyltransferase 60, natf catalytic subunit, KDM1A <text:s/>- <text:s/>lysine (k)-specific demethylase 1a, PM20D1 <text:s/>- <text:s/>peptidase m20 domain containing 1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KCTD9 <text:s/>- <text:s/>potassium channel tetramerization domain containing 9, ROCK2 <text:s/>- <text:s/>rho-associated, coiled-coil containing protein kinase 2, HELB <text:s/>- <text:s/>helicase (dna) b, TRHDE <text:s/>- <text:s/>thyrotropin-releasing hormone degrading enzyme, MYT1L <text:s/>- <text:s/>myelin transcription factor 1-like, KMT2C <text:s/>- <text:s/>lysine (k)-specific methyltransferase 2c, MYCBP2 <text:s/>- <text:s/>myc binding protein 2, e3 ubiquitin protein ligase, KLF6 <text:s/>- <text:s/>kruppel-like factor 6, PRKD3 <text:s/>- <text:s/>protein kinase d3, ADAMTSL1 <text:s/>- <text:s/>adamts-like 1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ASB7 <text:s/>- <text:s/>ankyrin repeat and socs box containing 7, CCAR1 <text:s/>- <text:s/>cell division cycle and apoptosis regulator 1, USP1 <text:s/>- <text:s/>ubiquitin specific peptidase 1, KIAA2018 <text:s/>- <text:s/>kiaa2018, FANCD2 <text:s/>- <text:s/>fanconi anemia, complementation group d2, HIVEP3 <text:s/>- <text:s/>human immunodeficiency virus type i enhancer binding protein 3, ZNF689 <text:s/>- <text:s/>zinc finger protein 689, AGO1 <text:s/>- <text:s/>argonaute risc catalytic component 1, RPA2 <text:s/>- <text:s/>replication protein a2, 32kda, PPP2R5D <text:s/>- <text:s/>protein phosphatase 2, regulatory subunit b', delta, PPP2R5C <text:s/>- <text:s/>protein phosphatase 2, regulatory subunit b', gamma, SH2D3C <text:s/>- <text:s/>sh2 domain containing 3c, RECQL5 <text:s/>- <text:s/>recq protein-like 5, RPN2 <text:s/>- <text:s/>ribophorin ii, UBE2C <text:s/>- <text:s/>ubiquitin-conjugating enzyme e2c, XRCC6 <text:s/>- <text:s/>x-ray repair complementing defective repair in chinese hamster cells 6, PTF1A <text:s/>- <text:s/>pancreas specific transcription factor, 1a, MRPS12 <text:s/>- <text:s/>mitochondrial ribosomal protein s12, KPNA2 <text:s/>- <text:s/>karyopherin alpha 2 (rag cohort 1, importin alpha 1), MAST2 <text:s/>- <text:s/>microtubule associated serine/threonine kinase 2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CALM3 <text:s/>- <text:s/>calmodulin 3 (phosphorylase kinase, delta), UBE2K <text:s/>- <text:s/>ubiquitin-conjugating enzyme e2k, RARS2 <text:s/>- <text:s/>arginyl-trna synthetase 2, mitochondrial, AURKA <text:s/>- <text:s/>aurora kinase a, RPAIN <text:s/>- <text:s/>rpa interacting protein, LIN28A <text:s/>- <text:s/>lin-28 homolog a (c. elegans), RNF181 <text:s/>- <text:s/>ring finger protein 181, KIF14 <text:s/>- <text:s/>kinesin family member 14, MRPL37 <text:s/>- <text:s/>mitochondrial ribosomal protein l37, PAPPA2 <text:s/>- <text:s/>pappalysin 2, CRKL <text:s/>- <text:s/>v-crk avian sarcoma virus ct10 oncogene homolog-like, ZBTB5 <text:s/>- <text:s/>zinc finger and btb domain containing 5, CELF6 <text:s/>- <text:s/>cugbp, elav-like family member 6, IWS1 <text:s/>- <text:s/>iws1 homolog (s. cerevisiae), LIN52 <text:s/>- <text:s/>lin-52 homolog (c. elegans), MRPL51 <text:s/>- <text:s/>mitochondrial ribosomal protein l51, THAP9 <text:s/>- <text:s/>thap domain containing 9, CRY1 <text:s/>- <text:s/>cryptochrome 1 (photolyase-like), EHF <text:s/>- <text:s/>ets homologous factor, HOXC4 <text:s/>- <text:s/>homeobox c4, CELA2A <text:s/>- <text:s/>chymotrypsin-like elastase family, member 2a, DOLPP1 <text:s/>- <text:s/>dolichyldiphosphatase 1, UBE2F <text:s/>- <text:s/>ubiquitin-conjugating enzyme e2f (putative), HNRNPL <text:s/>- <text:s/>heterogeneous nuclear ribonucleoprotein l, ELAC2 <text:s/>- <text:s/>elac ribonuclease z 2, MRPS18B <text:s/>- <text:s/>mitochondrial ribosomal protein s18b, RPS6KA1 <text:s/>- <text:s/>ribosomal protein s6 kinase, 90kda, polypeptide 1, EXD1 <text:s/>- <text:s/>exonuclease 3'-5' domain containing 1, ASF1B <text:s/>- <text:s/>anti-silencing function 1b histone chaperone, ZNF397 <text:s/>- <text:s/>zinc finger protein 397, FAM178A <text:s/>- <text:s/>family with sequence similarity 178, member a, BABAM1 <text:s/>- <text:s/>brisc and brca1 a complex member 1, HNRNPA1 <text:s/>- <text:s/>heterogeneous nuclear ribonucleoprotein a1, PHF6 <text:s/>- <text:s/>phd finger protein 6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KLF4 <text:s/>- <text:s/>kruppel-like factor 4 (gut), GINS4 <text:s/>- <text:s/>gins complex subunit 4 (sld5 homolog), SARS2 <text:s/>- <text:s/>seryl-trna synthetase 2, mitochondrial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DHX9 <text:s/>- <text:s/>deah (asp-glu-ala-his) box helicase 9, CDC6 <text:s/>- <text:s/>cell division cycle 6, ZNF189 <text:s/>- <text:s/>zinc finger protein 189, PAPPA <text:s/>- <text:s/>pregnancy-associated plasma protein a, pappalysin 1, RBM23 <text:s/>- <text:s/>rna binding motif protein 23, CDK1 <text:s/>- <text:s/>cyclin-dependent kinase 1, RPS6KA6 <text:s/>- <text:s/>ribosomal protein s6 kinase, 90kda, polypeptide 6, RBM15 <text:s/>- <text:s/>rna binding motif protein 15, RFWD3 <text:s/>- <text:s/>ring finger and wd repeat domain 3, DDIT3 <text:s/>- <text:s/>dna-damage-inducible transcript 3, ZNF385A <text:s/>- <text:s/>zinc finger protein 385a, ARID3B <text:s/>- <text:s/>at rich interactive domain 3b (bright-like), METAP1D <text:s/>- <text:s/>methionyl aminopeptidase type 1d (mitochondrial), BHLHE22 <text:s/>- <text:s/>basic helix-loop-helix family, member e22, MAP3K10 <text:s/>- <text:s/>mitogen-activated protein kinase kinase kinase 10, DESI1 <text:s/>- <text:s/>desumoylating isopeptidase 1, PBX1 <text:s/>- <text:s/>pre-b-cell leukemia homeobox 1, GTF2E1 <text:s/>- <text:s/>general transcription factor iie, polypeptide 1, alpha 56kda, MLH1 <text:s/>- <text:s/>mutl homolog 1, colon cancer, nonpolyposis type 2 (e. coli), ERCC6L2 <text:s/>- <text:s/>excision repair cross-complementing rodent repair deficiency, complementation group 6-like 2, TBC1D10A <text:s/>- <text:s/>tbc1 domain family, member 10a, PSKH1 <text:s/>- <text:s/>protein serine kinase h1, ZDHHC5 <text:s/>- <text:s/>zinc finger, dhhc-type containing 5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BOLA2B <text:s/>- <text:s/>bola homolog 2b (e. coli), TRUB1 <text:s/>- <text:s/>trub pseudouridine (psi) synthase homolog 1 (e. coli), DMRT2 <text:s/>- <text:s/>doublesex and mab-3 related transcription factor 2, PEBP1 <text:s/>- <text:s/>phosphatidylethanolamine binding protein 1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PPM1H <text:s/>- <text:s/>protein phosphatase, mg2+/mn2+ dependent, 1h, EAF2 <text:s/>- <text:s/>ell associated factor 2, DCAF11 <text:s/>- <text:s/>ddb1 and cul4 associated factor 11, OGG1 <text:s/>- <text:s/>8-oxoguanine dna glycosylase, DERL2 <text:s/>- <text:s/>derlin 2, DUSP10 <text:s/>- <text:s/>dual specificity phosphatase 10, HIST1H2BB <text:s/>- <text:s/>histone cluster 1, h2bb, SAP130 <text:s/>- <text:s/>sin3a-associated protein, 130kda, EPGN <text:s/>- <text:s/>epithelial mitogen, H2AFX <text:s/>- <text:s/>h2a histone family, member x, TYSND1 <text:s/>- <text:s/>trypsin domain containing 1, HIST1H1D <text:s/>- <text:s/>histone cluster 1, h1d, CELA2B <text:s/>- <text:s/>chymotrypsin-like elastase family, member 2b, DDR2 <text:s/>- <text:s/>discoidin domain receptor tyrosine kinase 2, MAML1 <text:s/>- <text:s/>mastermind-like 1 (drosophila), TARBP2 <text:s/>- <text:s/>tar (hiv-1) rna binding protein 2, HIST1H2BA <text:s/>- <text:s/>histone cluster 1, h2ba, ARID1B <text:s/>- <text:s/>at rich interactive domain 1b (swi1-like), NUP88 <text:s/>- <text:s/>nucleoporin 88kda, FGF4 <text:s/>- <text:s/>fibroblast growth factor 4, MED30 <text:s/>- <text:s/>mediator complex subunit 30, PDK3 <text:s/>- <text:s/>pyruvate dehydrogenase kinase, isozyme 3, KLHL4 <text:s/>- <text:s/>kelch-like family member 4, PEG3 <text:s/>- <text:s/>paternally expressed 3, DHX38 <text:s/>- <text:s/>deah (asp-glu-ala-his) box polypeptide 38, LRP8 <text:s/>- <text:s/>low density lipoprotein receptor-related protein 8, apolipoprotein e receptor, BAZ1A <text:s/>- <text:s/>bromodomain adjacent to zinc finger domain, 1a, ADAMTS6 <text:s/>- <text:s/>adam metallopeptidase with thrombospondin type 1 motif, 6, MAP3K3 <text:s/>- <text:s/>mitogen-activated protein kinase kinase kinase 3, MAP3K12 <text:s/>- <text:s/>mitogen-activated protein kinase kinase kinase 12, ISCA2 <text:s/>- <text:s/>iron-sulfur cluster assembly 2, SIK3 <text:s/>- <text:s/>sik family kinase 3, PGP <text:s/>- <text:s/>phosphoglycolate phosphatase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TRIM68 <text:s/>- <text:s/>tripartite motif containing 68, IRF6 <text:s/>- <text:s/>interferon regulatory factor 6, ZFP91 <text:s/>- <text:s/>zfp91 zinc finger protein, TNFSF11 <text:s/>- <text:s/>tumor necrosis factor (ligand) superfamily, member 11, ZNF214 <text:s/>- <text:s/>zinc finger protein 214, MED19 <text:s/>- <text:s/>mediator complex subunit 19, HDAC1 <text:s/>- <text:s/>histone deacetylase 1, PRKAG3 <text:s/>- <text:s/>protein kinase, amp-activated, gamma 3 non-catalytic subunit, NRL <text:s/>- <text:s/>neural retina leucine zipper, NRD1 <text:s/>- <text:s/>nardilysin (n-arginine dibasic convertase), KAT7 <text:s/>- <text:s/>k(lysine) acetyltransferase 7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CDK14 <text:s/>- <text:s/>cyclin-dependent kinase 14, DTL <text:s/>- <text:s/>denticleless e3 ubiquitin protein ligase homolog (drosophila)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TLL2 <text:s/>- <text:s/>tolloid-like 2, ATOH1 <text:s/>- <text:s/>atonal homolog 1 (drosophila), VSX2 <text:s/>- <text:s/>visual system homeobox 2, ESPL1 <text:s/>- <text:s/>extra spindle pole bodies homolog 1 (s. cerevisiae), BAZ2B <text:s/>- <text:s/>bromodomain adjacent to zinc finger domain, 2b, ZFPM2 <text:s/>- <text:s/>zinc finger protein, fog family member 2, DUSP8 <text:s/>- <text:s/>dual specificity phosphatase 8, NFYA <text:s/>- <text:s/>nuclear transcription factor y, alpha, BRPF3 <text:s/>- <text:s/>bromodomain and phd finger containing, 3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FBXL8 <text:s/>- <text:s/>f-box and leucine-rich repeat protein 8, PER1 <text:s/>- <text:s/>period circadian clock 1, ST6GALNAC6 <text:s/>- <text:s/>st6 (alpha-n-acetyl-neuraminyl-2,3-beta-galactosyl-1,3)-n-acetylgalactosaminide alpha-2,6-sialyltransferase 6, ID4 <text:s/>- <text:s/>inhibitor of dna binding 4, dominant negative helix-loop-helix protein, NFKBIB <text:s/>- <text:s/>nuclear factor of kappa light polypeptide gene enhancer in b-cells inhibitor, beta, GIGYF2 <text:s/>- <text:s/>grb10 interacting gyf protein 2, MCM6 <text:s/>- <text:s/>minichromosome maintenance complex component 6, NKX6-1 <text:s/>- <text:s/>nk6 homeobox 1, WARS <text:s/>- <text:s/>tryptophanyl-trna synthetase, GEN1 <text:s/>- <text:s/>gen1 holliday junction 5' flap endonuclease, PIAS2 <text:s/>- <text:s/>protein inhibitor of activated stat, 2, ZNF513 <text:s/>- <text:s/>zinc finger protein 513, CCP110 <text:s/>- <text:s/>centriolar coiled coil protein 110kda, PPIL1 <text:s/>- <text:s/>peptidylprolyl isomerase (cyclophilin)-like 1, SUZ12 <text:s/>- <text:s/>suz12 polycomb repressive complex 2 subunit, COL5A3 <text:s/>- <text:s/>collagen, type v, alpha 3, PITX3 <text:s/>- <text:s/>paired-like homeodomain 3, LSAMP <text:s/>- <text:s/>limbic system-associated membrane protein, PNPT1 <text:s/>- <text:s/>polyribonucleotide nucleotidyltransferase 1, ZNF597 <text:s/>- <text:s/>zinc finger protein 597, SHH <text:s/>- <text:s/>sonic hedgehog, DLX2 <text:s/>- <text:s/>distal-less homeobox 2, FBXW4 <text:s/>- <text:s/>f-box and wd repeat domain containing 4, MRPL50 <text:s/>- <text:s/>mitochondrial ribosomal protein l50, FBXO24 <text:s/>- <text:s/>f-box protein 24, DLX3 <text:s/>- <text:s/>distal-less homeobox 3, FBXO25 <text:s/>- <text:s/>f-box protein 25, TFDP2 <text:s/>- <text:s/>transcription factor dp-2 (e2f dimerization partner 2), LUM <text:s/>- <text:s/>lumican, USP21 <text:s/>- <text:s/>ubiquitin specific peptidase 21, NFATC4 <text:s/>- <text:s/>nuclear factor of activated t-cells, cytoplasmic, calcineurin-dependent 4, ADAMTS19 <text:s/>- <text:s/>adam metallopeptidase with thrombospondin type 1 motif, 19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RPUSD3 <text:s/>- <text:s/>rna pseudouridylate synthase domain containing 3, FOSB <text:s/>- <text:s/>fbj murine osteosarcoma viral oncogene homolog b, DDX4 <text:s/>- <text:s/>dead (asp-glu-ala-asp) box polypeptide 4, SLX1A <text:s/>- <text:s/>slx1 structure-specific endonuclease subunit homolog a (s. cerevisiae), CABIN1 <text:s/>- <text:s/>calcineurin binding protein 1, SETDB2 <text:s/>- <text:s/>set domain, bifurcated 2, TTF2 <text:s/>- <text:s/>transcription termination factor, rna polymerase ii, KLF10 <text:s/>- <text:s/>kruppel-like factor 10, GSK3B <text:s/>- <text:s/>glycogen synthase kinase 3 beta, THY1 <text:s/>- <text:s/>thy-1 cell surface antigen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134" calcext:value-type="float">
            <text:p>0.00000134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690" calcext:value-type="float">
            <text:p>69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SAP30BP <text:s/>- <text:s/>sap30 binding protein, CDC6 <text:s/>- <text:s/>cell division cycle 6, ZNF189 <text:s/>- <text:s/>zinc finger protein 189, SIX5 <text:s/>- <text:s/>six homeobox 5, LHX1 <text:s/>- <text:s/>lim homeobox 1, CDK1 <text:s/>- <text:s/>cyclin-dependent kinase 1, CASZ1 <text:s/>- <text:s/>castor zinc finger 1, ELK1 <text:s/>- <text:s/>elk1, member of ets oncogene family, RBM15 <text:s/>- <text:s/>rna binding motif protein 15, ZNF385A <text:s/>- <text:s/>zinc finger protein 385a, DDIT3 <text:s/>- <text:s/>dna-damage-inducible transcript 3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CHP1 <text:s/>- <text:s/>calcineurin-like ef-hand protein 1, TDRD3 <text:s/>- <text:s/>tudor domain containing 3, MAEL <text:s/>- <text:s/>maelstrom spermatogenic transposon silencer, RPS6KA5 <text:s/>- <text:s/>ribosomal protein s6 kinase, 90kda, polypeptide 5, BRD8 <text:s/>- <text:s/>bromodomain containing 8, SP2 <text:s/>- <text:s/>sp2 transcription factor, GPC3 <text:s/>- <text:s/>glypican 3, DMRT2 <text:s/>- <text:s/>doublesex and mab-3 related transcription factor 2, GRHL1 <text:s/>- <text:s/>grainyhead-like 1 (drosophila), GRHL3 <text:s/>- <text:s/>grainyhead-like 3 (drosophila), TCERG1 <text:s/>- <text:s/>transcription elongation regulator 1, WBP2 <text:s/>- <text:s/>ww domain binding protein 2, SP9 <text:s/>- <text:s/>sp9 transcription factor, TAF6L <text:s/>- <text:s/>taf6-like rna polymerase ii, p300/cbp-associated factor (pcaf)-associated factor, 65kda, EAF2 <text:s/>- <text:s/>ell associated factor 2, OGG1 <text:s/>- <text:s/>8-oxoguanine dna glycosylase, LDB1 <text:s/>- <text:s/>lim domain binding 1, HOXC6 <text:s/>- <text:s/>homeobox c6, SAP130 <text:s/>- <text:s/>sin3a-associated protein, 130kda, H2AFX <text:s/>- <text:s/>h2a histone family, member x, BCAS3 <text:s/>- <text:s/>breast carcinoma amplified sequence 3, ZNF362 <text:s/>- <text:s/>zinc finger protein 362, DDR2 <text:s/>- <text:s/>discoidin domain receptor tyrosine kinase 2, HIST1H1D <text:s/>- <text:s/>histone cluster 1, h1d, BBX <text:s/>- <text:s/>bobby sox homolog (drosophila), MAML1 <text:s/>- <text:s/>mastermind-like 1 (drosophila), ACVR1 <text:s/>- <text:s/>activin a receptor, type i, CCNA1 <text:s/>- <text:s/>cyclin a1, TARBP2 <text:s/>- <text:s/>tar (hiv-1) rna binding protein 2, ARID1B <text:s/>- <text:s/>at rich interactive domain 1b (swi1-like), ZNF292 <text:s/>- <text:s/>zinc finger protein 292, GLI3 <text:s/>- <text:s/>gli family zinc finger 3, MED30 <text:s/>- <text:s/>mediator complex subunit 30, PRDM10 <text:s/>- <text:s/>pr domain containing 10, FGF4 <text:s/>- <text:s/>fibroblast growth factor 4, FZD7 <text:s/>- <text:s/>frizzled family receptor 7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PSMC3IP <text:s/>- <text:s/>psmc3 interacting protein, LRP8 <text:s/>- <text:s/>low density lipoprotein receptor-related protein 8, apolipoprotein e receptor, BAZ1A <text:s/>- <text:s/>bromodomain adjacent to zinc finger domain, 1a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POU3F1 <text:s/>- <text:s/>pou class 3 homeobox 1, E2F3 <text:s/>- <text:s/>e2f transcription factor 3, ZEB2 <text:s/>- <text:s/>zinc finger e-box binding homeobox 2, ZNF644 <text:s/>- <text:s/>zinc finger protein 644, MYT1L <text:s/>- <text:s/>myelin transcription factor 1-like, KMT2C <text:s/>- <text:s/>lysine (k)-specific methyltransferase 2c, MYCBP2 <text:s/>- <text:s/>myc binding protein 2, e3 ubiquitin protein ligase, IRF6 <text:s/>- <text:s/>interferon regulatory factor 6, KLF6 <text:s/>- <text:s/>kruppel-like factor 6, TNFSF11 <text:s/>- <text:s/>tumor necrosis factor (ligand) superfamily, member 11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HD6 <text:s/>- <text:s/>chromodomain helicase dna binding protein 6, PRDM13 <text:s/>- <text:s/>pr domain containing 13, PHF19 <text:s/>- <text:s/>phd finger protein 19, ASCC2 <text:s/>- <text:s/>activating signal cointegrator 1 complex subunit 2, IRF2BP1 <text:s/>- <text:s/>interferon regulatory factor 2 binding protein 1, GOLGB1 <text:s/>- <text:s/>golgin b1, CCAR1 <text:s/>- <text:s/>cell division cycle and apoptosis regulator 1, BAHD1 <text:s/>- <text:s/>bromo adjacent homology domain containing 1, RHOQ <text:s/>- <text:s/>ras homolog family member q, PAGR1 <text:s/>- <text:s/>paxip1 associated glutamate-rich protein 1, TLE3 <text:s/>- <text:s/>transducin-like enhancer of split 3 (e(sp1) homolog, drosophila), HIST1H2AB <text:s/>- <text:s/>histone cluster 1, h2ab, TFB2M <text:s/>- <text:s/>transcription factor b2, mitochondrial, TLE4 <text:s/>- <text:s/>transducin-like enhancer of split 4 (e(sp1) homolog, drosophila), FANCD2 <text:s/>- <text:s/>fanconi anemia, complementation group d2, PEX2 <text:s/>- <text:s/>peroxisomal biogenesis factor 2, ATOH1 <text:s/>- <text:s/>atonal homolog 1 (drosophila), HIVEP3 <text:s/>- <text:s/>human immunodeficiency virus type i enhancer binding protein 3, HIST1H2AC <text:s/>- <text:s/>histone cluster 1, h2ac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RECQL5 <text:s/>- <text:s/>recq protein-like 5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CBX5 <text:s/>- <text:s/>chromobox homolog 5, PER1 <text:s/>- <text:s/>period circadian clock 1, NFKBIB <text:s/>- <text:s/>nuclear factor of kappa light polypeptide gene enhancer in b-cells inhibitor, beta, ID4 <text:s/>- <text:s/>inhibitor of dna binding 4, dominant negative helix-loop-helix protein, LDB2 <text:s/>- <text:s/>lim domain binding 2, ZNF526 <text:s/>- <text:s/>zinc finger protein 526, NKX6-1 <text:s/>- <text:s/>nk6 homeobox 1, DEK <text:s/>- <text:s/>dek oncogene, AUTS2 <text:s/>- <text:s/>autism susceptibility candidate 2, MSX1 <text:s/>- <text:s/>msh homeobox 1, ATP2B4 <text:s/>- <text:s/>atpase, ca++ transporting, plasma membrane 4, PIAS2 <text:s/>- <text:s/>protein inhibitor of activated stat, 2, ZNF513 <text:s/>- <text:s/>zinc finger protein 513, LIN28A <text:s/>- <text:s/>lin-28 homolog a (c. elegans), TMBIM6 <text:s/>- <text:s/>transmembrane bax inhibitor motif containing 6, TRADD <text:s/>- <text:s/>tnfrsf1a-associated via death domain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CRY1 <text:s/>- <text:s/>cryptochrome 1 (photolyase-like), SHH <text:s/>- <text:s/>sonic hedgehog, DLX2 <text:s/>- <text:s/>distal-less homeobox 2, EHF <text:s/>- <text:s/>ets homologous factor, NCK2 <text:s/>- <text:s/>nck adaptor protein 2, CHRDL1 <text:s/>- <text:s/>chordin-like 1, LRP6 <text:s/>- <text:s/>low density lipoprotein receptor-related protein 6, HOXC4 <text:s/>- <text:s/>homeobox c4, DLX3 <text:s/>- <text:s/>distal-less homeobox 3, LUM <text:s/>- <text:s/>lumican, TFDP2 <text:s/>- <text:s/>transcription factor dp-2 (e2f dimerization partner 2), NFATC4 <text:s/>- <text:s/>nuclear factor of activated t-cells, cytoplasmic, calcineurin-dependent 4, USP21 <text:s/>- <text:s/>ubiquitin specific peptidase 21, SESN2 <text:s/>- <text:s/>sestrin 2, HIST1H2AA <text:s/>- <text:s/>histone cluster 1, h2aa, KHDRBS1 <text:s/>- <text:s/>kh domain containing, rna binding, signal transduction associated 1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SFRP2 <text:s/>- <text:s/>secreted frizzled-related protein 2, RBFOX2 <text:s/>- <text:s/>rna binding protein, fox-1 homolog (c. elegans) 2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CAT <text:s/>- <text:s/>catalase, EPCAM <text:s/>- <text:s/>epithelial cell adhesion molecule, RXRG <text:s/>- <text:s/>retinoid x receptor, gamma, RUNX1T1 <text:s/>- <text:s/>runt-related transcription factor 1; translocated to, 1 (cyclin d-related), KLF4 <text:s/>- <text:s/>kruppel-like factor 4 (gut), NUP35 <text:s/>- <text:s/>nucleoporin 35kda, FOSB <text:s/>- <text:s/>fbj murine osteosarcoma viral oncogene homolog b, ZNF683 <text:s/>- <text:s/>zinc finger protein 683, CKS2 <text:s/>- <text:s/>cdc28 protein kinase regulatory subunit 2, PRKCB <text:s/>- <text:s/>protein kinase c, beta, SETDB2 <text:s/>- <text:s/>set domain, bifurcated 2, TTF2 <text:s/>- <text:s/>transcription termination factor, rna polymerase ii, GSK3B <text:s/>- <text:s/>glycogen synthase kinase 3 beta, KLF10 <text:s/>- <text:s/>kruppel-like factor 10, PRMT5 <text:s/>- <text:s/>protein arginine methyltransferase 5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00147" calcext:value-type="float">
            <text:p>0.00000147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690" calcext:value-type="float">
            <text:p>69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CHAC1 <text:s/>- <text:s/>chac, cation transport regulator homolog 1 (e. coli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ADCY10 <text:s/>- <text:s/>adenylate cyclase 10 (soluble), BRD8 <text:s/>- <text:s/>bromodomain containing 8, SP2 <text:s/>- <text:s/>sp2 transcription factor, OAZ1 <text:s/>- <text:s/>ornithine decarboxylase antizyme 1, GUCY1B3 <text:s/>- <text:s/>guanylate cyclase 1, soluble, beta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MMAB <text:s/>- <text:s/>methylmalonic aciduria (cobalamin deficiency) cblb type, EAF2 <text:s/>- <text:s/>ell associated factor 2, LDB1 <text:s/>- <text:s/>lim domain binding 1, HOXC6 <text:s/>- <text:s/>homeobox c6, GGCT <text:s/>- <text:s/>gamma-glutamylcyclotransferase, SAP130 <text:s/>- <text:s/>sin3a-associated protein, 130kda, BCAS3 <text:s/>- <text:s/>breast carcinoma amplified sequence 3, NADK2 <text:s/>- <text:s/>nad kinase 2, mitochondrial, ZNF362 <text:s/>- <text:s/>zinc finger protein 362, SPTLC2 <text:s/>- <text:s/>serine palmitoyltransferase, long chain base subunit 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M20D1 <text:s/>- <text:s/>peptidase m20 domain containing 1, PEG3 <text:s/>- <text:s/>paternally expressed 3, KDM1A <text:s/>- <text:s/>lysine (k)-specific demethylase 1a, INO80B <text:s/>- <text:s/>ino80 complex subunit b, HAGH <text:s/>- <text:s/>hydroxyacylglutathione hydrolase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MTHFD1 <text:s/>- <text:s/>methylenetetrahydrofolate dehydrogenase (nadp+ dependent) 1, methenyltetrahydrofolate cyclohydrolase, formyltetrahydrofolate synthetase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MRPS12 <text:s/>- <text:s/>mitochondrial ribosomal protein s12, PTF1A <text:s/>- <text:s/>pancreas specific transcription factor, 1a, MKL1 <text:s/>- <text:s/>megakaryoblastic leukemia (translocation) 1, ST6GALNAC6 <text:s/>- <text:s/>st6 (alpha-n-acetyl-neuraminyl-2,3-beta-galactosyl-1,3)-n-acetylgalactosaminide alpha-2,6-sialyltransferase 6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ATP5E <text:s/>- <text:s/>atp synthase, h+ transporting, mitochondrial f1 complex, epsilon subunit, NKX6-1 <text:s/>- <text:s/>nk6 homeobox 1, DEK <text:s/>- <text:s/>dek oncogene, MSX1 <text:s/>- <text:s/>msh homeobox 1, ATP5G2 <text:s/>- <text:s/>atp synthase, h+ transporting, mitochondrial fo complex, subunit c2 (subunit 9), WARS <text:s/>- <text:s/>tryptophanyl-trna synthetase, PIAS2 <text:s/>- <text:s/>protein inhibitor of activated stat, 2, ZNF513 <text:s/>- <text:s/>zinc finger protein 513, RARS2 <text:s/>- <text:s/>arginyl-trna synthetase 2, mitochondrial, MRPL37 <text:s/>- <text:s/>mitochondrial ribosomal protein l37, SUZ12 <text:s/>- <text:s/>suz12 polycomb repressive complex 2 subunit, PITX3 <text:s/>- <text:s/>paired-like homeodomain 3, ZBTB5 <text:s/>- <text:s/>zinc finger and btb domain containing 5, ZNF597 <text:s/>- <text:s/>zinc finger protein 597, MRPL51 <text:s/>- <text:s/>mitochondrial ribosomal protein l51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MRPS18B <text:s/>- <text:s/>mitochondrial ribosomal protein s18b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GART <text:s/>- <text:s/>phosphoribosylglycinamide formyltransferase, phosphoribosylglycinamide synthetase, phosphoribosylaminoimidazole synthetase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148" calcext:value-type="float">
            <text:p>0.0000014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690" calcext:value-type="float">
            <text:p>69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[SAP30BP <text:s/>- <text:s/>sap30 binding protein, CDC6 <text:s/>- <text:s/>cell division cycle 6, ZNF189 <text:s/>- <text:s/>zinc finger protein 189, SIX5 <text:s/>- <text:s/>six homeobox 5, LHX1 <text:s/>- <text:s/>lim homeobox 1, CDK1 <text:s/>- <text:s/>cyclin-dependent kinase 1, CASZ1 <text:s/>- <text:s/>castor zinc finger 1, ELK1 <text:s/>- <text:s/>elk1, member of ets oncogene family, RBM15 <text:s/>- <text:s/>rna binding motif protein 15, ZNF385A <text:s/>- <text:s/>zinc finger protein 385a, DDIT3 <text:s/>- <text:s/>dna-damage-inducible transcript 3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CHP1 <text:s/>- <text:s/>calcineurin-like ef-hand protein 1, TDRD3 <text:s/>- <text:s/>tudor domain containing 3, MAEL <text:s/>- <text:s/>maelstrom spermatogenic transposon silencer, RPS6KA5 <text:s/>- <text:s/>ribosomal protein s6 kinase, 90kda, polypeptide 5, BRD8 <text:s/>- <text:s/>bromodomain containing 8, SP2 <text:s/>- <text:s/>sp2 transcription factor, GPC3 <text:s/>- <text:s/>glypican 3, DMRT2 <text:s/>- <text:s/>doublesex and mab-3 related transcription factor 2, GRHL1 <text:s/>- <text:s/>grainyhead-like 1 (drosophila), GRHL3 <text:s/>- <text:s/>grainyhead-like 3 (drosophila), TCERG1 <text:s/>- <text:s/>transcription elongation regulator 1, WBP2 <text:s/>- <text:s/>ww domain binding protein 2, SP9 <text:s/>- <text:s/>sp9 transcription factor, TAF6L <text:s/>- <text:s/>taf6-like rna polymerase ii, p300/cbp-associated factor (pcaf)-associated factor, 65kda, EAF2 <text:s/>- <text:s/>ell associated factor 2, OGG1 <text:s/>- <text:s/>8-oxoguanine dna glycosylase, LDB1 <text:s/>- <text:s/>lim domain binding 1, HOXC6 <text:s/>- <text:s/>homeobox c6, H2AFX <text:s/>- <text:s/>h2a histone family, member x, SAP130 <text:s/>- <text:s/>sin3a-associated protein, 130kda, BCAS3 <text:s/>- <text:s/>breast carcinoma amplified sequence 3, ZNF362 <text:s/>- <text:s/>zinc finger protein 362, DDR2 <text:s/>- <text:s/>discoidin domain receptor tyrosine kinase 2, HIST1H1D <text:s/>- <text:s/>histone cluster 1, h1d, BBX <text:s/>- <text:s/>bobby sox homolog (drosophila), MAML1 <text:s/>- <text:s/>mastermind-like 1 (drosophila), ACVR1 <text:s/>- <text:s/>activin a receptor, type i, CCNA1 <text:s/>- <text:s/>cyclin a1, ARID1B <text:s/>- <text:s/>at rich interactive domain 1b (swi1-like), ZNF292 <text:s/>- <text:s/>zinc finger protein 292, GLI3 <text:s/>- <text:s/>gli family zinc finger 3, MED30 <text:s/>- <text:s/>mediator complex subunit 30, PRDM10 <text:s/>- <text:s/>pr domain containing 10, FGF4 <text:s/>- <text:s/>fibroblast growth factor 4, FZD7 <text:s/>- <text:s/>frizzled family receptor 7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PSMC3IP <text:s/>- <text:s/>psmc3 interacting protein, LRP8 <text:s/>- <text:s/>low density lipoprotein receptor-related protein 8, apolipoprotein e receptor, BAZ1A <text:s/>- <text:s/>bromodomain adjacent to zinc finger domain, 1a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POU3F1 <text:s/>- <text:s/>pou class 3 homeobox 1, E2F3 <text:s/>- <text:s/>e2f transcription factor 3, ZEB2 <text:s/>- <text:s/>zinc finger e-box binding homeobox 2, ZNF644 <text:s/>- <text:s/>zinc finger protein 644, MYT1L <text:s/>- <text:s/>myelin transcription factor 1-like, KMT2C <text:s/>- <text:s/>lysine (k)-specific methyltransferase 2c, MYCBP2 <text:s/>- <text:s/>myc binding protein 2, e3 ubiquitin protein ligase, IRF6 <text:s/>- <text:s/>interferon regulatory factor 6, KLF6 <text:s/>- <text:s/>kruppel-like factor 6, TNFSF11 <text:s/>- <text:s/>tumor necrosis factor (ligand) superfamily, member 11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HD6 <text:s/>- <text:s/>chromodomain helicase dna binding protein 6, PRDM13 <text:s/>- <text:s/>pr domain containing 13, PHF19 <text:s/>- <text:s/>phd finger protein 19, ASCC2 <text:s/>- <text:s/>activating signal cointegrator 1 complex subunit 2, IRF2BP1 <text:s/>- <text:s/>interferon regulatory factor 2 binding protein 1, GOLGB1 <text:s/>- <text:s/>golgin b1, CCAR1 <text:s/>- <text:s/>cell division cycle and apoptosis regulator 1, BAHD1 <text:s/>- <text:s/>bromo adjacent homology domain containing 1, RHOQ <text:s/>- <text:s/>ras homolog family member q, PAGR1 <text:s/>- <text:s/>paxip1 associated glutamate-rich protein 1, TLE3 <text:s/>- <text:s/>transducin-like enhancer of split 3 (e(sp1) homolog, drosophila), TFB2M <text:s/>- <text:s/>transcription factor b2, mitochondrial, HIST1H2AB <text:s/>- <text:s/>histone cluster 1, h2ab, TLE4 <text:s/>- <text:s/>transducin-like enhancer of split 4 (e(sp1) homolog, drosophila), FANCD2 <text:s/>- <text:s/>fanconi anemia, complementation group d2, PEX2 <text:s/>- <text:s/>peroxisomal biogenesis factor 2, ATOH1 <text:s/>- <text:s/>atonal homolog 1 (drosophila), HIVEP3 <text:s/>- <text:s/>human immunodeficiency virus type i enhancer binding protein 3, HIST1H2AC <text:s/>- <text:s/>histone cluster 1, h2ac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RECQL5 <text:s/>- <text:s/>recq protein-like 5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CBX5 <text:s/>- <text:s/>chromobox homolog 5, PER1 <text:s/>- <text:s/>period circadian clock 1, NFKBIB <text:s/>- <text:s/>nuclear factor of kappa light polypeptide gene enhancer in b-cells inhibitor, beta, ID4 <text:s/>- <text:s/>inhibitor of dna binding 4, dominant negative helix-loop-helix protein, LDB2 <text:s/>- <text:s/>lim domain binding 2, ZNF526 <text:s/>- <text:s/>zinc finger protein 526, NKX6-1 <text:s/>- <text:s/>nk6 homeobox 1, DEK <text:s/>- <text:s/>dek oncogene, AUTS2 <text:s/>- <text:s/>autism susceptibility candidate 2, MSX1 <text:s/>- <text:s/>msh homeobox 1, ATP2B4 <text:s/>- <text:s/>atpase, ca++ transporting, plasma membrane 4, PIAS2 <text:s/>- <text:s/>protein inhibitor of activated stat, 2, ZNF513 <text:s/>- <text:s/>zinc finger protein 513, LIN28A <text:s/>- <text:s/>lin-28 homolog a (c. elegans), TMBIM6 <text:s/>- <text:s/>transmembrane bax inhibitor motif containing 6, TRADD <text:s/>- <text:s/>tnfrsf1a-associated via death domain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CRY1 <text:s/>- <text:s/>cryptochrome 1 (photolyase-like), SHH <text:s/>- <text:s/>sonic hedgehog, DLX2 <text:s/>- <text:s/>distal-less homeobox 2, EHF <text:s/>- <text:s/>ets homologous factor, NCK2 <text:s/>- <text:s/>nck adaptor protein 2, CHRDL1 <text:s/>- <text:s/>chordin-like 1, LRP6 <text:s/>- <text:s/>low density lipoprotein receptor-related protein 6, HOXC4 <text:s/>- <text:s/>homeobox c4, DLX3 <text:s/>- <text:s/>distal-less homeobox 3, LUM <text:s/>- <text:s/>lumican, TFDP2 <text:s/>- <text:s/>transcription factor dp-2 (e2f dimerization partner 2), NFATC4 <text:s/>- <text:s/>nuclear factor of activated t-cells, cytoplasmic, calcineurin-dependent 4, USP21 <text:s/>- <text:s/>ubiquitin specific peptidase 21, SESN2 <text:s/>- <text:s/>sestrin 2, HIST1H2AA <text:s/>- <text:s/>histone cluster 1, h2aa, KHDRBS1 <text:s/>- <text:s/>kh domain containing, rna binding, signal transduction associated 1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SFRP2 <text:s/>- <text:s/>secreted frizzled-related protein 2, RBFOX2 <text:s/>- <text:s/>rna binding protein, fox-1 homolog (c. elegans) 2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CAT <text:s/>- <text:s/>catalase, EPCAM <text:s/>- <text:s/>epithelial cell adhesion molecule, RXRG <text:s/>- <text:s/>retinoid x receptor, gamma, RUNX1T1 <text:s/>- <text:s/>runt-related transcription factor 1; translocated to, 1 (cyclin d-related), KLF4 <text:s/>- <text:s/>kruppel-like factor 4 (gut), NUP35 <text:s/>- <text:s/>nucleoporin 35kda, FOSB <text:s/>- <text:s/>fbj murine osteosarcoma viral oncogene homolog b, ZNF683 <text:s/>- <text:s/>zinc finger protein 683, CKS2 <text:s/>- <text:s/>cdc28 protein kinase regulatory subunit 2, PRKCB <text:s/>- <text:s/>protein kinase c, beta, SETDB2 <text:s/>- <text:s/>set domain, bifurcated 2, TTF2 <text:s/>- <text:s/>transcription termination factor, rna polymerase ii, GSK3B <text:s/>- <text:s/>glycogen synthase kinase 3 beta, KLF10 <text:s/>- <text:s/>kruppel-like factor 10, PRMT5 <text:s/>- <text:s/>protein arginine methyltransferase 5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154" calcext:value-type="float">
            <text:p>0.00000154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1.54" calcext:value-type="float">
            <text:p>1.54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CXCL9 <text:s/>- <text:s/>chemokine (c-x-c motif) ligand 9, PBX1 <text:s/>- <text:s/>pre-b-cell leukemia homeobox 1, MLH1 <text:s/>- <text:s/>mutl homolog 1, colon cancer, nonpolyposis type 2 (e. coli), ILF2 <text:s/>- <text:s/>interleukin enhancer binding factor 2, SIRT2 <text:s/>- <text:s/>sirtuin 2, BRD8 <text:s/>- <text:s/>bromodomain containing 8, RPS6KA5 <text:s/>- <text:s/>ribosomal protein s6 kinase, 90kda, polypeptide 5, GUCA2A <text:s/>- <text:s/>guanylate cyclase activator 2a (guanylin)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H2AFX <text:s/>- <text:s/>h2a histone family, member x, BCAS3 <text:s/>- <text:s/>breast carcinoma amplified sequence 3, MAML1 <text:s/>- <text:s/>mastermind-like 1 (drosophila), ACVR1 <text:s/>- <text:s/>activin a receptor, type i, TARBP2 <text:s/>- <text:s/>tar (hiv-1) rna binding protein 2, ARID1B <text:s/>- <text:s/>at rich interactive domain 1b (swi1-like), ZNF292 <text:s/>- <text:s/>zinc finger protein 292, NABP2 <text:s/>- <text:s/>nucleic acid binding protein 2, GLI3 <text:s/>- <text:s/>gli family zinc finger 3, FGF4 <text:s/>- <text:s/>fibroblast growth factor 4, MED30 <text:s/>- <text:s/>mediator complex subunit 30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ZEB2 <text:s/>- <text:s/>zinc finger e-box binding homeobox 2, IRF6 <text:s/>- <text:s/>interferon regulatory factor 6, KLF6 <text:s/>- <text:s/>kruppel-like factor 6, LARP1 <text:s/>- <text:s/>la ribonucleoprotein domain family, member 1, TNFSF11 <text:s/>- <text:s/>tumor necrosis factor (ligand) superfamily, member 11, MED19 <text:s/>- <text:s/>mediator complex subunit 19, BOLL <text:s/>- <text:s/>bol, boule-like (drosophila), NRL <text:s/>- <text:s/>neural retina leucine zipper, HDAC1 <text:s/>- <text:s/>histone deacetylase 1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TNRC6B <text:s/>- <text:s/>trinucleotide repeat containing 6b, AGO1 <text:s/>- <text:s/>argonaute risc catalytic component 1, ZFPM2 <text:s/>- <text:s/>zinc finger protein, fog family member 2, NFYA <text:s/>- <text:s/>nuclear transcription factor y, alpha, COA3 <text:s/>- <text:s/>cytochrome c oxidase assembly factor 3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PER1 <text:s/>- <text:s/>period circadian clock 1, ID4 <text:s/>- <text:s/>inhibitor of dna binding 4, dominant negative helix-loop-helix protein, LDB2 <text:s/>- <text:s/>lim domain binding 2, NKX6-1 <text:s/>- <text:s/>nk6 homeobox 1, AUTS2 <text:s/>- <text:s/>autism susceptibility candidate 2, MSX1 <text:s/>- <text:s/>msh homeobox 1, CALM3 <text:s/>- <text:s/>calmodulin 3 (phosphorylase kinase, delta), PIAS2 <text:s/>- <text:s/>protein inhibitor of activated stat, 2, LIN28A <text:s/>- <text:s/>lin-28 homolog a (c. elegans), PITX3 <text:s/>- <text:s/>paired-like homeodomain 3, PNPT1 <text:s/>- <text:s/>polyribonucleotide nucleotidyltransferase 1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HNRNPL <text:s/>- <text:s/>heterogeneous nuclear ribonucleoprotein l, LUM <text:s/>- <text:s/>lumican, NFATC4 <text:s/>- <text:s/>nuclear factor of activated t-cells, cytoplasmic, calcineurin-dependent 4, USP21 <text:s/>- <text:s/>ubiquitin specific peptidase 21, SESN2 <text:s/>- <text:s/>sestrin 2, UQCC <text:s/>- <text:s/>ubiquinol-cytochrome c reductase complex chaperone, KHDRBS1 <text:s/>- <text:s/>kh domain containing, rna binding, signal transduction associated 1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FAM178A <text:s/>- <text:s/>family with sequence similarity 178, member a, BABAM1 <text:s/>- <text:s/>brisc and brca1 a complex member 1, TGFB1I1 <text:s/>- <text:s/>transforming growth factor beta 1 induced transcript 1, HNRNPA1 <text:s/>- <text:s/>heterogeneous nuclear ribonucleoprotein a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TMEM161A <text:s/>- <text:s/>transmembrane protein 161a, SLX1A <text:s/>- <text:s/>slx1 structure-specific endonuclease subunit homolog a (s. cerevisiae)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0.00000188" calcext:value-type="float">
            <text:p>0.00000188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402" calcext:value-type="float">
            <text:p>3402</text:p>
          </table:table-cell>
          <table:table-cell office:value-type="float" office:value="690" calcext:value-type="float">
            <text:p>69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CHAC1 <text:s/>- <text:s/>chac, cation transport regulator homolog 1 (e. coli), GCNT2 <text:s/>- <text:s/>glucosaminyl (n-acetyl) transferase 2, i-branching enzyme (i blood group), PNRC1 <text:s/>- <text:s/>proline-rich nuclear receptor coactivator 1, CYP39A1 <text:s/>- <text:s/>cytochrome p450, family 39, subfamily a, polypeptide 1, NASP <text:s/>- <text:s/>nuclear autoantigenic sperm protein (histone-binding), SIRT2 <text:s/>- <text:s/>sirtuin 2, ACAT2 <text:s/>- <text:s/>acetyl-coa acetyltransferase 2, BRD8 <text:s/>- <text:s/>bromodomain containing 8, SP2 <text:s/>- <text:s/>sp2 transcription factor, GPC3 <text:s/>- <text:s/>glypican 3, GRHL1 <text:s/>- <text:s/>grainyhead-like 1 (drosophila), LPL <text:s/>- <text:s/>lipoprotein lipase, GRHL3 <text:s/>- <text:s/>grainyhead-like 3 (drosophila), TCERG1 <text:s/>- <text:s/>transcription elongation regulator 1, MCM8 <text:s/>- <text:s/>minichromosome maintenance complex component 8, ORC3 <text:s/>- <text:s/>origin recognition complex, subunit 3, MMAB <text:s/>- <text:s/>methylmalonic aciduria (cobalamin deficiency) cblb type, LDB1 <text:s/>- <text:s/>lim domain binding 1, HOXC6 <text:s/>- <text:s/>homeobox c6, GGCT <text:s/>- <text:s/>gamma-glutamylcyclotransferase, ADAMTS3 <text:s/>- <text:s/>adam metallopeptidase with thrombospondin type 1 motif, 3, GLUL <text:s/>- <text:s/>glutamate-ammonia ligase, BCAS3 <text:s/>- <text:s/>breast carcinoma amplified sequence 3, ZNF362 <text:s/>- <text:s/>zinc finger protein 362, SPTLC2 <text:s/>- <text:s/>serine palmitoyltransferase, long chain base subunit 2, MOGAT1 <text:s/>- <text:s/>monoacylglycerol o-acyltransferase 1, BBX <text:s/>- <text:s/>bobby sox homolog (drosophila), ELOVL3 <text:s/>- <text:s/>elovl fatty acid elongase 3, TECR <text:s/>- <text:s/>trans-2,3-enoyl-coa reductase, ZNF292 <text:s/>- <text:s/>zinc finger protein 292, NABP2 <text:s/>- <text:s/>nucleic acid binding protein 2, GLI3 <text:s/>- <text:s/>gli family zinc finger 3, COQ7 <text:s/>- <text:s/>coenzyme q7 homolog, ubiquinone (yeast), PRDM10 <text:s/>- <text:s/>pr domain containing 10, MRPS30 <text:s/>- <text:s/>mitochondrial ribosomal protein s30, POU3F3 <text:s/>- <text:s/>pou class 3 homeobox 3, ZBTB37 <text:s/>- <text:s/>zinc finger and btb domain containing 37, KDM1A <text:s/>- <text:s/>lysine (k)-specific demethylase 1a, PM20D1 <text:s/>- <text:s/>peptidase m20 domain containing 1, INO80B <text:s/>- <text:s/>ino80 complex subunit b, PPARG <text:s/>- <text:s/>peroxisome proliferator-activated receptor gamma, PCYT1B <text:s/>- <text:s/>phosphate cytidylyltransferase 1, choline, beta, SERTAD1 <text:s/>- <text:s/>serta domain containing 1, SSBP3 <text:s/>- <text:s/>single stranded dna binding protein 3, ZNF555 <text:s/>- <text:s/>zinc finger protein 555, SRRM1 <text:s/>- <text:s/>serine/arginine repetitive matrix 1, E2F3 <text:s/>- <text:s/>e2f transcription factor 3, POU3F1 <text:s/>- <text:s/>pou class 3 homeobox 1, XAB2 <text:s/>- <text:s/>xpa binding protein 2, HELB <text:s/>- <text:s/>helicase (dna) b, ALDH1L1 <text:s/>- <text:s/>aldehyde dehydrogenase 1 family, member l1, MYT1L <text:s/>- <text:s/>myelin transcription factor 1-like, MYCBP2 <text:s/>- <text:s/>myc binding protein 2, e3 ubiquitin protein ligase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CCAR1 <text:s/>- <text:s/>cell division cycle and apoptosis regulator 1, MTHFD1 <text:s/>- <text:s/>methylenetetrahydrofolate dehydrogenase (nadp+ dependent) 1, methenyltetrahydrofolate cyclohydrolase, formyltetrahydrofolate synthetase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MRPS12 <text:s/>- <text:s/>mitochondrial ribosomal protein s12, PTF1A <text:s/>- <text:s/>pancreas specific transcription factor, 1a, RPLP0 <text:s/>- <text:s/>ribosomal protein, large, p0, ZNF526 <text:s/>- <text:s/>zinc finger protein 526, FUT8 <text:s/>- <text:s/>fucosyltransferase 8 (alpha (1,6) fucosyltransferase), DEK <text:s/>- <text:s/>dek oncogene, MSX1 <text:s/>- <text:s/>msh homeobox 1, RARS2 <text:s/>- <text:s/>arginyl-trna synthetase 2, mitochondrial, RPAIN <text:s/>- <text:s/>rpa interacting protein, MRPL37 <text:s/>- <text:s/>mitochondrial ribosomal protein l37, ZBTB5 <text:s/>- <text:s/>zinc finger and btb domain containing 5, LIN52 <text:s/>- <text:s/>lin-52 homolog (c. elegans), MRPL51 <text:s/>- <text:s/>mitochondrial ribosomal protein l51, IWS1 <text:s/>- <text:s/>iws1 homolog (s. cerevisiae), CRY1 <text:s/>- <text:s/>cryptochrome 1 (photolyase-like), EHF <text:s/>- <text:s/>ets homologous factor, HOXC4 <text:s/>- <text:s/>homeobox c4, ALDOB <text:s/>- <text:s/>aldolase b, fructose-bisphosphate, DOLPP1 <text:s/>- <text:s/>dolichyldiphosphatase 1, MRPS18B <text:s/>- <text:s/>mitochondrial ribosomal protein s18b, ASF1B <text:s/>- <text:s/>anti-silencing function 1b histone chaperone, ZNF397 <text:s/>- <text:s/>zinc finger protein 397, PHF6 <text:s/>- <text:s/>phd finger protein 6, RXRG <text:s/>- <text:s/>retinoid x receptor, gamma, RUNX1T1 <text:s/>- <text:s/>runt-related transcription factor 1; translocated to, 1 (cyclin d-related), KLF4 <text:s/>- <text:s/>kruppel-like factor 4 (gut), OSBPL6 <text:s/>- <text:s/>oxysterol binding protein-like 6, SARS2 <text:s/>- <text:s/>seryl-trna synthetase 2, mitochondrial, ZNF683 <text:s/>- <text:s/>zinc finger protein 683, HMGCS1 <text:s/>- <text:s/>3-hydroxy-3-methylglutaryl-coa synthase 1 (soluble), PRKCB <text:s/>- <text:s/>protein kinase c, beta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ZNF385A <text:s/>- <text:s/>zinc finger protein 385a, DDIT3 <text:s/>- <text:s/>dna-damage-inducible transcript 3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ILF2 <text:s/>- <text:s/>interleukin enhancer binding factor 2, ADCY10 <text:s/>- <text:s/>adenylate cyclase 10 (soluble), BOLA2B <text:s/>- <text:s/>bola homolog 2b (e. coli), GUCY1B3 <text:s/>- <text:s/>guanylate cyclase 1, soluble, beta 3, OAZ1 <text:s/>- <text:s/>ornithine decarboxylase antizyme 1, DMRT2 <text:s/>- <text:s/>doublesex and mab-3 related transcription factor 2, INTS7 <text:s/>- <text:s/>integrator complex subunit 7, LCLAT1 <text:s/>- <text:s/>lysocardiolipin acyltransferase 1, SP9 <text:s/>- <text:s/>sp9 transcription factor, TAF6L <text:s/>- <text:s/>taf6-like rna polymerase ii, p300/cbp-associated factor (pcaf)-associated factor, 65kda, EAF2 <text:s/>- <text:s/>ell associated factor 2, SAP130 <text:s/>- <text:s/>sin3a-associated protein, 130kda, NADK2 <text:s/>- <text:s/>nad kinase 2, mitochondrial, SC5D <text:s/>- <text:s/>sterol-c5-desaturase, MAML1 <text:s/>- <text:s/>mastermind-like 1 (drosophila), NUP88 <text:s/>- <text:s/>nucleoporin 88kda, ARID1B <text:s/>- <text:s/>at rich interactive domain 1b (swi1-like), FGF4 <text:s/>- <text:s/>fibroblast growth factor 4, MED30 <text:s/>- <text:s/>mediator complex subunit 30, PEG3 <text:s/>- <text:s/>paternally expressed 3, HAGH <text:s/>- <text:s/>hydroxyacylglutathione hydrolase, DHX38 <text:s/>- <text:s/>deah (asp-glu-ala-his) box polypeptide 38, FDXR <text:s/>- <text:s/>ferredoxin reductase, BAZ1A <text:s/>- <text:s/>bromodomain adjacent to zinc finger domain, 1a, FDPS <text:s/>- <text:s/>farnesyl diphosphate synthase, ISCA2 <text:s/>- <text:s/>iron-sulfur cluster assembly 2, PGP <text:s/>- <text:s/>phosphoglycolate phosphatase, ZEB2 <text:s/>- <text:s/>zinc finger e-box binding homeobox 2, ZNF644 <text:s/>- <text:s/>zinc finger protein 644, CDKN2D <text:s/>- <text:s/>cyclin-dependent kinase inhibitor 2d (p19, inhibits cdk4), C14orf1 <text:s/>- <text:s/>chromosome 14 open reading frame 1, SARS <text:s/>- <text:s/>seryl-trna synthetase, IRF6 <text:s/>- <text:s/>interferon regulatory factor 6, MED19 <text:s/>- <text:s/>mediator complex subunit 19, ZNF214 <text:s/>- <text:s/>zinc finger protein 214, HDAC1 <text:s/>- <text:s/>histone deacetylase 1, PRKAG3 <text:s/>- <text:s/>protein kinase, amp-activated, gamma 3 non-catalytic subunit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DTL <text:s/>- <text:s/>denticleless e3 ubiquitin protein ligase homolog (drosophila), GOT1 <text:s/>- <text:s/>glutamic-oxaloacetic transaminase 1, soluble, BAHD1 <text:s/>- <text:s/>bromo adjacent homology domain containing 1, TLE3 <text:s/>- <text:s/>transducin-like enhancer of split 3 (e(sp1) homolog, drosophila), PAGR1 <text:s/>- <text:s/>paxip1 associated glutamate-rich protein 1, TFB2M <text:s/>- <text:s/>transcription factor b2, mitochondrial, AGPAT5 <text:s/>- <text:s/>1-acylglycerol-3-phosphate o-acyltransferase 5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NFYA <text:s/>- <text:s/>nuclear transcription factor y, alpha, GCAT <text:s/>- <text:s/>glycine c-acetyltransferase, MAZ <text:s/>- <text:s/>myc-associated zinc finger protein (purine-binding transcription factor), NFYC <text:s/>- <text:s/>nuclear transcription factor y, gamma, TBX18 <text:s/>- <text:s/>t-box 18, FRYL <text:s/>- <text:s/>fry-like, GLS2 <text:s/>- <text:s/>glutaminase 2 (liver, mitochondrial), MKL1 <text:s/>- <text:s/>megakaryoblastic leukemia (translocation) 1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PIAS2 <text:s/>- <text:s/>protein inhibitor of activated stat, 2, ZNF513 <text:s/>- <text:s/>zinc finger protein 513, LSS <text:s/>- <text:s/>lanosterol synthase (2,3-oxidosqualene-lanosterol cyclase), SUZ12 <text:s/>- <text:s/>suz12 polycomb repressive complex 2 subunit, PITX3 <text:s/>- <text:s/>paired-like homeodomain 3, ZNF597 <text:s/>- <text:s/>zinc finger protein 597, DLX2 <text:s/>- <text:s/>distal-less homeobox 2, MRPL50 <text:s/>- <text:s/>mitochondrial ribosomal protein l50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MBOAT2 <text:s/>- <text:s/>membrane bound o-acyltransferase domain containing 2, PIAS4 <text:s/>- <text:s/>protein inhibitor of activated stat, 4, NEUROG2 <text:s/>- <text:s/>neurogenin 2, TGFB1I1 <text:s/>- <text:s/>transforming growth factor beta 1 induced transcript 1, ARID4A <text:s/>- <text:s/>at rich interactive domain 4a (rbp1-like), GPAM <text:s/>- <text:s/>glycerol-3-phosphate acyltransferase, mitochondrial, NUP35 <text:s/>- <text:s/>nucleoporin 35kda, FOSB <text:s/>- <text:s/>fbj murine osteosarcoma viral oncogene homolog b, TTF2 <text:s/>- <text:s/>transcription termination factor, rna polymerase ii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223" calcext:value-type="float">
            <text:p>0.00000223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1.62" calcext:value-type="float">
            <text:p>1.6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690" calcext:value-type="float">
            <text:p>6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RRN3 <text:s/>- <text:s/>rrn3 rna polymerase i transcription factor homolog (s. cerevisiae), SIX5 <text:s/>- <text:s/>six homeobox 5, LHX1 <text:s/>- <text:s/>lim homeobox 1, CHD6 <text:s/>- <text:s/>chromodomain helicase dna binding protein 6, CASZ1 <text:s/>- <text:s/>castor zinc finger 1, ELK1 <text:s/>- <text:s/>elk1, member of ets oncogene family, DDIT3 <text:s/>- <text:s/>dna-damage-inducible transcript 3, RBM15 <text:s/>- <text:s/>rna binding motif protein 15, ARID3B <text:s/>- <text:s/>at rich interactive domain 3b (bright-like), RHOQ <text:s/>- <text:s/>ras homolog family member q, PAGR1 <text:s/>- <text:s/>paxip1 associated glutamate-rich protein 1, TFB2M <text:s/>- <text:s/>transcription factor b2, mitochondrial, PBX1 <text:s/>- <text:s/>pre-b-cell leukemia homeobox 1, ATOH1 <text:s/>- <text:s/>atonal homolog 1 (drosophila), HIVEP3 <text:s/>- <text:s/>human immunodeficiency virus type i enhancer binding protein 3, SIRT2 <text:s/>- <text:s/>sirtuin 2, AGO1 <text:s/>- <text:s/>argonaute risc catalytic component 1, ILF2 <text:s/>- <text:s/>interleukin enhancer binding factor 2, ZFPM2 <text:s/>- <text:s/>zinc finger protein, fog family member 2, NFYA <text:s/>- <text:s/>nuclear transcription factor y, alpha, RPS6KA5 <text:s/>- <text:s/>ribosomal protein s6 kinase, 90kda, polypeptide 5, BRD8 <text:s/>- <text:s/>bromodomain containing 8, NFYC <text:s/>- <text:s/>nuclear transcription factor y, gamma, XRCC6 <text:s/>- <text:s/>x-ray repair complementing defective repair in chinese hamster cells 6, DMRT2 <text:s/>- <text:s/>doublesex and mab-3 related transcription factor 2, MKL1 <text:s/>- <text:s/>megakaryoblastic leukemia (translocation) 1, PTF1A <text:s/>- <text:s/>pancreas specific transcription factor, 1a, GRHL1 <text:s/>- <text:s/>grainyhead-like 1 (drosophila), PER1 <text:s/>- <text:s/>period circadian clock 1, GRHL3 <text:s/>- <text:s/>grainyhead-like 3 (drosophila), ID4 <text:s/>- <text:s/>inhibitor of dna binding 4, dominant negative helix-loop-helix protein, WBP2 <text:s/>- <text:s/>ww domain binding protein 2, LDB2 <text:s/>- <text:s/>lim domain binding 2, NKX6-1 <text:s/>- <text:s/>nk6 homeobox 1, EAF2 <text:s/>- <text:s/>ell associated factor 2, AUTS2 <text:s/>- <text:s/>autism susceptibility candidate 2, MSX1 <text:s/>- <text:s/>msh homeobox 1, LDB1 <text:s/>- <text:s/>lim domain binding 1, PIAS2 <text:s/>- <text:s/>protein inhibitor of activated stat, 2, PITX3 <text:s/>- <text:s/>paired-like homeodomain 3, BCAS3 <text:s/>- <text:s/>breast carcinoma amplified sequence 3, SHH <text:s/>- <text:s/>sonic hedgehog, DLX2 <text:s/>- <text:s/>distal-less homeobox 2, EHF <text:s/>- <text:s/>ets homologous factor, NCK2 <text:s/>- <text:s/>nck adaptor protein 2, LRP6 <text:s/>- <text:s/>low density lipoprotein receptor-related protein 6, MAML1 <text:s/>- <text:s/>mastermind-like 1 (drosophila), DLX3 <text:s/>- <text:s/>distal-less homeobox 3, ACVR1 <text:s/>- <text:s/>activin a receptor, type i, ZNF292 <text:s/>- <text:s/>zinc finger protein 292, ARID1B <text:s/>- <text:s/>at rich interactive domain 1b (swi1-like), GLI3 <text:s/>- <text:s/>gli family zinc finger 3, TFDP2 <text:s/>- <text:s/>transcription factor dp-2 (e2f dimerization partner 2), FGF4 <text:s/>- <text:s/>fibroblast growth factor 4, LUM <text:s/>- <text:s/>lumican, MED30 <text:s/>- <text:s/>mediator complex subunit 30, NFATC4 <text:s/>- <text:s/>nuclear factor of activated t-cells, cytoplasmic, calcineurin-dependent 4, FZD7 <text:s/>- <text:s/>frizzled family receptor 7, USP21 <text:s/>- <text:s/>ubiquitin specific peptidase 21, POU3F3 <text:s/>- <text:s/>pou class 3 homeobox 3, SESN2 <text:s/>- <text:s/>sestrin 2, KDM1A <text:s/>- <text:s/>lysine (k)-specific demethylase 1a, PEG3 <text:s/>- <text:s/>paternally expressed 3, TAF8 <text:s/>- <text:s/>taf8 rna polymerase ii, tata box binding protein (tbp)-associated factor, 43kda, RPS6KA1 <text:s/>- <text:s/>ribosomal protein s6 kinase, 90kda, polypeptide 1, SIX1 <text:s/>- <text:s/>six homeobox 1, KLF1 <text:s/>- <text:s/>kruppel-like factor 1 (erythroid), PPARG <text:s/>- <text:s/>peroxisome proliferator-activated receptor gamma, RARA <text:s/>- <text:s/>retinoic acid receptor, alpha, SERTAD1 <text:s/>- <text:s/>serta domain containing 1, NEUROG3 <text:s/>- <text:s/>neurogenin 3, SFRP2 <text:s/>- <text:s/>secreted frizzled-related protein 2, SSBP3 <text:s/>- <text:s/>single stranded dna binding protein 3, TGFB1I1 <text:s/>- <text:s/>transforming growth factor beta 1 induced transcript 1, E2F3 <text:s/>- <text:s/>e2f transcription factor 3, POU3F1 <text:s/>- <text:s/>pou class 3 homeobox 1, ARID4A <text:s/>- <text:s/>at rich interactive domain 4a (rbp1-like), ZEB2 <text:s/>- <text:s/>zinc finger e-box binding homeobox 2, EPCAM <text:s/>- <text:s/>epithelial cell adhesion molecule, RXRG <text:s/>- <text:s/>retinoid x receptor, gamma, KLF4 <text:s/>- <text:s/>kruppel-like factor 4 (gut), FOSB <text:s/>- <text:s/>fbj murine osteosarcoma viral oncogene homolog b, IRF6 <text:s/>- <text:s/>interferon regulatory factor 6, KLF6 <text:s/>- <text:s/>kruppel-like factor 6, CKS2 <text:s/>- <text:s/>cdc28 protein kinase regulatory subunit 2, TNFSF11 <text:s/>- <text:s/>tumor necrosis factor (ligand) superfamily, member 11, MED19 <text:s/>- <text:s/>mediator complex subunit 19, GSK3B <text:s/>- <text:s/>glycogen synthase kinase 3 beta, NRL <text:s/>- <text:s/>neural retina leucine zipper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223" calcext:value-type="float">
            <text:p>0.0000022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1.62" calcext:value-type="float">
            <text:p>1.62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690" calcext:value-type="float">
            <text:p>6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RRN3 <text:s/>- <text:s/>rrn3 rna polymerase i transcription factor homolog (s. cerevisiae), SIX5 <text:s/>- <text:s/>six homeobox 5, LHX1 <text:s/>- <text:s/>lim homeobox 1, CHD6 <text:s/>- <text:s/>chromodomain helicase dna binding protein 6, CASZ1 <text:s/>- <text:s/>castor zinc finger 1, ELK1 <text:s/>- <text:s/>elk1, member of ets oncogene family, DDIT3 <text:s/>- <text:s/>dna-damage-inducible transcript 3, RBM15 <text:s/>- <text:s/>rna binding motif protein 15, ARID3B <text:s/>- <text:s/>at rich interactive domain 3b (bright-like), RHOQ <text:s/>- <text:s/>ras homolog family member q, PAGR1 <text:s/>- <text:s/>paxip1 associated glutamate-rich protein 1, TFB2M <text:s/>- <text:s/>transcription factor b2, mitochondrial, PBX1 <text:s/>- <text:s/>pre-b-cell leukemia homeobox 1, ATOH1 <text:s/>- <text:s/>atonal homolog 1 (drosophila), HIVEP3 <text:s/>- <text:s/>human immunodeficiency virus type i enhancer binding protein 3, SIRT2 <text:s/>- <text:s/>sirtuin 2, AGO1 <text:s/>- <text:s/>argonaute risc catalytic component 1, ILF2 <text:s/>- <text:s/>interleukin enhancer binding factor 2, ZFPM2 <text:s/>- <text:s/>zinc finger protein, fog family member 2, NFYA <text:s/>- <text:s/>nuclear transcription factor y, alpha, RPS6KA5 <text:s/>- <text:s/>ribosomal protein s6 kinase, 90kda, polypeptide 5, BRD8 <text:s/>- <text:s/>bromodomain containing 8, NFYC <text:s/>- <text:s/>nuclear transcription factor y, gamma, XRCC6 <text:s/>- <text:s/>x-ray repair complementing defective repair in chinese hamster cells 6, DMRT2 <text:s/>- <text:s/>doublesex and mab-3 related transcription factor 2, MKL1 <text:s/>- <text:s/>megakaryoblastic leukemia (translocation) 1, PTF1A <text:s/>- <text:s/>pancreas specific transcription factor, 1a, GRHL1 <text:s/>- <text:s/>grainyhead-like 1 (drosophila), PER1 <text:s/>- <text:s/>period circadian clock 1, GRHL3 <text:s/>- <text:s/>grainyhead-like 3 (drosophila), ID4 <text:s/>- <text:s/>inhibitor of dna binding 4, dominant negative helix-loop-helix protein, WBP2 <text:s/>- <text:s/>ww domain binding protein 2, LDB2 <text:s/>- <text:s/>lim domain binding 2, NKX6-1 <text:s/>- <text:s/>nk6 homeobox 1, EAF2 <text:s/>- <text:s/>ell associated factor 2, AUTS2 <text:s/>- <text:s/>autism susceptibility candidate 2, MSX1 <text:s/>- <text:s/>msh homeobox 1, LDB1 <text:s/>- <text:s/>lim domain binding 1, PIAS2 <text:s/>- <text:s/>protein inhibitor of activated stat, 2, PITX3 <text:s/>- <text:s/>paired-like homeodomain 3, BCAS3 <text:s/>- <text:s/>breast carcinoma amplified sequence 3, SHH <text:s/>- <text:s/>sonic hedgehog, DLX2 <text:s/>- <text:s/>distal-less homeobox 2, EHF <text:s/>- <text:s/>ets homologous factor, NCK2 <text:s/>- <text:s/>nck adaptor protein 2, LRP6 <text:s/>- <text:s/>low density lipoprotein receptor-related protein 6, MAML1 <text:s/>- <text:s/>mastermind-like 1 (drosophila), DLX3 <text:s/>- <text:s/>distal-less homeobox 3, ACVR1 <text:s/>- <text:s/>activin a receptor, type i, ZNF292 <text:s/>- <text:s/>zinc finger protein 292, ARID1B <text:s/>- <text:s/>at rich interactive domain 1b (swi1-like), GLI3 <text:s/>- <text:s/>gli family zinc finger 3, TFDP2 <text:s/>- <text:s/>transcription factor dp-2 (e2f dimerization partner 2), FGF4 <text:s/>- <text:s/>fibroblast growth factor 4, LUM <text:s/>- <text:s/>lumican, MED30 <text:s/>- <text:s/>mediator complex subunit 30, NFATC4 <text:s/>- <text:s/>nuclear factor of activated t-cells, cytoplasmic, calcineurin-dependent 4, FZD7 <text:s/>- <text:s/>frizzled family receptor 7, USP21 <text:s/>- <text:s/>ubiquitin specific peptidase 21, POU3F3 <text:s/>- <text:s/>pou class 3 homeobox 3, SESN2 <text:s/>- <text:s/>sestrin 2, KDM1A <text:s/>- <text:s/>lysine (k)-specific demethylase 1a, PEG3 <text:s/>- <text:s/>paternally expressed 3, TAF8 <text:s/>- <text:s/>taf8 rna polymerase ii, tata box binding protein (tbp)-associated factor, 43kda, RPS6KA1 <text:s/>- <text:s/>ribosomal protein s6 kinase, 90kda, polypeptide 1, SIX1 <text:s/>- <text:s/>six homeobox 1, KLF1 <text:s/>- <text:s/>kruppel-like factor 1 (erythroid), PPARG <text:s/>- <text:s/>peroxisome proliferator-activated receptor gamma, RARA <text:s/>- <text:s/>retinoic acid receptor, alpha, SERTAD1 <text:s/>- <text:s/>serta domain containing 1, NEUROG3 <text:s/>- <text:s/>neurogenin 3, SFRP2 <text:s/>- <text:s/>secreted frizzled-related protein 2, SSBP3 <text:s/>- <text:s/>single stranded dna binding protein 3, TGFB1I1 <text:s/>- <text:s/>transforming growth factor beta 1 induced transcript 1, E2F3 <text:s/>- <text:s/>e2f transcription factor 3, POU3F1 <text:s/>- <text:s/>pou class 3 homeobox 1, ARID4A <text:s/>- <text:s/>at rich interactive domain 4a (rbp1-like), ZEB2 <text:s/>- <text:s/>zinc finger e-box binding homeobox 2, EPCAM <text:s/>- <text:s/>epithelial cell adhesion molecule, RXRG <text:s/>- <text:s/>retinoid x receptor, gamma, KLF4 <text:s/>- <text:s/>kruppel-like factor 4 (gut), FOSB <text:s/>- <text:s/>fbj murine osteosarcoma viral oncogene homolog b, IRF6 <text:s/>- <text:s/>interferon regulatory factor 6, KLF6 <text:s/>- <text:s/>kruppel-like factor 6, CKS2 <text:s/>- <text:s/>cdc28 protein kinase regulatory subunit 2, TNFSF11 <text:s/>- <text:s/>tumor necrosis factor (ligand) superfamily, member 11, MED19 <text:s/>- <text:s/>mediator complex subunit 19, GSK3B <text:s/>- <text:s/>glycogen synthase kinase 3 beta, NRL <text:s/>- <text:s/>neural retina leucine zipper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23" calcext:value-type="float">
            <text:p>0.000002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690" calcext:value-type="float">
            <text:p>69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SAP30BP <text:s/>- <text:s/>sap30 binding protein, CDC6 <text:s/>- <text:s/>cell division cycle 6, ZNF189 <text:s/>- <text:s/>zinc finger protein 189, SIX5 <text:s/>- <text:s/>six homeobox 5, LHX1 <text:s/>- <text:s/>lim homeobox 1, CDK1 <text:s/>- <text:s/>cyclin-dependent kinase 1, CASZ1 <text:s/>- <text:s/>castor zinc finger 1, ELK1 <text:s/>- <text:s/>elk1, member of ets oncogene family, RBM15 <text:s/>- <text:s/>rna binding motif protein 15, ZNF385A <text:s/>- <text:s/>zinc finger protein 385a, DDIT3 <text:s/>- <text:s/>dna-damage-inducible transcript 3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CHP1 <text:s/>- <text:s/>calcineurin-like ef-hand protein 1, MAEL <text:s/>- <text:s/>maelstrom spermatogenic transposon silencer, RPS6KA5 <text:s/>- <text:s/>ribosomal protein s6 kinase, 90kda, polypeptide 5, BRD8 <text:s/>- <text:s/>bromodomain containing 8, SP2 <text:s/>- <text:s/>sp2 transcription factor, GPC3 <text:s/>- <text:s/>glypican 3, DMRT2 <text:s/>- <text:s/>doublesex and mab-3 related transcription factor 2, GRHL1 <text:s/>- <text:s/>grainyhead-like 1 (drosophila), GRHL3 <text:s/>- <text:s/>grainyhead-like 3 (drosophila), TCERG1 <text:s/>- <text:s/>transcription elongation regulator 1, WBP2 <text:s/>- <text:s/>ww domain binding protein 2, SP9 <text:s/>- <text:s/>sp9 transcription factor, TAF6L <text:s/>- <text:s/>taf6-like rna polymerase ii, p300/cbp-associated factor (pcaf)-associated factor, 65kda, EAF2 <text:s/>- <text:s/>ell associated factor 2, OGG1 <text:s/>- <text:s/>8-oxoguanine dna glycosylase, LDB1 <text:s/>- <text:s/>lim domain binding 1, HOXC6 <text:s/>- <text:s/>homeobox c6, SAP130 <text:s/>- <text:s/>sin3a-associated protein, 130kda, H2AFX <text:s/>- <text:s/>h2a histone family, member x, BCAS3 <text:s/>- <text:s/>breast carcinoma amplified sequence 3, ZNF362 <text:s/>- <text:s/>zinc finger protein 362, DDR2 <text:s/>- <text:s/>discoidin domain receptor tyrosine kinase 2, HIST1H1D <text:s/>- <text:s/>histone cluster 1, h1d, BBX <text:s/>- <text:s/>bobby sox homolog (drosophila), MAML1 <text:s/>- <text:s/>mastermind-like 1 (drosophila), ACVR1 <text:s/>- <text:s/>activin a receptor, type i, CCNA1 <text:s/>- <text:s/>cyclin a1, ARID1B <text:s/>- <text:s/>at rich interactive domain 1b (swi1-like), ZNF292 <text:s/>- <text:s/>zinc finger protein 292, GLI3 <text:s/>- <text:s/>gli family zinc finger 3, MED30 <text:s/>- <text:s/>mediator complex subunit 30, PRDM10 <text:s/>- <text:s/>pr domain containing 10, FGF4 <text:s/>- <text:s/>fibroblast growth factor 4, FZD7 <text:s/>- <text:s/>frizzled family receptor 7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LRP8 <text:s/>- <text:s/>low density lipoprotein receptor-related protein 8, apolipoprotein e receptor, BAZ1A <text:s/>- <text:s/>bromodomain adjacent to zinc finger domain, 1a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POU3F1 <text:s/>- <text:s/>pou class 3 homeobox 1, E2F3 <text:s/>- <text:s/>e2f transcription factor 3, ZEB2 <text:s/>- <text:s/>zinc finger e-box binding homeobox 2, ZNF644 <text:s/>- <text:s/>zinc finger protein 644, MYT1L <text:s/>- <text:s/>myelin transcription factor 1-like, KMT2C <text:s/>- <text:s/>lysine (k)-specific methyltransferase 2c, MYCBP2 <text:s/>- <text:s/>myc binding protein 2, e3 ubiquitin protein ligase, IRF6 <text:s/>- <text:s/>interferon regulatory factor 6, KLF6 <text:s/>- <text:s/>kruppel-like factor 6, TNFSF11 <text:s/>- <text:s/>tumor necrosis factor (ligand) superfamily, member 11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HD6 <text:s/>- <text:s/>chromodomain helicase dna binding protein 6, PRDM13 <text:s/>- <text:s/>pr domain containing 13, PHF19 <text:s/>- <text:s/>phd finger protein 19, ASCC2 <text:s/>- <text:s/>activating signal cointegrator 1 complex subunit 2, IRF2BP1 <text:s/>- <text:s/>interferon regulatory factor 2 binding protein 1, GOLGB1 <text:s/>- <text:s/>golgin b1, CCAR1 <text:s/>- <text:s/>cell division cycle and apoptosis regulator 1, BAHD1 <text:s/>- <text:s/>bromo adjacent homology domain containing 1, RHOQ <text:s/>- <text:s/>ras homolog family member q, PAGR1 <text:s/>- <text:s/>paxip1 associated glutamate-rich protein 1, TLE3 <text:s/>- <text:s/>transducin-like enhancer of split 3 (e(sp1) homolog, drosophila), HIST1H2AB <text:s/>- <text:s/>histone cluster 1, h2ab, TFB2M <text:s/>- <text:s/>transcription factor b2, mitochondrial, TLE4 <text:s/>- <text:s/>transducin-like enhancer of split 4 (e(sp1) homolog, drosophila), FANCD2 <text:s/>- <text:s/>fanconi anemia, complementation group d2, PEX2 <text:s/>- <text:s/>peroxisomal biogenesis factor 2, ATOH1 <text:s/>- <text:s/>atonal homolog 1 (drosophila), HIVEP3 <text:s/>- <text:s/>human immunodeficiency virus type i enhancer binding protein 3, HIST1H2AC <text:s/>- <text:s/>histone cluster 1, h2ac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RECQL5 <text:s/>- <text:s/>recq protein-like 5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CBX5 <text:s/>- <text:s/>chromobox homolog 5, PER1 <text:s/>- <text:s/>period circadian clock 1, NFKBIB <text:s/>- <text:s/>nuclear factor of kappa light polypeptide gene enhancer in b-cells inhibitor, beta, ID4 <text:s/>- <text:s/>inhibitor of dna binding 4, dominant negative helix-loop-helix protein, LDB2 <text:s/>- <text:s/>lim domain binding 2, ZNF526 <text:s/>- <text:s/>zinc finger protein 526, NKX6-1 <text:s/>- <text:s/>nk6 homeobox 1, DEK <text:s/>- <text:s/>dek oncogene, AUTS2 <text:s/>- <text:s/>autism susceptibility candidate 2, MSX1 <text:s/>- <text:s/>msh homeobox 1, ATP2B4 <text:s/>- <text:s/>atpase, ca++ transporting, plasma membrane 4, PIAS2 <text:s/>- <text:s/>protein inhibitor of activated stat, 2, ZNF513 <text:s/>- <text:s/>zinc finger protein 513, LIN28A <text:s/>- <text:s/>lin-28 homolog a (c. elegans), TMBIM6 <text:s/>- <text:s/>transmembrane bax inhibitor motif containing 6, TRADD <text:s/>- <text:s/>tnfrsf1a-associated via death domain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CRY1 <text:s/>- <text:s/>cryptochrome 1 (photolyase-like), SHH <text:s/>- <text:s/>sonic hedgehog, DLX2 <text:s/>- <text:s/>distal-less homeobox 2, EHF <text:s/>- <text:s/>ets homologous factor, NCK2 <text:s/>- <text:s/>nck adaptor protein 2, CHRDL1 <text:s/>- <text:s/>chordin-like 1, LRP6 <text:s/>- <text:s/>low density lipoprotein receptor-related protein 6, HOXC4 <text:s/>- <text:s/>homeobox c4, DLX3 <text:s/>- <text:s/>distal-less homeobox 3, LUM <text:s/>- <text:s/>lumican, TFDP2 <text:s/>- <text:s/>transcription factor dp-2 (e2f dimerization partner 2), NFATC4 <text:s/>- <text:s/>nuclear factor of activated t-cells, cytoplasmic, calcineurin-dependent 4, USP21 <text:s/>- <text:s/>ubiquitin specific peptidase 21, SESN2 <text:s/>- <text:s/>sestrin 2, HIST1H2AA <text:s/>- <text:s/>histone cluster 1, h2aa, KHDRBS1 <text:s/>- <text:s/>kh domain containing, rna binding, signal transduction associated 1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SFRP2 <text:s/>- <text:s/>secreted frizzled-related protein 2, RBFOX2 <text:s/>- <text:s/>rna binding protein, fox-1 homolog (c. elegans) 2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CAT <text:s/>- <text:s/>catalase, EPCAM <text:s/>- <text:s/>epithelial cell adhesion molecule, RXRG <text:s/>- <text:s/>retinoid x receptor, gamma, RUNX1T1 <text:s/>- <text:s/>runt-related transcription factor 1; translocated to, 1 (cyclin d-related), KLF4 <text:s/>- <text:s/>kruppel-like factor 4 (gut), NUP35 <text:s/>- <text:s/>nucleoporin 35kda, FOSB <text:s/>- <text:s/>fbj murine osteosarcoma viral oncogene homolog b, ZNF683 <text:s/>- <text:s/>zinc finger protein 683, CKS2 <text:s/>- <text:s/>cdc28 protein kinase regulatory subunit 2, PRKCB <text:s/>- <text:s/>protein kinase c, beta, SETDB2 <text:s/>- <text:s/>set domain, bifurcated 2, TTF2 <text:s/>- <text:s/>transcription termination factor, rna polymerase ii, GSK3B <text:s/>- <text:s/>glycogen synthase kinase 3 beta, KLF10 <text:s/>- <text:s/>kruppel-like factor 10, PRMT5 <text:s/>- <text:s/>protein arginine methyltransferase 5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690" calcext:value-type="float">
            <text:p>69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CYP39A1 <text:s/>- <text:s/>cytochrome p450, family 39, subfamily a, polypeptide 1, ILF2 <text:s/>- <text:s/>interleukin enhancer binding factor 2, SIRT2 <text:s/>- <text:s/>sirtuin 2, ADCY10 <text:s/>- <text:s/>adenylate cyclase 10 (soluble), BRD8 <text:s/>- <text:s/>bromodomain containing 8, ACAT2 <text:s/>- <text:s/>acetyl-coa acetyltransferase 2, SP2 <text:s/>- <text:s/>sp2 transcription factor, GUCY1B3 <text:s/>- <text:s/>guanylate cyclase 1, soluble, beta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MMAB <text:s/>- <text:s/>methylmalonic aciduria (cobalamin deficiency) cblb type, EAF2 <text:s/>- <text:s/>ell associated factor 2, LDB1 <text:s/>- <text:s/>lim domain binding 1, HOXC6 <text:s/>- <text:s/>homeobox c6, SAP130 <text:s/>- <text:s/>sin3a-associated protein, 130kda, BCAS3 <text:s/>- <text:s/>breast carcinoma amplified sequence 3, NADK2 <text:s/>- <text:s/>nad kinase 2, mitochondrial, ZNF362 <text:s/>- <text:s/>zinc finger protein 362, SC5D <text:s/>- <text:s/>sterol-c5-desaturase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FDXR <text:s/>- <text:s/>ferredoxin reductase, PPARG <text:s/>- <text:s/>peroxisome proliferator-activated receptor gamma, SERTAD1 <text:s/>- <text:s/>serta domain containing 1, SSBP3 <text:s/>- <text:s/>single stranded dna binding protein 3, ZNF555 <text:s/>- <text:s/>zinc finger protein 555, FDPS <text:s/>- <text:s/>farnesyl diphosphate synthase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C14orf1 <text:s/>- <text:s/>chromosome 14 open reading frame 1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MTHFD1 <text:s/>- <text:s/>methylenetetrahydrofolate dehydrogenase (nadp+ dependent) 1, methenyltetrahydrofolate cyclohydrolase, formyltetrahydrofolate synthetase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ATP5E <text:s/>- <text:s/>atp synthase, h+ transporting, mitochondrial f1 complex, epsilon subunit, NKX6-1 <text:s/>- <text:s/>nk6 homeobox 1, DEK <text:s/>- <text:s/>dek oncogene, MSX1 <text:s/>- <text:s/>msh homeobox 1, ATP5G2 <text:s/>- <text:s/>atp synthase, h+ transporting, mitochondrial fo complex, subunit c2 (subunit 9), PIAS2 <text:s/>- <text:s/>protein inhibitor of activated stat, 2, ZNF513 <text:s/>- <text:s/>zinc finger protein 513, LSS <text:s/>- <text:s/>lanosterol synthase (2,3-oxidosqualene-lanosterol cyclase)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SARS2 <text:s/>- <text:s/>seryl-trna synthetase 2, mitochondrial, OSBPL6 <text:s/>- <text:s/>oxysterol binding protein-like 6, NUP35 <text:s/>- <text:s/>nucleoporin 35kda, FOSB <text:s/>- <text:s/>fbj murine osteosarcoma viral oncogene homolog b, ZNF683 <text:s/>- <text:s/>zinc finger protein 683, HMGCS1 <text:s/>- <text:s/>3-hydroxy-3-methylglutaryl-coa synthase 1 (soluble), PRKCB <text:s/>- <text:s/>protein kinase c, beta, TTF2 <text:s/>- <text:s/>transcription termination factor, rna polymerase ii, KLF10 <text:s/>- <text:s/>kruppel-like factor 10, PRMT5 <text:s/>- <text:s/>protein arginine methyltransferase 5, ATAD2 <text:s/>- <text:s/>atpase family, aaa domain containing 2, GART <text:s/>- <text:s/>phosphoribosylglycinamide formyltransferase, phosphoribosylglycinamide synthetase, phosphoribosylaminoimidazole synthetase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27" calcext:value-type="float">
            <text:p>0.0000027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1.6" calcext:value-type="float">
            <text:p>1.6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690" calcext:value-type="float">
            <text:p>6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RRN3 <text:s/>- <text:s/>rrn3 rna polymerase i transcription factor homolog (s. cerevisiae), SIX5 <text:s/>- <text:s/>six homeobox 5, LHX1 <text:s/>- <text:s/>lim homeobox 1, CHD6 <text:s/>- <text:s/>chromodomain helicase dna binding protein 6, CASZ1 <text:s/>- <text:s/>castor zinc finger 1, ELK1 <text:s/>- <text:s/>elk1, member of ets oncogene family, DDIT3 <text:s/>- <text:s/>dna-damage-inducible transcript 3, RBM15 <text:s/>- <text:s/>rna binding motif protein 15, ARID3B <text:s/>- <text:s/>at rich interactive domain 3b (bright-like), RHOQ <text:s/>- <text:s/>ras homolog family member q, PAGR1 <text:s/>- <text:s/>paxip1 associated glutamate-rich protein 1, TFB2M <text:s/>- <text:s/>transcription factor b2, mitochondrial, PBX1 <text:s/>- <text:s/>pre-b-cell leukemia homeobox 1, ATOH1 <text:s/>- <text:s/>atonal homolog 1 (drosophila), HIVEP3 <text:s/>- <text:s/>human immunodeficiency virus type i enhancer binding protein 3, TNRC6B <text:s/>- <text:s/>trinucleotide repeat containing 6b, SIRT2 <text:s/>- <text:s/>sirtuin 2, AGO1 <text:s/>- <text:s/>argonaute risc catalytic component 1, ILF2 <text:s/>- <text:s/>interleukin enhancer binding factor 2, ZFPM2 <text:s/>- <text:s/>zinc finger protein, fog family member 2, NFYA <text:s/>- <text:s/>nuclear transcription factor y, alpha, RPS6KA5 <text:s/>- <text:s/>ribosomal protein s6 kinase, 90kda, polypeptide 5, BRD8 <text:s/>- <text:s/>bromodomain containing 8, NFYC <text:s/>- <text:s/>nuclear transcription factor y, gamma, XRCC6 <text:s/>- <text:s/>x-ray repair complementing defective repair in chinese hamster cells 6, DMRT2 <text:s/>- <text:s/>doublesex and mab-3 related transcription factor 2, MKL1 <text:s/>- <text:s/>megakaryoblastic leukemia (translocation) 1, PTF1A <text:s/>- <text:s/>pancreas specific transcription factor, 1a, GRHL1 <text:s/>- <text:s/>grainyhead-like 1 (drosophila), PER1 <text:s/>- <text:s/>period circadian clock 1, GRHL3 <text:s/>- <text:s/>grainyhead-like 3 (drosophila), ID4 <text:s/>- <text:s/>inhibitor of dna binding 4, dominant negative helix-loop-helix protein, WBP2 <text:s/>- <text:s/>ww domain binding protein 2, LDB2 <text:s/>- <text:s/>lim domain binding 2, NKX6-1 <text:s/>- <text:s/>nk6 homeobox 1, EAF2 <text:s/>- <text:s/>ell associated factor 2, AUTS2 <text:s/>- <text:s/>autism susceptibility candidate 2, MSX1 <text:s/>- <text:s/>msh homeobox 1, LDB1 <text:s/>- <text:s/>lim domain binding 1, PIAS2 <text:s/>- <text:s/>protein inhibitor of activated stat, 2, LIN28A <text:s/>- <text:s/>lin-28 homolog a (c. elegans), PITX3 <text:s/>- <text:s/>paired-like homeodomain 3, PNPT1 <text:s/>- <text:s/>polyribonucleotide nucleotidyltransferase 1, BCAS3 <text:s/>- <text:s/>breast carcinoma amplified sequence 3, SHH <text:s/>- <text:s/>sonic hedgehog, DLX2 <text:s/>- <text:s/>distal-less homeobox 2, EHF <text:s/>- <text:s/>ets homologous factor, NCK2 <text:s/>- <text:s/>nck adaptor protein 2, LRP6 <text:s/>- <text:s/>low density lipoprotein receptor-related protein 6, MAML1 <text:s/>- <text:s/>mastermind-like 1 (drosophila), DLX3 <text:s/>- <text:s/>distal-less homeobox 3, ACVR1 <text:s/>- <text:s/>activin a receptor, type i, ZNF292 <text:s/>- <text:s/>zinc finger protein 292, ARID1B <text:s/>- <text:s/>at rich interactive domain 1b (swi1-like), GLI3 <text:s/>- <text:s/>gli family zinc finger 3, TFDP2 <text:s/>- <text:s/>transcription factor dp-2 (e2f dimerization partner 2), FGF4 <text:s/>- <text:s/>fibroblast growth factor 4, LUM <text:s/>- <text:s/>lumican, MED30 <text:s/>- <text:s/>mediator complex subunit 30, NFATC4 <text:s/>- <text:s/>nuclear factor of activated t-cells, cytoplasmic, calcineurin-dependent 4, FZD7 <text:s/>- <text:s/>frizzled family receptor 7, USP21 <text:s/>- <text:s/>ubiquitin specific peptidase 21, POU3F3 <text:s/>- <text:s/>pou class 3 homeobox 3, SESN2 <text:s/>- <text:s/>sestrin 2, KDM1A <text:s/>- <text:s/>lysine (k)-specific demethylase 1a, PEG3 <text:s/>- <text:s/>paternally expressed 3, TAF8 <text:s/>- <text:s/>taf8 rna polymerase ii, tata box binding protein (tbp)-associated factor, 43kda, RPS6KA1 <text:s/>- <text:s/>ribosomal protein s6 kinase, 90kda, polypeptide 1, SIX1 <text:s/>- <text:s/>six homeobox 1, KLF1 <text:s/>- <text:s/>kruppel-like factor 1 (erythroid), PPARG <text:s/>- <text:s/>peroxisome proliferator-activated receptor gamma, RARA <text:s/>- <text:s/>retinoic acid receptor, alpha, SERTAD1 <text:s/>- <text:s/>serta domain containing 1, NEUROG3 <text:s/>- <text:s/>neurogenin 3, SFRP2 <text:s/>- <text:s/>secreted frizzled-related protein 2, SSBP3 <text:s/>- <text:s/>single stranded dna binding protein 3, TGFB1I1 <text:s/>- <text:s/>transforming growth factor beta 1 induced transcript 1, E2F3 <text:s/>- <text:s/>e2f transcription factor 3, POU3F1 <text:s/>- <text:s/>pou class 3 homeobox 1, ARID4A <text:s/>- <text:s/>at rich interactive domain 4a (rbp1-like), ZEB2 <text:s/>- <text:s/>zinc finger e-box binding homeobox 2, EPCAM <text:s/>- <text:s/>epithelial cell adhesion molecule, RXRG <text:s/>- <text:s/>retinoid x receptor, gamma, KLF4 <text:s/>- <text:s/>kruppel-like factor 4 (gut), FOSB <text:s/>- <text:s/>fbj murine osteosarcoma viral oncogene homolog b, IRF6 <text:s/>- <text:s/>interferon regulatory factor 6, KLF6 <text:s/>- <text:s/>kruppel-like factor 6, CKS2 <text:s/>- <text:s/>cdc28 protein kinase regulatory subunit 2, TNFSF11 <text:s/>- <text:s/>tumor necrosis factor (ligand) superfamily, member 11, MED19 <text:s/>- <text:s/>mediator complex subunit 19, GSK3B <text:s/>- <text:s/>glycogen synthase kinase 3 beta, NRL <text:s/>- <text:s/>neural retina leucine zipper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303" calcext:value-type="float">
            <text:p>0.0000030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690" calcext:value-type="float">
            <text:p>69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HNRNPA0 <text:s/>- <text:s/>heterogeneous nuclear ribonucleoprotein a0, CHAC1 <text:s/>- <text:s/>chac, cation transport regulator homolog 1 (e. coli), GCNT2 <text:s/>- <text:s/>glucosaminyl (n-acetyl) transferase 2, i-branching enzyme (i blood group), PNRC1 <text:s/>- <text:s/>proline-rich nuclear receptor coactivator 1, SIRT2 <text:s/>- <text:s/>sirtuin 2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LDB1 <text:s/>- <text:s/>lim domain binding 1, HOXC6 <text:s/>- <text:s/>homeobox c6, BCAS3 <text:s/>- <text:s/>breast carcinoma amplified sequence 3, ZNF362 <text:s/>- <text:s/>zinc finger protein 362, IARS <text:s/>- <text:s/>isoleucyl-trna synthetase, BBX <text:s/>- <text:s/>bobby sox homolog (drosophila), SNRPA <text:s/>- <text:s/>small nuclear ribonucleoprotein polypeptide a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ROCK2 <text:s/>- <text:s/>rho-associated, coiled-coil containing protein kinase 2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RPLP0 <text:s/>- <text:s/>ribosomal protein, large, p0, ZNF526 <text:s/>- <text:s/>zinc finger protein 526, FUT8 <text:s/>- <text:s/>fucosyltransferase 8 (alpha (1,6) fucosyltransferase), DEK <text:s/>- <text:s/>dek oncogene, MSX1 <text:s/>- <text:s/>msh homeobox 1, LIN28A <text:s/>- <text:s/>lin-28 homolog a (c. elegans), TRADD <text:s/>- <text:s/>tnfrsf1a-associated via death domain, ZBTB5 <text:s/>- <text:s/>zinc finger and btb domain containing 5, IWS1 <text:s/>- <text:s/>iws1 homolog (s. cerevisiae), CELF6 <text:s/>- <text:s/>cugbp, elav-like family member 6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EXD1 <text:s/>- <text:s/>exonuclease 3'-5' domain containing 1, ASF1B <text:s/>- <text:s/>anti-silencing function 1b histone chaperone, ZNF397 <text:s/>- <text:s/>zinc finger protein 397, HNRNPA1 <text:s/>- <text:s/>heterogeneous nuclear ribonucleoprotein a1, SORT1 <text:s/>- <text:s/>sortilin 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CDK1 <text:s/>- <text:s/>cyclin-dependent kinase 1, DDIT3 <text:s/>- <text:s/>dna-damage-inducible transcript 3, ZNF385A <text:s/>- <text:s/>zinc finger protein 385a, RBM15 <text:s/>- <text:s/>rna binding motif protein 15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MLH1 <text:s/>- <text:s/>mutl homolog 1, colon cancer, nonpolyposis type 2 (e. coli), GTF2E1 <text:s/>- <text:s/>general transcription factor iie, polypeptide 1, alpha 56kda, PBX1 <text:s/>- <text:s/>pre-b-cell leukemia homeobox 1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NUP88 <text:s/>- <text:s/>nucleoporin 88kda, ARID1B <text:s/>- <text:s/>at rich interactive domain 1b (swi1-like)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MED19 <text:s/>- <text:s/>mediator complex subunit 19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FB2M <text:s/>- <text:s/>transcription factor b2, mitochondrial, TLE4 <text:s/>- <text:s/>transducin-like enhancer of split 4 (e(sp1) homolog, drosophila), HIST1H2AB <text:s/>- <text:s/>histone cluster 1, h2ab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SHC4 <text:s/>- <text:s/>shc (src homology 2 domain containing) family, member 4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WNT3 <text:s/>- <text:s/>wingless-type mmtv integration site family, member 3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PNPT1 <text:s/>- <text:s/>polyribonucleotide nucleotidyltransferase 1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NEUROG2 <text:s/>- <text:s/>neurogenin 2, RBM4 <text:s/>- <text:s/>rna binding motif protein 4, TGFB1I1 <text:s/>- <text:s/>transforming growth factor beta 1 induced transcript 1, ARID4A <text:s/>- <text:s/>at rich interactive domain 4a (rbp1-like), EPCAM <text:s/>- <text:s/>epithelial cell adhesion molecule, NUP35 <text:s/>- <text:s/>nucleoporin 35kda, FOSB <text:s/>- <text:s/>fbj murine osteosarcoma viral oncogene homolog b, DDX4 <text:s/>- <text:s/>dead (asp-glu-ala-asp) box polypeptide 4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351" calcext:value-type="float">
            <text:p>0.00000351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690" calcext:value-type="float">
            <text:p>6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[SIX5 <text:s/>- <text:s/>six homeobox 5, CHD6 <text:s/>- <text:s/>chromodomain helicase dna binding protein 6, ELK1 <text:s/>- <text:s/>elk1, member of ets oncogene family, RBM15 <text:s/>- <text:s/>rna binding motif protein 15, DDIT3 <text:s/>- <text:s/>dna-damage-inducible transcript 3, ARID3B <text:s/>- <text:s/>at rich interactive domain 3b (bright-like), RHOQ <text:s/>- <text:s/>ras homolog family member q, PAGR1 <text:s/>- <text:s/>paxip1 associated glutamate-rich protein 1, PBX1 <text:s/>- <text:s/>pre-b-cell leukemia homeobox 1, ATOH1 <text:s/>- <text:s/>atonal homolog 1 (drosophila), SIRT2 <text:s/>- <text:s/>sirtuin 2, AGO1 <text:s/>- <text:s/>argonaute risc catalytic component 1, ZFPM2 <text:s/>- <text:s/>zinc finger protein, fog family member 2, BRD8 <text:s/>- <text:s/>bromodomain containing 8, RPS6KA5 <text:s/>- <text:s/>ribosomal protein s6 kinase, 90kda, polypeptide 5, NFYC <text:s/>- <text:s/>nuclear transcription factor y, gamma, XRCC6 <text:s/>- <text:s/>x-ray repair complementing defective repair in chinese hamster cells 6, DMRT2 <text:s/>- <text:s/>doublesex and mab-3 related transcription factor 2, PTF1A <text:s/>- <text:s/>pancreas specific transcription factor, 1a, MKL1 <text:s/>- <text:s/>megakaryoblastic leukemia (translocation) 1, GRHL1 <text:s/>- <text:s/>grainyhead-like 1 (drosophila), PER1 <text:s/>- <text:s/>period circadian clock 1, GRHL3 <text:s/>- <text:s/>grainyhead-like 3 (drosophila), ID4 <text:s/>- <text:s/>inhibitor of dna binding 4, dominant negative helix-loop-helix protein, WBP2 <text:s/>- <text:s/>ww domain binding protein 2, LDB2 <text:s/>- <text:s/>lim domain binding 2, NKX6-1 <text:s/>- <text:s/>nk6 homeobox 1, EAF2 <text:s/>- <text:s/>ell associated factor 2, AUTS2 <text:s/>- <text:s/>autism susceptibility candidate 2, MSX1 <text:s/>- <text:s/>msh homeobox 1, LDB1 <text:s/>- <text:s/>lim domain binding 1, PIAS2 <text:s/>- <text:s/>protein inhibitor of activated stat, 2, PITX3 <text:s/>- <text:s/>paired-like homeodomain 3, BCAS3 <text:s/>- <text:s/>breast carcinoma amplified sequence 3, SHH <text:s/>- <text:s/>sonic hedgehog, DLX2 <text:s/>- <text:s/>distal-less homeobox 2, EHF <text:s/>- <text:s/>ets homologous factor, NCK2 <text:s/>- <text:s/>nck adaptor protein 2, LRP6 <text:s/>- <text:s/>low density lipoprotein receptor-related protein 6, MAML1 <text:s/>- <text:s/>mastermind-like 1 (drosophila), ACVR1 <text:s/>- <text:s/>activin a receptor, type i, DLX3 <text:s/>- <text:s/>distal-less homeobox 3, ZNF292 <text:s/>- <text:s/>zinc finger protein 292, GLI3 <text:s/>- <text:s/>gli family zinc finger 3, TFDP2 <text:s/>- <text:s/>transcription factor dp-2 (e2f dimerization partner 2), FGF4 <text:s/>- <text:s/>fibroblast growth factor 4, LUM <text:s/>- <text:s/>lumican, NFATC4 <text:s/>- <text:s/>nuclear factor of activated t-cells, cytoplasmic, calcineurin-dependent 4, POU3F3 <text:s/>- <text:s/>pou class 3 homeobox 3, SESN2 <text:s/>- <text:s/>sestrin 2, KDM1A <text:s/>- <text:s/>lysine (k)-specific demethylase 1a, PEG3 <text:s/>- <text:s/>paternally expressed 3, RPS6KA1 <text:s/>- <text:s/>ribosomal protein s6 kinase, 90kda, polypeptide 1, SIX1 <text:s/>- <text:s/>six homeobox 1, PPARG <text:s/>- <text:s/>peroxisome proliferator-activated receptor gamma, RARA <text:s/>- <text:s/>retinoic acid receptor, alpha, SERTAD1 <text:s/>- <text:s/>serta domain containing 1, NEUROG3 <text:s/>- <text:s/>neurogenin 3, SFRP2 <text:s/>- <text:s/>secreted frizzled-related protein 2, SSBP3 <text:s/>- <text:s/>single stranded dna binding protein 3, POU3F1 <text:s/>- <text:s/>pou class 3 homeobox 1, ARID4A <text:s/>- <text:s/>at rich interactive domain 4a (rbp1-like), ZEB2 <text:s/>- <text:s/>zinc finger e-box binding homeobox 2, EPCAM <text:s/>- <text:s/>epithelial cell adhesion molecule, RXRG <text:s/>- <text:s/>retinoid x receptor, gamma, KLF4 <text:s/>- <text:s/>kruppel-like factor 4 (gut), FOSB <text:s/>- <text:s/>fbj murine osteosarcoma viral oncogene homolog b, KLF6 <text:s/>- <text:s/>kruppel-like factor 6, TNFSF11 <text:s/>- <text:s/>tumor necrosis factor (ligand) superfamily, member 11, MED19 <text:s/>- <text:s/>mediator complex subunit 19, GSK3B <text:s/>- <text:s/>glycogen synthase kinase 3 beta, NRL <text:s/>- <text:s/>neural retina leucine zipper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0387" calcext:value-type="float">
            <text:p>0.00000387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690" calcext:value-type="float">
            <text:p>69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ADCY10 <text:s/>- <text:s/>adenylate cyclase 10 (soluble), SP2 <text:s/>- <text:s/>sp2 transcription factor, BRD8 <text:s/>- <text:s/>bromodomain containing 8, GUCY1B3 <text:s/>- <text:s/>guanylate cyclase 1, soluble, beta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EAF2 <text:s/>- <text:s/>ell associated factor 2, LDB1 <text:s/>- <text:s/>lim domain binding 1, HOXC6 <text:s/>- <text:s/>homeobox c6, SAP130 <text:s/>- <text:s/>sin3a-associated protein, 130kda, BCAS3 <text:s/>- <text:s/>breast carcinoma amplified sequence 3, NADK2 <text:s/>- <text:s/>nad kinase 2, mitochondrial, ZNF362 <text:s/>- <text:s/>zinc finger protein 36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MTHFD1 <text:s/>- <text:s/>methylenetetrahydrofolate dehydrogenase (nadp+ dependent) 1, methenyltetrahydrofolate cyclohydrolase, formyltetrahydrofolate synthetase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ATP5E <text:s/>- <text:s/>atp synthase, h+ transporting, mitochondrial f1 complex, epsilon subunit, NKX6-1 <text:s/>- <text:s/>nk6 homeobox 1, DEK <text:s/>- <text:s/>dek oncogene, MSX1 <text:s/>- <text:s/>msh homeobox 1, ATP5G2 <text:s/>- <text:s/>atp synthase, h+ transporting, mitochondrial fo complex, subunit c2 (subunit 9)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GART <text:s/>- <text:s/>phosphoribosylglycinamide formyltransferase, phosphoribosylglycinamide synthetase, phosphoribosylaminoimidazole synthetase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organic substance biosynthetic process</text:p>
          </table:table-cell>
          <table:table-cell office:value-type="float" office:value="0.00000403" calcext:value-type="float">
            <text:p>0.0000040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690" calcext:value-type="float">
            <text:p>69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CHAC1 <text:s/>- <text:s/>chac, cation transport regulator homolog 1 (e. coli), GCNT2 <text:s/>- <text:s/>glucosaminyl (n-acetyl) transferase 2, i-branching enzyme (i blood group), PNRC1 <text:s/>- <text:s/>proline-rich nuclear receptor coactivator 1, CYP39A1 <text:s/>- <text:s/>cytochrome p450, family 39, subfamily a, polypeptide 1, NASP <text:s/>- <text:s/>nuclear autoantigenic sperm protein (histone-binding), SIRT2 <text:s/>- <text:s/>sirtuin 2, BRD8 <text:s/>- <text:s/>bromodomain containing 8, ACAT2 <text:s/>- <text:s/>acetyl-coa acetyltransferase 2, SP2 <text:s/>- <text:s/>sp2 transcription factor, GPC3 <text:s/>- <text:s/>glypican 3, GRHL1 <text:s/>- <text:s/>grainyhead-like 1 (drosophila), LPL <text:s/>- <text:s/>lipoprotein lipase, GRHL3 <text:s/>- <text:s/>grainyhead-like 3 (drosophila), TCERG1 <text:s/>- <text:s/>transcription elongation regulator 1, MCM8 <text:s/>- <text:s/>minichromosome maintenance complex component 8, ORC3 <text:s/>- <text:s/>origin recognition complex, subunit 3, MMAB <text:s/>- <text:s/>methylmalonic aciduria (cobalamin deficiency) cblb type, LDB1 <text:s/>- <text:s/>lim domain binding 1, HOXC6 <text:s/>- <text:s/>homeobox c6, GGCT <text:s/>- <text:s/>gamma-glutamylcyclotransferase, ADAMTS3 <text:s/>- <text:s/>adam metallopeptidase with thrombospondin type 1 motif, 3, GLUL <text:s/>- <text:s/>glutamate-ammonia ligase, BCAS3 <text:s/>- <text:s/>breast carcinoma amplified sequence 3, ZNF362 <text:s/>- <text:s/>zinc finger protein 362, SPTLC2 <text:s/>- <text:s/>serine palmitoyltransferase, long chain base subunit 2, MOGAT1 <text:s/>- <text:s/>monoacylglycerol o-acyltransferase 1, BBX <text:s/>- <text:s/>bobby sox homolog (drosophila), ELOVL3 <text:s/>- <text:s/>elovl fatty acid elongase 3, TECR <text:s/>- <text:s/>trans-2,3-enoyl-coa reductase, ZNF292 <text:s/>- <text:s/>zinc finger protein 292, GLI3 <text:s/>- <text:s/>gli family zinc finger 3, COQ7 <text:s/>- <text:s/>coenzyme q7 homolog, ubiquinone (yeast), NABP2 <text:s/>- <text:s/>nucleic acid binding protein 2, PRDM10 <text:s/>- <text:s/>pr domain containing 10, MRPS30 <text:s/>- <text:s/>mitochondrial ribosomal protein s30, POU3F3 <text:s/>- <text:s/>pou class 3 homeobox 3, ZBTB37 <text:s/>- <text:s/>zinc finger and btb domain containing 37, KDM1A <text:s/>- <text:s/>lysine (k)-specific demethylase 1a, INO80B <text:s/>- <text:s/>ino80 complex subunit b, PPARG <text:s/>- <text:s/>peroxisome proliferator-activated receptor gamma, PCYT1B <text:s/>- <text:s/>phosphate cytidylyltransferase 1, choline, beta, SERTAD1 <text:s/>- <text:s/>serta domain containing 1, SSBP3 <text:s/>- <text:s/>single stranded dna binding protein 3, ZNF555 <text:s/>- <text:s/>zinc finger protein 555, SRRM1 <text:s/>- <text:s/>serine/arginine repetitive matrix 1, E2F3 <text:s/>- <text:s/>e2f transcription factor 3, POU3F1 <text:s/>- <text:s/>pou class 3 homeobox 1, XAB2 <text:s/>- <text:s/>xpa binding protein 2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CCAR1 <text:s/>- <text:s/>cell division cycle and apoptosis regulator 1, MTHFD1 <text:s/>- <text:s/>methylenetetrahydrofolate dehydrogenase (nadp+ dependent) 1, methenyltetrahydrofolate cyclohydrolase, formyltetrahydrofolate synthetase, HIVEP3 <text:s/>- <text:s/>human immunodeficiency virus type i enhancer binding protein 3, GNE <text:s/>- <text:s/>glucosamine (udp-n-acetyl)-2-epimerase/n-acetylmannosamine kinase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MRPS12 <text:s/>- <text:s/>mitochondrial ribosomal protein s12, PTF1A <text:s/>- <text:s/>pancreas specific transcription factor, 1a, RPLP0 <text:s/>- <text:s/>ribosomal protein, large, p0, ZNF526 <text:s/>- <text:s/>zinc finger protein 526, FUT8 <text:s/>- <text:s/>fucosyltransferase 8 (alpha (1,6) fucosyltransferase), DEK <text:s/>- <text:s/>dek oncogene, MSX1 <text:s/>- <text:s/>msh homeobox 1, RARS2 <text:s/>- <text:s/>arginyl-trna synthetase 2, mitochondrial, RPAIN <text:s/>- <text:s/>rpa interacting protein, MRPL37 <text:s/>- <text:s/>mitochondrial ribosomal protein l37, ZBTB5 <text:s/>- <text:s/>zinc finger and btb domain containing 5, MRPL51 <text:s/>- <text:s/>mitochondrial ribosomal protein l51, LIN52 <text:s/>- <text:s/>lin-52 homolog (c. elegans), IWS1 <text:s/>- <text:s/>iws1 homolog (s. cerevisiae), CRY1 <text:s/>- <text:s/>cryptochrome 1 (photolyase-like), EHF <text:s/>- <text:s/>ets homologous factor, HOXC4 <text:s/>- <text:s/>homeobox c4, ALDOB <text:s/>- <text:s/>aldolase b, fructose-bisphosphate, DOLPP1 <text:s/>- <text:s/>dolichyldiphosphatase 1, MRPS18B <text:s/>- <text:s/>mitochondrial ribosomal protein s18b, ASF1B <text:s/>- <text:s/>anti-silencing function 1b histone chaperone, ZNF397 <text:s/>- <text:s/>zinc finger protein 397, PHF6 <text:s/>- <text:s/>phd finger protein 6, RXRG <text:s/>- <text:s/>retinoid x receptor, gamma, RUNX1T1 <text:s/>- <text:s/>runt-related transcription factor 1; translocated to, 1 (cyclin d-related), KLF4 <text:s/>- <text:s/>kruppel-like factor 4 (gut), OSBPL6 <text:s/>- <text:s/>oxysterol binding protein-like 6, SARS2 <text:s/>- <text:s/>seryl-trna synthetase 2, mitochondrial, ZNF683 <text:s/>- <text:s/>zinc finger protein 683, HMGCS1 <text:s/>- <text:s/>3-hydroxy-3-methylglutaryl-coa synthase 1 (soluble), PRKCB <text:s/>- <text:s/>protein kinase c, beta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ZNF385A <text:s/>- <text:s/>zinc finger protein 385a, DDIT3 <text:s/>- <text:s/>dna-damage-inducible transcript 3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ILF2 <text:s/>- <text:s/>interleukin enhancer binding factor 2, ADCY10 <text:s/>- <text:s/>adenylate cyclase 10 (soluble), GUCY1B3 <text:s/>- <text:s/>guanylate cyclase 1, soluble, beta 3, OAZ1 <text:s/>- <text:s/>ornithine decarboxylase antizyme 1, DMRT2 <text:s/>- <text:s/>doublesex and mab-3 related transcription factor 2, INTS7 <text:s/>- <text:s/>integrator complex subunit 7, LCLAT1 <text:s/>- <text:s/>lysocardiolipin acyltransferase 1, TAF6L <text:s/>- <text:s/>taf6-like rna polymerase ii, p300/cbp-associated factor (pcaf)-associated factor, 65kda, SP9 <text:s/>- <text:s/>sp9 transcription factor, EAF2 <text:s/>- <text:s/>ell associated factor 2, SAP130 <text:s/>- <text:s/>sin3a-associated protein, 130kda, NADK2 <text:s/>- <text:s/>nad kinase 2, mitochondrial, SC5D <text:s/>- <text:s/>sterol-c5-desaturase, MAML1 <text:s/>- <text:s/>mastermind-like 1 (drosophila), NUP88 <text:s/>- <text:s/>nucleoporin 88kda, ARID1B <text:s/>- <text:s/>at rich interactive domain 1b (swi1-like), FGF4 <text:s/>- <text:s/>fibroblast growth factor 4, MED30 <text:s/>- <text:s/>mediator complex subunit 30, PEG3 <text:s/>- <text:s/>paternally expressed 3, HAGH <text:s/>- <text:s/>hydroxyacylglutathione hydrolase, DHX38 <text:s/>- <text:s/>deah (asp-glu-ala-his) box polypeptide 38, FDXR <text:s/>- <text:s/>ferredoxin reductase, BAZ1A <text:s/>- <text:s/>bromodomain adjacent to zinc finger domain, 1a, FDPS <text:s/>- <text:s/>farnesyl diphosphate synthase, PGP <text:s/>- <text:s/>phosphoglycolate phosphatase, ZEB2 <text:s/>- <text:s/>zinc finger e-box binding homeobox 2, ZNF644 <text:s/>- <text:s/>zinc finger protein 644, CDKN2D <text:s/>- <text:s/>cyclin-dependent kinase inhibitor 2d (p19, inhibits cdk4), C14orf1 <text:s/>- <text:s/>chromosome 14 open reading frame 1, SARS <text:s/>- <text:s/>seryl-trna synthetase, IRF6 <text:s/>- <text:s/>interferon regulatory factor 6, MED19 <text:s/>- <text:s/>mediator complex subunit 19, ZNF214 <text:s/>- <text:s/>zinc finger protein 214, PRKAG3 <text:s/>- <text:s/>protein kinase, amp-activated, gamma 3 non-catalytic subunit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DTL <text:s/>- <text:s/>denticleless e3 ubiquitin protein ligase homolog (drosophila), GOT1 <text:s/>- <text:s/>glutamic-oxaloacetic transaminase 1, soluble, BAHD1 <text:s/>- <text:s/>bromo adjacent homology domain containing 1, TLE3 <text:s/>- <text:s/>transducin-like enhancer of split 3 (e(sp1) homolog, drosophila), PAGR1 <text:s/>- <text:s/>paxip1 associated glutamate-rich protein 1, AGPAT5 <text:s/>- <text:s/>1-acylglycerol-3-phosphate o-acyltransferase 5, TLE4 <text:s/>- <text:s/>transducin-like enhancer of split 4 (e(sp1) homolog, drosophila), TFB2M <text:s/>- <text:s/>transcription factor b2, mitochondrial, ATOH1 <text:s/>- <text:s/>atonal homolog 1 (drosophila)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GLS2 <text:s/>- <text:s/>glutaminase 2 (liver, mitochondrial), MKL1 <text:s/>- <text:s/>megakaryoblastic leukemia (translocation) 1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ATP5E <text:s/>- <text:s/>atp synthase, h+ transporting, mitochondrial f1 complex, epsilon subunit, MCM6 <text:s/>- <text:s/>minichromosome maintenance complex component 6, NKX6-1 <text:s/>- <text:s/>nk6 homeobox 1, ATP5G2 <text:s/>- <text:s/>atp synthase, h+ transporting, mitochondrial fo complex, subunit c2 (subunit 9), WARS <text:s/>- <text:s/>tryptophanyl-trna synthetase, PIAS2 <text:s/>- <text:s/>protein inhibitor of activated stat, 2, ZNF513 <text:s/>- <text:s/>zinc finger protein 513, LSS <text:s/>- <text:s/>lanosterol synthase (2,3-oxidosqualene-lanosterol cyclase), SUZ12 <text:s/>- <text:s/>suz12 polycomb repressive complex 2 subunit, PITX3 <text:s/>- <text:s/>paired-like homeodomain 3, ZNF597 <text:s/>- <text:s/>zinc finger protein 597, DLX2 <text:s/>- <text:s/>distal-less homeobox 2, MRPL50 <text:s/>- <text:s/>mitochondrial ribosomal protein l50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MBOAT2 <text:s/>- <text:s/>membrane bound o-acyltransferase domain containing 2, PIAS4 <text:s/>- <text:s/>protein inhibitor of activated stat, 4, TGFB1I1 <text:s/>- <text:s/>transforming growth factor beta 1 induced transcript 1, NEUROG2 <text:s/>- <text:s/>neurogenin 2, ARID4A <text:s/>- <text:s/>at rich interactive domain 4a (rbp1-like), GPAM <text:s/>- <text:s/>glycerol-3-phosphate acyltransferase, mitochondrial, NUP35 <text:s/>- <text:s/>nucleoporin 35kda, FOSB <text:s/>- <text:s/>fbj murine osteosarcoma viral oncogene homolog b, TTF2 <text:s/>- <text:s/>transcription termination factor, rna polymerase ii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411" calcext:value-type="float">
            <text:p>0.00000411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690" calcext:value-type="float">
            <text:p>6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RRN3 <text:s/>- <text:s/>rrn3 rna polymerase i transcription factor homolog (s. cerevisiae), SIX5 <text:s/>- <text:s/>six homeobox 5, LHX1 <text:s/>- <text:s/>lim homeobox 1, CHD6 <text:s/>- <text:s/>chromodomain helicase dna binding protein 6, CASZ1 <text:s/>- <text:s/>castor zinc finger 1, ELK1 <text:s/>- <text:s/>elk1, member of ets oncogene family, DDIT3 <text:s/>- <text:s/>dna-damage-inducible transcript 3, RBM15 <text:s/>- <text:s/>rna binding motif protein 15, ARID3B <text:s/>- <text:s/>at rich interactive domain 3b (bright-like), RHOQ <text:s/>- <text:s/>ras homolog family member q, PAGR1 <text:s/>- <text:s/>paxip1 associated glutamate-rich protein 1, TFB2M <text:s/>- <text:s/>transcription factor b2, mitochondrial, PBX1 <text:s/>- <text:s/>pre-b-cell leukemia homeobox 1, ATOH1 <text:s/>- <text:s/>atonal homolog 1 (drosophila), HIVEP3 <text:s/>- <text:s/>human immunodeficiency virus type i enhancer binding protein 3, SIRT2 <text:s/>- <text:s/>sirtuin 2, AGO1 <text:s/>- <text:s/>argonaute risc catalytic component 1, ILF2 <text:s/>- <text:s/>interleukin enhancer binding factor 2, ZFPM2 <text:s/>- <text:s/>zinc finger protein, fog family member 2, NFYA <text:s/>- <text:s/>nuclear transcription factor y, alpha, RPS6KA5 <text:s/>- <text:s/>ribosomal protein s6 kinase, 90kda, polypeptide 5, BRD8 <text:s/>- <text:s/>bromodomain containing 8, NFYC <text:s/>- <text:s/>nuclear transcription factor y, gamma, XRCC6 <text:s/>- <text:s/>x-ray repair complementing defective repair in chinese hamster cells 6, DMRT2 <text:s/>- <text:s/>doublesex and mab-3 related transcription factor 2, MKL1 <text:s/>- <text:s/>megakaryoblastic leukemia (translocation) 1, PTF1A <text:s/>- <text:s/>pancreas specific transcription factor, 1a, GRHL1 <text:s/>- <text:s/>grainyhead-like 1 (drosophila), PER1 <text:s/>- <text:s/>period circadian clock 1, GRHL3 <text:s/>- <text:s/>grainyhead-like 3 (drosophila), ID4 <text:s/>- <text:s/>inhibitor of dna binding 4, dominant negative helix-loop-helix protein, WBP2 <text:s/>- <text:s/>ww domain binding protein 2, LDB2 <text:s/>- <text:s/>lim domain binding 2, NKX6-1 <text:s/>- <text:s/>nk6 homeobox 1, EAF2 <text:s/>- <text:s/>ell associated factor 2, AUTS2 <text:s/>- <text:s/>autism susceptibility candidate 2, MSX1 <text:s/>- <text:s/>msh homeobox 1, LDB1 <text:s/>- <text:s/>lim domain binding 1, PIAS2 <text:s/>- <text:s/>protein inhibitor of activated stat, 2, PITX3 <text:s/>- <text:s/>paired-like homeodomain 3, BCAS3 <text:s/>- <text:s/>breast carcinoma amplified sequence 3, SHH <text:s/>- <text:s/>sonic hedgehog, DLX2 <text:s/>- <text:s/>distal-less homeobox 2, EHF <text:s/>- <text:s/>ets homologous factor, NCK2 <text:s/>- <text:s/>nck adaptor protein 2, LRP6 <text:s/>- <text:s/>low density lipoprotein receptor-related protein 6, MAML1 <text:s/>- <text:s/>mastermind-like 1 (drosophila), DLX3 <text:s/>- <text:s/>distal-less homeobox 3, ACVR1 <text:s/>- <text:s/>activin a receptor, type i, ZNF292 <text:s/>- <text:s/>zinc finger protein 292, ARID1B <text:s/>- <text:s/>at rich interactive domain 1b (swi1-like), GLI3 <text:s/>- <text:s/>gli family zinc finger 3, TFDP2 <text:s/>- <text:s/>transcription factor dp-2 (e2f dimerization partner 2), FGF4 <text:s/>- <text:s/>fibroblast growth factor 4, LUM <text:s/>- <text:s/>lumican, MED30 <text:s/>- <text:s/>mediator complex subunit 30, NFATC4 <text:s/>- <text:s/>nuclear factor of activated t-cells, cytoplasmic, calcineurin-dependent 4, FZD7 <text:s/>- <text:s/>frizzled family receptor 7, USP21 <text:s/>- <text:s/>ubiquitin specific peptidase 21, POU3F3 <text:s/>- <text:s/>pou class 3 homeobox 3, SESN2 <text:s/>- <text:s/>sestrin 2, KDM1A <text:s/>- <text:s/>lysine (k)-specific demethylase 1a, PEG3 <text:s/>- <text:s/>paternally expressed 3, TAF8 <text:s/>- <text:s/>taf8 rna polymerase ii, tata box binding protein (tbp)-associated factor, 43kda, RPS6KA1 <text:s/>- <text:s/>ribosomal protein s6 kinase, 90kda, polypeptide 1, SIX1 <text:s/>- <text:s/>six homeobox 1, KLF1 <text:s/>- <text:s/>kruppel-like factor 1 (erythroid), PPARG <text:s/>- <text:s/>peroxisome proliferator-activated receptor gamma, RARA <text:s/>- <text:s/>retinoic acid receptor, alpha, SERTAD1 <text:s/>- <text:s/>serta domain containing 1, NEUROG3 <text:s/>- <text:s/>neurogenin 3, SFRP2 <text:s/>- <text:s/>secreted frizzled-related protein 2, SSBP3 <text:s/>- <text:s/>single stranded dna binding protein 3, TGFB1I1 <text:s/>- <text:s/>transforming growth factor beta 1 induced transcript 1, E2F3 <text:s/>- <text:s/>e2f transcription factor 3, POU3F1 <text:s/>- <text:s/>pou class 3 homeobox 1, ARID4A <text:s/>- <text:s/>at rich interactive domain 4a (rbp1-like), ZEB2 <text:s/>- <text:s/>zinc finger e-box binding homeobox 2, EPCAM <text:s/>- <text:s/>epithelial cell adhesion molecule, RXRG <text:s/>- <text:s/>retinoid x receptor, gamma, KLF4 <text:s/>- <text:s/>kruppel-like factor 4 (gut), FOSB <text:s/>- <text:s/>fbj murine osteosarcoma viral oncogene homolog b, IRF6 <text:s/>- <text:s/>interferon regulatory factor 6, KLF6 <text:s/>- <text:s/>kruppel-like factor 6, CKS2 <text:s/>- <text:s/>cdc28 protein kinase regulatory subunit 2, TNFSF11 <text:s/>- <text:s/>tumor necrosis factor (ligand) superfamily, member 11, MED19 <text:s/>- <text:s/>mediator complex subunit 19, GSK3B <text:s/>- <text:s/>glycogen synthase kinase 3 beta, NRL <text:s/>- <text:s/>neural retina leucine zipper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432" calcext:value-type="float">
            <text:p>0.0000043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690" calcext:value-type="float">
            <text:p>69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CXCL9 <text:s/>- <text:s/>chemokine (c-x-c motif) ligand 9, PBX1 <text:s/>- <text:s/>pre-b-cell leukemia homeobox 1, MLH1 <text:s/>- <text:s/>mutl homolog 1, colon cancer, nonpolyposis type 2 (e. coli), ILF2 <text:s/>- <text:s/>interleukin enhancer binding factor 2, SIRT2 <text:s/>- <text:s/>sirtuin 2, BRD8 <text:s/>- <text:s/>bromodomain containing 8, RPS6KA5 <text:s/>- <text:s/>ribosomal protein s6 kinase, 90kda, polypeptide 5, GUCA2A <text:s/>- <text:s/>guanylate cyclase activator 2a (guanylin)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H2AFX <text:s/>- <text:s/>h2a histone family, member x, BCAS3 <text:s/>- <text:s/>breast carcinoma amplified sequence 3, MAML1 <text:s/>- <text:s/>mastermind-like 1 (drosophila), ACVR1 <text:s/>- <text:s/>activin a receptor, type i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FGF4 <text:s/>- <text:s/>fibroblast growth factor 4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ZEB2 <text:s/>- <text:s/>zinc finger e-box binding homeobox 2, IRF6 <text:s/>- <text:s/>interferon regulatory factor 6, KLF6 <text:s/>- <text:s/>kruppel-like factor 6, TNFSF11 <text:s/>- <text:s/>tumor necrosis factor (ligand) superfamily, member 11, MED19 <text:s/>- <text:s/>mediator complex subunit 19, HDAC1 <text:s/>- <text:s/>histone deacetylase 1, NRL <text:s/>- <text:s/>neural retina leucine zipper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TNRC6B <text:s/>- <text:s/>trinucleotide repeat containing 6b, AGO1 <text:s/>- <text:s/>argonaute risc catalytic component 1, ZFPM2 <text:s/>- <text:s/>zinc finger protein, fog family member 2, NFYA <text:s/>- <text:s/>nuclear transcription factor y, alpha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PER1 <text:s/>- <text:s/>period circadian clock 1, ID4 <text:s/>- <text:s/>inhibitor of dna binding 4, dominant negative helix-loop-helix protein, LDB2 <text:s/>- <text:s/>lim domain binding 2, NKX6-1 <text:s/>- <text:s/>nk6 homeobox 1, AUTS2 <text:s/>- <text:s/>autism susceptibility candidate 2, MSX1 <text:s/>- <text:s/>msh homeobox 1, CALM3 <text:s/>- <text:s/>calmodulin 3 (phosphorylase kinase, delta), PIAS2 <text:s/>- <text:s/>protein inhibitor of activated stat, 2, LIN28A <text:s/>- <text:s/>lin-28 homolog a (c. elegans), PITX3 <text:s/>- <text:s/>paired-like homeodomain 3, PNPT1 <text:s/>- <text:s/>polyribonucleotide nucleotidyltransferase 1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NFATC4 <text:s/>- <text:s/>nuclear factor of activated t-cells, cytoplasmic, calcineurin-dependent 4, USP21 <text:s/>- <text:s/>ubiquitin specific peptidase 21, SESN2 <text:s/>- <text:s/>sestrin 2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FAM178A <text:s/>- <text:s/>family with sequence similarity 178, member a, BABAM1 <text:s/>- <text:s/>brisc and brca1 a complex member 1, TGFB1I1 <text:s/>- <text:s/>transforming growth factor beta 1 induced transcript 1, HNRNPA1 <text:s/>- <text:s/>heterogeneous nuclear ribonucleoprotein a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TMEM161A <text:s/>- <text:s/>transmembrane protein 161a, SLX1A <text:s/>- <text:s/>slx1 structure-specific endonuclease subunit homolog a (s. cerevisiae)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433" calcext:value-type="float">
            <text:p>0.00000433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MAEL <text:s/>- <text:s/>maelstrom spermatogenic transposon silencer, SP2 <text:s/>- <text:s/>sp2 transcription factor, BRD8 <text:s/>- <text:s/>bromodomain containing 8, GPC3 <text:s/>- <text:s/>glypican 3, GRHL1 <text:s/>- <text:s/>grainyhead-like 1 (drosophila), GRHL3 <text:s/>- <text:s/>grainyhead-like 3 (drosophila), WBP2 <text:s/>- <text:s/>ww domain binding protein 2, TCERG1 <text:s/>- <text:s/>transcription elongation regulator 1, LDB1 <text:s/>- <text:s/>lim domain binding 1, HOXC6 <text:s/>- <text:s/>homeobox c6, ABCA7 <text:s/>- <text:s/>atp-binding cassette, sub-family a (abc1), member 7, BCAS3 <text:s/>- <text:s/>breast carcinoma amplified sequence 3, ZNF362 <text:s/>- <text:s/>zinc finger protein 362, BBX <text:s/>- <text:s/>bobby sox homolog (drosophila), IARS <text:s/>- <text:s/>isoleucyl-trna synthetase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ZNF689 <text:s/>- <text:s/>zinc finger protein 689, AGO1 <text:s/>- <text:s/>argonaute risc catalytic component 1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ZNF526 <text:s/>- <text:s/>zinc finger protein 526, DEK <text:s/>- <text:s/>dek oncogene, MSX1 <text:s/>- <text:s/>msh homeobox 1, LIN28A <text:s/>- <text:s/>lin-28 homolog a (c. elegans), TRADD <text:s/>- <text:s/>tnfrsf1a-associated via death domain, ZBTB5 <text:s/>- <text:s/>zinc finger and btb domain containing 5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PBX1 <text:s/>- <text:s/>pre-b-cell leukemia homeobox 1, GTF2E1 <text:s/>- <text:s/>general transcription factor iie, polypeptide 1, alpha 56kda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SAP130 <text:s/>- <text:s/>sin3a-associated protein, 130kda, H2AFX <text:s/>- <text:s/>h2a histone family, member x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ZNF214 <text:s/>- <text:s/>zinc finger protein 214, MED19 <text:s/>- <text:s/>mediator complex subunit 19, NRL <text:s/>- <text:s/>neural retina leucine zipper, HDAC1 <text:s/>- <text:s/>histone deacetylase 1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HIST1H2AB <text:s/>- <text:s/>histone cluster 1, h2ab, TFB2M <text:s/>- <text:s/>transcription factor b2, mitochondrial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NFKBIB <text:s/>- <text:s/>nuclear factor of kappa light polypeptide gene enhancer in b-cells inhibitor, beta, ID4 <text:s/>- <text:s/>inhibitor of dna binding 4, dominant negative helix-loop-helix protein, GIGYF2 <text:s/>- <text:s/>grb10 interacting gyf protein 2, LDB2 <text:s/>- <text:s/>lim domain binding 2, NKX6-1 <text:s/>- <text:s/>nk6 homeobox 1, AUTS2 <text:s/>- <text:s/>autism susceptibility candidate 2, ATP2B4 <text:s/>- <text:s/>atpase, ca++ transporting, plasma membrane 4, WARS <text:s/>- <text:s/>tryptophanyl-trna synthetase, ZNF513 <text:s/>- <text:s/>zinc finger protein 513, PIAS2 <text:s/>- <text:s/>protein inhibitor of activated stat, 2, TMBIM6 <text:s/>- <text:s/>transmembrane bax inhibitor motif containing 6, SUZ12 <text:s/>- <text:s/>suz12 polycomb repressive complex 2 subunit, PITX3 <text:s/>- <text:s/>paired-like homeodomain 3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NFATC4 <text:s/>- <text:s/>nuclear factor of activated t-cells, cytoplasmic, calcineurin-dependent 4, USP21 <text:s/>- <text:s/>ubiquitin specific peptidase 21, SESN2 <text:s/>- <text:s/>sestrin 2, UQCC <text:s/>- <text:s/>ubiquinol-cytochrome c reductase complex chaperone, KHDRBS1 <text:s/>- <text:s/>kh domain containing, rna binding, signal transduction associated 1, HIST1H2AA <text:s/>- <text:s/>histone cluster 1, h2aa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CKS2 <text:s/>- <text:s/>cdc28 protein kinase regulatory subunit 2, SETDB2 <text:s/>- <text:s/>set domain, bifurcated 2, TTF2 <text:s/>- <text:s/>transcription termination factor, rna polymerase ii, KLF10 <text:s/>- <text:s/>kruppel-like factor 10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585" calcext:value-type="float">
            <text:p>0.0000058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690" calcext:value-type="float">
            <text:p>6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LDB1 <text:s/>- <text:s/>lim domain binding 1, HOXC6 <text:s/>- <text:s/>homeobox c6, ABCA7 <text:s/>- <text:s/>atp-binding cassette, sub-family a (abc1), member 7, BCAS3 <text:s/>- <text:s/>breast carcinoma amplified sequence 3, ZNF362 <text:s/>- <text:s/>zinc finger protein 362, IARS <text:s/>- <text:s/>isoleucyl-trna synthetase, BBX <text:s/>- <text:s/>bobby sox homolog (drosophila)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TMEFF2 <text:s/>- <text:s/>transmembrane protein with egf-like and two follistatin-like domains 2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MAST2 <text:s/>- <text:s/>microtubule associated serine/threonine kinase 2, ZNF526 <text:s/>- <text:s/>zinc finger protein 526, DEK <text:s/>- <text:s/>dek oncogene, MSX1 <text:s/>- <text:s/>msh homeobox 1, LIN28A <text:s/>- <text:s/>lin-28 homolog a (c. elegans), TRADD <text:s/>- <text:s/>tnfrsf1a-associated via death domain, ZBTB5 <text:s/>- <text:s/>zinc finger and btb domain containing 5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FGF4 <text:s/>- <text:s/>fibroblast growth factor 4, MED30 <text:s/>- <text:s/>mediator complex subunit 30, PEG3 <text:s/>- <text:s/>paternally expressed 3, BAZ1A <text:s/>- <text:s/>bromodomain adjacent to zinc finger domain, 1a, LRP8 <text:s/>- <text:s/>low density lipoprotein receptor-related protein 8, apolipoprotein e receptor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MED19 <text:s/>- <text:s/>mediator complex subunit 19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TFB2M <text:s/>- <text:s/>transcription factor b2, mitochondrial, HIST1H2AB <text:s/>- <text:s/>histone cluster 1, h2ab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chromatin organization</text:p>
          </table:table-cell>
          <table:table-cell office:value-type="float" office:value="0.00000605" calcext:value-type="float">
            <text:p>0.0000060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524" calcext:value-type="float">
            <text:p>524</text:p>
          </table:table-cell>
          <table:table-cell office:value-type="float" office:value="690" calcext:value-type="float">
            <text:p>6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CHD6 <text:s/>- <text:s/>chromodomain helicase dna binding protein 6, PRDM13 <text:s/>- <text:s/>pr domain containing 13, CDK1 <text:s/>- <text:s/>cyclin-dependent kinase 1, PHF19 <text:s/>- <text:s/>phd finger protein 19, H1FNT <text:s/>- <text:s/>h1 histone family, member n, testis-specific, BAHD1 <text:s/>- <text:s/>bromo adjacent homology domain containing 1, HIST1H2AB <text:s/>- <text:s/>histone cluster 1, h2ab, CENPI <text:s/>- <text:s/>centromere protein i, HIST1H2AC <text:s/>- <text:s/>histone cluster 1, h2ac, NASP <text:s/>- <text:s/>nuclear autoantigenic sperm protein (histone-binding), NAP1L4 <text:s/>- <text:s/>nucleosome assembly protein 1-like 4, SIRT2 <text:s/>- <text:s/>sirtuin 2, TDRD3 <text:s/>- <text:s/>tudor domain containing 3, BRPF3 <text:s/>- <text:s/>bromodomain and phd finger containing, 3, BRD8 <text:s/>- <text:s/>bromodomain containing 8, RPS6KA5 <text:s/>- <text:s/>ribosomal protein s6 kinase, 90kda, polypeptide 5, PER1 <text:s/>- <text:s/>period circadian clock 1, HIST3H2BB <text:s/>- <text:s/>histone cluster 3, h2bb, TAF6L <text:s/>- <text:s/>taf6-like rna polymerase ii, p300/cbp-associated factor (pcaf)-associated factor, 65kda, DEK <text:s/>- <text:s/>dek oncogene, LDB1 <text:s/>- <text:s/>lim domain binding 1, AURKA <text:s/>- <text:s/>aurora kinase a, HIST1H2BB <text:s/>- <text:s/>histone cluster 1, h2bb, SUZ12 <text:s/>- <text:s/>suz12 polycomb repressive complex 2 subunit, SYCP3 <text:s/>- <text:s/>synaptonemal complex protein 3, H2AFX <text:s/>- <text:s/>h2a histone family, member x, HIST1H1D <text:s/>- <text:s/>histone cluster 1, h1d, HIST1H2BA <text:s/>- <text:s/>histone cluster 1, h2ba, ARID1B <text:s/>- <text:s/>at rich interactive domain 1b (swi1-like), USP21 <text:s/>- <text:s/>ubiquitin specific peptidase 21, NAA60 <text:s/>- <text:s/>n(alpha)-acetyltransferase 60, natf catalytic subunit, KDM1A <text:s/>- <text:s/>lysine (k)-specific demethylase 1a, HIST1H2AA <text:s/>- <text:s/>histone cluster 1, h2aa, INO80B <text:s/>- <text:s/>ino80 complex subunit b, BAZ1A <text:s/>- <text:s/>bromodomain adjacent to zinc finger domain, 1a, ASF1B <text:s/>- <text:s/>anti-silencing function 1b histone chaperone, JMJD1C <text:s/>- <text:s/>jumonji domain containing 1c, MAP3K12 <text:s/>- <text:s/>mitogen-activated protein kinase kinase kinase 12, HIST3H2A <text:s/>- <text:s/>histone cluster 3, h2a, BABAM1 <text:s/>- <text:s/>brisc and brca1 a complex member 1, ARID4A <text:s/>- <text:s/>at rich interactive domain 4a (rbp1-like), KANSL2 <text:s/>- <text:s/>kat8 regulatory nsl complex subunit 2, KMT2C <text:s/>- <text:s/>lysine (k)-specific methyltransferase 2c, CABIN1 <text:s/>- <text:s/>calcineurin binding protein 1, PRKCB <text:s/>- <text:s/>protein kinase c, beta, SETDB2 <text:s/>- <text:s/>set domain, bifurcated 2, PRMT5 <text:s/>- <text:s/>protein arginine methyltransferase 5, HDAC1 <text:s/>- <text:s/>histone deacetylase 1, ATAD2 <text:s/>- <text:s/>atpase family, aaa domain containing 2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61" calcext:value-type="float">
            <text:p>0.0000061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690" calcext:value-type="float">
            <text:p>6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PBX1 <text:s/>- <text:s/>pre-b-cell leukemia homeobox 1, ILF2 <text:s/>- <text:s/>interleukin enhancer binding factor 2, SIRT2 <text:s/>- <text:s/>sirtuin 2, CHP1 <text:s/>- <text:s/>calcineurin-like ef-hand protein 1, BRD8 <text:s/>- <text:s/>bromodomain containing 8, RPS6KA5 <text:s/>- <text:s/>ribosomal protein s6 kinase, 90kda, polypeptide 5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BCAS3 <text:s/>- <text:s/>breast carcinoma amplified sequence 3, MAML1 <text:s/>- <text:s/>mastermind-like 1 (drosophila), ACVR1 <text:s/>- <text:s/>activin a receptor, type i, TARBP2 <text:s/>- <text:s/>tar (hiv-1) rna binding protein 2, ARID1B <text:s/>- <text:s/>at rich interactive domain 1b (swi1-like), ZNF292 <text:s/>- <text:s/>zinc finger protein 292, GLI3 <text:s/>- <text:s/>gli family zinc finger 3, MED30 <text:s/>- <text:s/>mediator complex subunit 30, FGF4 <text:s/>- <text:s/>fibroblast growth factor 4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ZEB2 <text:s/>- <text:s/>zinc finger e-box binding homeobox 2, IRF6 <text:s/>- <text:s/>interferon regulatory factor 6, KLF6 <text:s/>- <text:s/>kruppel-like factor 6, LARP1 <text:s/>- <text:s/>la ribonucleoprotein domain family, member 1, TNFSF11 <text:s/>- <text:s/>tumor necrosis factor (ligand) superfamily, member 11, MED19 <text:s/>- <text:s/>mediator complex subunit 19, BOLL <text:s/>- <text:s/>bol, boule-like (drosophila), HDAC1 <text:s/>- <text:s/>histone deacetylase 1, NRL <text:s/>- <text:s/>neural retina leucine zipper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AGO1 <text:s/>- <text:s/>argonaute risc catalytic component 1, ZFPM2 <text:s/>- <text:s/>zinc finger protein, fog family member 2, NFYA <text:s/>- <text:s/>nuclear transcription factor y, alpha, COA3 <text:s/>- <text:s/>cytochrome c oxidase assembly factor 3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PER1 <text:s/>- <text:s/>period circadian clock 1, ID4 <text:s/>- <text:s/>inhibitor of dna binding 4, dominant negative helix-loop-helix protein, LDB2 <text:s/>- <text:s/>lim domain binding 2, NKX6-1 <text:s/>- <text:s/>nk6 homeobox 1, AUTS2 <text:s/>- <text:s/>autism susceptibility candidate 2, MSX1 <text:s/>- <text:s/>msh homeobox 1, PIAS2 <text:s/>- <text:s/>protein inhibitor of activated stat, 2, LIN28A <text:s/>- <text:s/>lin-28 homolog a (c. elegans), PITX3 <text:s/>- <text:s/>paired-like homeodomain 3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HNRNPL <text:s/>- <text:s/>heterogeneous nuclear ribonucleoprotein l, LUM <text:s/>- <text:s/>lumican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TGFB1I1 <text:s/>- <text:s/>transforming growth factor beta 1 induced transcript 1, HNRNPA1 <text:s/>- <text:s/>heterogeneous nuclear ribonucleoprotein a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cellular macromolecule metabolic process</text:p>
          </table:table-cell>
          <table:table-cell office:value-type="float" office:value="0.00000704" calcext:value-type="float">
            <text:p>0.00000704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5220" calcext:value-type="float">
            <text:p>5220</text:p>
          </table:table-cell>
          <table:table-cell office:value-type="float" office:value="690" calcext:value-type="float">
            <text:p>69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HNRNPA0 <text:s/>- <text:s/>heterogeneous nuclear ribonucleoprotein a0, OS9 <text:s/>- <text:s/>osteosarcoma amplified 9, endoplasmic reticulum lectin, GCNT2 <text:s/>- <text:s/>glucosaminyl (n-acetyl) transferase 2, i-branching enzyme (i blood group), PNRC1 <text:s/>- <text:s/>proline-rich nuclear receptor coactivator 1, RECQL <text:s/>- <text:s/>recq protein-like (dna helicase q1-like), NASP <text:s/>- <text:s/>nuclear autoantigenic sperm protein (histone-binding), SIRT2 <text:s/>- <text:s/>sirtuin 2, NCAM1 <text:s/>- <text:s/>neural cell adhesion molecule 1, RCL1 <text:s/>- <text:s/>rna terminal phosphate cyclase-like 1, MAEL <text:s/>- <text:s/>maelstrom spermatogenic transposon silencer, RAD18 <text:s/>- <text:s/>rad18 homolog (s. cerevisiae), SP2 <text:s/>- <text:s/>sp2 transcription factor, BRD8 <text:s/>- <text:s/>bromodomain containing 8, SYVN1 <text:s/>- <text:s/>synovial apoptosis inhibitor 1, synoviolin, ATG4C <text:s/>- <text:s/>autophagy related 4c, cysteine peptidase, BLK <text:s/>- <text:s/>b lymphoid tyrosine kinase, BLMH <text:s/>- <text:s/>bleomycin hydrolase, GRHL1 <text:s/>- <text:s/>grainyhead-like 1 (drosophila), GRHL3 <text:s/>- <text:s/>grainyhead-like 3 (drosophila), CCNB1IP1 <text:s/>- <text:s/>cyclin b1 interacting protein 1, e3 ubiquitin protein ligase, TCERG1 <text:s/>- <text:s/>transcription elongation regulator 1, MCM8 <text:s/>- <text:s/>minichromosome maintenance complex component 8, ORC3 <text:s/>- <text:s/>origin recognition complex, subunit 3, SON <text:s/>- <text:s/>son dna binding protein, RAB40C <text:s/>- <text:s/>rab40c, member ras oncogene family, ELAVL4 <text:s/>- <text:s/>elav (embryonic lethal, abnormal vision, drosophila)-like 4, LDB1 <text:s/>- <text:s/>lim domain binding 1, RIMKLA <text:s/>- <text:s/>ribosomal modification protein rimk-like family member a, HOXC6 <text:s/>- <text:s/>homeobox c6, ACIN1 <text:s/>- <text:s/>apoptotic chromatin condensation inducer 1, ABCA7 <text:s/>- <text:s/>atp-binding cassette, sub-family a (abc1), member 7, TPP2 <text:s/>- <text:s/>tripeptidyl peptidase ii, BCAS3 <text:s/>- <text:s/>breast carcinoma amplified sequence 3, ANAPC5 <text:s/>- <text:s/>anaphase promoting complex subunit 5, ZNF362 <text:s/>- <text:s/>zinc finger protein 362, PPM1B <text:s/>- <text:s/>protein phosphatase, mg2+/mn2+ dependent, 1b, BBX <text:s/>- <text:s/>bobby sox homolog (drosophila), IARS <text:s/>- <text:s/>isoleucyl-trna synthetase, AMER1 <text:s/>- <text:s/>apc membrane recruitment protein 1, DDX50 <text:s/>- <text:s/>dead (asp-glu-ala-asp) box polypeptide 50, SNRPA <text:s/>- <text:s/>small nuclear ribonucleoprotein polypeptide a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WDR3 <text:s/>- <text:s/>wd repeat domain 3, MRPS30 <text:s/>- <text:s/>mitochondrial ribosomal protein s30, POU3F3 <text:s/>- <text:s/>pou class 3 homeobox 3, ZBTB37 <text:s/>- <text:s/>zinc finger and btb domain containing 37, NAA60 <text:s/>- <text:s/>n(alpha)-acetyltransferase 60, natf catalytic subunit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SRRM1 <text:s/>- <text:s/>serine/arginine repetitive matrix 1, E2F3 <text:s/>- <text:s/>e2f transcription factor 3, POU3F1 <text:s/>- <text:s/>pou class 3 homeobox 1, XAB2 <text:s/>- <text:s/>xpa binding protein 2, KCTD9 <text:s/>- <text:s/>potassium channel tetramerization domain containing 9, ROCK2 <text:s/>- <text:s/>rho-associated, coiled-coil containing protein kinase 2, HELB <text:s/>- <text:s/>helicase (dna) b, MYT1L <text:s/>- <text:s/>myelin transcription factor 1-like, KMT2C <text:s/>- <text:s/>lysine (k)-specific methyltransferase 2c, MYCBP2 <text:s/>- <text:s/>myc binding protein 2, e3 ubiquitin protein ligase, KLF6 <text:s/>- <text:s/>kruppel-like factor 6, PRKD3 <text:s/>- <text:s/>protein kinase d3, ADAMTSL1 <text:s/>- <text:s/>adamts-like 1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PRPF40B <text:s/>- <text:s/>prp40 pre-mrna processing factor 40 homolog b (s. cerevisiae), ASB7 <text:s/>- <text:s/>ankyrin repeat and socs box containing 7, CCAR1 <text:s/>- <text:s/>cell division cycle and apoptosis regulator 1, USP1 <text:s/>- <text:s/>ubiquitin specific peptidase 1, KIAA2018 <text:s/>- <text:s/>kiaa2018, FANCD2 <text:s/>- <text:s/>fanconi anemia, complementation group d2, HIVEP3 <text:s/>- <text:s/>human immunodeficiency virus type i enhancer binding protein 3, ZNF689 <text:s/>- <text:s/>zinc finger protein 689, AGO1 <text:s/>- <text:s/>argonaute risc catalytic component 1, RPA2 <text:s/>- <text:s/>replication protein a2, 32kda, PPP2R5D <text:s/>- <text:s/>protein phosphatase 2, regulatory subunit b', delta, PPP2R5C <text:s/>- <text:s/>protein phosphatase 2, regulatory subunit b', gamma, SH2D3C <text:s/>- <text:s/>sh2 domain containing 3c, RECQL5 <text:s/>- <text:s/>recq protein-like 5, RPN2 <text:s/>- <text:s/>ribophorin ii, XRCC6 <text:s/>- <text:s/>x-ray repair complementing defective repair in chinese hamster cells 6, UBE2C <text:s/>- <text:s/>ubiquitin-conjugating enzyme e2c, PTF1A <text:s/>- <text:s/>pancreas specific transcription factor, 1a, MRPS12 <text:s/>- <text:s/>mitochondrial ribosomal protein s12, KPNA2 <text:s/>- <text:s/>karyopherin alpha 2 (rag cohort 1, importin alpha 1), MAST2 <text:s/>- <text:s/>microtubule associated serine/threonine kinase 2, RPLP0 <text:s/>- <text:s/>ribosomal protein, large, p0, DDX24 <text:s/>- <text:s/>dead (asp-glu-ala-asp) box helicase 24, DDX52 <text:s/>- <text:s/>dead (asp-glu-ala-asp) box polypeptide 52, ZNF526 <text:s/>- <text:s/>zinc finger protein 526, DEK <text:s/>- <text:s/>dek oncogene, FUT8 <text:s/>- <text:s/>fucosyltransferase 8 (alpha (1,6) fucosyltransferase), MSX1 <text:s/>- <text:s/>msh homeobox 1, CALM3 <text:s/>- <text:s/>calmodulin 3 (phosphorylase kinase, delta), UBE2K <text:s/>- <text:s/>ubiquitin-conjugating enzyme e2k, RARS2 <text:s/>- <text:s/>arginyl-trna synthetase 2, mitochondrial, AURKA <text:s/>- <text:s/>aurora kinase a, RPAIN <text:s/>- <text:s/>rpa interacting protein, LIN28A <text:s/>- <text:s/>lin-28 homolog a (c. elegans), RNF181 <text:s/>- <text:s/>ring finger protein 181, KIF14 <text:s/>- <text:s/>kinesin family member 14, MRPL37 <text:s/>- <text:s/>mitochondrial ribosomal protein l37, PAPPA2 <text:s/>- <text:s/>pappalysin 2, CRKL <text:s/>- <text:s/>v-crk avian sarcoma virus ct10 oncogene homolog-like, ZBTB5 <text:s/>- <text:s/>zinc finger and btb domain containing 5, CELF6 <text:s/>- <text:s/>cugbp, elav-like family member 6, LIN52 <text:s/>- <text:s/>lin-52 homolog (c. elegans), MRPL51 <text:s/>- <text:s/>mitochondrial ribosomal protein l51, IWS1 <text:s/>- <text:s/>iws1 homolog (s. cerevisiae), THAP9 <text:s/>- <text:s/>thap domain containing 9, CRY1 <text:s/>- <text:s/>cryptochrome 1 (photolyase-like), EHF <text:s/>- <text:s/>ets homologous factor, HOXC4 <text:s/>- <text:s/>homeobox c4, DOLPP1 <text:s/>- <text:s/>dolichyldiphosphatase 1, UBE2F <text:s/>- <text:s/>ubiquitin-conjugating enzyme e2f (putative), HNRNPL <text:s/>- <text:s/>heterogeneous nuclear ribonucleoprotein l, ELAC2 <text:s/>- <text:s/>elac ribonuclease z 2, MRPS18B <text:s/>- <text:s/>mitochondrial ribosomal protein s18b, RPS6KA1 <text:s/>- <text:s/>ribosomal protein s6 kinase, 90kda, polypeptide 1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DUSP23 <text:s/>- <text:s/>dual specificity phosphatase 23, KANSL2 <text:s/>- <text:s/>kat8 regulatory nsl complex subunit 2, SGK494 <text:s/>- <text:s/>uncharacterized serine/threonine-protein kinase sgk494, RXRG <text:s/>- <text:s/>retinoid x receptor, gamma, EPHA4 <text:s/>- <text:s/>eph receptor a4, RUNX1T1 <text:s/>- <text:s/>runt-related transcription factor 1; translocated to, 1 (cyclin d-related), KLF4 <text:s/>- <text:s/>kruppel-like factor 4 (gut), GINS4 <text:s/>- <text:s/>gins complex subunit 4 (sld5 homolog), SARS2 <text:s/>- <text:s/>seryl-trna synthetase 2, mitochondrial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DHX9 <text:s/>- <text:s/>deah (asp-glu-ala-his) box helicase 9, CDC6 <text:s/>- <text:s/>cell division cycle 6, ZNF189 <text:s/>- <text:s/>zinc finger protein 189, PAPPA <text:s/>- <text:s/>pregnancy-associated plasma protein a, pappalysin 1, RBM23 <text:s/>- <text:s/>rna binding motif protein 23, CDK1 <text:s/>- <text:s/>cyclin-dependent kinase 1, RPS6KA6 <text:s/>- <text:s/>ribosomal protein s6 kinase, 90kda, polypeptide 6, RBM15 <text:s/>- <text:s/>rna binding motif protein 15, ZNF385A <text:s/>- <text:s/>zinc finger protein 385a, DDIT3 <text:s/>- <text:s/>dna-damage-inducible transcript 3, RFWD3 <text:s/>- <text:s/>ring finger and wd repeat domain 3, ARID3B <text:s/>- <text:s/>at rich interactive domain 3b (bright-like), METAP1D <text:s/>- <text:s/>methionyl aminopeptidase type 1d (mitochondrial)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ERCC6L2 <text:s/>- <text:s/>excision repair cross-complementing rodent repair deficiency, complementation group 6-like 2, PSKH1 <text:s/>- <text:s/>protein serine kinase h1, ZDHHC5 <text:s/>- <text:s/>zinc finger, dhhc-type containing 5, ILF2 <text:s/>- <text:s/>interleukin enhancer binding factor 2, RPS6KA5 <text:s/>- <text:s/>ribosomal protein s6 kinase, 90kda, polypeptide 5, TRUB1 <text:s/>- <text:s/>trub pseudouridine (psi) synthase homolog 1 (e. coli), DMRT2 <text:s/>- <text:s/>doublesex and mab-3 related transcription factor 2, PEBP1 <text:s/>- <text:s/>phosphatidylethanolamine binding protein 1, INTS7 <text:s/>- <text:s/>integrator complex subunit 7, CNTD1 <text:s/>- <text:s/>cyclin n-terminal domain containing 1, SP9 <text:s/>- <text:s/>sp9 transcription factor, C15orf60 <text:s/>- <text:s/>chromosome 15 open reading frame 60, TAF6L <text:s/>- <text:s/>taf6-like rna polymerase ii, p300/cbp-associated factor (pcaf)-associated factor, 65kda, PPM1H <text:s/>- <text:s/>protein phosphatase, mg2+/mn2+ dependent, 1h, EAF2 <text:s/>- <text:s/>ell associated factor 2, DCAF11 <text:s/>- <text:s/>ddb1 and cul4 associated factor 11, OGG1 <text:s/>- <text:s/>8-oxoguanine dna glycosylase, DERL2 <text:s/>- <text:s/>derlin 2, DUSP10 <text:s/>- <text:s/>dual specificity phosphatase 10, HIST1H2BB <text:s/>- <text:s/>histone cluster 1, h2bb, SAP130 <text:s/>- <text:s/>sin3a-associated protein, 130kda, EPGN <text:s/>- <text:s/>epithelial mitogen, H2AFX <text:s/>- <text:s/>h2a histone family, member x, HIST1H1D <text:s/>- <text:s/>histone cluster 1, h1d, DDR2 <text:s/>- <text:s/>discoidin domain receptor tyrosine kinase 2, MAML1 <text:s/>- <text:s/>mastermind-like 1 (drosophila), TARBP2 <text:s/>- <text:s/>tar (hiv-1) rna binding protein 2, HIST1H2BA <text:s/>- <text:s/>histone cluster 1, h2ba, ARID1B <text:s/>- <text:s/>at rich interactive domain 1b (swi1-like), NUP88 <text:s/>- <text:s/>nucleoporin 88kda, FGF4 <text:s/>- <text:s/>fibroblast growth factor 4, MED30 <text:s/>- <text:s/>mediator complex subunit 30, PDK3 <text:s/>- <text:s/>pyruvate dehydrogenase kinase, isozyme 3, KLHL4 <text:s/>- <text:s/>kelch-like family member 4, PEG3 <text:s/>- <text:s/>paternally expressed 3, DHX38 <text:s/>- <text:s/>deah (asp-glu-ala-his) box polypeptide 38, BAZ1A <text:s/>- <text:s/>bromodomain adjacent to zinc finger domain, 1a, MAP3K3 <text:s/>- <text:s/>mitogen-activated protein kinase kinase kinase 3, MAP3K12 <text:s/>- <text:s/>mitogen-activated protein kinase kinase kinase 12, SIK3 <text:s/>- <text:s/>sik family kinase 3, PGP <text:s/>- <text:s/>phosphoglycolate phosphatase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PRPF38B <text:s/>- <text:s/>prp38 pre-mrna processing factor 38 (yeast) domain containing b, SARS <text:s/>- <text:s/>seryl-trna synthetase, IRF6 <text:s/>- <text:s/>interferon regulatory factor 6, TRIM68 <text:s/>- <text:s/>tripartite motif containing 68, ZFP91 <text:s/>- <text:s/>zfp91 zinc finger protein, TNFSF11 <text:s/>- <text:s/>tumor necrosis factor (ligand) superfamily, member 11, ZNF214 <text:s/>- <text:s/>zinc finger protein 214, MED19 <text:s/>- <text:s/>mediator complex subunit 19, HDAC1 <text:s/>- <text:s/>histone deacetylase 1, PRKAG3 <text:s/>- <text:s/>protein kinase, amp-activated, gamma 3 non-catalytic subunit, NRL <text:s/>- <text:s/>neural retina leucine zipper, KAT7 <text:s/>- <text:s/>k(lysine) acetyltransferase 7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CDK14 <text:s/>- <text:s/>cyclin-dependent kinase 14, DTL <text:s/>- <text:s/>denticleless e3 ubiquitin protein ligase homolog (drosophila)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ATOH1 <text:s/>- <text:s/>atonal homolog 1 (drosophila), VSX2 <text:s/>- <text:s/>visual system homeobox 2, BAZ2B <text:s/>- <text:s/>bromodomain adjacent to zinc finger domain, 2b, ZFPM2 <text:s/>- <text:s/>zinc finger protein, fog family member 2, DUSP8 <text:s/>- <text:s/>dual specificity phosphatase 8, NFYA <text:s/>- <text:s/>nuclear transcription factor y, alpha, BRPF3 <text:s/>- <text:s/>bromodomain and phd finger containing, 3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FBXL8 <text:s/>- <text:s/>f-box and leucine-rich repeat protein 8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GIGYF2 <text:s/>- <text:s/>grb10 interacting gyf protein 2, MCM6 <text:s/>- <text:s/>minichromosome maintenance complex component 6, NKX6-1 <text:s/>- <text:s/>nk6 homeobox 1, WARS <text:s/>- <text:s/>tryptophanyl-trna synthetase, GEN1 <text:s/>- <text:s/>gen1 holliday junction 5' flap endonuclease, PIAS2 <text:s/>- <text:s/>protein inhibitor of activated stat, 2, ZNF513 <text:s/>- <text:s/>zinc finger protein 513, CCP110 <text:s/>- <text:s/>centriolar coiled coil protein 110kda, PPIL1 <text:s/>- <text:s/>peptidylprolyl isomerase (cyclophilin)-like 1, SUZ12 <text:s/>- <text:s/>suz12 polycomb repressive complex 2 subunit, LSAMP <text:s/>- <text:s/>limbic system-associated membrane protein, PITX3 <text:s/>- <text:s/>paired-like homeodomain 3, PNPT1 <text:s/>- <text:s/>polyribonucleotide nucleotidyltransferase 1, ZNF597 <text:s/>- <text:s/>zinc finger protein 597, DLX2 <text:s/>- <text:s/>distal-less homeobox 2, FBXW4 <text:s/>- <text:s/>f-box and wd repeat domain containing 4, MRPL50 <text:s/>- <text:s/>mitochondrial ribosomal protein l50, FBXO24 <text:s/>- <text:s/>f-box protein 24, DLX3 <text:s/>- <text:s/>distal-less homeobox 3, FBXO25 <text:s/>- <text:s/>f-box protein 25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TAF8 <text:s/>- <text:s/>taf8 rna polymerase ii, tata box binding protein (tbp)-associated factor, 43kda, CELF2 <text:s/>- <text:s/>cugbp, elav-like family member 2, SIX1 <text:s/>- <text:s/>six homeobox 1, KLF1 <text:s/>- <text:s/>kruppel-like factor 1 (erythroid), RARA <text:s/>- <text:s/>retinoic acid receptor, alpha, JMJD1C <text:s/>- <text:s/>jumonji domain containing 1c, NEUROG3 <text:s/>- <text:s/>neurogenin 3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NUP35 <text:s/>- <text:s/>nucleoporin 35kda, RPUSD3 <text:s/>- <text:s/>rna pseudouridylate synthase domain containing 3, FOSB <text:s/>- <text:s/>fbj murine osteosarcoma viral oncogene homolog b, DDX4 <text:s/>- <text:s/>dead (asp-glu-ala-asp) box polypeptide 4, SLX1A <text:s/>- <text:s/>slx1 structure-specific endonuclease subunit homolog a (s. cerevisiae), SETDB2 <text:s/>- <text:s/>set domain, bifurcated 2, TTF2 <text:s/>- <text:s/>transcription termination factor, rna polymerase ii, KLF10 <text:s/>- <text:s/>kruppel-like factor 10, GSK3B <text:s/>- <text:s/>glycogen synthase kinase 3 beta, THY1 <text:s/>- <text:s/>thy-1 cell surface antigen, TRMT6 <text:s/>- <text:s/>trna methyltransferase 6 homolog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cellular biosynthetic process</text:p>
          </table:table-cell>
          <table:table-cell office:value-type="float" office:value="0.00000805" calcext:value-type="float">
            <text:p>0.000008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265" calcext:value-type="float">
            <text:p>3265</text:p>
          </table:table-cell>
          <table:table-cell office:value-type="float" office:value="690" calcext:value-type="float">
            <text:p>6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CHAC1 <text:s/>- <text:s/>chac, cation transport regulator homolog 1 (e. coli), PNRC1 <text:s/>- <text:s/>proline-rich nuclear receptor coactivator 1, CYP39A1 <text:s/>- <text:s/>cytochrome p450, family 39, subfamily a, polypeptide 1, NASP <text:s/>- <text:s/>nuclear autoantigenic sperm protein (histone-binding), SIRT2 <text:s/>- <text:s/>sirtuin 2, BRD8 <text:s/>- <text:s/>bromodomain containing 8, SP2 <text:s/>- <text:s/>sp2 transcription factor, GRHL1 <text:s/>- <text:s/>grainyhead-like 1 (drosophila), LPL <text:s/>- <text:s/>lipoprotein lipase, GRHL3 <text:s/>- <text:s/>grainyhead-like 3 (drosophila), TCERG1 <text:s/>- <text:s/>transcription elongation regulator 1, MCM8 <text:s/>- <text:s/>minichromosome maintenance complex component 8, ORC3 <text:s/>- <text:s/>origin recognition complex, subunit 3, MMAB <text:s/>- <text:s/>methylmalonic aciduria (cobalamin deficiency) cblb type, LDB1 <text:s/>- <text:s/>lim domain binding 1, HOXC6 <text:s/>- <text:s/>homeobox c6, GGCT <text:s/>- <text:s/>gamma-glutamylcyclotransferase, GLUL <text:s/>- <text:s/>glutamate-ammonia ligase, BCAS3 <text:s/>- <text:s/>breast carcinoma amplified sequence 3, ZNF362 <text:s/>- <text:s/>zinc finger protein 362, SPTLC2 <text:s/>- <text:s/>serine palmitoyltransferase, long chain base subunit 2, MOGAT1 <text:s/>- <text:s/>monoacylglycerol o-acyltransferase 1, BBX <text:s/>- <text:s/>bobby sox homolog (drosophila), ELOVL3 <text:s/>- <text:s/>elovl fatty acid elongase 3, ZNF292 <text:s/>- <text:s/>zinc finger protein 292, TECR <text:s/>- <text:s/>trans-2,3-enoyl-coa reductase, GLI3 <text:s/>- <text:s/>gli family zinc finger 3, COQ7 <text:s/>- <text:s/>coenzyme q7 homolog, ubiquinone (yeast), NABP2 <text:s/>- <text:s/>nucleic acid binding protein 2, PRDM10 <text:s/>- <text:s/>pr domain containing 10, MRPS30 <text:s/>- <text:s/>mitochondrial ribosomal protein s30, POU3F3 <text:s/>- <text:s/>pou class 3 homeobox 3, ZBTB37 <text:s/>- <text:s/>zinc finger and btb domain containing 37, KDM1A <text:s/>- <text:s/>lysine (k)-specific demethylase 1a, PM20D1 <text:s/>- <text:s/>peptidase m20 domain containing 1, INO80B <text:s/>- <text:s/>ino80 complex subunit b, PPARG <text:s/>- <text:s/>peroxisome proliferator-activated receptor gamma, PCYT1B <text:s/>- <text:s/>phosphate cytidylyltransferase 1, choline, beta, SERTAD1 <text:s/>- <text:s/>serta domain containing 1, SSBP3 <text:s/>- <text:s/>single stranded dna binding protein 3, ZNF555 <text:s/>- <text:s/>zinc finger protein 555, SRRM1 <text:s/>- <text:s/>serine/arginine repetitive matrix 1, E2F3 <text:s/>- <text:s/>e2f transcription factor 3, POU3F1 <text:s/>- <text:s/>pou class 3 homeobox 1, XAB2 <text:s/>- <text:s/>xpa binding protein 2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PRKD3 <text:s/>- <text:s/>protein kinase d3, HNRNPUL1 <text:s/>- <text:s/>heterogeneous nuclear ribonucleoprotein u-like 1, CSTF1 <text:s/>- <text:s/>cleavage stimulation factor, 3' pre-rna, subunit 1, 50kda, CHD6 <text:s/>- <text:s/>chromodomain helicase dna binding protein 6, PRDM13 <text:s/>- <text:s/>pr domain containing 13, ASCC2 <text:s/>- <text:s/>activating signal cointegrator 1 complex subunit 2, TTLL5 <text:s/>- <text:s/>tubulin tyrosine ligase-like family, member 5, CCAR1 <text:s/>- <text:s/>cell division cycle and apoptosis regulator 1, MTHFD1 <text:s/>- <text:s/>methylenetetrahydrofolate dehydrogenase (nadp+ dependent) 1, methenyltetrahydrofolate cyclohydrolase, formyltetrahydrofolate synthetase, HIVEP3 <text:s/>- <text:s/>human immunodeficiency virus type i enhancer binding protein 3, AGO1 <text:s/>- <text:s/>argonaute risc catalytic component 1, ZNF689 <text:s/>- <text:s/>zinc finger protein 689, RPA2 <text:s/>- <text:s/>replication protein a2, 32kda, RECQL5 <text:s/>- <text:s/>recq protein-like 5, XRCC6 <text:s/>- <text:s/>x-ray repair complementing defective repair in chinese hamster cells 6, MRPS12 <text:s/>- <text:s/>mitochondrial ribosomal protein s12, PTF1A <text:s/>- <text:s/>pancreas specific transcription factor, 1a, RPLP0 <text:s/>- <text:s/>ribosomal protein, large, p0, ZNF526 <text:s/>- <text:s/>zinc finger protein 526, DEK <text:s/>- <text:s/>dek oncogene, MSX1 <text:s/>- <text:s/>msh homeobox 1, RARS2 <text:s/>- <text:s/>arginyl-trna synthetase 2, mitochondrial, RPAIN <text:s/>- <text:s/>rpa interacting protein, MRPL37 <text:s/>- <text:s/>mitochondrial ribosomal protein l37, ZBTB5 <text:s/>- <text:s/>zinc finger and btb domain containing 5, MRPL51 <text:s/>- <text:s/>mitochondrial ribosomal protein l51, LIN52 <text:s/>- <text:s/>lin-52 homolog (c. elegans), IWS1 <text:s/>- <text:s/>iws1 homolog (s. cerevisiae), CRY1 <text:s/>- <text:s/>cryptochrome 1 (photolyase-like), EHF <text:s/>- <text:s/>ets homologous factor, HOXC4 <text:s/>- <text:s/>homeobox c4, DOLPP1 <text:s/>- <text:s/>dolichyldiphosphatase 1, MRPS18B <text:s/>- <text:s/>mitochondrial ribosomal protein s18b, ASF1B <text:s/>- <text:s/>anti-silencing function 1b histone chaperone, ZNF397 <text:s/>- <text:s/>zinc finger protein 397, PHF6 <text:s/>- <text:s/>phd finger protein 6, RXRG <text:s/>- <text:s/>retinoid x receptor, gamma, RUNX1T1 <text:s/>- <text:s/>runt-related transcription factor 1; translocated to, 1 (cyclin d-related), KLF4 <text:s/>- <text:s/>kruppel-like factor 4 (gut), OSBPL6 <text:s/>- <text:s/>oxysterol binding protein-like 6, SARS2 <text:s/>- <text:s/>seryl-trna synthetase 2, mitochondrial, ZNF683 <text:s/>- <text:s/>zinc finger protein 683, HMGCS1 <text:s/>- <text:s/>3-hydroxy-3-methylglutaryl-coa synthase 1 (soluble), PRKCB <text:s/>- <text:s/>protein kinase c, beta, PRMT5 <text:s/>- <text:s/>protein arginine methyltransferase 5, GART <text:s/>- <text:s/>phosphoribosylglycinamide formyltransferase, phosphoribosylglycinamide synthetase, phosphoribosylaminoimidazole synthetase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ZNF385A <text:s/>- <text:s/>zinc finger protein 385a, DDIT3 <text:s/>- <text:s/>dna-damage-inducible transcript 3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ILF2 <text:s/>- <text:s/>interleukin enhancer binding factor 2, ADCY10 <text:s/>- <text:s/>adenylate cyclase 10 (soluble), BOLA2B <text:s/>- <text:s/>bola homolog 2b (e. coli), GUCY1B3 <text:s/>- <text:s/>guanylate cyclase 1, soluble, beta 3, OAZ1 <text:s/>- <text:s/>ornithine decarboxylase antizyme 1, DMRT2 <text:s/>- <text:s/>doublesex and mab-3 related transcription factor 2, INTS7 <text:s/>- <text:s/>integrator complex subunit 7, LCLAT1 <text:s/>- <text:s/>lysocardiolipin acyltransferase 1, TAF6L <text:s/>- <text:s/>taf6-like rna polymerase ii, p300/cbp-associated factor (pcaf)-associated factor, 65kda, SP9 <text:s/>- <text:s/>sp9 transcription factor, EAF2 <text:s/>- <text:s/>ell associated factor 2, SAP130 <text:s/>- <text:s/>sin3a-associated protein, 130kda, NADK2 <text:s/>- <text:s/>nad kinase 2, mitochondrial, MAML1 <text:s/>- <text:s/>mastermind-like 1 (drosophila), NUP88 <text:s/>- <text:s/>nucleoporin 88kda, ARID1B <text:s/>- <text:s/>at rich interactive domain 1b (swi1-like), FGF4 <text:s/>- <text:s/>fibroblast growth factor 4, MED30 <text:s/>- <text:s/>mediator complex subunit 30, PEG3 <text:s/>- <text:s/>paternally expressed 3, HAGH <text:s/>- <text:s/>hydroxyacylglutathione hydrolase, DHX38 <text:s/>- <text:s/>deah (asp-glu-ala-his) box polypeptide 38, FDXR <text:s/>- <text:s/>ferredoxin reductase, BAZ1A <text:s/>- <text:s/>bromodomain adjacent to zinc finger domain, 1a, FDPS <text:s/>- <text:s/>farnesyl diphosphate synthase, ISCA2 <text:s/>- <text:s/>iron-sulfur cluster assembly 2, PGP <text:s/>- <text:s/>phosphoglycolate phosphatase, ZEB2 <text:s/>- <text:s/>zinc finger e-box binding homeobox 2, ZNF644 <text:s/>- <text:s/>zinc finger protein 644, CDKN2D <text:s/>- <text:s/>cyclin-dependent kinase inhibitor 2d (p19, inhibits cdk4), C14orf1 <text:s/>- <text:s/>chromosome 14 open reading frame 1, SARS <text:s/>- <text:s/>seryl-trna synthetase, IRF6 <text:s/>- <text:s/>interferon regulatory factor 6, MED19 <text:s/>- <text:s/>mediator complex subunit 19, ZNF214 <text:s/>- <text:s/>zinc finger protein 214, PRKAG3 <text:s/>- <text:s/>protein kinase, amp-activated, gamma 3 non-catalytic subunit, HDAC1 <text:s/>- <text:s/>histone deacetylase 1, NRL <text:s/>- <text:s/>neural retina leucine zipper, KAT7 <text:s/>- <text:s/>k(lysine) acetyltransferase 7, RRN3 <text:s/>- <text:s/>rrn3 rna polymerase i transcription factor homolog (s. cerevisiae), PHF19 <text:s/>- <text:s/>phd finger protein 19, IRF2BP1 <text:s/>- <text:s/>interferon regulatory factor 2 binding protein 1, DTL <text:s/>- <text:s/>denticleless e3 ubiquitin protein ligase homolog (drosophila), GOT1 <text:s/>- <text:s/>glutamic-oxaloacetic transaminase 1, soluble, BAHD1 <text:s/>- <text:s/>bromo adjacent homology domain containing 1, TLE3 <text:s/>- <text:s/>transducin-like enhancer of split 3 (e(sp1) homolog, drosophila), PAGR1 <text:s/>- <text:s/>paxip1 associated glutamate-rich protein 1, AGPAT5 <text:s/>- <text:s/>1-acylglycerol-3-phosphate o-acyltransferase 5, TLE4 <text:s/>- <text:s/>transducin-like enhancer of split 4 (e(sp1) homolog, drosophila), TFB2M <text:s/>- <text:s/>transcription factor b2, mitochondrial, ATOH1 <text:s/>- <text:s/>atonal homolog 1 (drosophila)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GLS2 <text:s/>- <text:s/>glutaminase 2 (liver, mitochondrial), MKL1 <text:s/>- <text:s/>megakaryoblastic leukemia (translocation) 1, ST6GALNAC6 <text:s/>- <text:s/>st6 (alpha-n-acetyl-neuraminyl-2,3-beta-galactosyl-1,3)-n-acetylgalactosaminide alpha-2,6-sialyltransferase 6, PER1 <text:s/>- <text:s/>period circadian clock 1, ID4 <text:s/>- <text:s/>inhibitor of dna binding 4, dominant negative helix-loop-helix protein, NFKBIB <text:s/>- <text:s/>nuclear factor of kappa light polypeptide gene enhancer in b-cells inhibitor, beta, MCM6 <text:s/>- <text:s/>minichromosome maintenance complex component 6, ATP5E <text:s/>- <text:s/>atp synthase, h+ transporting, mitochondrial f1 complex, epsilon subunit, NKX6-1 <text:s/>- <text:s/>nk6 homeobox 1, ATP5G2 <text:s/>- <text:s/>atp synthase, h+ transporting, mitochondrial fo complex, subunit c2 (subunit 9), WARS <text:s/>- <text:s/>tryptophanyl-trna synthetase, PIAS2 <text:s/>- <text:s/>protein inhibitor of activated stat, 2, ZNF513 <text:s/>- <text:s/>zinc finger protein 513, SUZ12 <text:s/>- <text:s/>suz12 polycomb repressive complex 2 subunit, PITX3 <text:s/>- <text:s/>paired-like homeodomain 3, ZNF597 <text:s/>- <text:s/>zinc finger protein 597, DLX2 <text:s/>- <text:s/>distal-less homeobox 2, MRPL50 <text:s/>- <text:s/>mitochondrial ribosomal protein l50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MBOAT2 <text:s/>- <text:s/>membrane bound o-acyltransferase domain containing 2, PIAS4 <text:s/>- <text:s/>protein inhibitor of activated stat, 4, TGFB1I1 <text:s/>- <text:s/>transforming growth factor beta 1 induced transcript 1, NEUROG2 <text:s/>- <text:s/>neurogenin 2, ARID4A <text:s/>- <text:s/>at rich interactive domain 4a (rbp1-like), GPAM <text:s/>- <text:s/>glycerol-3-phosphate acyltransferase, mitochondrial, NUP35 <text:s/>- <text:s/>nucleoporin 35kda, FOSB <text:s/>- <text:s/>fbj murine osteosarcoma viral oncogene homolog b, TTF2 <text:s/>- <text:s/>transcription termination factor, rna polymerase ii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0894" calcext:value-type="float">
            <text:p>0.00000894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690" calcext:value-type="float">
            <text:p>69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ZNF385A <text:s/>- <text:s/>zinc finger protein 385a, DDIT3 <text:s/>- <text:s/>dna-damage-inducible transcript 3, ARID3B <text:s/>- <text:s/>at rich interactive domain 3b (bright-like), BHLHE22 <text:s/>- <text:s/>basic helix-loop-helix family, member e22, PBX1 <text:s/>- <text:s/>pre-b-cell leukemia homeobox 1, GTF2E1 <text:s/>- <text:s/>general transcription factor iie, polypeptide 1, alpha 56kda, PNRC1 <text:s/>- <text:s/>proline-rich nuclear receptor coactivator 1, SIRT2 <text:s/>- <text:s/>sirtuin 2, ILF2 <text:s/>- <text:s/>interleukin enhancer binding factor 2, SP2 <text:s/>- <text:s/>sp2 transcription factor, BRD8 <text:s/>- <text:s/>bromodomain containing 8, DMRT2 <text:s/>- <text:s/>doublesex and mab-3 related transcription factor 2, GRHL1 <text:s/>- <text:s/>grainyhead-like 1 (drosophila), INTS7 <text:s/>- <text:s/>integrator complex subunit 7, GRHL3 <text:s/>- <text:s/>grainyhead-like 3 (drosophila), TCERG1 <text:s/>- <text:s/>transcription elongation regulator 1, SP9 <text:s/>- <text:s/>sp9 transcription factor, EAF2 <text:s/>- <text:s/>ell associated factor 2, LDB1 <text:s/>- <text:s/>lim domain binding 1, HOXC6 <text:s/>- <text:s/>homeobox c6, SAP130 <text:s/>- <text:s/>sin3a-associated protein, 130kda, BCAS3 <text:s/>- <text:s/>breast carcinoma amplified sequence 3, ZNF362 <text:s/>- <text:s/>zinc finger protein 362, BBX <text:s/>- <text:s/>bobby sox homolog (drosophila), ARID1B <text:s/>- <text:s/>at rich interactive domain 1b (swi1-like), ZNF292 <text:s/>- <text:s/>zinc finger protein 292, GLI3 <text:s/>- <text:s/>gli family zinc finger 3, NABP2 <text:s/>- <text:s/>nucleic acid binding protein 2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BAZ1A <text:s/>- <text:s/>bromodomain adjacent to zinc finger domain, 1a, SERTAD1 <text:s/>- <text:s/>serta domain containing 1, SSBP3 <text:s/>- <text:s/>single stranded dna binding protein 3, ZNF555 <text:s/>- <text:s/>zinc finger protein 555, POU3F1 <text:s/>- <text:s/>pou class 3 homeobox 1, ZEB2 <text:s/>- <text:s/>zinc finger e-box binding homeobox 2, XAB2 <text:s/>- <text:s/>xpa binding protein 2, ZNF644 <text:s/>- <text:s/>zinc finger protein 644, MYT1L <text:s/>- <text:s/>myelin transcription factor 1-like, KMT2C <text:s/>- <text:s/>lysine (k)-specific methyltransferase 2c, MYCBP2 <text:s/>- <text:s/>myc binding protein 2, e3 ubiquitin protein ligase, IRF6 <text:s/>- <text:s/>interferon regulatory factor 6, KLF6 <text:s/>- <text:s/>kruppel-like factor 6, ZNF214 <text:s/>- <text:s/>zinc finger protein 214, MED19 <text:s/>- <text:s/>mediator complex subunit 19, NRL <text:s/>- <text:s/>neural retina leucine zipper, HDAC1 <text:s/>- <text:s/>histone deacetylase 1, KAT7 <text:s/>- <text:s/>k(lysine) acetyltransferase 7, HNRNPUL1 <text:s/>- <text:s/>heterogeneous nuclear ribonucleoprotein u-like 1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CCAR1 <text:s/>- <text:s/>cell division cycle and apoptosis regulator 1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TFB2M <text:s/>- <text:s/>transcription factor b2, mitochondrial, HIVEP3 <text:s/>- <text:s/>human immunodeficiency virus type i enhancer binding protein 3, ATOH1 <text:s/>- <text:s/>atonal homolog 1 (drosophila), VSX2 <text:s/>- <text:s/>visual system homeobox 2, ZNF689 <text:s/>- <text:s/>zinc finger protein 689, AGO1 <text:s/>- <text:s/>argonaute risc catalytic component 1, BAZ2B <text:s/>- <text:s/>bromodomain adjacent to zinc finger domain, 2b, ZFPM2 <text:s/>- <text:s/>zinc finger protein, fog family member 2, NFYA <text:s/>- <text:s/>nuclear transcription factor y, alpha, NFYC <text:s/>- <text:s/>nuclear transcription factor y, gamma, TBX18 <text:s/>- <text:s/>t-box 18, XRCC6 <text:s/>- <text:s/>x-ray repair complementing defective repair in chinese hamster cells 6, FRYL <text:s/>- <text:s/>fry-like, MKL1 <text:s/>- <text:s/>megakaryoblastic leukemia (translocation) 1, PTF1A <text:s/>- <text:s/>pancreas specific transcription factor, 1a, PER1 <text:s/>- <text:s/>period circadian clock 1, NFKBIB <text:s/>- <text:s/>nuclear factor of kappa light polypeptide gene enhancer in b-cells inhibitor, beta, ID4 <text:s/>- <text:s/>inhibitor of dna binding 4, dominant negative helix-loop-helix protein, ZNF526 <text:s/>- <text:s/>zinc finger protein 526, NKX6-1 <text:s/>- <text:s/>nk6 homeobox 1, DEK <text:s/>- <text:s/>dek oncogene, MSX1 <text:s/>- <text:s/>msh homeobox 1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ASF1B <text:s/>- <text:s/>anti-silencing function 1b histone chaperone, JMJD1C <text:s/>- <text:s/>jumonji domain containing 1c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UNX1T1 <text:s/>- <text:s/>runt-related transcription factor 1; translocated to, 1 (cyclin d-related), KLF4 <text:s/>- <text:s/>kruppel-like factor 4 (gut), ZNF683 <text:s/>- <text:s/>zinc finger protein 683, FOSB <text:s/>- <text:s/>fbj murine osteosarcoma viral oncogene homolog b, PRKCB <text:s/>- <text:s/>protein kinase c, beta, KLF10 <text:s/>- <text:s/>kruppel-like factor 10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0918" calcext:value-type="float">
            <text:p>0.00000918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690" calcext:value-type="float">
            <text:p>69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PBX1 <text:s/>- <text:s/>pre-b-cell leukemia homeobox 1, GTF2E1 <text:s/>- <text:s/>general transcription factor iie, polypeptide 1, alpha 56kda, PNRC1 <text:s/>- <text:s/>proline-rich nuclear receptor coactivator 1, SIRT2 <text:s/>- <text:s/>sirtuin 2, ILF2 <text:s/>- <text:s/>interleukin enhancer binding factor 2, SP2 <text:s/>- <text:s/>sp2 transcription factor, BRD8 <text:s/>- <text:s/>bromodomain containing 8, DMRT2 <text:s/>- <text:s/>doublesex and mab-3 related transcription factor 2, GRHL1 <text:s/>- <text:s/>grainyhead-like 1 (drosophila), INTS7 <text:s/>- <text:s/>integrator complex subunit 7, GRHL3 <text:s/>- <text:s/>grainyhead-like 3 (drosophila), TCERG1 <text:s/>- <text:s/>transcription elongation regulator 1, SP9 <text:s/>- <text:s/>sp9 transcription factor, EAF2 <text:s/>- <text:s/>ell associated factor 2, LDB1 <text:s/>- <text:s/>lim domain binding 1, HOXC6 <text:s/>- <text:s/>homeobox c6, SAP130 <text:s/>- <text:s/>sin3a-associated protein, 130kda, BCAS3 <text:s/>- <text:s/>breast carcinoma amplified sequence 3, ZNF362 <text:s/>- <text:s/>zinc finger protein 362, BBX <text:s/>- <text:s/>bobby sox homolog (drosophila), ARID1B <text:s/>- <text:s/>at rich interactive domain 1b (swi1-like), ZNF292 <text:s/>- <text:s/>zinc finger protein 292, GLI3 <text:s/>- <text:s/>gli family zinc finger 3, NABP2 <text:s/>- <text:s/>nucleic acid binding protein 2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BAZ1A <text:s/>- <text:s/>bromodomain adjacent to zinc finger domain, 1a, SERTAD1 <text:s/>- <text:s/>serta domain containing 1, SSBP3 <text:s/>- <text:s/>single stranded dna binding protein 3, ZNF555 <text:s/>- <text:s/>zinc finger protein 555, POU3F1 <text:s/>- <text:s/>pou class 3 homeobox 1, ZEB2 <text:s/>- <text:s/>zinc finger e-box binding homeobox 2, XAB2 <text:s/>- <text:s/>xpa binding protein 2, ZNF644 <text:s/>- <text:s/>zinc finger protein 644, MYT1L <text:s/>- <text:s/>myelin transcription factor 1-like, KMT2C <text:s/>- <text:s/>lysine (k)-specific methyltransferase 2c, MYCBP2 <text:s/>- <text:s/>myc binding protein 2, e3 ubiquitin protein ligase, IRF6 <text:s/>- <text:s/>interferon regulatory factor 6, KLF6 <text:s/>- <text:s/>kruppel-like factor 6, ZNF214 <text:s/>- <text:s/>zinc finger protein 214, MED19 <text:s/>- <text:s/>mediator complex subunit 19, NRL <text:s/>- <text:s/>neural retina leucine zipper, HDAC1 <text:s/>- <text:s/>histone deacetylase 1, KAT7 <text:s/>- <text:s/>k(lysine) acetyltransferase 7, HNRNPUL1 <text:s/>- <text:s/>heterogeneous nuclear ribonucleoprotein u-like 1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CCAR1 <text:s/>- <text:s/>cell division cycle and apoptosis regulator 1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TFB2M <text:s/>- <text:s/>transcription factor b2, mitochondrial, HIVEP3 <text:s/>- <text:s/>human immunodeficiency virus type i enhancer binding protein 3, ATOH1 <text:s/>- <text:s/>atonal homolog 1 (drosophila), VSX2 <text:s/>- <text:s/>visual system homeobox 2, ZNF689 <text:s/>- <text:s/>zinc finger protein 689, AGO1 <text:s/>- <text:s/>argonaute risc catalytic component 1, BAZ2B <text:s/>- <text:s/>bromodomain adjacent to zinc finger domain, 2b, ZFPM2 <text:s/>- <text:s/>zinc finger protein, fog family member 2, NFYA <text:s/>- <text:s/>nuclear transcription factor y, alpha, NFYC <text:s/>- <text:s/>nuclear transcription factor y, gamma, TBX18 <text:s/>- <text:s/>t-box 18, XRCC6 <text:s/>- <text:s/>x-ray repair complementing defective repair in chinese hamster cells 6, FRYL <text:s/>- <text:s/>fry-like, MKL1 <text:s/>- <text:s/>megakaryoblastic leukemia (translocation) 1, PTF1A <text:s/>- <text:s/>pancreas specific transcription factor, 1a, PER1 <text:s/>- <text:s/>period circadian clock 1, NFKBIB <text:s/>- <text:s/>nuclear factor of kappa light polypeptide gene enhancer in b-cells inhibitor, beta, ID4 <text:s/>- <text:s/>inhibitor of dna binding 4, dominant negative helix-loop-helix protein, ZNF526 <text:s/>- <text:s/>zinc finger protein 526, NKX6-1 <text:s/>- <text:s/>nk6 homeobox 1, DEK <text:s/>- <text:s/>dek oncogene, MSX1 <text:s/>- <text:s/>msh homeobox 1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ASF1B <text:s/>- <text:s/>anti-silencing function 1b histone chaperone, JMJD1C <text:s/>- <text:s/>jumonji domain containing 1c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UNX1T1 <text:s/>- <text:s/>runt-related transcription factor 1; translocated to, 1 (cyclin d-related), KLF4 <text:s/>- <text:s/>kruppel-like factor 4 (gut), ZNF683 <text:s/>- <text:s/>zinc finger protein 683, FOSB <text:s/>- <text:s/>fbj murine osteosarcoma viral oncogene homolog b, PRKCB <text:s/>- <text:s/>protein kinase c, beta, KLF10 <text:s/>- <text:s/>kruppel-like factor 10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0978" calcext:value-type="float">
            <text:p>0.00000978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690" calcext:value-type="float">
            <text:p>6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ADCY10 <text:s/>- <text:s/>adenylate cyclase 10 (soluble), SP2 <text:s/>- <text:s/>sp2 transcription factor, BRD8 <text:s/>- <text:s/>bromodomain containing 8, GUCY1B3 <text:s/>- <text:s/>guanylate cyclase 1, soluble, beta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MMAB <text:s/>- <text:s/>methylmalonic aciduria (cobalamin deficiency) cblb type, EAF2 <text:s/>- <text:s/>ell associated factor 2, LDB1 <text:s/>- <text:s/>lim domain binding 1, HOXC6 <text:s/>- <text:s/>homeobox c6, SAP130 <text:s/>- <text:s/>sin3a-associated protein, 130kda, BCAS3 <text:s/>- <text:s/>breast carcinoma amplified sequence 3, NADK2 <text:s/>- <text:s/>nad kinase 2, mitochondrial, ZNF362 <text:s/>- <text:s/>zinc finger protein 36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MTHFD1 <text:s/>- <text:s/>methylenetetrahydrofolate dehydrogenase (nadp+ dependent) 1, methenyltetrahydrofolate cyclohydrolase, formyltetrahydrofolate synthetase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ATP5E <text:s/>- <text:s/>atp synthase, h+ transporting, mitochondrial f1 complex, epsilon subunit, NKX6-1 <text:s/>- <text:s/>nk6 homeobox 1, DEK <text:s/>- <text:s/>dek oncogene, MSX1 <text:s/>- <text:s/>msh homeobox 1, ATP5G2 <text:s/>- <text:s/>atp synthase, h+ transporting, mitochondrial fo complex, subunit c2 (subunit 9)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GART <text:s/>- <text:s/>phosphoribosylglycinamide formyltransferase, phosphoribosylglycinamide synthetase, phosphoribosylaminoimidazole synthetase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cellular macromolecule biosynthetic process</text:p>
          </table:table-cell>
          <table:table-cell office:value-type="float" office:value="0.00000987" calcext:value-type="float">
            <text:p>0.00000987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2222" calcext:value-type="float">
            <text:p>2222</text:p>
          </table:table-cell>
          <table:table-cell office:value-type="float" office:value="690" calcext:value-type="float">
            <text:p>6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SAP30BP <text:s/>- <text:s/>sap30 binding protein, CDC6 <text:s/>- <text:s/>cell division cycle 6, ZNF189 <text:s/>- <text:s/>zinc finger protein 189, SIX5 <text:s/>- <text:s/>six homeobox 5, LHX1 <text:s/>- <text:s/>lim homeobox 1, CDK1 <text:s/>- <text:s/>cyclin-dependent kinase 1, CASZ1 <text:s/>- <text:s/>castor zinc finger 1, ELK1 <text:s/>- <text:s/>elk1, member of ets oncogene family, ZNF385A <text:s/>- <text:s/>zinc finger protein 385a, DDIT3 <text:s/>- <text:s/>dna-damage-inducible transcript 3, ARID3B <text:s/>- <text:s/>at rich interactive domain 3b (bright-like), BHLHE22 <text:s/>- <text:s/>basic helix-loop-helix family, member e22, PBX1 <text:s/>- <text:s/>pre-b-cell leukemia homeobox 1, GTF2E1 <text:s/>- <text:s/>general transcription factor iie, polypeptide 1, alpha 56kda, PNRC1 <text:s/>- <text:s/>proline-rich nuclear receptor coactivator 1, NASP <text:s/>- <text:s/>nuclear autoantigenic sperm protein (histone-binding), ILF2 <text:s/>- <text:s/>interleukin enhancer binding factor 2, SIRT2 <text:s/>- <text:s/>sirtuin 2, SP2 <text:s/>- <text:s/>sp2 transcription factor, BRD8 <text:s/>- <text:s/>bromodomain containing 8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MCM8 <text:s/>- <text:s/>minichromosome maintenance complex component 8, SP9 <text:s/>- <text:s/>sp9 transcription factor, ORC3 <text:s/>- <text:s/>origin recognition complex, subunit 3, EAF2 <text:s/>- <text:s/>ell associated factor 2, LDB1 <text:s/>- <text:s/>lim domain binding 1, HOXC6 <text:s/>- <text:s/>homeobox c6, SAP130 <text:s/>- <text:s/>sin3a-associated protein, 130kda, BCAS3 <text:s/>- <text:s/>breast carcinoma amplified sequence 3, ZNF362 <text:s/>- <text:s/>zinc finger protein 362, BBX <text:s/>- <text:s/>bobby sox homolog (drosophila), ARID1B <text:s/>- <text:s/>at rich interactive domain 1b (swi1-like), ZNF292 <text:s/>- <text:s/>zinc finger protein 292, NABP2 <text:s/>- <text:s/>nucleic acid binding protein 2, GLI3 <text:s/>- <text:s/>gli family zinc finger 3, PRDM10 <text:s/>- <text:s/>pr domain containing 10, POU3F3 <text:s/>- <text:s/>pou class 3 homeobox 3, MRPS30 <text:s/>- <text:s/>mitochondrial ribosomal protein s30, ZBTB37 <text:s/>- <text:s/>zinc finger and btb domain containing 37, PEG3 <text:s/>- <text:s/>paternally expressed 3, KDM1A <text:s/>- <text:s/>lysine (k)-specific demethylase 1a, INO80B <text:s/>- <text:s/>ino80 complex subunit b, BAZ1A <text:s/>- <text:s/>bromodomain adjacent to zinc finger domain, 1a, SERTAD1 <text:s/>- <text:s/>serta domain containing 1, SSBP3 <text:s/>- <text:s/>single stranded dna binding protein 3, ZNF555 <text:s/>- <text:s/>zinc finger protein 555, POU3F1 <text:s/>- <text:s/>pou class 3 homeobox 1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PRKAG3 <text:s/>- <text:s/>protein kinase, amp-activated, gamma 3 non-catalytic subunit, HDAC1 <text:s/>- <text:s/>histone deacetylase 1, KAT7 <text:s/>- <text:s/>k(lysine) acetyltransferase 7, HNRNPUL1 <text:s/>- <text:s/>heterogeneous nuclear ribonucleoprotein u-like 1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TLE3 <text:s/>- <text:s/>transducin-like enhancer of split 3 (e(sp1) homolog, drosophila), PAGR1 <text:s/>- <text:s/>paxip1 associated glutamate-rich protein 1, TFB2M <text:s/>- <text:s/>transcription factor b2, mitochondrial, TLE4 <text:s/>- <text:s/>transducin-like enhancer of split 4 (e(sp1) homolog, drosophila), HIVEP3 <text:s/>- <text:s/>human immunodeficiency virus type i enhancer binding protein 3, ATOH1 <text:s/>- <text:s/>atonal homolog 1 (drosophila)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RECQL5 <text:s/>- <text:s/>recq protein-like 5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RPS12 <text:s/>- <text:s/>mitochondrial ribosomal protein s12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MCM6 <text:s/>- <text:s/>minichromosome maintenance complex component 6, NKX6-1 <text:s/>- <text:s/>nk6 homeobox 1, DEK <text:s/>- <text:s/>dek oncogene, MSX1 <text:s/>- <text:s/>msh homeobox 1, WARS <text:s/>- <text:s/>tryptophanyl-trna synthetase, PIAS2 <text:s/>- <text:s/>protein inhibitor of activated stat, 2, ZNF513 <text:s/>- <text:s/>zinc finger protein 513, RARS2 <text:s/>- <text:s/>arginyl-trna synthetase 2, mitochondrial, RPAIN <text:s/>- <text:s/>rpa interacting protein, MRPL37 <text:s/>- <text:s/>mitochondrial ribosomal protein l37, SUZ12 <text:s/>- <text:s/>suz12 polycomb repressive complex 2 subunit, PITX3 <text:s/>- <text:s/>paired-like homeodomain 3, ZBTB5 <text:s/>- <text:s/>zinc finger and btb domain containing 5, ZNF597 <text:s/>- <text:s/>zinc finger protein 597, MRPL51 <text:s/>- <text:s/>mitochondrial ribosomal protein l51, IWS1 <text:s/>- <text:s/>iws1 homolog (s. cerevisiae), LIN52 <text:s/>- <text:s/>lin-52 homolog (c. elegans), CRY1 <text:s/>- <text:s/>cryptochrome 1 (photolyase-like), DLX2 <text:s/>- <text:s/>distal-less homeobox 2, EHF <text:s/>- <text:s/>ets homologous factor, MRPL50 <text:s/>- <text:s/>mitochondrial ribosomal protein l50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MRPS18B <text:s/>- <text:s/>mitochondrial ribosomal protein s18b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UNX1T1 <text:s/>- <text:s/>runt-related transcription factor 1; translocated to, 1 (cyclin d-related), KLF4 <text:s/>- <text:s/>kruppel-like factor 4 (gut), ZNF683 <text:s/>- <text:s/>zinc finger protein 683, FOSB <text:s/>- <text:s/>fbj murine osteosarcoma viral oncogene homolog b, PRKCB <text:s/>- <text:s/>protein kinase c, beta, KLF10 <text:s/>- <text:s/>kruppel-like factor 10, ATAD2 <text:s/>- <text:s/>atpase family, aaa domain containing 2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690" calcext:value-type="float">
            <text:p>6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[SAP30BP <text:s/>- <text:s/>sap30 binding protein, ZNF189 <text:s/>- <text:s/>zinc finger protein 189, SIX5 <text:s/>- <text:s/>six homeobox 5, LHX1 <text:s/>- <text:s/>lim homeobox 1, CASZ1 <text:s/>- <text:s/>castor zinc finger 1, ELK1 <text:s/>- <text:s/>elk1, member of ets oncogene family, DDIT3 <text:s/>- <text:s/>dna-damage-inducible transcript 3, ZNF385A <text:s/>- <text:s/>zinc finger protein 385a, ARID3B <text:s/>- <text:s/>at rich interactive domain 3b (bright-like), BHLHE22 <text:s/>- <text:s/>basic helix-loop-helix family, member e22, GTF2E1 <text:s/>- <text:s/>general transcription factor iie, polypeptide 1, alpha 56kda, PBX1 <text:s/>- <text:s/>pre-b-cell leukemia homeobox 1, PNRC1 <text:s/>- <text:s/>proline-rich nuclear receptor coactivator 1, ILF2 <text:s/>- <text:s/>interleukin enhancer binding factor 2, SIRT2 <text:s/>- <text:s/>sirtuin 2, ADCY10 <text:s/>- <text:s/>adenylate cyclase 10 (soluble), SP2 <text:s/>- <text:s/>sp2 transcription factor, BRD8 <text:s/>- <text:s/>bromodomain containing 8, GUCY1B3 <text:s/>- <text:s/>guanylate cyclase 1, soluble, beta 3, DMRT2 <text:s/>- <text:s/>doublesex and mab-3 related transcription factor 2, GRHL1 <text:s/>- <text:s/>grainyhead-like 1 (drosophila), GRHL3 <text:s/>- <text:s/>grainyhead-like 3 (drosophila), INTS7 <text:s/>- <text:s/>integrator complex subunit 7, TCERG1 <text:s/>- <text:s/>transcription elongation regulator 1, SP9 <text:s/>- <text:s/>sp9 transcription factor, TAF6L <text:s/>- <text:s/>taf6-like rna polymerase ii, p300/cbp-associated factor (pcaf)-associated factor, 65kda, MMAB <text:s/>- <text:s/>methylmalonic aciduria (cobalamin deficiency) cblb type, EAF2 <text:s/>- <text:s/>ell associated factor 2, LDB1 <text:s/>- <text:s/>lim domain binding 1, HOXC6 <text:s/>- <text:s/>homeobox c6, SAP130 <text:s/>- <text:s/>sin3a-associated protein, 130kda, BCAS3 <text:s/>- <text:s/>breast carcinoma amplified sequence 3, NADK2 <text:s/>- <text:s/>nad kinase 2, mitochondrial, ZNF362 <text:s/>- <text:s/>zinc finger protein 362, BBX <text:s/>- <text:s/>bobby sox homolog (drosophila), MAML1 <text:s/>- <text:s/>mastermind-like 1 (drosophila), NUP88 <text:s/>- <text:s/>nucleoporin 88kda, ARID1B <text:s/>- <text:s/>at rich interactive domain 1b (swi1-like), ZNF292 <text:s/>- <text:s/>zinc finger protein 292, NABP2 <text:s/>- <text:s/>nucleic acid binding protein 2, GLI3 <text:s/>- <text:s/>gli family zinc finger 3, MED30 <text:s/>- <text:s/>mediator complex subunit 30, PRDM10 <text:s/>- <text:s/>pr domain containing 10, POU3F3 <text:s/>- <text:s/>pou class 3 homeobox 3, ZBTB37 <text:s/>- <text:s/>zinc finger and btb domain containing 37, PEG3 <text:s/>- <text:s/>paternally expressed 3, KDM1A <text:s/>- <text:s/>lysine (k)-specific demethylase 1a, INO80B <text:s/>- <text:s/>ino80 complex subunit b, DHX38 <text:s/>- <text:s/>deah (asp-glu-ala-his) box polypeptide 38, BAZ1A <text:s/>- <text:s/>bromodomain adjacent to zinc finger domain, 1a, PPARG <text:s/>- <text:s/>peroxisome proliferator-activated receptor gamma, SERTAD1 <text:s/>- <text:s/>serta domain containing 1, SSBP3 <text:s/>- <text:s/>single stranded dna binding protein 3, ZNF555 <text:s/>- <text:s/>zinc finger protein 555, SRRM1 <text:s/>- <text:s/>serine/arginine repetitive matrix 1, POU3F1 <text:s/>- <text:s/>pou class 3 homeobox 1, E2F3 <text:s/>- <text:s/>e2f transcription factor 3, ZEB2 <text:s/>- <text:s/>zinc finger e-box binding homeobox 2, XAB2 <text:s/>- <text:s/>xpa binding protein 2, HELB <text:s/>- <text:s/>helicase (dna) b, ZNF644 <text:s/>- <text:s/>zinc finger protein 644, CDKN2D <text:s/>- <text:s/>cyclin-dependent kinase inhibitor 2d (p19, inhibits cdk4), MYT1L <text:s/>- <text:s/>myelin transcription factor 1-like, SARS <text:s/>- <text:s/>seryl-trna synthetase, KMT2C <text:s/>- <text:s/>lysine (k)-specific methyltransferase 2c, MYCBP2 <text:s/>- <text:s/>myc binding protein 2, e3 ubiquitin protein ligase, IRF6 <text:s/>- <text:s/>interferon regulatory factor 6, KLF6 <text:s/>- <text:s/>kruppel-like factor 6, MED19 <text:s/>- <text:s/>mediator complex subunit 19, ZNF214 <text:s/>- <text:s/>zinc finger protein 214, NRL <text:s/>- <text:s/>neural retina leucine zipper, HDAC1 <text:s/>- <text:s/>histone deacetylase 1, KAT7 <text:s/>- <text:s/>k(lysine) acetyltransferase 7, HNRNPUL1 <text:s/>- <text:s/>heterogeneous nuclear ribonucleoprotein u-like 1, RRN3 <text:s/>- <text:s/>rrn3 rna polymerase i transcription factor homolog (s. cerevisiae), CSTF1 <text:s/>- <text:s/>cleavage stimulation factor, 3' pre-rna, subunit 1, 50kda, CHD6 <text:s/>- <text:s/>chromodomain helicase dna binding protein 6, PRDM13 <text:s/>- <text:s/>pr domain containing 13, PHF19 <text:s/>- <text:s/>phd finger protein 19, ASCC2 <text:s/>- <text:s/>activating signal cointegrator 1 complex subunit 2, TTLL5 <text:s/>- <text:s/>tubulin tyrosine ligase-like family, member 5, IRF2BP1 <text:s/>- <text:s/>interferon regulatory factor 2 binding protein 1, DTL <text:s/>- <text:s/>denticleless e3 ubiquitin protein ligase homolog (drosophila), CCAR1 <text:s/>- <text:s/>cell division cycle and apoptosis regulator 1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TLE4 <text:s/>- <text:s/>transducin-like enhancer of split 4 (e(sp1) homolog, drosophila), MTHFD1 <text:s/>- <text:s/>methylenetetrahydrofolate dehydrogenase (nadp+ dependent) 1, methenyltetrahydrofolate cyclohydrolase, formyltetrahydrofolate synthetase, ATOH1 <text:s/>- <text:s/>atonal homolog 1 (drosophila), HIVEP3 <text:s/>- <text:s/>human immunodeficiency virus type i enhancer binding protein 3, VSX2 <text:s/>- <text:s/>visual system homeobox 2, AGO1 <text:s/>- <text:s/>argonaute risc catalytic component 1, ZNF689 <text:s/>- <text:s/>zinc finger protein 689, BAZ2B <text:s/>- <text:s/>bromodomain adjacent to zinc finger domain, 2b, ZFPM2 <text:s/>- <text:s/>zinc finger protein, fog family member 2, RPA2 <text:s/>- <text:s/>replication protein a2, 32kda, NFYA <text:s/>- <text:s/>nuclear transcription factor y, alpha, MAZ <text:s/>- <text:s/>myc-associated zinc finger protein (purine-binding transcription factor), NFYC <text:s/>- <text:s/>nuclear transcription factor y, gamma, TBX18 <text:s/>- <text:s/>t-box 18, XRCC6 <text:s/>- <text:s/>x-ray repair complementing defective repair in chinese hamster cells 6, FRYL <text:s/>- <text:s/>fry-like, PTF1A <text:s/>- <text:s/>pancreas specific transcription factor, 1a, MKL1 <text:s/>- <text:s/>megakaryoblastic leukemia (translocation) 1, PER1 <text:s/>- <text:s/>period circadian clock 1, NFKBIB <text:s/>- <text:s/>nuclear factor of kappa light polypeptide gene enhancer in b-cells inhibitor, beta, ID4 <text:s/>- <text:s/>inhibitor of dna binding 4, dominant negative helix-loop-helix protein, RPLP0 <text:s/>- <text:s/>ribosomal protein, large, p0, ZNF526 <text:s/>- <text:s/>zinc finger protein 526, ATP5E <text:s/>- <text:s/>atp synthase, h+ transporting, mitochondrial f1 complex, epsilon subunit, NKX6-1 <text:s/>- <text:s/>nk6 homeobox 1, DEK <text:s/>- <text:s/>dek oncogene, MSX1 <text:s/>- <text:s/>msh homeobox 1, ATP5G2 <text:s/>- <text:s/>atp synthase, h+ transporting, mitochondrial fo complex, subunit c2 (subunit 9), PIAS2 <text:s/>- <text:s/>protein inhibitor of activated stat, 2, ZNF513 <text:s/>- <text:s/>zinc finger protein 513, SUZ12 <text:s/>- <text:s/>suz12 polycomb repressive complex 2 subunit, PITX3 <text:s/>- <text:s/>paired-like homeodomain 3, ZBTB5 <text:s/>- <text:s/>zinc finger and btb domain containing 5, ZNF597 <text:s/>- <text:s/>zinc finger protein 597, IWS1 <text:s/>- <text:s/>iws1 homolog (s. cerevisiae), LIN52 <text:s/>- <text:s/>lin-52 homolog (c. elegans), CRY1 <text:s/>- <text:s/>cryptochrome 1 (photolyase-like), DLX2 <text:s/>- <text:s/>distal-less homeobox 2, EHF <text:s/>- <text:s/>ets homologous factor, HOXC4 <text:s/>- <text:s/>homeobox c4, DLX3 <text:s/>- <text:s/>distal-less homeobox 3, TFDP2 <text:s/>- <text:s/>transcription factor dp-2 (e2f dimerization partner 2), NFATC4 <text:s/>- <text:s/>nuclear factor of activated t-cells, cytoplasmic, calcineurin-dependent 4, USP21 <text:s/>- <text:s/>ubiquitin specific peptidase 21, KHDRBS1 <text:s/>- <text:s/>kh domain containing, rna binding, signal transduction associated 1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ASF1B <text:s/>- <text:s/>anti-silencing function 1b histone chaperone, NEUROG3 <text:s/>- <text:s/>neurogenin 3, PIAS4 <text:s/>- <text:s/>protein inhibitor of activated stat, 4, ZNF397 <text:s/>- <text:s/>zinc finger protein 397, NEUROG2 <text:s/>- <text:s/>neurogenin 2, TGFB1I1 <text:s/>- <text:s/>transforming growth factor beta 1 induced transcript 1, PHF6 <text:s/>- <text:s/>phd finger protein 6, ARID4A <text:s/>- <text:s/>at rich interactive domain 4a (rbp1-like), RXRG <text:s/>- <text:s/>retinoid x receptor, gamma, RUNX1T1 <text:s/>- <text:s/>runt-related transcription factor 1; translocated to, 1 (cyclin d-related), KLF4 <text:s/>- <text:s/>kruppel-like factor 4 (gut), NUP35 <text:s/>- <text:s/>nucleoporin 35kda, SARS2 <text:s/>- <text:s/>seryl-trna synthetase 2, mitochondrial, ZNF683 <text:s/>- <text:s/>zinc finger protein 683, FOSB <text:s/>- <text:s/>fbj murine osteosarcoma viral oncogene homolog b, PRKCB <text:s/>- <text:s/>protein kinase c, beta, TTF2 <text:s/>- <text:s/>transcription termination factor, rna polymerase ii, PRMT5 <text:s/>- <text:s/>protein arginine methyltransferase 5, KLF10 <text:s/>- <text:s/>kruppel-like factor 10, ATAD2 <text:s/>- <text:s/>atpase family, aaa domain containing 2, GART <text:s/>- <text:s/>phosphoribosylglycinamide formyltransferase, phosphoribosylglycinamide synthetase, phosphoribosylaminoimidazole synthetase, DEDD2 <text:s/>- <text:s/>death effector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690" calcext:value-type="float">
            <text:p>6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PBX1 <text:s/>- <text:s/>pre-b-cell leukemia homeobox 1, ILF2 <text:s/>- <text:s/>interleukin enhancer binding factor 2, SIRT2 <text:s/>- <text:s/>sirtuin 2, BRD8 <text:s/>- <text:s/>bromodomain containing 8, RPS6KA5 <text:s/>- <text:s/>ribosomal protein s6 kinase, 90kda, polypeptide 5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BCAS3 <text:s/>- <text:s/>breast carcinoma amplified sequence 3, MAML1 <text:s/>- <text:s/>mastermind-like 1 (drosophila), ACVR1 <text:s/>- <text:s/>activin a receptor, type i, TARBP2 <text:s/>- <text:s/>tar (hiv-1) rna binding protein 2, ARID1B <text:s/>- <text:s/>at rich interactive domain 1b (swi1-like), ZNF292 <text:s/>- <text:s/>zinc finger protein 292, GLI3 <text:s/>- <text:s/>gli family zinc finger 3, MED30 <text:s/>- <text:s/>mediator complex subunit 30, FGF4 <text:s/>- <text:s/>fibroblast growth factor 4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ZEB2 <text:s/>- <text:s/>zinc finger e-box binding homeobox 2, ROCK2 <text:s/>- <text:s/>rho-associated, coiled-coil containing protein kinase 2, IRF6 <text:s/>- <text:s/>interferon regulatory factor 6, KLF6 <text:s/>- <text:s/>kruppel-like factor 6, LARP1 <text:s/>- <text:s/>la ribonucleoprotein domain family, member 1, TNFSF11 <text:s/>- <text:s/>tumor necrosis factor (ligand) superfamily, member 11, MED19 <text:s/>- <text:s/>mediator complex subunit 19, BOLL <text:s/>- <text:s/>bol, boule-like (drosophila), HDAC1 <text:s/>- <text:s/>histone deacetylase 1, NRL <text:s/>- <text:s/>neural retina leucine zipper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AGO1 <text:s/>- <text:s/>argonaute risc catalytic component 1, ZFPM2 <text:s/>- <text:s/>zinc finger protein, fog family member 2, NFYA <text:s/>- <text:s/>nuclear transcription factor y, alpha, COA3 <text:s/>- <text:s/>cytochrome c oxidase assembly factor 3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WNT3 <text:s/>- <text:s/>wingless-type mmtv integration site family, member 3, PER1 <text:s/>- <text:s/>period circadian clock 1, ID4 <text:s/>- <text:s/>inhibitor of dna binding 4, dominant negative helix-loop-helix protein, LDB2 <text:s/>- <text:s/>lim domain binding 2, NKX6-1 <text:s/>- <text:s/>nk6 homeobox 1, DEK <text:s/>- <text:s/>dek oncogene, AUTS2 <text:s/>- <text:s/>autism susceptibility candidate 2, MSX1 <text:s/>- <text:s/>msh homeobox 1, WARS <text:s/>- <text:s/>tryptophanyl-trna synthetase, PIAS2 <text:s/>- <text:s/>protein inhibitor of activated stat, 2, LIN28A <text:s/>- <text:s/>lin-28 homolog a (c. elegans), PITX3 <text:s/>- <text:s/>paired-like homeodomain 3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HNRNPL <text:s/>- <text:s/>heterogeneous nuclear ribonucleoprotein l, LUM <text:s/>- <text:s/>lumican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TGFB1I1 <text:s/>- <text:s/>transforming growth factor beta 1 induced transcript 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186" calcext:value-type="float">
            <text:p>0.0000186</text:p>
          </table:table-cell>
          <table:table-cell office:value-type="float" office:value="0.0055" calcext:value-type="float">
            <text:p>0.0055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690" calcext:value-type="float">
            <text:p>6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LDB1 <text:s/>- <text:s/>lim domain binding 1, HOXC6 <text:s/>- <text:s/>homeobox c6, ABCA7 <text:s/>- <text:s/>atp-binding cassette, sub-family a (abc1), member 7, BCAS3 <text:s/>- <text:s/>breast carcinoma amplified sequence 3, ZNF362 <text:s/>- <text:s/>zinc finger protein 362, IARS <text:s/>- <text:s/>isoleucyl-trna synthetase, BBX <text:s/>- <text:s/>bobby sox homolog (drosophila)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ID1IP1 <text:s/>- <text:s/>mid1 interacting protein 1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MAST2 <text:s/>- <text:s/>microtubule associated serine/threonine kinase 2, ZNF526 <text:s/>- <text:s/>zinc finger protein 526, DEK <text:s/>- <text:s/>dek oncogene, MSX1 <text:s/>- <text:s/>msh homeobox 1, CALM3 <text:s/>- <text:s/>calmodulin 3 (phosphorylase kinase, delta), LIN28A <text:s/>- <text:s/>lin-28 homolog a (c. elegans), TRADD <text:s/>- <text:s/>tnfrsf1a-associated via death domain, ZBTB5 <text:s/>- <text:s/>zinc finger and btb domain containing 5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FGF4 <text:s/>- <text:s/>fibroblast growth factor 4, MED30 <text:s/>- <text:s/>mediator complex subunit 30, PDK3 <text:s/>- <text:s/>pyruvate dehydrogenase kinase, isozyme 3, PEG3 <text:s/>- <text:s/>paternally expressed 3, BAZ1A <text:s/>- <text:s/>bromodomain adjacent to zinc finger domain, 1a, LRP8 <text:s/>- <text:s/>low density lipoprotein receptor-related protein 8, apolipoprotein e receptor, PGP <text:s/>- <text:s/>phosphoglycolate phosphatase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MED19 <text:s/>- <text:s/>mediator complex subunit 19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HIST1H2AB <text:s/>- <text:s/>histone cluster 1, h2ab, TFB2M <text:s/>- <text:s/>transcription factor b2, mitochondrial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206" calcext:value-type="float">
            <text:p>0.0000206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690" calcext:value-type="float">
            <text:p>6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CHAC1 <text:s/>- <text:s/>chac, cation transport regulator homolog 1 (e. coli), SEPT4 <text:s/>- <text:s/>septin 4, OS9 <text:s/>- <text:s/>osteosarcoma amplified 9, endoplasmic reticulum lectin, ENSA <text:s/>- <text:s/>endosulfine alpha, GCNT2 <text:s/>- <text:s/>glucosaminyl (n-acetyl) transferase 2, i-branching enzyme (i blood group), PNRC1 <text:s/>- <text:s/>proline-rich nuclear receptor coactivator 1, ATP6AP2 <text:s/>- <text:s/>atpase, h+ transporting, lysosomal accessory protein 2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RGS4 <text:s/>- <text:s/>regulator of g-protein signaling 4, LDB1 <text:s/>- <text:s/>lim domain binding 1, HOXC6 <text:s/>- <text:s/>homeobox c6, ABCA7 <text:s/>- <text:s/>atp-binding cassette, sub-family a (abc1), member 7, BCAS3 <text:s/>- <text:s/>breast carcinoma amplified sequence 3, ANAPC5 <text:s/>- <text:s/>anaphase promoting complex subunit 5, ZNF362 <text:s/>- <text:s/>zinc finger protein 362, SPTLC2 <text:s/>- <text:s/>serine palmitoyltransferase, long chain base subunit 2, BBX <text:s/>- <text:s/>bobby sox homolog (drosophila), IARS <text:s/>- <text:s/>isoleucyl-trna synthetase, AMER1 <text:s/>- <text:s/>apc membrane recruitment protein 1, SNRPA <text:s/>- <text:s/>small nuclear ribonucleoprotein polypeptide a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FZD7 <text:s/>- <text:s/>frizzled family receptor 7, POU3F3 <text:s/>- <text:s/>pou class 3 homeobox 3, CELSR3 <text:s/>- <text:s/>cadherin, egf lag seven-pass g-type receptor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ID1IP1 <text:s/>- <text:s/>mid1 interacting protein 1, ROCK2 <text:s/>- <text:s/>rho-associated, coiled-coil containing protein kinase 2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RPA2 <text:s/>- <text:s/>replication protein a2, 32kda, COA3 <text:s/>- <text:s/>cytochrome c oxidase assembly factor 3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MAST2 <text:s/>- <text:s/>microtubule associated serine/threonine kinase 2, LIPG <text:s/>- <text:s/>lipase, endothelial, ZNF526 <text:s/>- <text:s/>zinc finger protein 526, DEK <text:s/>- <text:s/>dek oncogene, MSX1 <text:s/>- <text:s/>msh homeobox 1, CALM3 <text:s/>- <text:s/>calmodulin 3 (phosphorylase kinase, delta), UBE2K <text:s/>- <text:s/>ubiquitin-conjugating enzyme e2k, AURKA <text:s/>- <text:s/>aurora kinase a, LIN28A <text:s/>- <text:s/>lin-28 homolog a (c. elegans), KIF14 <text:s/>- <text:s/>kinesin family member 14, TRADD <text:s/>- <text:s/>tnfrsf1a-associated via death domain, CRKL <text:s/>- <text:s/>v-crk avian sarcoma virus ct10 oncogene homolog-like, ZBTB5 <text:s/>- <text:s/>zinc finger and btb domain containing 5, CELF6 <text:s/>- <text:s/>cugbp, elav-like family member 6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EPHA4 <text:s/>- <text:s/>eph receptor a4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RPS6KA6 <text:s/>- <text:s/>ribosomal protein s6 kinase, 90kda, polypeptide 6, RBM15 <text:s/>- <text:s/>rna binding motif protein 15, DDIT3 <text:s/>- <text:s/>dna-damage-inducible transcript 3, ZNF385A <text:s/>- <text:s/>zinc finger protein 385a, TNRC6A <text:s/>- <text:s/>trinucleotide repeat containing 6a, ARID3B <text:s/>- <text:s/>at rich interactive domain 3b (bright-like), CXCL9 <text:s/>- <text:s/>chemokine (c-x-c motif) ligand 9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TBC1D10A <text:s/>- <text:s/>tbc1 domain family, member 10a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OAZ1 <text:s/>- <text:s/>ornithine decarboxylase antizyme 1, DMRT2 <text:s/>- <text:s/>doublesex and mab-3 related transcription factor 2, PEBP1 <text:s/>- <text:s/>phosphatidylethanolamine binding protein 1, LRTM2 <text:s/>- <text:s/>leucine-rich repeats and transmembrane domains 2, SP9 <text:s/>- <text:s/>sp9 transcription factor, TAF6L <text:s/>- <text:s/>taf6-like rna polymerase ii, p300/cbp-associated factor (pcaf)-associated factor, 65kda, EAF2 <text:s/>- <text:s/>ell associated factor 2, OGG1 <text:s/>- <text:s/>8-oxoguanine dna glycosylase, DERL2 <text:s/>- <text:s/>derlin 2, DUSP10 <text:s/>- <text:s/>dual specificity phosphatase 10, SAP130 <text:s/>- <text:s/>sin3a-associated protein, 130kda, EPGN <text:s/>- <text:s/>epithelial mitogen, H2AFX <text:s/>- <text:s/>h2a histone family, member x, TYSND1 <text:s/>- <text:s/>trypsin domain containing 1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ME2 <text:s/>- <text:s/>malic enzyme 2, nad(+)-dependent, mitochondrial, FGF4 <text:s/>- <text:s/>fibroblast growth factor 4, MED30 <text:s/>- <text:s/>mediator complex subunit 30, PDK3 <text:s/>- <text:s/>pyruvate dehydrogenase kinase, isozyme 3, PEG3 <text:s/>- <text:s/>paternally expressed 3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IRF6 <text:s/>- <text:s/>interferon regulatory factor 6, ZFP91 <text:s/>- <text:s/>zfp91 zinc finger protein, LARP1 <text:s/>- <text:s/>la ribonucleoprotein domain family, member 1, TNFSF11 <text:s/>- <text:s/>tumor necrosis factor (ligand) superfamily, member 11, ZNF214 <text:s/>- <text:s/>zinc finger protein 214, MED19 <text:s/>- <text:s/>mediator complex subunit 19, PDE4D <text:s/>- <text:s/>phosphodiesterase 4d, camp-specific, HDAC1 <text:s/>- <text:s/>histone deacetylase 1, NRL <text:s/>- <text:s/>neural retina leucine zipper, NRD1 <text:s/>- <text:s/>nardilysin (n-arginine dibasic convertase), PDE3B <text:s/>- <text:s/>phosphodiesterase 3b, cgmp-inhibited, KAT7 <text:s/>- <text:s/>k(lysine) acetyltransferase 7, SH3D19 <text:s/>- <text:s/>sh3 domain containing 19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HIST1H2AB <text:s/>- <text:s/>histone cluster 1, h2ab, TLE4 <text:s/>- <text:s/>transducin-like enhancer of split 4 (e(sp1) homolog, drosophila)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DUSP8 <text:s/>- <text:s/>dual specificity phosphatase 8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PNPT1 <text:s/>- <text:s/>polyribonucleotide nucleotidyltransferase 1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HIST1H2AA <text:s/>- <text:s/>histone cluster 1, h2aa, UQCC <text:s/>- <text:s/>ubiquinol-cytochrome c reductase complex chaperone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IRS4 <text:s/>- <text:s/>insulin receptor substrate 4, NEUROG2 <text:s/>- <text:s/>neurogenin 2, TGFB1I1 <text:s/>- <text:s/>transforming growth factor beta 1 induced transcript 1, RBM4 <text:s/>- <text:s/>rna binding motif protein 4, ARID4A <text:s/>- <text:s/>at rich interactive domain 4a (rbp1-like), EPCAM <text:s/>- <text:s/>epithelial cell adhesion molecule, HCAR2 <text:s/>- <text:s/>hydroxycarboxylic acid receptor 2, NUP35 <text:s/>- <text:s/>nucleoporin 35kda, FOSB <text:s/>- <text:s/>fbj murine osteosarcoma viral oncogene homolog b, LRRC4C <text:s/>- <text:s/>leucine rich repeat containing 4c, SLX1A <text:s/>- <text:s/>slx1 structure-specific endonuclease subunit homolog a (s. cerevisiae), CKS2 <text:s/>- <text:s/>cdc28 protein kinase regulatory subunit 2, SETDB2 <text:s/>- <text:s/>set domain, bifurcated 2, CDCA2 <text:s/>- <text:s/>cell division cycle associated 2, TTF2 <text:s/>- <text:s/>transcription termination factor, rna polymerase ii, KLF10 <text:s/>- <text:s/>kruppel-like factor 10, GSK3B <text:s/>- <text:s/>glycogen synthase kinase 3 beta, THY1 <text:s/>- <text:s/>thy-1 cell surface antige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690" calcext:value-type="float">
            <text:p>6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PNRC1 <text:s/>- <text:s/>proline-rich nuclear receptor coactivator 1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LDB1 <text:s/>- <text:s/>lim domain binding 1, HOXC6 <text:s/>- <text:s/>homeobox c6, ABCA7 <text:s/>- <text:s/>atp-binding cassette, sub-family a (abc1), member 7, BCAS3 <text:s/>- <text:s/>breast carcinoma amplified sequence 3, ZNF362 <text:s/>- <text:s/>zinc finger protein 362, IARS <text:s/>- <text:s/>isoleucyl-trna synthetase, BBX <text:s/>- <text:s/>bobby sox homolog (drosophila), ACVR1 <text:s/>- <text:s/>activin a receptor, type i, CCNA1 <text:s/>- <text:s/>cyclin a1, ZNF292 <text:s/>- <text:s/>zinc finger protein 292, GLI3 <text:s/>- <text:s/>gli family zinc finger 3, PRDM10 <text:s/>- <text:s/>pr domain containing 10, FZD7 <text:s/>- <text:s/>frizzled family receptor 7, POU3F3 <text:s/>- <text:s/>pou class 3 homeobox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ID1IP1 <text:s/>- <text:s/>mid1 interacting protein 1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TMEFF2 <text:s/>- <text:s/>transmembrane protein with egf-like and two follistatin-like domains 2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FANCD2 <text:s/>- <text:s/>fanconi anemia, complementation group d2, HIVEP3 <text:s/>- <text:s/>human immunodeficiency virus type i enhancer binding protein 3, TNRC6B <text:s/>- <text:s/>trinucleotide repeat containing 6b, AGO1 <text:s/>- <text:s/>argonaute risc catalytic component 1, ZNF689 <text:s/>- <text:s/>zinc finger protein 689, COA3 <text:s/>- <text:s/>cytochrome c oxidase assembly factor 3, RECQL5 <text:s/>- <text:s/>recq protein-like 5, XRCC6 <text:s/>- <text:s/>x-ray repair complementing defective repair in chinese hamster cells 6, PTF1A <text:s/>- <text:s/>pancreas specific transcription factor, 1a, MAST2 <text:s/>- <text:s/>microtubule associated serine/threonine kinase 2, ZNF526 <text:s/>- <text:s/>zinc finger protein 526, DEK <text:s/>- <text:s/>dek oncogene, MSX1 <text:s/>- <text:s/>msh homeobox 1, CALM3 <text:s/>- <text:s/>calmodulin 3 (phosphorylase kinase, delta), LIN28A <text:s/>- <text:s/>lin-28 homolog a (c. elegans), TRADD <text:s/>- <text:s/>tnfrsf1a-associated via death domain, ZBTB5 <text:s/>- <text:s/>zinc finger and btb domain containing 5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HNRNPA1 <text:s/>- <text:s/>heterogeneous nuclear ribonucleoprotein a1, PHF6 <text:s/>- <text:s/>phd finger protein 6, CAT <text:s/>- <text:s/>catalase, RXRG <text:s/>- <text:s/>retinoid x receptor, gamma, RUNX1T1 <text:s/>- <text:s/>runt-related transcription factor 1; translocated to, 1 (cyclin d-related), KLF4 <text:s/>- <text:s/>kruppel-like factor 4 (gut), ZNF683 <text:s/>- <text:s/>zinc finger protein 683, PRKCB <text:s/>- <text:s/>protein kinase c, beta, PRMT5 <text:s/>- <text:s/>protein arginine methyltransferase 5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DDIT3 <text:s/>- <text:s/>dna-damage-inducible transcript 3, ZNF385A <text:s/>- <text:s/>zinc finger protein 385a, RBM15 <text:s/>- <text:s/>rna binding motif protein 15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PBX1 <text:s/>- <text:s/>pre-b-cell leukemia homeobox 1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DMRT2 <text:s/>- <text:s/>doublesex and mab-3 related transcription factor 2, TAF6L <text:s/>- <text:s/>taf6-like rna polymerase ii, p300/cbp-associated factor (pcaf)-associated factor, 65kda, SP9 <text:s/>- <text:s/>sp9 transcription factor, EAF2 <text:s/>- <text:s/>ell associated factor 2, OGG1 <text:s/>- <text:s/>8-oxoguanine dna glycosylase, H2AFX <text:s/>- <text:s/>h2a histone family, member x, SAP130 <text:s/>- <text:s/>sin3a-associated protein, 130kda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FGF4 <text:s/>- <text:s/>fibroblast growth factor 4, MED30 <text:s/>- <text:s/>mediator complex subunit 30, PDK3 <text:s/>- <text:s/>pyruvate dehydrogenase kinase, isozyme 3, PEG3 <text:s/>- <text:s/>paternally expressed 3, BAZ1A <text:s/>- <text:s/>bromodomain adjacent to zinc finger domain, 1a, LRP8 <text:s/>- <text:s/>low density lipoprotein receptor-related protein 8, apolipoprotein e receptor, PGP <text:s/>- <text:s/>phosphoglycolate phosphatase, ZEB2 <text:s/>- <text:s/>zinc finger e-box binding homeobox 2, KLHL25 <text:s/>- <text:s/>kelch-like family member 25, ZNF644 <text:s/>- <text:s/>zinc finger protein 644, IRF6 <text:s/>- <text:s/>interferon regulatory factor 6, LARP1 <text:s/>- <text:s/>la ribonucleoprotein domain family, member 1, TNFSF11 <text:s/>- <text:s/>tumor necrosis factor (ligand) superfamily, member 11, MED19 <text:s/>- <text:s/>mediator complex subunit 19, ZNF214 <text:s/>- <text:s/>zinc finger protein 214, HDAC1 <text:s/>- <text:s/>histone deacetylase 1, NRL <text:s/>- <text:s/>neural retina leucine zipper, KAT7 <text:s/>- <text:s/>k(lysine) acetyltransferase 7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TLE3 <text:s/>- <text:s/>transducin-like enhancer of split 3 (e(sp1) homolog, drosophila), PAGR1 <text:s/>- <text:s/>paxip1 associated glutamate-rich protein 1, TLE4 <text:s/>- <text:s/>transducin-like enhancer of split 4 (e(sp1) homolog, drosophila), HIST1H2AB <text:s/>- <text:s/>histone cluster 1, h2ab, TFB2M <text:s/>- <text:s/>transcription factor b2, mitochondrial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LUM <text:s/>- <text:s/>lumican, TFDP2 <text:s/>- <text:s/>transcription factor dp-2 (e2f dimerization partner 2), USP21 <text:s/>- <text:s/>ubiquitin specific peptidase 21, NFATC4 <text:s/>- <text:s/>nuclear factor of activated t-cells, cytoplasmic, calcineurin-dependent 4, SESN2 <text:s/>- <text:s/>sestrin 2, HIST1H2AA <text:s/>- <text:s/>histone cluster 1, h2aa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KLF1 <text:s/>- <text:s/>kruppel-like factor 1 (erythroid), SIX1 <text:s/>- <text:s/>six homeobox 1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RBM4 <text:s/>- <text:s/>rna binding motif protein 4, TGFB1I1 <text:s/>- <text:s/>transforming growth factor beta 1 induced transcript 1, NEUROG2 <text:s/>- <text:s/>neurogenin 2, ARID4A <text:s/>- <text:s/>at rich interactive domain 4a (rbp1-like), EPCAM <text:s/>- <text:s/>epithelial cell adhesion molecule, NUP35 <text:s/>- <text:s/>nucleoporin 35kda, FOSB <text:s/>- <text:s/>fbj murine osteosarcoma viral oncogene homolog b, CKS2 <text:s/>- <text:s/>cdc28 protein kinase regulatory subunit 2, SETDB2 <text:s/>- <text:s/>set domain, bifurcated 2, TTF2 <text:s/>- <text:s/>transcription termination factor, rna polymerase ii, GSK3B <text:s/>- <text:s/>glycogen synthase kinase 3 beta, KLF10 <text:s/>- <text:s/>kruppel-like factor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323</text:p>
          </table:table-cell>
          <table:table-cell office:value-type="string" calcext:value-type="string">
            <text:p>head morphogenesis</text:p>
          </table:table-cell>
          <table:table-cell office:value-type="float" office:value="0.0000285" calcext:value-type="float">
            <text:p>0.000028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16.18" calcext:value-type="float">
            <text:p>16.18</text:p>
          </table:table-cell>
          <table:table-cell office:value-type="float" office:value="13954" calcext:value-type="float">
            <text:p>13954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SSBP3 <text:s/>- <text:s/>single stranded dna binding protein 3, FLVCR1 <text:s/>- <text:s/>feline leukemia virus subgroup c cellular receptor 1, ATP6AP2 <text:s/>- <text:s/>atpase, h+ transporting, lysosomal accessory protein 2, WNT3 <text:s/>- <text:s/>wingless-type mmtv integration site family, member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0029</text:p>
          </table:table-cell>
          <table:table-cell office:value-type="string" calcext:value-type="string">
            <text:p>regulation of gene expression, epigenetic</text:p>
          </table:table-cell>
          <table:table-cell office:value-type="float" office:value="0.0000301" calcext:value-type="float">
            <text:p>0.0000301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2.79" calcext:value-type="float">
            <text:p>2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45" calcext:value-type="float">
            <text:p>145</text:p>
          </table:table-cell>
          <table:table-cell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SUZ12 <text:s/>- <text:s/>suz12 polycomb repressive complex 2 subunit, H2AFX <text:s/>- <text:s/>h2a histone family, member x, HIST3H2A <text:s/>- <text:s/>histone cluster 3, h2a, PHF19 <text:s/>- <text:s/>phd finger protein 19, ARID4A <text:s/>- <text:s/>at rich interactive domain 4a (rbp1-like), TNRC6A <text:s/>- <text:s/>trinucleotide repeat containing 6a, BAHD1 <text:s/>- <text:s/>bromo adjacent homology domain containing 1, WBP2 <text:s/>- <text:s/>ww domain binding protein 2, GIGYF2 <text:s/>- <text:s/>grb10 interacting gyf protein 2, ARID1B <text:s/>- <text:s/>at rich interactive domain 1b (swi1-like), HIST1H2AB <text:s/>- <text:s/>histone cluster 1, h2ab, DEK <text:s/>- <text:s/>dek oncogene, HIST1H2AC <text:s/>- <text:s/>histone cluster 1, h2ac, HIST1H2AA <text:s/>- <text:s/>histone cluster 1, h2aa, GSK3B <text:s/>- <text:s/>glycogen synthase kinase 3 beta, TNRC6B <text:s/>- <text:s/>trinucleotide repeat containing 6b, HDAC1 <text:s/>- <text:s/>histone deacetylase 1, ATAD2 <text:s/>- <text:s/>atpase family, aaa domain containing 2, SIRT2 <text:s/>- <text:s/>sirtuin 2, AGO1 <text:s/>- <text:s/>argonaute risc catalytic component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345" calcext:value-type="float">
            <text:p>0.0000345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690" calcext:value-type="float">
            <text:p>6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HNRNPA0 <text:s/>- <text:s/>heterogeneous nuclear ribonucleoprotein a0, CHAC1 <text:s/>- <text:s/>chac, cation transport regulator homolog 1 (e. coli), SEPT4 <text:s/>- <text:s/>septin 4, OS9 <text:s/>- <text:s/>osteosarcoma amplified 9, endoplasmic reticulum lectin, ENSA <text:s/>- <text:s/>endosulfine alpha, GCNT2 <text:s/>- <text:s/>glucosaminyl (n-acetyl) transferase 2, i-branching enzyme (i blood group), PNRC1 <text:s/>- <text:s/>proline-rich nuclear receptor coactivator 1, ATP6AP2 <text:s/>- <text:s/>atpase, h+ transporting, lysosomal accessory protein 2, SIRT2 <text:s/>- <text:s/>sirtuin 2, TDRD3 <text:s/>- <text:s/>tudor domain containing 3, MAEL <text:s/>- <text:s/>maelstrom spermatogenic transposon silencer, SP2 <text:s/>- <text:s/>sp2 transcription factor, BRD8 <text:s/>- <text:s/>bromodomain containing 8, GPC3 <text:s/>- <text:s/>glypican 3, ECSIT <text:s/>- <text:s/>ecsit signalling integrator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RGS4 <text:s/>- <text:s/>regulator of g-protein signaling 4, LDB1 <text:s/>- <text:s/>lim domain binding 1, HOXC6 <text:s/>- <text:s/>homeobox c6, ABCA7 <text:s/>- <text:s/>atp-binding cassette, sub-family a (abc1), member 7, BCAS3 <text:s/>- <text:s/>breast carcinoma amplified sequence 3, ANAPC5 <text:s/>- <text:s/>anaphase promoting complex subunit 5, ZNF362 <text:s/>- <text:s/>zinc finger protein 362, SPTLC2 <text:s/>- <text:s/>serine palmitoyltransferase, long chain base subunit 2, BBX <text:s/>- <text:s/>bobby sox homolog (drosophila), IARS <text:s/>- <text:s/>isoleucyl-trna synthetase, AMER1 <text:s/>- <text:s/>apc membrane recruitment protein 1, SNRPA <text:s/>- <text:s/>small nuclear ribonucleoprotein polypeptide a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FZD7 <text:s/>- <text:s/>frizzled family receptor 7, POU3F3 <text:s/>- <text:s/>pou class 3 homeobox 3, CELSR3 <text:s/>- <text:s/>cadherin, egf lag seven-pass g-type receptor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ID1IP1 <text:s/>- <text:s/>mid1 interacting protein 1, PPP1R17 <text:s/>- <text:s/>protein phosphatase 1, regulatory subunit 17, ROCK2 <text:s/>- <text:s/>rho-associated, coiled-coil containing protein kinase 2, HELB <text:s/>- <text:s/>helicase (dna) b, MYT1L <text:s/>- <text:s/>myelin transcription factor 1-like, KMT2C <text:s/>- <text:s/>lysine (k)-specific methyltransferase 2c, MYCBP2 <text:s/>- <text:s/>myc binding protein 2, e3 ubiquitin protein ligase, KLF6 <text:s/>- <text:s/>kruppel-like factor 6, BOLL <text:s/>- <text:s/>bol, boule-like (drosophila), TMEFF2 <text:s/>- <text:s/>transmembrane protein with egf-like and two follistatin-like domains 2, CNST <text:s/>- <text:s/>consortin, connexin sorting protein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ZNF689 <text:s/>- <text:s/>zinc finger protein 689, AGO1 <text:s/>- <text:s/>argonaute risc catalytic component 1, RPA2 <text:s/>- <text:s/>replication protein a2, 32kda, COA3 <text:s/>- <text:s/>cytochrome c oxidase assembly factor 3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MAST2 <text:s/>- <text:s/>microtubule associated serine/threonine kinase 2, LIPG <text:s/>- <text:s/>lipase, endothelial, RPLP0 <text:s/>- <text:s/>ribosomal protein, large, p0, ZNF526 <text:s/>- <text:s/>zinc finger protein 526, DEK <text:s/>- <text:s/>dek oncogene, FUT8 <text:s/>- <text:s/>fucosyltransferase 8 (alpha (1,6) fucosyltransferase), MSX1 <text:s/>- <text:s/>msh homeobox 1, CALM3 <text:s/>- <text:s/>calmodulin 3 (phosphorylase kinase, delta), UBE2K <text:s/>- <text:s/>ubiquitin-conjugating enzyme e2k, AURKA <text:s/>- <text:s/>aurora kinase a, LIN28A <text:s/>- <text:s/>lin-28 homolog a (c. elegans), KIF14 <text:s/>- <text:s/>kinesin family member 14, TRADD <text:s/>- <text:s/>tnfrsf1a-associated via death domain, CRKL <text:s/>- <text:s/>v-crk avian sarcoma virus ct10 oncogene homolog-like, ZBTB5 <text:s/>- <text:s/>zinc finger and btb domain containing 5, CELF6 <text:s/>- <text:s/>cugbp, elav-like family member 6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SORT1 <text:s/>- <text:s/>sortilin 1, PHF6 <text:s/>- <text:s/>phd finger protein 6, CAT <text:s/>- <text:s/>catalase, EPHA4 <text:s/>- <text:s/>eph receptor a4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WDR81 <text:s/>- <text:s/>wd repeat domain 81, PRMT5 <text:s/>- <text:s/>protein arginine methyltransferase 5, TBC1D16 <text:s/>- <text:s/>tbc1 domain family, member 16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CDK1 <text:s/>- <text:s/>cyclin-dependent kinase 1, RPS6KA6 <text:s/>- <text:s/>ribosomal protein s6 kinase, 90kda, polypeptide 6, RBM15 <text:s/>- <text:s/>rna binding motif protein 15, ZNF385A <text:s/>- <text:s/>zinc finger protein 385a, DDIT3 <text:s/>- <text:s/>dna-damage-inducible transcript 3, TNRC6A <text:s/>- <text:s/>trinucleotide repeat containing 6a, ARID3B <text:s/>- <text:s/>at rich interactive domain 3b (bright-like), CXCL9 <text:s/>- <text:s/>chemokine (c-x-c motif) ligand 9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TBC1D10A <text:s/>- <text:s/>tbc1 domain family, member 10a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OAZ1 <text:s/>- <text:s/>ornithine decarboxylase antizyme 1, DMRT2 <text:s/>- <text:s/>doublesex and mab-3 related transcription factor 2, PEBP1 <text:s/>- <text:s/>phosphatidylethanolamine binding protein 1, LRTM2 <text:s/>- <text:s/>leucine-rich repeats and transmembrane domains 2, SP9 <text:s/>- <text:s/>sp9 transcription factor, TAF6L <text:s/>- <text:s/>taf6-like rna polymerase ii, p300/cbp-associated factor (pcaf)-associated factor, 65kda, EAF2 <text:s/>- <text:s/>ell associated factor 2, OGG1 <text:s/>- <text:s/>8-oxoguanine dna glycosylase, DERL2 <text:s/>- <text:s/>derlin 2, DUSP10 <text:s/>- <text:s/>dual specificity phosphatase 10, SAP130 <text:s/>- <text:s/>sin3a-associated protein, 130kda, EPGN <text:s/>- <text:s/>epithelial mitogen, H2AFX <text:s/>- <text:s/>h2a histone family, member x, TYSND1 <text:s/>- <text:s/>trypsin domain containing 1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NUP88 <text:s/>- <text:s/>nucleoporin 88kda, ME2 <text:s/>- <text:s/>malic enzyme 2, nad(+)-dependent, mitochondrial, FGF4 <text:s/>- <text:s/>fibroblast growth factor 4, SZT2 <text:s/>- <text:s/>seizure threshold 2 homolog (mouse), MED30 <text:s/>- <text:s/>mediator complex subunit 30, PDK3 <text:s/>- <text:s/>pyruvate dehydrogenase kinase, isozyme 3, PEG3 <text:s/>- <text:s/>paternally expressed 3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TPCN1 <text:s/>- <text:s/>two pore segment channel 1, IRF6 <text:s/>- <text:s/>interferon regulatory factor 6, ZFP91 <text:s/>- <text:s/>zfp91 zinc finger protein, LARP1 <text:s/>- <text:s/>la ribonucleoprotein domain family, member 1, TNFSF11 <text:s/>- <text:s/>tumor necrosis factor (ligand) superfamily, member 11, ZNF214 <text:s/>- <text:s/>zinc finger protein 214, MED19 <text:s/>- <text:s/>mediator complex subunit 19, PDE4D <text:s/>- <text:s/>phosphodiesterase 4d, camp-specific, HDAC1 <text:s/>- <text:s/>histone deacetylase 1, NRL <text:s/>- <text:s/>neural retina leucine zipper, NRD1 <text:s/>- <text:s/>nardilysin (n-arginine dibasic convertase), PDE3B <text:s/>- <text:s/>phosphodiesterase 3b, cgmp-inhibited, KAT7 <text:s/>- <text:s/>k(lysine) acetyltransferase 7, SH3D19 <text:s/>- <text:s/>sh3 domain containing 19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HIST1H2AB <text:s/>- <text:s/>histone cluster 1, h2ab, TLE4 <text:s/>- <text:s/>transducin-like enhancer of split 4 (e(sp1) homolog, drosophila)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SHC4 <text:s/>- <text:s/>shc (src homology 2 domain containing) family, member 4, DUSP8 <text:s/>- <text:s/>dual specificity phosphatase 8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WNT3 <text:s/>- <text:s/>wingless-type mmtv integration site family, member 3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HIST1H2AA <text:s/>- <text:s/>histone cluster 1, h2aa, UQCC <text:s/>- <text:s/>ubiquinol-cytochrome c reductase complex chaperone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IRS4 <text:s/>- <text:s/>insulin receptor substrate 4, NEUROG2 <text:s/>- <text:s/>neurogenin 2, TGFB1I1 <text:s/>- <text:s/>transforming growth factor beta 1 induced transcript 1, RBM4 <text:s/>- <text:s/>rna binding motif protein 4, ARID4A <text:s/>- <text:s/>at rich interactive domain 4a (rbp1-like), HCAR2 <text:s/>- <text:s/>hydroxycarboxylic acid receptor 2, EPCAM <text:s/>- <text:s/>epithelial cell adhesion molecule, NUP35 <text:s/>- <text:s/>nucleoporin 35kda, FOSB <text:s/>- <text:s/>fbj murine osteosarcoma viral oncogene homolog b, DDX4 <text:s/>- <text:s/>dead (asp-glu-ala-asp) box polypeptide 4, LRRC4C <text:s/>- <text:s/>leucine rich repeat containing 4c, SLX1A <text:s/>- <text:s/>slx1 structure-specific endonuclease subunit homolog a (s. cerevisiae), CKS2 <text:s/>- <text:s/>cdc28 protein kinase regulatory subunit 2, SETDB2 <text:s/>- <text:s/>set domain, bifurcated 2, CDCA2 <text:s/>- <text:s/>cell division cycle associated 2, TTF2 <text:s/>- <text:s/>transcription termination factor, rna polymerase ii, KLF10 <text:s/>- <text:s/>kruppel-like factor 10, GSK3B <text:s/>- <text:s/>glycogen synthase kinase 3 beta, THY1 <text:s/>- <text:s/>thy-1 cell surface antigen, ITSN1 <text:s/>- <text:s/>intersectin 1 (sh3 domain protein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365" calcext:value-type="float">
            <text:p>0.0000365</text:p>
          </table:table-cell>
          <table:table-cell office:value-type="float" office:value="0.00962" calcext:value-type="float">
            <text:p>0.00962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690" calcext:value-type="float">
            <text:p>69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PBX1 <text:s/>- <text:s/>pre-b-cell leukemia homeobox 1, ILF2 <text:s/>- <text:s/>interleukin enhancer binding factor 2, SIRT2 <text:s/>- <text:s/>sirtuin 2, CHP1 <text:s/>- <text:s/>calcineurin-like ef-hand protein 1, BRD8 <text:s/>- <text:s/>bromodomain containing 8, RPS6KA5 <text:s/>- <text:s/>ribosomal protein s6 kinase, 90kda, polypeptide 5, GUCA2A <text:s/>- <text:s/>guanylate cyclase activator 2a (guanylin)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BCAS3 <text:s/>- <text:s/>breast carcinoma amplified sequence 3, MAML1 <text:s/>- <text:s/>mastermind-like 1 (drosophila), ACVR1 <text:s/>- <text:s/>activin a receptor, type i, TARBP2 <text:s/>- <text:s/>tar (hiv-1) rna binding protein 2, ARID1B <text:s/>- <text:s/>at rich interactive domain 1b (swi1-like), ZNF292 <text:s/>- <text:s/>zinc finger protein 292, GLI3 <text:s/>- <text:s/>gli family zinc finger 3, MED30 <text:s/>- <text:s/>mediator complex subunit 30, FGF4 <text:s/>- <text:s/>fibroblast growth factor 4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MID1IP1 <text:s/>- <text:s/>mid1 interacting protein 1, ZEB2 <text:s/>- <text:s/>zinc finger e-box binding homeobox 2, IRF6 <text:s/>- <text:s/>interferon regulatory factor 6, KLF6 <text:s/>- <text:s/>kruppel-like factor 6, LARP1 <text:s/>- <text:s/>la ribonucleoprotein domain family, member 1, TNFSF11 <text:s/>- <text:s/>tumor necrosis factor (ligand) superfamily, member 11, MED19 <text:s/>- <text:s/>mediator complex subunit 19, BOLL <text:s/>- <text:s/>bol, boule-like (drosophila), HDAC1 <text:s/>- <text:s/>histone deacetylase 1, NRL <text:s/>- <text:s/>neural retina leucine zipper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AGO1 <text:s/>- <text:s/>argonaute risc catalytic component 1, ZFPM2 <text:s/>- <text:s/>zinc finger protein, fog family member 2, NFYA <text:s/>- <text:s/>nuclear transcription factor y, alpha, COA3 <text:s/>- <text:s/>cytochrome c oxidase assembly factor 3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PER1 <text:s/>- <text:s/>period circadian clock 1, ID4 <text:s/>- <text:s/>inhibitor of dna binding 4, dominant negative helix-loop-helix protein, LDB2 <text:s/>- <text:s/>lim domain binding 2, NKX6-1 <text:s/>- <text:s/>nk6 homeobox 1, AUTS2 <text:s/>- <text:s/>autism susceptibility candidate 2, MSX1 <text:s/>- <text:s/>msh homeobox 1, CALM3 <text:s/>- <text:s/>calmodulin 3 (phosphorylase kinase, delta), PIAS2 <text:s/>- <text:s/>protein inhibitor of activated stat, 2, LIN28A <text:s/>- <text:s/>lin-28 homolog a (c. elegans), PITX3 <text:s/>- <text:s/>paired-like homeodomain 3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HNRNPL <text:s/>- <text:s/>heterogeneous nuclear ribonucleoprotein l, LUM <text:s/>- <text:s/>lumican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TGFB1I1 <text:s/>- <text:s/>transforming growth factor beta 1 induced transcript 1, HNRNPA1 <text:s/>- <text:s/>heterogeneous nuclear ribonucleoprotein a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535" calcext:value-type="float">
            <text:p>0.0000535</text:p>
          </table:table-cell>
          <table:table-cell office:value-type="float" office:value="0.0138" calcext:value-type="float">
            <text:p>0.0138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690" calcext:value-type="float">
            <text:p>69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CHAC1 <text:s/>- <text:s/>chac, cation transport regulator homolog 1 (e. coli), SEPT4 <text:s/>- <text:s/>septin 4, ENSA <text:s/>- <text:s/>endosulfine alpha, GCNT2 <text:s/>- <text:s/>glucosaminyl (n-acetyl) transferase 2, i-branching enzyme (i blood group), PNRC1 <text:s/>- <text:s/>proline-rich nuclear receptor coactivator 1, ATP6AP2 <text:s/>- <text:s/>atpase, h+ transporting, lysosomal accessory protein 2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RGS4 <text:s/>- <text:s/>regulator of g-protein signaling 4, LDB1 <text:s/>- <text:s/>lim domain binding 1, HOXC6 <text:s/>- <text:s/>homeobox c6, ABCA7 <text:s/>- <text:s/>atp-binding cassette, sub-family a (abc1), member 7, BCAS3 <text:s/>- <text:s/>breast carcinoma amplified sequence 3, ANAPC5 <text:s/>- <text:s/>anaphase promoting complex subunit 5, ZNF362 <text:s/>- <text:s/>zinc finger protein 362, SPTLC2 <text:s/>- <text:s/>serine palmitoyltransferase, long chain base subunit 2, BBX <text:s/>- <text:s/>bobby sox homolog (drosophila), IARS <text:s/>- <text:s/>isoleucyl-trna synthetase, AMER1 <text:s/>- <text:s/>apc membrane recruitment protein 1, SNRPA <text:s/>- <text:s/>small nuclear ribonucleoprotein polypeptide a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FZD7 <text:s/>- <text:s/>frizzled family receptor 7, POU3F3 <text:s/>- <text:s/>pou class 3 homeobox 3, CELSR3 <text:s/>- <text:s/>cadherin, egf lag seven-pass g-type receptor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MID1IP1 <text:s/>- <text:s/>mid1 interacting protein 1, PPP1R17 <text:s/>- <text:s/>protein phosphatase 1, regulatory subunit 17, ROCK2 <text:s/>- <text:s/>rho-associated, coiled-coil containing protein kinase 2, HELB <text:s/>- <text:s/>helicase (dna) b, MYT1L <text:s/>- <text:s/>myelin transcription factor 1-like, KMT2C <text:s/>- <text:s/>lysine (k)-specific methyltransferase 2c, MYCBP2 <text:s/>- <text:s/>myc binding protein 2, e3 ubiquitin protein ligase, KLF6 <text:s/>- <text:s/>kruppel-like factor 6, BOLL <text:s/>- <text:s/>bol, boule-like (drosophila), CNST <text:s/>- <text:s/>consortin, connexin sorting protein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ZNF689 <text:s/>- <text:s/>zinc finger protein 689, AGO1 <text:s/>- <text:s/>argonaute risc catalytic component 1, RPA2 <text:s/>- <text:s/>replication protein a2, 32kda, COA3 <text:s/>- <text:s/>cytochrome c oxidase assembly factor 3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MAST2 <text:s/>- <text:s/>microtubule associated serine/threonine kinase 2, LIPG <text:s/>- <text:s/>lipase, endothelial, ZNF526 <text:s/>- <text:s/>zinc finger protein 526, DEK <text:s/>- <text:s/>dek oncogene, MSX1 <text:s/>- <text:s/>msh homeobox 1, CALM3 <text:s/>- <text:s/>calmodulin 3 (phosphorylase kinase, delta), UBE2K <text:s/>- <text:s/>ubiquitin-conjugating enzyme e2k, AURKA <text:s/>- <text:s/>aurora kinase a, LIN28A <text:s/>- <text:s/>lin-28 homolog a (c. elegans), KIF14 <text:s/>- <text:s/>kinesin family member 14, TRADD <text:s/>- <text:s/>tnfrsf1a-associated via death domain, CRKL <text:s/>- <text:s/>v-crk avian sarcoma virus ct10 oncogene homolog-like, ZBTB5 <text:s/>- <text:s/>zinc finger and btb domain containing 5, CELF6 <text:s/>- <text:s/>cugbp, elav-like family member 6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PHF6 <text:s/>- <text:s/>phd finger protein 6, CAT <text:s/>- <text:s/>catalase, EPHA4 <text:s/>- <text:s/>eph receptor a4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WDR81 <text:s/>- <text:s/>wd repeat domain 81, PRMT5 <text:s/>- <text:s/>protein arginine methyltransferase 5, TBC1D16 <text:s/>- <text:s/>tbc1 domain family, member 16, ATAD2 <text:s/>- <text:s/>atpase family, aaa domain containing 2, DEDD2 <text:s/>- <text:s/>death effector domain containing 2, CDC6 <text:s/>- <text:s/>cell division cycle 6, ZNF189 <text:s/>- <text:s/>zinc finger protein 189, CDK1 <text:s/>- <text:s/>cyclin-dependent kinase 1, RPS6KA6 <text:s/>- <text:s/>ribosomal protein s6 kinase, 90kda, polypeptide 6, RBM15 <text:s/>- <text:s/>rna binding motif protein 15, DDIT3 <text:s/>- <text:s/>dna-damage-inducible transcript 3, ZNF385A <text:s/>- <text:s/>zinc finger protein 385a, TNRC6A <text:s/>- <text:s/>trinucleotide repeat containing 6a, ARID3B <text:s/>- <text:s/>at rich interactive domain 3b (bright-like), CXCL9 <text:s/>- <text:s/>chemokine (c-x-c motif) ligand 9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TBC1D10A <text:s/>- <text:s/>tbc1 domain family, member 10a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GUCA2A <text:s/>- <text:s/>guanylate cyclase activator 2a (guanylin), OAZ1 <text:s/>- <text:s/>ornithine decarboxylase antizyme 1, DMRT2 <text:s/>- <text:s/>doublesex and mab-3 related transcription factor 2, PEBP1 <text:s/>- <text:s/>phosphatidylethanolamine binding protein 1, LRTM2 <text:s/>- <text:s/>leucine-rich repeats and transmembrane domains 2, SP9 <text:s/>- <text:s/>sp9 transcription factor, TAF6L <text:s/>- <text:s/>taf6-like rna polymerase ii, p300/cbp-associated factor (pcaf)-associated factor, 65kda, EAF2 <text:s/>- <text:s/>ell associated factor 2, OGG1 <text:s/>- <text:s/>8-oxoguanine dna glycosylase, DUSP10 <text:s/>- <text:s/>dual specificity phosphatase 10, SAP130 <text:s/>- <text:s/>sin3a-associated protein, 130kda, EPGN <text:s/>- <text:s/>epithelial mitogen, H2AFX <text:s/>- <text:s/>h2a histone family, member x, TYSND1 <text:s/>- <text:s/>trypsin domain containing 1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ME2 <text:s/>- <text:s/>malic enzyme 2, nad(+)-dependent, mitochondrial, FGF4 <text:s/>- <text:s/>fibroblast growth factor 4, SZT2 <text:s/>- <text:s/>seizure threshold 2 homolog (mouse), MED30 <text:s/>- <text:s/>mediator complex subunit 30, PDK3 <text:s/>- <text:s/>pyruvate dehydrogenase kinase, isozyme 3, PEG3 <text:s/>- <text:s/>paternally expressed 3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TPCN1 <text:s/>- <text:s/>two pore segment channel 1, IRF6 <text:s/>- <text:s/>interferon regulatory factor 6, ZFP91 <text:s/>- <text:s/>zfp91 zinc finger protein, LARP1 <text:s/>- <text:s/>la ribonucleoprotein domain family, member 1, TNFSF11 <text:s/>- <text:s/>tumor necrosis factor (ligand) superfamily, member 11, ZNF214 <text:s/>- <text:s/>zinc finger protein 214, MED19 <text:s/>- <text:s/>mediator complex subunit 19, PDE4D <text:s/>- <text:s/>phosphodiesterase 4d, camp-specific, HDAC1 <text:s/>- <text:s/>histone deacetylase 1, NRL <text:s/>- <text:s/>neural retina leucine zipper, NRD1 <text:s/>- <text:s/>nardilysin (n-arginine dibasic convertase), KAT7 <text:s/>- <text:s/>k(lysine) acetyltransferase 7, SH3D19 <text:s/>- <text:s/>sh3 domain containing 19, RRN3 <text:s/>- <text:s/>rrn3 rna polymerase i transcription factor homolog (s. cerevisiae), PDP1 <text:s/>- <text:s/>pyruvate dehyrogenase phosphatase catalytic subunit 1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TFB2M <text:s/>- <text:s/>transcription factor b2, mitochondrial, HIST1H2AB <text:s/>- <text:s/>histone cluster 1, h2ab, TLE4 <text:s/>- <text:s/>transducin-like enhancer of split 4 (e(sp1) homolog, drosophila)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DUSP8 <text:s/>- <text:s/>dual specificity phosphatase 8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DLG3 <text:s/>- <text:s/>discs, large homolog 3 (drosophila), PNPT1 <text:s/>- <text:s/>polyribonucleotide nucleotidyltransferase 1, ZNF597 <text:s/>- <text:s/>zinc finger protein 597, DLG2 <text:s/>- <text:s/>discs, large homolog 2 (drosophila)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HIST1H2AA <text:s/>- <text:s/>histone cluster 1, h2aa, UQCC <text:s/>- <text:s/>ubiquinol-cytochrome c reductase complex chaperone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EPCAM <text:s/>- <text:s/>epithelial cell adhesion molecule, NUP35 <text:s/>- <text:s/>nucleoporin 35kda, FOSB <text:s/>- <text:s/>fbj murine osteosarcoma viral oncogene homolog b, LRRC4C <text:s/>- <text:s/>leucine rich repeat containing 4c, SLX1A <text:s/>- <text:s/>slx1 structure-specific endonuclease subunit homolog a (s. cerevisiae), CKS2 <text:s/>- <text:s/>cdc28 protein kinase regulatory subunit 2, SETDB2 <text:s/>- <text:s/>set domain, bifurcated 2, CDCA2 <text:s/>- <text:s/>cell division cycle associated 2, TTF2 <text:s/>- <text:s/>transcription termination factor, rna polymerase ii, KLF10 <text:s/>- <text:s/>kruppel-like factor 10, GSK3B <text:s/>- <text:s/>glycogen synthase kinase 3 beta, THY1 <text:s/>- <text:s/>thy-1 cell surface antigen, ITSN1 <text:s/>- <text:s/>intersectin 1 (sh3 domain protein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458</text:p>
          </table:table-cell>
          <table:table-cell office:value-type="string" calcext:value-type="string">
            <text:p>gene silencing</text:p>
          </table:table-cell>
          <table:table-cell office:value-type="float" office:value="0.0000574" calcext:value-type="float">
            <text:p>0.0000574</text:p>
          </table:table-cell>
          <table:table-cell office:value-type="float" office:value="0.0146" calcext:value-type="float">
            <text:p>0.0146</text:p>
          </table:table-cell>
          <table:table-cell office:value-type="float" office:value="2.84" calcext:value-type="float">
            <text:p>2.84</text:p>
          </table:table-cell>
          <table:table-cell office:value-type="float" office:value="13954" calcext:value-type="float">
            <text:p>13954</text:p>
          </table:table-cell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MAEL <text:s/>- <text:s/>maelstrom spermatogenic transposon silencer, H2AFX <text:s/>- <text:s/>h2a histone family, member x, HIST3H2A <text:s/>- <text:s/>histone cluster 3, h2a, TNRC6A <text:s/>- <text:s/>trinucleotide repeat containing 6a, BAHD1 <text:s/>- <text:s/>bromo adjacent homology domain containing 1, NUP35 <text:s/>- <text:s/>nucleoporin 35kda, TARBP2 <text:s/>- <text:s/>tar (hiv-1) rna binding protein 2, GIGYF2 <text:s/>- <text:s/>grb10 interacting gyf protein 2, NUP88 <text:s/>- <text:s/>nucleoporin 88kda, HIST1H2AB <text:s/>- <text:s/>histone cluster 1, h2ab, DDX4 <text:s/>- <text:s/>dead (asp-glu-ala-asp) box polypeptide 4, HIST1H2AC <text:s/>- <text:s/>histone cluster 1, h2ac, HIST1H2AA <text:s/>- <text:s/>histone cluster 1, h2aa, TNRC6B <text:s/>- <text:s/>trinucleotide repeat containing 6b, HDAC1 <text:s/>- <text:s/>histone deacetylase 1, SIRT2 <text:s/>- <text:s/>sirtuin 2, AGO1 <text:s/>- <text:s/>argonaute risc catalytic component 1, EXD1 <text:s/>- <text:s/>exonuclease 3'-5' domain containing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687" calcext:value-type="float">
            <text:p>0.0000687</text:p>
          </table:table-cell>
          <table:table-cell office:value-type="float" office:value="0.0172" calcext:value-type="float">
            <text:p>0.0172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690" calcext:value-type="float">
            <text:p>69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LHX1 <text:s/>- <text:s/>lim homeobox 1, SIX5 <text:s/>- <text:s/>six homeobox 5, CDK1 <text:s/>- <text:s/>cyclin-dependent kinase 1, CASZ1 <text:s/>- <text:s/>castor zinc finger 1, ELK1 <text:s/>- <text:s/>elk1, member of ets oncogene family, RBM15 <text:s/>- <text:s/>rna binding motif protein 15, DDIT3 <text:s/>- <text:s/>dna-damage-inducible transcript 3, ARID3B <text:s/>- <text:s/>at rich interactive domain 3b (bright-like), PBX1 <text:s/>- <text:s/>pre-b-cell leukemia homeobox 1, ILF2 <text:s/>- <text:s/>interleukin enhancer binding factor 2, SIRT2 <text:s/>- <text:s/>sirtuin 2, CHP1 <text:s/>- <text:s/>calcineurin-like ef-hand protein 1, BRD8 <text:s/>- <text:s/>bromodomain containing 8, RPS6KA5 <text:s/>- <text:s/>ribosomal protein s6 kinase, 90kda, polypeptide 5, GUCA2A <text:s/>- <text:s/>guanylate cyclase activator 2a (guanylin), DMRT2 <text:s/>- <text:s/>doublesex and mab-3 related transcription factor 2, GRHL1 <text:s/>- <text:s/>grainyhead-like 1 (drosophila), GRHL3 <text:s/>- <text:s/>grainyhead-like 3 (drosophila), WBP2 <text:s/>- <text:s/>ww domain binding protein 2, EAF2 <text:s/>- <text:s/>ell associated factor 2, LDB1 <text:s/>- <text:s/>lim domain binding 1, BCAS3 <text:s/>- <text:s/>breast carcinoma amplified sequence 3, MAML1 <text:s/>- <text:s/>mastermind-like 1 (drosophila), ACVR1 <text:s/>- <text:s/>activin a receptor, type i, TARBP2 <text:s/>- <text:s/>tar (hiv-1) rna binding protein 2, ARID1B <text:s/>- <text:s/>at rich interactive domain 1b (swi1-like), ZNF292 <text:s/>- <text:s/>zinc finger protein 292, GLI3 <text:s/>- <text:s/>gli family zinc finger 3, MED30 <text:s/>- <text:s/>mediator complex subunit 30, FGF4 <text:s/>- <text:s/>fibroblast growth factor 4, FZD7 <text:s/>- <text:s/>frizzled family receptor 7, POU3F3 <text:s/>- <text:s/>pou class 3 homeobox 3, PEG3 <text:s/>- <text:s/>paternally expressed 3, KDM1A <text:s/>- <text:s/>lysine (k)-specific demethylase 1a, PPARG <text:s/>- <text:s/>peroxisome proliferator-activated receptor gamma, SERTAD1 <text:s/>- <text:s/>serta domain containing 1, SSBP3 <text:s/>- <text:s/>single stranded dna binding protein 3, POU3F1 <text:s/>- <text:s/>pou class 3 homeobox 1, E2F3 <text:s/>- <text:s/>e2f transcription factor 3, MID1IP1 <text:s/>- <text:s/>mid1 interacting protein 1, ZEB2 <text:s/>- <text:s/>zinc finger e-box binding homeobox 2, IRF6 <text:s/>- <text:s/>interferon regulatory factor 6, KLF6 <text:s/>- <text:s/>kruppel-like factor 6, LARP1 <text:s/>- <text:s/>la ribonucleoprotein domain family, member 1, TNFSF11 <text:s/>- <text:s/>tumor necrosis factor (ligand) superfamily, member 11, MED19 <text:s/>- <text:s/>mediator complex subunit 19, BOLL <text:s/>- <text:s/>bol, boule-like (drosophila), HDAC1 <text:s/>- <text:s/>histone deacetylase 1, NRL <text:s/>- <text:s/>neural retina leucine zipper, KAT7 <text:s/>- <text:s/>k(lysine) acetyltransferase 7, RRN3 <text:s/>- <text:s/>rrn3 rna polymerase i transcription factor homolog (s. cerevisiae), CHD6 <text:s/>- <text:s/>chromodomain helicase dna binding protein 6, RHOQ <text:s/>- <text:s/>ras homolog family member q, PAGR1 <text:s/>- <text:s/>paxip1 associated glutamate-rich protein 1, TFB2M <text:s/>- <text:s/>transcription factor b2, mitochondrial, ATOH1 <text:s/>- <text:s/>atonal homolog 1 (drosophila), HIVEP3 <text:s/>- <text:s/>human immunodeficiency virus type i enhancer binding protein 3, AGO1 <text:s/>- <text:s/>argonaute risc catalytic component 1, ZFPM2 <text:s/>- <text:s/>zinc finger protein, fog family member 2, NFYA <text:s/>- <text:s/>nuclear transcription factor y, alpha, COA3 <text:s/>- <text:s/>cytochrome c oxidase assembly factor 3, NFYC <text:s/>- <text:s/>nuclear transcription factor y, gamma, XRCC6 <text:s/>- <text:s/>x-ray repair complementing defective repair in chinese hamster cells 6, PTF1A <text:s/>- <text:s/>pancreas specific transcription factor, 1a, MKL1 <text:s/>- <text:s/>megakaryoblastic leukemia (translocation) 1, PER1 <text:s/>- <text:s/>period circadian clock 1, ID4 <text:s/>- <text:s/>inhibitor of dna binding 4, dominant negative helix-loop-helix protein, LDB2 <text:s/>- <text:s/>lim domain binding 2, NKX6-1 <text:s/>- <text:s/>nk6 homeobox 1, AUTS2 <text:s/>- <text:s/>autism susceptibility candidate 2, MSX1 <text:s/>- <text:s/>msh homeobox 1, CALM3 <text:s/>- <text:s/>calmodulin 3 (phosphorylase kinase, delta), PIAS2 <text:s/>- <text:s/>protein inhibitor of activated stat, 2, LIN28A <text:s/>- <text:s/>lin-28 homolog a (c. elegans), PITX3 <text:s/>- <text:s/>paired-like homeodomain 3, SHH <text:s/>- <text:s/>sonic hedgehog, DLX2 <text:s/>- <text:s/>distal-less homeobox 2, EHF <text:s/>- <text:s/>ets homologous factor, NCK2 <text:s/>- <text:s/>nck adaptor protein 2, LRP6 <text:s/>- <text:s/>low density lipoprotein receptor-related protein 6, DLX3 <text:s/>- <text:s/>distal-less homeobox 3, TFDP2 <text:s/>- <text:s/>transcription factor dp-2 (e2f dimerization partner 2), HNRNPL <text:s/>- <text:s/>heterogeneous nuclear ribonucleoprotein l, LUM <text:s/>- <text:s/>lumican, NFATC4 <text:s/>- <text:s/>nuclear factor of activated t-cells, cytoplasmic, calcineurin-dependent 4, USP21 <text:s/>- <text:s/>ubiquitin specific peptidase 21, SESN2 <text:s/>- <text:s/>sestrin 2, KHDRBS1 <text:s/>- <text:s/>kh domain containing, rna binding, signal transduction associated 1, UQCC <text:s/>- <text:s/>ubiquinol-cytochrome c reductase complex chaperone, TAF8 <text:s/>- <text:s/>taf8 rna polymerase ii, tata box binding protein (tbp)-associated factor, 43kda, RPS6KA1 <text:s/>- <text:s/>ribosomal protein s6 kinase, 90kda, polypeptide 1, KLF1 <text:s/>- <text:s/>kruppel-like factor 1 (erythroid), SIX1 <text:s/>- <text:s/>six homeobox 1, RARA <text:s/>- <text:s/>retinoic acid receptor, alpha, NEUROG3 <text:s/>- <text:s/>neurogenin 3, SFRP2 <text:s/>- <text:s/>secreted frizzled-related protein 2, TGFB1I1 <text:s/>- <text:s/>transforming growth factor beta 1 induced transcript 1, HNRNPA1 <text:s/>- <text:s/>heterogeneous nuclear ribonucleoprotein a1, ARID4A <text:s/>- <text:s/>at rich interactive domain 4a (rbp1-like), EPCAM <text:s/>- <text:s/>epithelial cell adhesion molecule, RXRG <text:s/>- <text:s/>retinoid x receptor, gamma, KLF4 <text:s/>- <text:s/>kruppel-like factor 4 (gut), FOSB <text:s/>- <text:s/>fbj murine osteosarcoma viral oncogene homolog b, CKS2 <text:s/>- <text:s/>cdc28 protein kinase regulatory subunit 2, GSK3B <text:s/>- <text:s/>glycogen synthase kinase 3 bet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813" calcext:value-type="float">
            <text:p>0.0000813</text:p>
          </table:table-cell>
          <table:table-cell office:value-type="float" office:value="0.0199" calcext:value-type="float">
            <text:p>0.0199</text:p>
          </table:table-cell>
          <table:table-cell office:value-type="float" office:value="1.21" calcext:value-type="float">
            <text:p>1.21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690" calcext:value-type="float">
            <text:p>69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SAP30BP <text:s/>- <text:s/>sap30 binding protein, LHX1 <text:s/>- <text:s/>lim homeobox 1, SIX5 <text:s/>- <text:s/>six homeobox 5, CASZ1 <text:s/>- <text:s/>castor zinc finger 1, ELK1 <text:s/>- <text:s/>elk1, member of ets oncogene family, HNRNPA0 <text:s/>- <text:s/>heterogeneous nuclear ribonucleoprotein a0, CHAC1 <text:s/>- <text:s/>chac, cation transport regulator homolog 1 (e. coli), SEPT4 <text:s/>- <text:s/>septin 4, OS9 <text:s/>- <text:s/>osteosarcoma amplified 9, endoplasmic reticulum lectin, ENSA <text:s/>- <text:s/>endosulfine alpha, GCNT2 <text:s/>- <text:s/>glucosaminyl (n-acetyl) transferase 2, i-branching enzyme (i blood group), PNRC1 <text:s/>- <text:s/>proline-rich nuclear receptor coactivator 1, ATP6AP2 <text:s/>- <text:s/>atpase, h+ transporting, lysosomal accessory protein 2, SIRT2 <text:s/>- <text:s/>sirtuin 2, TDRD3 <text:s/>- <text:s/>tudor domain containing 3, MAEL <text:s/>- <text:s/>maelstrom spermatogenic transposon silencer, BRD8 <text:s/>- <text:s/>bromodomain containing 8, SP2 <text:s/>- <text:s/>sp2 transcription factor, GPC3 <text:s/>- <text:s/>glypican 3, GRHL1 <text:s/>- <text:s/>grainyhead-like 1 (drosophila), GRHL3 <text:s/>- <text:s/>grainyhead-like 3 (drosophila), TCERG1 <text:s/>- <text:s/>transcription elongation regulator 1, WBP2 <text:s/>- <text:s/>ww domain binding protein 2, SON <text:s/>- <text:s/>son dna binding protein, RGS4 <text:s/>- <text:s/>regulator of g-protein signaling 4, LDB1 <text:s/>- <text:s/>lim domain binding 1, HOXC6 <text:s/>- <text:s/>homeobox c6, ABCA7 <text:s/>- <text:s/>atp-binding cassette, sub-family a (abc1), member 7, BCAS3 <text:s/>- <text:s/>breast carcinoma amplified sequence 3, ANAPC5 <text:s/>- <text:s/>anaphase promoting complex subunit 5, ZNF362 <text:s/>- <text:s/>zinc finger protein 362, BBX <text:s/>- <text:s/>bobby sox homolog (drosophila), IARS <text:s/>- <text:s/>isoleucyl-trna synthetase, AMER1 <text:s/>- <text:s/>apc membrane recruitment protein 1, SNRPA <text:s/>- <text:s/>small nuclear ribonucleoprotein polypeptide a, ACVR1 <text:s/>- <text:s/>activin a receptor, type i, CCNA1 <text:s/>- <text:s/>cyclin a1, ZNF292 <text:s/>- <text:s/>zinc finger protein 292, NABP2 <text:s/>- <text:s/>nucleic acid binding protein 2, GLI3 <text:s/>- <text:s/>gli family zinc finger 3, PRDM10 <text:s/>- <text:s/>pr domain containing 10, FZD7 <text:s/>- <text:s/>frizzled family receptor 7, POU3F3 <text:s/>- <text:s/>pou class 3 homeobox 3, CELSR3 <text:s/>- <text:s/>cadherin, egf lag seven-pass g-type receptor 3, ZBTB37 <text:s/>- <text:s/>zinc finger and btb domain containing 37, KDM1A <text:s/>- <text:s/>lysine (k)-specific demethylase 1a, INO80B <text:s/>- <text:s/>ino80 complex subunit b, PSMC3IP <text:s/>- <text:s/>psmc3 interacting protein, PPARG <text:s/>- <text:s/>peroxisome proliferator-activated receptor gamma, SERTAD1 <text:s/>- <text:s/>serta domain containing 1, SSBP3 <text:s/>- <text:s/>single stranded dna binding protein 3, HIST3H2A <text:s/>- <text:s/>histone cluster 3, h2a, ZNF555 <text:s/>- <text:s/>zinc finger protein 555, E2F3 <text:s/>- <text:s/>e2f transcription factor 3, POU3F1 <text:s/>- <text:s/>pou class 3 homeobox 1, ROCK2 <text:s/>- <text:s/>rho-associated, coiled-coil containing protein kinase 2, HELB <text:s/>- <text:s/>helicase (dna) b, MYT1L <text:s/>- <text:s/>myelin transcription factor 1-like, MYCBP2 <text:s/>- <text:s/>myc binding protein 2, e3 ubiquitin protein ligase, KMT2C <text:s/>- <text:s/>lysine (k)-specific methyltransferase 2c, KLF6 <text:s/>- <text:s/>kruppel-like factor 6, BOLL <text:s/>- <text:s/>bol, boule-like (drosophila), TMEFF2 <text:s/>- <text:s/>transmembrane protein with egf-like and two follistatin-like domains 2, HNRNPUL1 <text:s/>- <text:s/>heterogeneous nuclear ribonucleoprotein u-like 1, CHD6 <text:s/>- <text:s/>chromodomain helicase dna binding protein 6, PRDM13 <text:s/>- <text:s/>pr domain containing 13, ASCC2 <text:s/>- <text:s/>activating signal cointegrator 1 complex subunit 2, CCAR1 <text:s/>- <text:s/>cell division cycle and apoptosis regulator 1, USP1 <text:s/>- <text:s/>ubiquitin specific peptidase 1, FANCD2 <text:s/>- <text:s/>fanconi anemia, complementation group d2, HIVEP3 <text:s/>- <text:s/>human immunodeficiency virus type i enhancer binding protein 3, TNRC6B <text:s/>- <text:s/>trinucleotide repeat containing 6b, ZNF689 <text:s/>- <text:s/>zinc finger protein 689, AGO1 <text:s/>- <text:s/>argonaute risc catalytic component 1, RPA2 <text:s/>- <text:s/>replication protein a2, 32kda, COA3 <text:s/>- <text:s/>cytochrome c oxidase assembly factor 3, RECQL5 <text:s/>- <text:s/>recq protein-like 5, XRCC6 <text:s/>- <text:s/>x-ray repair complementing defective repair in chinese hamster cells 6, UBE2C <text:s/>- <text:s/>ubiquitin-conjugating enzyme e2c, PTF1A <text:s/>- <text:s/>pancreas specific transcription factor, 1a, KPNA2 <text:s/>- <text:s/>karyopherin alpha 2 (rag cohort 1, importin alpha 1), MAST2 <text:s/>- <text:s/>microtubule associated serine/threonine kinase 2, LIPG <text:s/>- <text:s/>lipase, endothelial, RPLP0 <text:s/>- <text:s/>ribosomal protein, large, p0, ZNF526 <text:s/>- <text:s/>zinc finger protein 526, DEK <text:s/>- <text:s/>dek oncogene, FUT8 <text:s/>- <text:s/>fucosyltransferase 8 (alpha (1,6) fucosyltransferase), MSX1 <text:s/>- <text:s/>msh homeobox 1, CALM3 <text:s/>- <text:s/>calmodulin 3 (phosphorylase kinase, delta), UBE2K <text:s/>- <text:s/>ubiquitin-conjugating enzyme e2k, AURKA <text:s/>- <text:s/>aurora kinase a, LIN28A <text:s/>- <text:s/>lin-28 homolog a (c. elegans), KIF14 <text:s/>- <text:s/>kinesin family member 14, TRADD <text:s/>- <text:s/>tnfrsf1a-associated via death domain, CRKL <text:s/>- <text:s/>v-crk avian sarcoma virus ct10 oncogene homolog-like, ZBTB5 <text:s/>- <text:s/>zinc finger and btb domain containing 5, CELF6 <text:s/>- <text:s/>cugbp, elav-like family member 6, IWS1 <text:s/>- <text:s/>iws1 homolog (s. cerevisiae), CRY1 <text:s/>- <text:s/>cryptochrome 1 (photolyase-like), EHF <text:s/>- <text:s/>ets homologous factor, CHRDL1 <text:s/>- <text:s/>chordin-like 1, HOXC4 <text:s/>- <text:s/>homeobox c4, HNRNPL <text:s/>- <text:s/>heterogeneous nuclear ribonucleoprotein l, RPS6KA1 <text:s/>- <text:s/>ribosomal protein s6 kinase, 90kda, polypeptide 1, EXD1 <text:s/>- <text:s/>exonuclease 3'-5' domain containing 1, ASF1B <text:s/>- <text:s/>anti-silencing function 1b histone chaperone, ZNF397 <text:s/>- <text:s/>zinc finger protein 397, BABAM1 <text:s/>- <text:s/>brisc and brca1 a complex member 1, FAM178A <text:s/>- <text:s/>family with sequence similarity 178, member a, HNRNPA1 <text:s/>- <text:s/>heterogeneous nuclear ribonucleoprotein a1, SORT1 <text:s/>- <text:s/>sortilin 1, PHF6 <text:s/>- <text:s/>phd finger protein 6, CAT <text:s/>- <text:s/>catalase, EPHA4 <text:s/>- <text:s/>eph receptor a4, RXRG <text:s/>- <text:s/>retinoid x receptor, gamma, RUNX1T1 <text:s/>- <text:s/>runt-related transcription factor 1; translocated to, 1 (cyclin d-related), KLF4 <text:s/>- <text:s/>kruppel-like factor 4 (gut), ZNF683 <text:s/>- <text:s/>zinc finger protein 683, TMEM161A <text:s/>- <text:s/>transmembrane protein 161a, PRKCB <text:s/>- <text:s/>protein kinase c, beta, PRMT5 <text:s/>- <text:s/>protein arginine methyltransferase 5, TBC1D16 <text:s/>- <text:s/>tbc1 domain family, member 16, ATAD2 <text:s/>- <text:s/>atpase family, aaa domain containing 2, DEDD2 <text:s/>- <text:s/>death effector domain containing 2, CDC6 <text:s/>- <text:s/>cell division cycle 6, DHX9 <text:s/>- <text:s/>deah (asp-glu-ala-his) box helicase 9, ZNF189 <text:s/>- <text:s/>zinc finger protein 189, CDK1 <text:s/>- <text:s/>cyclin-dependent kinase 1, RPS6KA6 <text:s/>- <text:s/>ribosomal protein s6 kinase, 90kda, polypeptide 6, RBM15 <text:s/>- <text:s/>rna binding motif protein 15, DDIT3 <text:s/>- <text:s/>dna-damage-inducible transcript 3, ZNF385A <text:s/>- <text:s/>zinc finger protein 385a, TNRC6A <text:s/>- <text:s/>trinucleotide repeat containing 6a, ARID3B <text:s/>- <text:s/>at rich interactive domain 3b (bright-like), BHLHE22 <text:s/>- <text:s/>basic helix-loop-helix family, member e22, MAP3K10 <text:s/>- <text:s/>mitogen-activated protein kinase kinase kinase 10, GTF2E1 <text:s/>- <text:s/>general transcription factor iie, polypeptide 1, alpha 56kda, MLH1 <text:s/>- <text:s/>mutl homolog 1, colon cancer, nonpolyposis type 2 (e. coli), PBX1 <text:s/>- <text:s/>pre-b-cell leukemia homeobox 1, TBC1D10A <text:s/>- <text:s/>tbc1 domain family, member 10a, ILF2 <text:s/>- <text:s/>interleukin enhancer binding factor 2, CHP1 <text:s/>- <text:s/>calcineurin-like ef-hand protein 1, IGF2BP2 <text:s/>- <text:s/>insulin-like growth factor 2 mrna binding protein 2, RPS6KA5 <text:s/>- <text:s/>ribosomal protein s6 kinase, 90kda, polypeptide 5, OAZ1 <text:s/>- <text:s/>ornithine decarboxylase antizyme 1, DMRT2 <text:s/>- <text:s/>doublesex and mab-3 related transcription factor 2, PEBP1 <text:s/>- <text:s/>phosphatidylethanolamine binding protein 1, LRTM2 <text:s/>- <text:s/>leucine-rich repeats and transmembrane domains 2, SP9 <text:s/>- <text:s/>sp9 transcription factor, TAF6L <text:s/>- <text:s/>taf6-like rna polymerase ii, p300/cbp-associated factor (pcaf)-associated factor, 65kda, EAF2 <text:s/>- <text:s/>ell associated factor 2, OGG1 <text:s/>- <text:s/>8-oxoguanine dna glycosylase, DERL2 <text:s/>- <text:s/>derlin 2, DUSP10 <text:s/>- <text:s/>dual specificity phosphatase 10, SAP130 <text:s/>- <text:s/>sin3a-associated protein, 130kda, EPGN <text:s/>- <text:s/>epithelial mitogen, H2AFX <text:s/>- <text:s/>h2a histone family, member x, HIST1H1D <text:s/>- <text:s/>histone cluster 1, h1d, DDR2 <text:s/>- <text:s/>discoidin domain receptor tyrosine kinase 2, MAML1 <text:s/>- <text:s/>mastermind-like 1 (drosophila), TARBP2 <text:s/>- <text:s/>tar (hiv-1) rna binding protein 2, ARID1B <text:s/>- <text:s/>at rich interactive domain 1b (swi1-like), NUP88 <text:s/>- <text:s/>nucleoporin 88kda, FGF4 <text:s/>- <text:s/>fibroblast growth factor 4, MED30 <text:s/>- <text:s/>mediator complex subunit 30, PEG3 <text:s/>- <text:s/>paternally expressed 3, LRP8 <text:s/>- <text:s/>low density lipoprotein receptor-related protein 8, apolipoprotein e receptor, BAZ1A <text:s/>- <text:s/>bromodomain adjacent to zinc finger domain, 1a, MAP3K3 <text:s/>- <text:s/>mitogen-activated protein kinase kinase kinase 3, MAP3K12 <text:s/>- <text:s/>mitogen-activated protein kinase kinase kinase 12, ZEB2 <text:s/>- <text:s/>zinc finger e-box binding homeobox 2, KLHL25 <text:s/>- <text:s/>kelch-like family member 25, CDKN3 <text:s/>- <text:s/>cyclin-dependent kinase inhibitor 3, ZNF644 <text:s/>- <text:s/>zinc finger protein 644, CDKN2D <text:s/>- <text:s/>cyclin-dependent kinase inhibitor 2d (p19, inhibits cdk4), IRF6 <text:s/>- <text:s/>interferon regulatory factor 6, ZFP91 <text:s/>- <text:s/>zfp91 zinc finger protein, LARP1 <text:s/>- <text:s/>la ribonucleoprotein domain family, member 1, TNFSF11 <text:s/>- <text:s/>tumor necrosis factor (ligand) superfamily, member 11, ZNF214 <text:s/>- <text:s/>zinc finger protein 214, MED19 <text:s/>- <text:s/>mediator complex subunit 19, PDE4D <text:s/>- <text:s/>phosphodiesterase 4d, camp-specific, HDAC1 <text:s/>- <text:s/>histone deacetylase 1, NRL <text:s/>- <text:s/>neural retina leucine zipper, NRD1 <text:s/>- <text:s/>nardilysin (n-arginine dibasic convertase), KAT7 <text:s/>- <text:s/>k(lysine) acetyltransferase 7, SH3D19 <text:s/>- <text:s/>sh3 domain containing 19, RRN3 <text:s/>- <text:s/>rrn3 rna polymerase i transcription factor homolog (s. cerevisiae), PHF19 <text:s/>- <text:s/>phd finger protein 19, IRF2BP1 <text:s/>- <text:s/>interferon regulatory factor 2 binding protein 1, GOLGB1 <text:s/>- <text:s/>golgin b1, RHOQ <text:s/>- <text:s/>ras homolog family member q, BAHD1 <text:s/>- <text:s/>bromo adjacent homology domain containing 1, PAGR1 <text:s/>- <text:s/>paxip1 associated glutamate-rich protein 1, TLE3 <text:s/>- <text:s/>transducin-like enhancer of split 3 (e(sp1) homolog, drosophila), HIST1H2AB <text:s/>- <text:s/>histone cluster 1, h2ab, TFB2M <text:s/>- <text:s/>transcription factor b2, mitochondrial, TLE4 <text:s/>- <text:s/>transducin-like enhancer of split 4 (e(sp1) homolog, drosophila), PEX2 <text:s/>- <text:s/>peroxisomal biogenesis factor 2, ATOH1 <text:s/>- <text:s/>atonal homolog 1 (drosophila), HIST1H2AC <text:s/>- <text:s/>histone cluster 1, h2ac, VSX2 <text:s/>- <text:s/>visual system homeobox 2, BAZ2B <text:s/>- <text:s/>bromodomain adjacent to zinc finger domain, 2b, ZFPM2 <text:s/>- <text:s/>zinc finger protein, fog family member 2, SHC4 <text:s/>- <text:s/>shc (src homology 2 domain containing) family, member 4, DUSP8 <text:s/>- <text:s/>dual specificity phosphatase 8, NFYA <text:s/>- <text:s/>nuclear transcription factor y, alpha, MAZ <text:s/>- <text:s/>myc-associated zinc finger protein (purine-binding transcription factor), NFYC <text:s/>- <text:s/>nuclear transcription factor y, gamma, TBX18 <text:s/>- <text:s/>t-box 18, FRYL <text:s/>- <text:s/>fry-like, MKL1 <text:s/>- <text:s/>megakaryoblastic leukemia (translocation) 1, CBX5 <text:s/>- <text:s/>chromobox homolog 5, WNT3 <text:s/>- <text:s/>wingless-type mmtv integration site family, member 3, PER1 <text:s/>- <text:s/>period circadian clock 1, ID4 <text:s/>- <text:s/>inhibitor of dna binding 4, dominant negative helix-loop-helix protein, NFKBIB <text:s/>- <text:s/>nuclear factor of kappa light polypeptide gene enhancer in b-cells inhibitor, beta, LDB2 <text:s/>- <text:s/>lim domain binding 2, GIGYF2 <text:s/>- <text:s/>grb10 interacting gyf protein 2, NKX6-1 <text:s/>- <text:s/>nk6 homeobox 1, AUTS2 <text:s/>- <text:s/>autism susceptibility candidate 2, ATP2B4 <text:s/>- <text:s/>atpase, ca++ transporting, plasma membrane 4, WARS <text:s/>- <text:s/>tryptophanyl-trna synthetase, PIAS2 <text:s/>- <text:s/>protein inhibitor of activated stat, 2, ZNF513 <text:s/>- <text:s/>zinc finger protein 513, TMBIM6 <text:s/>- <text:s/>transmembrane bax inhibitor motif containing 6, SUZ12 <text:s/>- <text:s/>suz12 polycomb repressive complex 2 subunit, PITX3 <text:s/>- <text:s/>paired-like homeodomain 3, PNPT1 <text:s/>- <text:s/>polyribonucleotide nucleotidyltransferase 1, ZNF597 <text:s/>- <text:s/>zinc finger protein 597, SHH <text:s/>- <text:s/>sonic hedgehog, DLX2 <text:s/>- <text:s/>distal-less homeobox 2, NCK2 <text:s/>- <text:s/>nck adaptor protein 2, LRP6 <text:s/>- <text:s/>low density lipoprotein receptor-related protein 6, DLX3 <text:s/>- <text:s/>distal-less homeobox 3, TFDP2 <text:s/>- <text:s/>transcription factor dp-2 (e2f dimerization partner 2), LUM <text:s/>- <text:s/>lumican, USP21 <text:s/>- <text:s/>ubiquitin specific peptidase 21, NFATC4 <text:s/>- <text:s/>nuclear factor of activated t-cells, cytoplasmic, calcineurin-dependent 4, SESN2 <text:s/>- <text:s/>sestrin 2, KHDRBS1 <text:s/>- <text:s/>kh domain containing, rna binding, signal transduction associated 1, HIST1H2AA <text:s/>- <text:s/>histone cluster 1, h2aa, UQCC <text:s/>- <text:s/>ubiquinol-cytochrome c reductase complex chaperone, TAF8 <text:s/>- <text:s/>taf8 rna polymerase ii, tata box binding protein (tbp)-associated factor, 43kda, SIX1 <text:s/>- <text:s/>six homeobox 1, KLF1 <text:s/>- <text:s/>kruppel-like factor 1 (erythroid), RARA <text:s/>- <text:s/>retinoic acid receptor, alpha, JMJD1C <text:s/>- <text:s/>jumonji domain containing 1c, NEUROG3 <text:s/>- <text:s/>neurogenin 3, SFRP2 <text:s/>- <text:s/>secreted frizzled-related protein 2, RBFOX2 <text:s/>- <text:s/>rna binding protein, fox-1 homolog (c. elegans) 2, PIAS4 <text:s/>- <text:s/>protein inhibitor of activated stat, 4, NEUROG2 <text:s/>- <text:s/>neurogenin 2, TGFB1I1 <text:s/>- <text:s/>transforming growth factor beta 1 induced transcript 1, RBM4 <text:s/>- <text:s/>rna binding motif protein 4, ARID4A <text:s/>- <text:s/>at rich interactive domain 4a (rbp1-like), EPCAM <text:s/>- <text:s/>epithelial cell adhesion molecule, NUP35 <text:s/>- <text:s/>nucleoporin 35kda, FOSB <text:s/>- <text:s/>fbj murine osteosarcoma viral oncogene homolog b, DDX4 <text:s/>- <text:s/>dead (asp-glu-ala-asp) box polypeptide 4, LRRC4C <text:s/>- <text:s/>leucine rich repeat containing 4c, SLX1A <text:s/>- <text:s/>slx1 structure-specific endonuclease subunit homolog a (s. cerevisiae), CKS2 <text:s/>- <text:s/>cdc28 protein kinase regulatory subunit 2, SETDB2 <text:s/>- <text:s/>set domain, bifurcated 2, CDCA2 <text:s/>- <text:s/>cell division cycle associated 2, TTF2 <text:s/>- <text:s/>transcription termination factor, rna polymerase ii, KLF10 <text:s/>- <text:s/>kruppel-like factor 10, GSK3B <text:s/>- <text:s/>glycogen synthase kinase 3 beta, THY1 <text:s/>- <text:s/>thy-1 cell surface antige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10</text:p>
          </table:table-cell>
          <table:table-cell office:value-type="string" calcext:value-type="string">
            <text:p>DNA recombination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278" calcext:value-type="float">
            <text:p>0.0278</text:p>
          </table:table-cell>
          <table:table-cell office:value-type="float" office:value="2.61" calcext:value-type="float">
            <text:p>2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47" calcext:value-type="float">
            <text:p>147</text:p>
          </table:table-cell>
          <table:table-cell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RPAIN <text:s/>- <text:s/>rpa interacting protein, H2AFX <text:s/>- <text:s/>h2a histone family, member x, RECQL5 <text:s/>- <text:s/>recq protein-like 5, THAP9 <text:s/>- <text:s/>thap domain containing 9, XRCC6 <text:s/>- <text:s/>x-ray repair complementing defective repair in chinese hamster cells 6, CNTD1 <text:s/>- <text:s/>cyclin n-terminal domain containing 1, GINS4 <text:s/>- <text:s/>gins complex subunit 4 (sld5 homolog), CCNB1IP1 <text:s/>- <text:s/>cyclin b1 interacting protein 1, e3 ubiquitin protein ligase, PAGR1 <text:s/>- <text:s/>paxip1 associated glutamate-rich protein 1, C15orf60 <text:s/>- <text:s/>chromosome 15 open reading frame 60, MCM8 <text:s/>- <text:s/>minichromosome maintenance complex component 8, MLH1 <text:s/>- <text:s/>mutl homolog 1, colon cancer, nonpolyposis type 2 (e. coli), NABP2 <text:s/>- <text:s/>nucleic acid binding protein 2, SLX1A <text:s/>- <text:s/>slx1 structure-specific endonuclease subunit homolog a (s. cerevisiae), RECQL <text:s/>- <text:s/>recq protein-like (dna helicase q1-like), INO80B <text:s/>- <text:s/>ino80 complex subunit b, GEN1 <text:s/>- <text:s/>gen1 holliday junction 5' flap endonuclease, PSMC3IP <text:s/>- <text:s/>psmc3 interacting protein, RPA2 <text:s/>- <text:s/>replication protein a2, 32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685</text:p>
          </table:table-cell>
          <table:table-cell office:value-type="string" calcext:value-type="string">
            <text:p>regulation of glial cell differentiation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277" calcext:value-type="float">
            <text:p>0.0277</text:p>
          </table:table-cell>
          <table:table-cell office:value-type="float" office:value="4.13" calcext:value-type="float">
            <text:p>4.13</text:p>
          </table:table-cell>
          <table:table-cell office:value-type="float" office:value="13954" calcext:value-type="float">
            <text:p>13954</text:p>
          </table:table-cell>
          <table:table-cell office:value-type="float" office:value="49" calcext:value-type="float">
            <text:p>49</text:p>
          </table:table-cell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LIN28A <text:s/>- <text:s/>lin-28 homolog a (c. elegans), NKX6-1 <text:s/>- <text:s/>nk6 homeobox 1, CDK1 <text:s/>- <text:s/>cyclin-dependent kinase 1, SHH <text:s/>- <text:s/>sonic hedgehog, DLX2 <text:s/>- <text:s/>distal-less homeobox 2, PRMT5 <text:s/>- <text:s/>protein arginine methyltransferase 5, EPHA4 <text:s/>- <text:s/>eph receptor a4, DUSP10 <text:s/>- <text:s/>dual specificity phosphatase 10, PPARG <text:s/>- <text:s/>peroxisome proliferator-activated receptor gamma, ID4 <text:s/>- <text:s/>inhibitor of dna binding 4, dominant negative helix-loop-helix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356" calcext:value-type="float">
            <text:p>0.0356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3908" calcext:value-type="float">
            <text:p>3908</text:p>
          </table:table-cell>
          <table:table-cell office:value-type="float" office:value="690" calcext:value-type="float">
            <text:p>69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[G3BP1 <text:s/>- <text:s/>gtpase activating protein (sh3 domain) binding protein 1, SEPT4 <text:s/>- <text:s/>septin 4, TRAPPC6A <text:s/>- <text:s/>trafficking protein particle complex 6a, RACGAP1 <text:s/>- <text:s/>rac gtpase activating protein 1, RECQL <text:s/>- <text:s/>recq protein-like (dna helicase q1-like), NASP <text:s/>- <text:s/>nuclear autoantigenic sperm protein (histone-binding), WASF2 <text:s/>- <text:s/>was protein family, member 2, NAP1L4 <text:s/>- <text:s/>nucleosome assembly protein 1-like 4, SIRT2 <text:s/>- <text:s/>sirtuin 2, KIF27 <text:s/>- <text:s/>kinesin family member 27, TDRD3 <text:s/>- <text:s/>tudor domain containing 3, STMN4 <text:s/>- <text:s/>stathmin-like 4, MAEL <text:s/>- <text:s/>maelstrom spermatogenic transposon silencer, BRD8 <text:s/>- <text:s/>bromodomain containing 8, ATG4C <text:s/>- <text:s/>autophagy related 4c, cysteine peptidase, ECSIT <text:s/>- <text:s/>ecsit signalling integrator, GRHL1 <text:s/>- <text:s/>grainyhead-like 1 (drosophila), LPL <text:s/>- <text:s/>lipoprotein lipase, HIST3H2BB <text:s/>- <text:s/>histone cluster 3, h2bb, CCNB1IP1 <text:s/>- <text:s/>cyclin b1 interacting protein 1, e3 ubiquitin protein ligase, ORC3 <text:s/>- <text:s/>origin recognition complex, subunit 3, SON <text:s/>- <text:s/>son dna binding protein, LIPA <text:s/>- <text:s/>lipase a, lysosomal acid, cholesterol esterase, RAB40C <text:s/>- <text:s/>rab40c, member ras oncogene family, LDB1 <text:s/>- <text:s/>lim domain binding 1, MYO1E <text:s/>- <text:s/>myosin ie, TRDN <text:s/>- <text:s/>triadin, ABCA7 <text:s/>- <text:s/>atp-binding cassette, sub-family a (abc1), member 7, ACIN1 <text:s/>- <text:s/>apoptotic chromatin condensation inducer 1, ADAMTS4 <text:s/>- <text:s/>adam metallopeptidase with thrombospondin type 1 motif, 4, GGCT <text:s/>- <text:s/>gamma-glutamylcyclotransferase, ADAMTS3 <text:s/>- <text:s/>adam metallopeptidase with thrombospondin type 1 motif, 3, GLUL <text:s/>- <text:s/>glutamate-ammonia ligase, BCAS3 <text:s/>- <text:s/>breast carcinoma amplified sequence 3, DYSF <text:s/>- <text:s/>dysferlin, limb girdle muscular dystrophy 2b (autosomal recessive), MIS12 <text:s/>- <text:s/>mis12 kinetochore complex component, AMER1 <text:s/>- <text:s/>apc membrane recruitment protein 1, SNX11 <text:s/>- <text:s/>sorting nexin 11, AQP11 <text:s/>- <text:s/>aquaporin 11, CCNA1 <text:s/>- <text:s/>cyclin a1, FZD7 <text:s/>- <text:s/>frizzled family receptor 7, MRPS30 <text:s/>- <text:s/>mitochondrial ribosomal protein s30, CELSR3 <text:s/>- <text:s/>cadherin, egf lag seven-pass g-type receptor 3, KDM1A <text:s/>- <text:s/>lysine (k)-specific demethylase 1a, NAA60 <text:s/>- <text:s/>n(alpha)-acetyltransferase 60, natf catalytic subunit, INO80B <text:s/>- <text:s/>ino80 complex subunit b, TMEM108 <text:s/>- <text:s/>transmembrane protein 108, SSBP3 <text:s/>- <text:s/>single stranded dna binding protein 3, HIST3H2A <text:s/>- <text:s/>histone cluster 3, h2a, MID1IP1 <text:s/>- <text:s/>mid1 interacting protein 1, KCTD9 <text:s/>- <text:s/>potassium channel tetramerization domain containing 9, ROCK2 <text:s/>- <text:s/>rho-associated, coiled-coil containing protein kinase 2, HELB <text:s/>- <text:s/>helicase (dna) b, KIF20A <text:s/>- <text:s/>kinesin family member 20a, FUNDC1 <text:s/>- <text:s/>fun14 domain containing 1, KMT2C <text:s/>- <text:s/>lysine (k)-specific methyltransferase 2c, COL27A1 <text:s/>- <text:s/>collagen, type xxvii, alpha 1, HOOK1 <text:s/>- <text:s/>hook microtubule-tethering protein 1, BLOC1S3 <text:s/>- <text:s/>biogenesis of lysosomal organelles complex-1, subunit 3, VASH2 <text:s/>- <text:s/>vasohibin 2, CHD6 <text:s/>- <text:s/>chromodomain helicase dna binding protein 6, PRDM13 <text:s/>- <text:s/>pr domain containing 13, TTLL5 <text:s/>- <text:s/>tubulin tyrosine ligase-like family, member 5, H1FNT <text:s/>- <text:s/>h1 histone family, member n, testis-specific, SYT1 <text:s/>- <text:s/>synaptotagmin i, TIMM10 <text:s/>- <text:s/>translocase of inner mitochondrial membrane 10 homolog (yeast), FANCD2 <text:s/>- <text:s/>fanconi anemia, complementation group d2, CENPI <text:s/>- <text:s/>centromere protein i, AGO1 <text:s/>- <text:s/>argonaute risc catalytic component 1, RPA2 <text:s/>- <text:s/>replication protein a2, 32kda, STXBP1 <text:s/>- <text:s/>syntaxin binding protein 1, COA3 <text:s/>- <text:s/>cytochrome c oxidase assembly factor 3, RECQL5 <text:s/>- <text:s/>recq protein-like 5, XRCC6 <text:s/>- <text:s/>x-ray repair complementing defective repair in chinese hamster cells 6, UBE2C <text:s/>- <text:s/>ubiquitin-conjugating enzyme e2c, MRPS12 <text:s/>- <text:s/>mitochondrial ribosomal protein s12, MAST2 <text:s/>- <text:s/>microtubule associated serine/threonine kinase 2, LIPG <text:s/>- <text:s/>lipase, endothelial, FMNL3 <text:s/>- <text:s/>formin-like 3, SGIP1 <text:s/>- <text:s/>sh3-domain grb2-like (endophilin) interacting protein 1, NAIF1 <text:s/>- <text:s/>nuclear apoptosis inducing factor 1, DEK <text:s/>- <text:s/>dek oncogene, MSX1 <text:s/>- <text:s/>msh homeobox 1, CALM3 <text:s/>- <text:s/>calmodulin 3 (phosphorylase kinase, delta), UBE2K <text:s/>- <text:s/>ubiquitin-conjugating enzyme e2k, F5 <text:s/>- <text:s/>coagulation factor v (proaccelerin, labile factor), AURKA <text:s/>- <text:s/>aurora kinase a, KIF14 <text:s/>- <text:s/>kinesin family member 14, MRPL37 <text:s/>- <text:s/>mitochondrial ribosomal protein l37, TRADD <text:s/>- <text:s/>tnfrsf1a-associated via death domain, MRPL51 <text:s/>- <text:s/>mitochondrial ribosomal protein l51, NCAPD2 <text:s/>- <text:s/>non-smc condensin i complex, subunit d2, IFT27 <text:s/>- <text:s/>intraflagellar transport 27 homolog (chlamydomonas), ALDOB <text:s/>- <text:s/>aldolase b, fructose-bisphosphate, NRXN2 <text:s/>- <text:s/>neurexin 2, ELAC2 <text:s/>- <text:s/>elac ribonuclease z 2, MRPS18B <text:s/>- <text:s/>mitochondrial ribosomal protein s18b, TXNL4B <text:s/>- <text:s/>thioredoxin-like 4b, ASF1B <text:s/>- <text:s/>anti-silencing function 1b histone chaperone, C1QTNF6 <text:s/>- <text:s/>c1q and tumor necrosis factor related protein 6, BABAM1 <text:s/>- <text:s/>brisc and brca1 a complex member 1, SORT1 <text:s/>- <text:s/>sortilin 1, CAT <text:s/>- <text:s/>catalase, LMOD1 <text:s/>- <text:s/>leiomodin 1 (smooth muscle), KANSL2 <text:s/>- <text:s/>kat8 regulatory nsl complex subunit 2, EPHA4 <text:s/>- <text:s/>eph receptor a4, C12orf65 <text:s/>- <text:s/>chromosome 12 open reading frame 65, RXRG <text:s/>- <text:s/>retinoid x receptor, gamma, GINS4 <text:s/>- <text:s/>gins complex subunit 4 (sld5 homolog), MIA3 <text:s/>- <text:s/>melanoma inhibitory activity family, member 3, PRKCB <text:s/>- <text:s/>protein kinase c, beta, GAP43 <text:s/>- <text:s/>growth associated protein 43, MPP2 <text:s/>- <text:s/>membrane protein, palmitoylated 2 (maguk p55 subfamily member 2), RTN4 <text:s/>- <text:s/>reticulon 4, PRMT5 <text:s/>- <text:s/>protein arginine methyltransferase 5, ATAD2 <text:s/>- <text:s/>atpase family, aaa domain containing 2, DEDD2 <text:s/>- <text:s/>death effector domain containing 2, DHX9 <text:s/>- <text:s/>deah (asp-glu-ala-his) box helicase 9, PHLDB2 <text:s/>- <text:s/>pleckstrin homology-like domain, family b, member 2, CDK1 <text:s/>- <text:s/>cyclin-dependent kinase 1, ZNF385A <text:s/>- <text:s/>zinc finger protein 385a, DDIT3 <text:s/>- <text:s/>dna-damage-inducible transcript 3, FCHSD2 <text:s/>- <text:s/>fch and double sh3 domains 2, TTC7A <text:s/>- <text:s/>tetratricopeptide repeat domain 7a, ELMO1 <text:s/>- <text:s/>engulfment and cell motility 1, MLH1 <text:s/>- <text:s/>mutl homolog 1, colon cancer, nonpolyposis type 2 (e. coli), TBC1D10A <text:s/>- <text:s/>tbc1 domain family, member 10a, CHP1 <text:s/>- <text:s/>calcineurin-like ef-hand protein 1, RPS6KA5 <text:s/>- <text:s/>ribosomal protein s6 kinase, 90kda, polypeptide 5, MTFR2 <text:s/>- <text:s/>mitochondrial fission regulator 2, BOLA2B <text:s/>- <text:s/>bola homolog 2b (e. coli), G3BP2 <text:s/>- <text:s/>gtpase activating protein (sh3 domain) binding protein 2, TAF6L <text:s/>- <text:s/>taf6-like rna polymerase ii, p300/cbp-associated factor (pcaf)-associated factor, 65kda, TDO2 <text:s/>- <text:s/>tryptophan 2,3-dioxygenase, GOLPH3L <text:s/>- <text:s/>golgi phosphoprotein 3-like, CEP250 <text:s/>- <text:s/>centrosomal protein 250kda, HIST1H2BB <text:s/>- <text:s/>histone cluster 1, h2bb, ERMN <text:s/>- <text:s/>ermin, erm-like protein, LIX1 <text:s/>- <text:s/>lix1 homolog (chicken), ARL3 <text:s/>- <text:s/>adp-ribosylation factor-like 3, H2AFX <text:s/>- <text:s/>h2a histone family, member x, TYSND1 <text:s/>- <text:s/>trypsin domain containing 1, HIST1H1D <text:s/>- <text:s/>histone cluster 1, h1d, DDR2 <text:s/>- <text:s/>discoidin domain receptor tyrosine kinase 2, SYNE1 <text:s/>- <text:s/>spectrin repeat containing, nuclear envelope 1, SKA2 <text:s/>- <text:s/>spindle and kinetochore associated complex subunit 2, NUMA1 <text:s/>- <text:s/>nuclear mitotic apparatus protein 1, HIST1H2BA <text:s/>- <text:s/>histone cluster 1, h2ba, TARBP2 <text:s/>- <text:s/>tar (hiv-1) rna binding protein 2, NUP88 <text:s/>- <text:s/>nucleoporin 88kda, ARID1B <text:s/>- <text:s/>at rich interactive domain 1b (swi1-like), SZT2 <text:s/>- <text:s/>seizure threshold 2 homolog (mouse), BAZ1A <text:s/>- <text:s/>bromodomain adjacent to zinc finger domain, 1a, MAP3K3 <text:s/>- <text:s/>mitogen-activated protein kinase kinase kinase 3, MAP3K12 <text:s/>- <text:s/>mitogen-activated protein kinase kinase kinase 12, ISCA2 <text:s/>- <text:s/>iron-sulfur cluster assembly 2, ZEB2 <text:s/>- <text:s/>zinc finger e-box binding homeobox 2, TACC2 <text:s/>- <text:s/>transforming, acidic coiled-coil containing protein 2, CDH6 <text:s/>- <text:s/>cadherin 6, type 2, k-cadherin (fetal kidney), CHMP2B <text:s/>- <text:s/>charged multivesicular body protein 2b, CDH9 <text:s/>- <text:s/>cadherin 9, type 2 (t1-cadherin), TNFSF11 <text:s/>- <text:s/>tumor necrosis factor (ligand) superfamily, member 11, HDAC1 <text:s/>- <text:s/>histone deacetylase 1, CDH18 <text:s/>- <text:s/>cadherin 18, type 2, NRD1 <text:s/>- <text:s/>nardilysin (n-arginine dibasic convertase), KAT7 <text:s/>- <text:s/>k(lysine) acetyltransferase 7, SH3D19 <text:s/>- <text:s/>sh3 domain containing 19, RRN3 <text:s/>- <text:s/>rrn3 rna polymerase i transcription factor homolog (s. cerevisiae), PHF19 <text:s/>- <text:s/>phd finger protein 19, NLGN2 <text:s/>- <text:s/>neuroligin 2, GOLGB1 <text:s/>- <text:s/>golgin b1, RHOQ <text:s/>- <text:s/>ras homolog family member q, BAHD1 <text:s/>- <text:s/>bromo adjacent homology domain containing 1, TLE3 <text:s/>- <text:s/>transducin-like enhancer of split 3 (e(sp1) homolog, drosophila), TFB2M <text:s/>- <text:s/>transcription factor b2, mitochondrial, HIST1H2AB <text:s/>- <text:s/>histone cluster 1, h2ab, TLE4 <text:s/>- <text:s/>transducin-like enhancer of split 4 (e(sp1) homolog, drosophila), WNT8B <text:s/>- <text:s/>wingless-type mmtv integration site family, member 8b, C15orf43 <text:s/>- <text:s/>chromosome 15 open reading frame 43, TLL2 <text:s/>- <text:s/>tolloid-like 2, KATNAL2 <text:s/>- <text:s/>katanin p60 subunit a-like 2, PEX2 <text:s/>- <text:s/>peroxisomal biogenesis factor 2, HIST1H2AC <text:s/>- <text:s/>histone cluster 1, h2ac, EMC6 <text:s/>- <text:s/>er membrane protein complex subunit 6, DNAH7 <text:s/>- <text:s/>dynein, axonemal, heavy chain 7, SEC31A <text:s/>- <text:s/>sec31 homolog a (s. cerevisiae), ESPL1 <text:s/>- <text:s/>extra spindle pole bodies homolog 1 (s. cerevisiae), CEP57 <text:s/>- <text:s/>centrosomal protein 57kda, BRPF3 <text:s/>- <text:s/>bromodomain and phd finger containing, 3, RAB3A <text:s/>- <text:s/>rab3a, member ras oncogene family, FRYL <text:s/>- <text:s/>fry-like, ARHGAP21 <text:s/>- <text:s/>rho gtpase activating protein 21, WNT3 <text:s/>- <text:s/>wingless-type mmtv integration site family, member 3, PER1 <text:s/>- <text:s/>period circadian clock 1, ANO4 <text:s/>- <text:s/>anoctamin 4, MCM6 <text:s/>- <text:s/>minichromosome maintenance complex component 6, CCP110 <text:s/>- <text:s/>centriolar coiled coil protein 110kda, IQCB1 <text:s/>- <text:s/>iq motif containing b1, SUZ12 <text:s/>- <text:s/>suz12 polycomb repressive complex 2 subunit, COL5A3 <text:s/>- <text:s/>collagen, type v, alpha 3, SYCP3 <text:s/>- <text:s/>synaptonemal complex protein 3, PNPT1 <text:s/>- <text:s/>polyribonucleotide nucleotidyltransferase 1, OPTC <text:s/>- <text:s/>opticin, SHH <text:s/>- <text:s/>sonic hedgehog, MTFR1 <text:s/>- <text:s/>mitochondrial fission regulator 1, NCK2 <text:s/>- <text:s/>nck adaptor protein 2, MRPL50 <text:s/>- <text:s/>mitochondrial ribosomal protein l50, LRP6 <text:s/>- <text:s/>low density lipoprotein receptor-related protein 6, LUM <text:s/>- <text:s/>lumican, TFDP2 <text:s/>- <text:s/>transcription factor dp-2 (e2f dimerization partner 2), USP21 <text:s/>- <text:s/>ubiquitin specific peptidase 21, CLTA <text:s/>- <text:s/>clathrin, light chain a, HIST1H2AA <text:s/>- <text:s/>histone cluster 1, h2aa, UQCC <text:s/>- <text:s/>ubiquinol-cytochrome c reductase complex chaperone, STIL <text:s/>- <text:s/>scl/tal1 interrupting locus, PHACTR1 <text:s/>- <text:s/>phosphatase and actin regulator 1, MACF1 <text:s/>- <text:s/>microtubule-actin crosslinking factor 1, JMJD1C <text:s/>- <text:s/>jumonji domain containing 1c, SFRP2 <text:s/>- <text:s/>secreted frizzled-related protein 2, RBFOX2 <text:s/>- <text:s/>rna binding protein, fox-1 homolog (c. elegans) 2, ARID4A <text:s/>- <text:s/>at rich interactive domain 4a (rbp1-like), M6PR <text:s/>- <text:s/>mannose-6-phosphate receptor (cation dependent), NUP35 <text:s/>- <text:s/>nucleoporin 35kda, NEB <text:s/>- <text:s/>nebulin, DMP1 <text:s/>- <text:s/>dentin matrix acidic phosphoprotein 1, DDX4 <text:s/>- <text:s/>dead (asp-glu-ala-asp) box polypeptide 4, SLX1A <text:s/>- <text:s/>slx1 structure-specific endonuclease subunit homolog a (s. cerevisiae), CABIN1 <text:s/>- <text:s/>calcineurin binding protein 1, CKS2 <text:s/>- <text:s/>cdc28 protein kinase regulatory subunit 2, SETDB2 <text:s/>- <text:s/>set domain, bifurcated 2, GSK3B <text:s/>- <text:s/>glycogen synthase kinase 3 beta, SH3BGR <text:s/>- <text:s/>sh3 domain binding glutamic acid-rich protein, THY1 <text:s/>- <text:s/>thy-1 cell surface antigen, ITSN1 <text:s/>- <text:s/>intersectin 1 (sh3 domain protein), NDUFS2 <text:s/>- <text:s/>nadh dehydrogenase (ubiquinone) fe-s protein 2, 49kda (nadh-coenzyme q reductase), RHOF <text:s/>- <text:s/>ras homolog family member f (in filopodia)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08150</text:p>
          </table:table-cell>
          <table:table-cell table:style-name="ce1" office:value-type="string" calcext:value-type="string">
            <text:p>biological_process</text:p>
          </table:table-cell>
          <table:table-cell table:style-name="ce1" office:value-type="float" office:value="0.000248" calcext:value-type="float">
            <text:p>0.000248</text:p>
          </table:table-cell>
          <table:table-cell table:style-name="ce1" office:value-type="float" office:value="0.0571" calcext:value-type="float">
            <text:p>0.057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2712" calcext:value-type="float">
            <text:p>1271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string" calcext:value-type="string">
            <text:p>[MEX3C <text:s/>- <text:s/>mex-3 rna binding family member c, LHX1 <text:s/>- <text:s/>lim homeobox 1, AP3M2 <text:s/>- <text:s/>adaptor-related protein complex 3, mu 2 subunit, PDIA4 <text:s/>- <text:s/>protein disulfide isomerase family a, member 4, HNRNPA0 <text:s/>- <text:s/>heterogeneous nuclear ribonucleoprotein a0, SEPT4 <text:s/>- <text:s/>septin 4, OS9 <text:s/>- <text:s/>osteosarcoma amplified 9, endoplasmic reticulum lectin, GCNT2 <text:s/>- <text:s/>glucosaminyl (n-acetyl) transferase 2, i-branching enzyme (i blood group), PNRC1 <text:s/>- <text:s/>proline-rich nuclear receptor coactivator 1, CYP39A1 <text:s/>- <text:s/>cytochrome p450, family 39, subfamily a, polypeptide 1, LGALS1 <text:s/>- <text:s/>lectin, galactoside-binding, soluble, 1, KIF27 <text:s/>- <text:s/>kinesin family member 27, SLC39A4 <text:s/>- <text:s/>solute carrier family 39 (zinc transporter), member 4, MAEL <text:s/>- <text:s/>maelstrom spermatogenic transposon silencer, SLC16A10 <text:s/>- <text:s/>solute carrier family 16 (aromatic amino acid transporter), member 10, SP2 <text:s/>- <text:s/>sp2 transcription factor, ACAT2 <text:s/>- <text:s/>acetyl-coa acetyltransferase 2, BRD8 <text:s/>- <text:s/>bromodomain containing 8, TMC1 <text:s/>- <text:s/>transmembrane channel-like 1, GPC3 <text:s/>- <text:s/>glypican 3, ATG4C <text:s/>- <text:s/>autophagy related 4c, cysteine peptidase, SYVN1 <text:s/>- <text:s/>synovial apoptosis inhibitor 1, synoviolin, ECSIT <text:s/>- <text:s/>ecsit signalling integrator, GRHL3 <text:s/>- <text:s/>grainyhead-like 3 (drosophila), LPL <text:s/>- <text:s/>lipoprotein lipase, PIP5KL1 <text:s/>- <text:s/>phosphatidylinositol-4-phosphate 5-kinase-like 1, CCNB1IP1 <text:s/>- <text:s/>cyclin b1 interacting protein 1, e3 ubiquitin protein ligase, TCERG1 <text:s/>- <text:s/>transcription elongation regulator 1, WBP2 <text:s/>- <text:s/>ww domain binding protein 2, MCM8 <text:s/>- <text:s/>minichromosome maintenance complex component 8, ORC3 <text:s/>- <text:s/>origin recognition complex, subunit 3, MMAB <text:s/>- <text:s/>methylmalonic aciduria (cobalamin deficiency) cblb type, SON <text:s/>- <text:s/>son dna binding protein, RAB40C <text:s/>- <text:s/>rab40c, member ras oncogene family, LIPA <text:s/>- <text:s/>lipase a, lysosomal acid, cholesterol esterase, MPND <text:s/>- <text:s/>mpn domain containing, ADAMTS4 <text:s/>- <text:s/>adam metallopeptidase with thrombospondin type 1 motif, 4, GLUL <text:s/>- <text:s/>glutamate-ammonia ligase, ADAMTS3 <text:s/>- <text:s/>adam metallopeptidase with thrombospondin type 1 motif, 3, ANAPC5 <text:s/>- <text:s/>anaphase promoting complex subunit 5, PHACTR3 <text:s/>- <text:s/>phosphatase and actin regulator 3, DYSF <text:s/>- <text:s/>dysferlin, limb girdle muscular dystrophy 2b (autosomal recessive), SPTLC2 <text:s/>- <text:s/>serine palmitoyltransferase, long chain base subunit 2, MOGAT1 <text:s/>- <text:s/>monoacylglycerol o-acyltransferase 1, PPM1B <text:s/>- <text:s/>protein phosphatase, mg2+/mn2+ dependent, 1b, AMER1 <text:s/>- <text:s/>apc membrane recruitment protein 1, SNRPA <text:s/>- <text:s/>small nuclear ribonucleoprotein polypeptide a, RNASE9 <text:s/>- <text:s/>ribonuclease, rnase a family, 9 (non-active), ACVR1 <text:s/>- <text:s/>activin a receptor, type i, AQP11 <text:s/>- <text:s/>aquaporin 11, TECR <text:s/>- <text:s/>trans-2,3-enoyl-coa reductase, GLI3 <text:s/>- <text:s/>gli family zinc finger 3, FZD7 <text:s/>- <text:s/>frizzled family receptor 7, WDR3 <text:s/>- <text:s/>wd repeat domain 3, POU3F3 <text:s/>- <text:s/>pou class 3 homeobox 3, ACYP1 <text:s/>- <text:s/>acylphosphatase 1, erythrocyte (common) type, MRPS30 <text:s/>- <text:s/>mitochondrial ribosomal protein s30, ZBTB37 <text:s/>- <text:s/>zinc finger and btb domain containing 37, NAA60 <text:s/>- <text:s/>n(alpha)-acetyltransferase 60, natf catalytic subunit, PPARG <text:s/>- <text:s/>peroxisome proliferator-activated receptor gamma, KRTAP4-5 <text:s/>- <text:s/>keratin associated protein 4-5, PCYT1B <text:s/>- <text:s/>phosphate cytidylyltransferase 1, choline, beta, SSBP3 <text:s/>- <text:s/>single stranded dna binding protein 3, POU3F1 <text:s/>- <text:s/>pou class 3 homeobox 1, MID1IP1 <text:s/>- <text:s/>mid1 interacting protein 1, PPP1R17 <text:s/>- <text:s/>protein phosphatase 1, regulatory subunit 17, ROCK2 <text:s/>- <text:s/>rho-associated, coiled-coil containing protein kinase 2, ALDH1L1 <text:s/>- <text:s/>aldehyde dehydrogenase 1 family, member l1, SLC25A27 <text:s/>- <text:s/>solute carrier family 25, member 27, FUNDC1 <text:s/>- <text:s/>fun14 domain containing 1, KMT2C <text:s/>- <text:s/>lysine (k)-specific methyltransferase 2c, KLF6 <text:s/>- <text:s/>kruppel-like factor 6, PRKD3 <text:s/>- <text:s/>protein kinase d3, SLC4A8 <text:s/>- <text:s/>solute carrier family 4, sodium bicarbonate cotransporter, member 8, COL27A1 <text:s/>- <text:s/>collagen, type xxvii, alpha 1, TMEFF2 <text:s/>- <text:s/>transmembrane protein with egf-like and two follistatin-like domains 2, HOOK1 <text:s/>- <text:s/>hook microtubule-tethering protein 1, TMEM2 <text:s/>- <text:s/>transmembrane protein 2, CNST <text:s/>- <text:s/>consortin, connexin sorting protein, HNRNPUL1 <text:s/>- <text:s/>heterogeneous nuclear ribonucleoprotein u-like 1, VASH2 <text:s/>- <text:s/>vasohibin 2, CSTF1 <text:s/>- <text:s/>cleavage stimulation factor, 3' pre-rna, subunit 1, 50kda, CHD6 <text:s/>- <text:s/>chromodomain helicase dna binding protein 6, LOXL4 <text:s/>- <text:s/>lysyl oxidase-like 4, PRDM13 <text:s/>- <text:s/>pr domain containing 13, ASCC2 <text:s/>- <text:s/>activating signal cointegrator 1 complex subunit 2, PRPF40B <text:s/>- <text:s/>prp40 pre-mrna processing factor 40 homolog b (s. cerevisiae), ASB7 <text:s/>- <text:s/>ankyrin repeat and socs box containing 7, SYT1 <text:s/>- <text:s/>synaptotagmin i, CCAR1 <text:s/>- <text:s/>cell division cycle and apoptosis regulator 1, FUCA2 <text:s/>- <text:s/>fucosidase, alpha-l- 2, plasma, TMEM184C <text:s/>- <text:s/>transmembrane protein 184c, CACNG7 <text:s/>- <text:s/>calcium channel, voltage-dependent, gamma subunit 7, KHK <text:s/>- <text:s/>ketohexokinase (fructokinase), HIVEP3 <text:s/>- <text:s/>human immunodeficiency virus type i enhancer binding protein 3, CENPI <text:s/>- <text:s/>centromere protein i, LRRC18 <text:s/>- <text:s/>leucine rich repeat containing 18, ZNF689 <text:s/>- <text:s/>zinc finger protein 689, PPP2R5D <text:s/>- <text:s/>protein phosphatase 2, regulatory subunit b', delta, STXBP1 <text:s/>- <text:s/>syntaxin binding protein 1, PPP2R5C <text:s/>- <text:s/>protein phosphatase 2, regulatory subunit b', gamma, SEP15 <text:s/>- <text:s/>15 kda selenoprotein, RECQL5 <text:s/>- <text:s/>recq protein-like 5, XRCC6 <text:s/>- <text:s/>x-ray repair complementing defective repair in chinese hamster cells 6, UBE2C <text:s/>- <text:s/>ubiquitin-conjugating enzyme e2c, KPNA4 <text:s/>- <text:s/>karyopherin alpha 4 (importin alpha 3), PTF1A <text:s/>- <text:s/>pancreas specific transcription factor, 1a, KPNA2 <text:s/>- <text:s/>karyopherin alpha 2 (rag cohort 1, importin alpha 1), LIPG <text:s/>- <text:s/>lipase, endothelial, DDX52 <text:s/>- <text:s/>dead (asp-glu-ala-asp) box polypeptide 52, ZNF526 <text:s/>- <text:s/>zinc finger protein 526, PRR11 <text:s/>- <text:s/>proline rich 11, SGIP1 <text:s/>- <text:s/>sh3-domain grb2-like (endophilin) interacting protein 1, FUT8 <text:s/>- <text:s/>fucosyltransferase 8 (alpha (1,6) fucosyltransferase), DEK <text:s/>- <text:s/>dek oncogene, PPP1R10 <text:s/>- <text:s/>protein phosphatase 1, regulatory subunit 10, AURKA <text:s/>- <text:s/>aurora kinase a, RPAIN <text:s/>- <text:s/>rpa interacting protein, LIN28A <text:s/>- <text:s/>lin-28 homolog a (c. elegans), RNF181 <text:s/>- <text:s/>ring finger protein 181, MRPL37 <text:s/>- <text:s/>mitochondrial ribosomal protein l37, PAPPA2 <text:s/>- <text:s/>pappalysin 2, CRKL <text:s/>- <text:s/>v-crk avian sarcoma virus ct10 oncogene homolog-like, CELF6 <text:s/>- <text:s/>cugbp, elav-like family member 6, IWS1 <text:s/>- <text:s/>iws1 homolog (s. cerevisiae), MRPL51 <text:s/>- <text:s/>mitochondrial ribosomal protein l51, THAP9 <text:s/>- <text:s/>thap domain containing 9, CRY1 <text:s/>- <text:s/>cryptochrome 1 (photolyase-like), IFT27 <text:s/>- <text:s/>intraflagellar transport 27 homolog (chlamydomonas), SLC25A25 <text:s/>- <text:s/>solute carrier family 25 (mitochondrial carrier; phosphate carrier), member 25, CELA2A <text:s/>- <text:s/>chymotrypsin-like elastase family, member 2a, ALDOB <text:s/>- <text:s/>aldolase b, fructose-bisphosphate, IVD <text:s/>- <text:s/>isovaleryl-coa dehydrogenase, GABRG1 <text:s/>- <text:s/>gamma-aminobutyric acid (gaba) a receptor, gamma 1, UBE2F <text:s/>- <text:s/>ubiquitin-conjugating enzyme e2f (putative), NRXN2 <text:s/>- <text:s/>neurexin 2, ELAC2 <text:s/>- <text:s/>elac ribonuclease z 2, ANKRD39 <text:s/>- <text:s/>ankyrin repeat domain 39, SSTR3 <text:s/>- <text:s/>somatostatin receptor 3, ABI3 <text:s/>- <text:s/>abi family, member 3, EXD1 <text:s/>- <text:s/>exonuclease 3'-5' domain containing 1, ASF1B <text:s/>- <text:s/>anti-silencing function 1b histone chaperone, KCNJ13 <text:s/>- <text:s/>potassium inwardly-rectifying channel, subfamily j, member 13, C1QTNF6 <text:s/>- <text:s/>c1q and tumor necrosis factor related protein 6, ZNF397 <text:s/>- <text:s/>zinc finger protein 397, FAM178A <text:s/>- <text:s/>family with sequence similarity 178, member a, PHF6 <text:s/>- <text:s/>phd finger protein 6, DENND2C <text:s/>- <text:s/>denn/madd domain containing 2c, LMOD1 <text:s/>- <text:s/>leiomodin 1 (smooth muscle), OSBPL6 <text:s/>- <text:s/>oxysterol binding protein-like 6, GINS4 <text:s/>- <text:s/>gins complex subunit 4 (sld5 homolog), KLF4 <text:s/>- <text:s/>kruppel-like factor 4 (gut), ZNF683 <text:s/>- <text:s/>zinc finger protein 683, MIA3 <text:s/>- <text:s/>melanoma inhibitory activity family, member 3, PRKCB <text:s/>- <text:s/>protein kinase c, beta, GAP43 <text:s/>- <text:s/>growth associated protein 43, GART <text:s/>- <text:s/>phosphoribosylglycinamide formyltransferase, phosphoribosylglycinamide synthetase, phosphoribosylaminoimidazole synthetase, DEDD2 <text:s/>- <text:s/>death effector domain containing 2, DHX9 <text:s/>- <text:s/>deah (asp-glu-ala-his) box helicase 9, PHLDB2 <text:s/>- <text:s/>pleckstrin homology-like domain, family b, member 2, PAPPA <text:s/>- <text:s/>pregnancy-associated plasma protein a, pappalysin 1, ZNF189 <text:s/>- <text:s/>zinc finger protein 189, RBM23 <text:s/>- <text:s/>rna binding motif protein 23, SEC31B <text:s/>- <text:s/>sec31 homolog b (s. cerevisiae), RFWD3 <text:s/>- <text:s/>ring finger and wd repeat domain 3, DDIT3 <text:s/>- <text:s/>dna-damage-inducible transcript 3, ZNF385A <text:s/>- <text:s/>zinc finger protein 385a, ARMC1 <text:s/>- <text:s/>armadillo repeat containing 1, CXCL9 <text:s/>- <text:s/>chemokine (c-x-c motif) ligand 9, METAP1D <text:s/>- <text:s/>methionyl aminopeptidase type 1d (mitochondrial), TTC7A <text:s/>- <text:s/>tetratricopeptide repeat domain 7a, MAP3K10 <text:s/>- <text:s/>mitogen-activated protein kinase kinase kinase 10, PBX1 <text:s/>- <text:s/>pre-b-cell leukemia homeobox 1, MLH1 <text:s/>- <text:s/>mutl homolog 1, colon cancer, nonpolyposis type 2 (e. coli), GTF2E1 <text:s/>- <text:s/>general transcription factor iie, polypeptide 1, alpha 56kda, SLC41A1 <text:s/>- <text:s/>solute carrier family 41 (magnesium transporter), member 1, HYKK <text:s/>- <text:s/>hydroxylysine kinase, TBC1D10A <text:s/>- <text:s/>tbc1 domain family, member 10a, NUDT2 <text:s/>- <text:s/>nudix (nucleoside diphosphate linked moiety x)-type motif 2, ZDHHC5 <text:s/>- <text:s/>zinc finger, dhhc-type containing 5, PXMP4 <text:s/>- <text:s/>peroxisomal membrane protein 4, 24kda, LINS <text:s/>- <text:s/>lines homolog (drosophila), CHP1 <text:s/>- <text:s/>calcineurin-like ef-hand protein 1, DHRS3 <text:s/>- <text:s/>dehydrogenase/reductase (sdr family) member 3, RPS6KA5 <text:s/>- <text:s/>ribosomal protein s6 kinase, 90kda, polypeptide 5, BOLA2B <text:s/>- <text:s/>bola homolog 2b (e. coli), GUCA2A <text:s/>- <text:s/>guanylate cyclase activator 2a (guanylin), TRUB1 <text:s/>- <text:s/>trub pseudouridine (psi) synthase homolog 1 (e. coli), GUCY1B3 <text:s/>- <text:s/>guanylate cyclase 1, soluble, beta 3, NCALD <text:s/>- <text:s/>neurocalcin delta, PEBP1 <text:s/>- <text:s/>phosphatidylethanolamine binding protein 1, CNTD1 <text:s/>- <text:s/>cyclin n-terminal domain containing 1, INTS7 <text:s/>- <text:s/>integrator complex subunit 7, LRTM2 <text:s/>- <text:s/>leucine-rich repeats and transmembrane domains 2, LCLAT1 <text:s/>- <text:s/>lysocardiolipin acyltransferase 1, TM2D1 <text:s/>- <text:s/>tm2 domain containing 1, GOLPH3L <text:s/>- <text:s/>golgi phosphoprotein 3-like, PPM1H <text:s/>- <text:s/>protein phosphatase, mg2+/mn2+ dependent, 1h, C10orf11 <text:s/>- <text:s/>chromosome 10 open reading frame 11, ALDH6A1 <text:s/>- <text:s/>aldehyde dehydrogenase 6 family, member a1, DUSP10 <text:s/>- <text:s/>dual specificity phosphatase 10, LETMD1 <text:s/>- <text:s/>letm1 domain containing 1, CEP250 <text:s/>- <text:s/>centrosomal protein 250kda, ERMN <text:s/>- <text:s/>ermin, erm-like protein, HIST1H2BB <text:s/>- <text:s/>histone cluster 1, h2bb, LIX1 <text:s/>- <text:s/>lix1 homolog (chicken), ARL3 <text:s/>- <text:s/>adp-ribosylation factor-like 3, EPGN <text:s/>- <text:s/>epithelial mitogen, SAP130 <text:s/>- <text:s/>sin3a-associated protein, 130kda, H2AFX <text:s/>- <text:s/>h2a histone family, member x, ENOX1 <text:s/>- <text:s/>ecto-nox disulfide-thiol exchanger 1, SC5D <text:s/>- <text:s/>sterol-c5-desaturase, HIST1H1D <text:s/>- <text:s/>histone cluster 1, h1d, SKA2 <text:s/>- <text:s/>spindle and kinetochore associated complex subunit 2, HIST1H2BA <text:s/>- <text:s/>histone cluster 1, h2ba, RHOB <text:s/>- <text:s/>ras homolog family member b, ARID1B <text:s/>- <text:s/>at rich interactive domain 1b (swi1-like), ME2 <text:s/>- <text:s/>malic enzyme 2, nad(+)-dependent, mitochondrial, MED30 <text:s/>- <text:s/>mediator complex subunit 30, PDK3 <text:s/>- <text:s/>pyruvate dehydrogenase kinase, isozyme 3, PEG3 <text:s/>- <text:s/>paternally expressed 3, HAGH <text:s/>- <text:s/>hydroxyacylglutathione hydrolase, LRP8 <text:s/>- <text:s/>low density lipoprotein receptor-related protein 8, apolipoprotein e receptor, BAZ1A <text:s/>- <text:s/>bromodomain adjacent to zinc finger domain, 1a, ADAMTS6 <text:s/>- <text:s/>adam metallopeptidase with thrombospondin type 1 motif, 6, MAP3K3 <text:s/>- <text:s/>mitogen-activated protein kinase kinase kinase 3, MAP3K12 <text:s/>- <text:s/>mitogen-activated protein kinase kinase kinase 12, ISCA2 <text:s/>- <text:s/>iron-sulfur cluster assembly 2, DGKB <text:s/>- <text:s/>diacylglycerol kinase, beta 90kda, ZNF644 <text:s/>- <text:s/>zinc finger protein 644, C14orf1 <text:s/>- <text:s/>chromosome 14 open reading frame 1, PRPF38B <text:s/>- <text:s/>prp38 pre-mrna processing factor 38 (yeast) domain containing b, TPCN1 <text:s/>- <text:s/>two pore segment channel 1, SARS <text:s/>- <text:s/>seryl-trna synthetase, CHMP2B <text:s/>- <text:s/>charged multivesicular body protein 2b, TRIM68 <text:s/>- <text:s/>tripartite motif containing 68, PDE4D <text:s/>- <text:s/>phosphodiesterase 4d, camp-specific, ZNF214 <text:s/>- <text:s/>zinc finger protein 214, HDAC1 <text:s/>- <text:s/>histone deacetylase 1, PRKAG3 <text:s/>- <text:s/>protein kinase, amp-activated, gamma 3 non-catalytic subunit, PDE3B <text:s/>- <text:s/>phosphodiesterase 3b, cgmp-inhibited, KAT7 <text:s/>- <text:s/>k(lysine) acetyltransferase 7, GNGT2 <text:s/>- <text:s/>guanine nucleotide binding protein (g protein), gamma transducing activity polypeptide 2, PHF19 <text:s/>- <text:s/>phd finger protein 19, NLGN2 <text:s/>- <text:s/>neuroligin 2, IRF2BP1 <text:s/>- <text:s/>interferon regulatory factor 2 binding protein 1, CDK14 <text:s/>- <text:s/>cyclin-dependent kinase 14, GOLGB1 <text:s/>- <text:s/>golgin b1, DTL <text:s/>- <text:s/>denticleless e3 ubiquitin protein ligase homolog (drosophila), RGS8 <text:s/>- <text:s/>regulator of g-protein signaling 8, GOT1 <text:s/>- <text:s/>glutamic-oxaloacetic transaminase 1, soluble, BAHD1 <text:s/>- <text:s/>bromo adjacent homology domain containing 1, PAGR1 <text:s/>- <text:s/>paxip1 associated glutamate-rich protein 1, AGPAT5 <text:s/>- <text:s/>1-acylglycerol-3-phosphate o-acyltransferase 5, WNT8B <text:s/>- <text:s/>wingless-type mmtv integration site family, member 8b, C15orf43 <text:s/>- <text:s/>chromosome 15 open reading frame 43, MORC2 <text:s/>- <text:s/>morc family cw-type zinc finger 2, KATNAL2 <text:s/>- <text:s/>katanin p60 subunit a-like 2, ATOH1 <text:s/>- <text:s/>atonal homolog 1 (drosophila), EMC6 <text:s/>- <text:s/>er membrane protein complex subunit 6, SEC31A <text:s/>- <text:s/>sec31 homolog a (s. cerevisiae), ENPP4 <text:s/>- <text:s/>ectonucleotide pyrophosphatase/phosphodiesterase 4 (putative), DUSP8 <text:s/>- <text:s/>dual specificity phosphatase 8, MAZ <text:s/>- <text:s/>myc-associated zinc finger protein (purine-binding transcription factor), CNKSR2 <text:s/>- <text:s/>connector enhancer of kinase suppressor of ras 2, TBX18 <text:s/>- <text:s/>t-box 18, FRYL <text:s/>- <text:s/>fry-like, WDFY1 <text:s/>- <text:s/>wd repeat and fyve domain containing 1, MKL1 <text:s/>- <text:s/>megakaryoblastic leukemia (translocation) 1, ARHGAP21 <text:s/>- <text:s/>rho gtpase activating protein 21, FBXL8 <text:s/>- <text:s/>f-box and leucine-rich repeat protein 8, WNT3 <text:s/>- <text:s/>wingless-type mmtv integration site family, member 3, PER1 <text:s/>- <text:s/>period circadian clock 1, ABHD12 <text:s/>- <text:s/>abhydrolase domain containing 12, ANO4 <text:s/>- <text:s/>anoctamin 4, SLC1A4 <text:s/>- <text:s/>solute carrier family 1 (glutamate/neutral amino acid transporter), member 4, BEST1 <text:s/>- <text:s/>bestrophin 1, LDB2 <text:s/>- <text:s/>lim domain binding 2, GIGYF2 <text:s/>- <text:s/>grb10 interacting gyf protein 2, MCM6 <text:s/>- <text:s/>minichromosome maintenance complex component 6, ATP5E <text:s/>- <text:s/>atp synthase, h+ transporting, mitochondrial f1 complex, epsilon subunit, AUTS2 <text:s/>- <text:s/>autism susceptibility candidate 2, ATP5G2 <text:s/>- <text:s/>atp synthase, h+ transporting, mitochondrial fo complex, subunit c2 (subunit 9), ATP2B4 <text:s/>- <text:s/>atpase, ca++ transporting, plasma membrane 4, AKR1E2 <text:s/>- <text:s/>aldo-keto reductase family 1, member e2, WARS <text:s/>- <text:s/>tryptophanyl-trna synthetase, GEN1 <text:s/>- <text:s/>gen1 holliday junction 5' flap endonuclease, PIAS2 <text:s/>- <text:s/>protein inhibitor of activated stat, 2, LSS <text:s/>- <text:s/>lanosterol synthase (2,3-oxidosqualene-lanosterol cyclase), PPIL1 <text:s/>- <text:s/>peptidylprolyl isomerase (cyclophilin)-like 1, COX7B2 <text:s/>- <text:s/>cytochrome c oxidase subunit viib2, PITX3 <text:s/>- <text:s/>paired-like homeodomain 3, LSAMP <text:s/>- <text:s/>limbic system-associated membrane protein, DLG3 <text:s/>- <text:s/>discs, large homolog 3 (drosophila), ZNF597 <text:s/>- <text:s/>zinc finger protein 597, PNPT1 <text:s/>- <text:s/>polyribonucleotide nucleotidyltransferase 1, OPTC <text:s/>- <text:s/>opticin, DLG2 <text:s/>- <text:s/>discs, large homolog 2 (drosophila), SHH <text:s/>- <text:s/>sonic hedgehog, DLX2 <text:s/>- <text:s/>distal-less homeobox 2, FBXW4 <text:s/>- <text:s/>f-box and wd repeat domain containing 4, LRCH4 <text:s/>- <text:s/>leucine-rich repeats and calponin homology (ch) domain containing 4, KRT26 <text:s/>- <text:s/>keratin 26, LRP6 <text:s/>- <text:s/>low density lipoprotein receptor-related protein 6, FBXO24 <text:s/>- <text:s/>f-box protein 24, DLX3 <text:s/>- <text:s/>distal-less homeobox 3, FBXO25 <text:s/>- <text:s/>f-box protein 25, GRB14 <text:s/>- <text:s/>growth factor receptor-bound protein 14, SFXN2 <text:s/>- <text:s/>sideroflexin 2, LUM <text:s/>- <text:s/>lumican, ADAMTS19 <text:s/>- <text:s/>adam metallopeptidase with thrombospondin type 1 motif, 19, SESN2 <text:s/>- <text:s/>sestrin 2, UQCC <text:s/>- <text:s/>ubiquinol-cytochrome c reductase complex chaperone, STIL <text:s/>- <text:s/>scl/tal1 interrupting locus, GRID2 <text:s/>- <text:s/>glutamate receptor, ionotropic, delta 2, PIK3AP1 <text:s/>- <text:s/>phosphoinositide-3-kinase adaptor protein 1, SIX1 <text:s/>- <text:s/>six homeobox 1, SFRP2 <text:s/>- <text:s/>secreted frizzled-related protein 2, RABL3 <text:s/>- <text:s/>rab, member of ras oncogene family-like 3, PIAS4 <text:s/>- <text:s/>protein inhibitor of activated stat, 4, HMCN1 <text:s/>- <text:s/>hemicentin 1, FAM9C <text:s/>- <text:s/>family with sequence similarity 9, member c, EPCAM <text:s/>- <text:s/>epithelial cell adhesion molecule, GPAM <text:s/>- <text:s/>glycerol-3-phosphate acyltransferase, mitochondrial, M6PR <text:s/>- <text:s/>mannose-6-phosphate receptor (cation dependent), GDE1 <text:s/>- <text:s/>glycerophosphodiester phosphodiesterase 1, RPUSD3 <text:s/>- <text:s/>rna pseudouridylate synthase domain containing 3, DMP1 <text:s/>- <text:s/>dentin matrix acidic phosphoprotein 1, LRRC4C <text:s/>- <text:s/>leucine rich repeat containing 4c, SLX1A <text:s/>- <text:s/>slx1 structure-specific endonuclease subunit homolog a (s. cerevisiae), SETDB2 <text:s/>- <text:s/>set domain, bifurcated 2, SLC9C1 <text:s/>- <text:s/>solute carrier family 9, subfamily c (na+-transporting carboxylic acid decarboxylase), member 1, GSK3B <text:s/>- <text:s/>glycogen synthase kinase 3 beta, SH3BGR <text:s/>- <text:s/>sh3 domain binding glutamic acid-rich protein, ITSN1 <text:s/>- <text:s/>intersectin 1 (sh3 domain protein), TRMT6 <text:s/>- <text:s/>trna methyltransferase 6 homolog (s. cerevisiae), SAP30BP <text:s/>- <text:s/>sap30 binding protein, SIX5 <text:s/>- <text:s/>six homeobox 5, CASZ1 <text:s/>- <text:s/>castor zinc finger 1, BNIP2 <text:s/>- <text:s/>bcl2/adenovirus e1b 19kda interacting protein 2, G3BP1 <text:s/>- <text:s/>gtpase activating protein (sh3 domain) binding protein 1, CAB39L <text:s/>- <text:s/>calcium binding protein 39-like, ELK1 <text:s/>- <text:s/>elk1, member of ets oncogene family, CHAC1 <text:s/>- <text:s/>chac, cation transport regulator homolog 1 (e. coli), TRAPPC6A <text:s/>- <text:s/>trafficking protein particle complex 6a, RACGAP1 <text:s/>- <text:s/>rac gtpase activating protein 1, ENSA <text:s/>- <text:s/>endosulfine alpha, RECQL <text:s/>- <text:s/>recq protein-like (dna helicase q1-like), ATP6AP2 <text:s/>- <text:s/>atpase, h+ transporting, lysosomal accessory protein 2, NASP <text:s/>- <text:s/>nuclear autoantigenic sperm protein (histone-binding), NAP1L4 <text:s/>- <text:s/>nucleosome assembly protein 1-like 4, WASF2 <text:s/>- <text:s/>was protein family, member 2, NCAM1 <text:s/>- <text:s/>neural cell adhesion molecule 1, SIRT2 <text:s/>- <text:s/>sirtuin 2, TDRD3 <text:s/>- <text:s/>tudor domain containing 3, RCL1 <text:s/>- <text:s/>rna terminal phosphate cyclase-like 1, STMN4 <text:s/>- <text:s/>stathmin-like 4, RAD18 <text:s/>- <text:s/>rad18 homolog (s. cerevisiae), BLK <text:s/>- <text:s/>b lymphoid tyrosine kinase, GRHL1 <text:s/>- <text:s/>grainyhead-like 1 (drosophila), BLMH <text:s/>- <text:s/>bleomycin hydrolase, HIST3H2BB <text:s/>- <text:s/>histone cluster 3, h2bb, ANKRD23 <text:s/>- <text:s/>ankyrin repeat domain 23, ELAVL4 <text:s/>- <text:s/>elav (embryonic lethal, abnormal vision, drosophila)-like 4, RGS4 <text:s/>- <text:s/>regulator of g-protein signaling 4, RIMKLA <text:s/>- <text:s/>ribosomal modification protein rimk-like family member a, LDB1 <text:s/>- <text:s/>lim domain binding 1, MYO1E <text:s/>- <text:s/>myosin ie, HOXC6 <text:s/>- <text:s/>homeobox c6, TRDN <text:s/>- <text:s/>triadin, NRIP3 <text:s/>- <text:s/>nuclear receptor interacting protein 3, ABCA7 <text:s/>- <text:s/>atp-binding cassette, sub-family a (abc1), member 7, ACIN1 <text:s/>- <text:s/>apoptotic chromatin condensation inducer 1, HYI <text:s/>- <text:s/>hydroxypyruvate isomerase (putative), FAHD1 <text:s/>- <text:s/>fumarylacetoacetate hydrolase domain containing 1, GGCT <text:s/>- <text:s/>gamma-glutamylcyclotransferase, TPP2 <text:s/>- <text:s/>tripeptidyl peptidase ii, BCAS3 <text:s/>- <text:s/>breast carcinoma amplified sequence 3, MPPED2 <text:s/>- <text:s/>metallophosphoesterase domain containing 2, ZNF362 <text:s/>- <text:s/>zinc finger protein 362, MIS12 <text:s/>- <text:s/>mis12 kinetochore complex component, BBX <text:s/>- <text:s/>bobby sox homolog (drosophila), SNX11 <text:s/>- <text:s/>sorting nexin 11, IARS <text:s/>- <text:s/>isoleucyl-trna synthetase, SLC25A28 <text:s/>- <text:s/>solute carrier family 25 (mitochondrial iron transporter), member 28, DDX50 <text:s/>- <text:s/>dead (asp-glu-ala-asp) box polypeptide 50, OSCP1 <text:s/>- <text:s/>organic solute carrier partner 1, GDAP2 <text:s/>- <text:s/>ganglioside induced differentiation associated protein 2, PHC2 <text:s/>- <text:s/>polyhomeotic homolog 2 (drosophila), CNNM2 <text:s/>- <text:s/>cyclin m2, CCNA1 <text:s/>- <text:s/>cyclin a1, ELOVL3 <text:s/>- <text:s/>elovl fatty acid elongase 3, KXD1 <text:s/>- <text:s/>kxdl motif containing 1, ZNF292 <text:s/>- <text:s/>zinc finger protein 292, NABP2 <text:s/>- <text:s/>nucleic acid binding protein 2, COQ7 <text:s/>- <text:s/>coenzyme q7 homolog, ubiquinone (yeast), PRDM10 <text:s/>- <text:s/>pr domain containing 10, HTR7 <text:s/>- <text:s/>5-hydroxytryptamine (serotonin) receptor 7, adenylate cyclase-coupled, CELSR3 <text:s/>- <text:s/>cadherin, egf lag seven-pass g-type receptor 3, PM20D1 <text:s/>- <text:s/>peptidase m20 domain containing 1, KDM1A <text:s/>- <text:s/>lysine (k)-specific demethylase 1a, INO80B <text:s/>- <text:s/>ino80 complex subunit b, PSMC3IP <text:s/>- <text:s/>psmc3 interacting protein, TMEM108 <text:s/>- <text:s/>transmembrane protein 108, SERTAD1 <text:s/>- <text:s/>serta domain containing 1, HIST3H2A <text:s/>- <text:s/>histone cluster 3, h2a, ZNF555 <text:s/>- <text:s/>zinc finger protein 555, SLC2A11 <text:s/>- <text:s/>solute carrier family 2 (facilitated glucose transporter), member 11, SRRM1 <text:s/>- <text:s/>serine/arginine repetitive matrix 1, E2F3 <text:s/>- <text:s/>e2f transcription factor 3, XAB2 <text:s/>- <text:s/>xpa binding protein 2, KCTD9 <text:s/>- <text:s/>potassium channel tetramerization domain containing 9, HELB <text:s/>- <text:s/>helicase (dna) b, TRHDE <text:s/>- <text:s/>thyrotropin-releasing hormone degrading enzyme, CACNA1G <text:s/>- <text:s/>calcium channel, voltage-dependent, t type, alpha 1g subunit, KIF20A <text:s/>- <text:s/>kinesin family member 20a, MYT1L <text:s/>- <text:s/>myelin transcription factor 1-like, CDK2AP2 <text:s/>- <text:s/>cyclin-dependent kinase 2 associated protein 2, MYCBP2 <text:s/>- <text:s/>myc binding protein 2, e3 ubiquitin protein ligase, BOLL <text:s/>- <text:s/>bol, boule-like (drosophila), NET1 <text:s/>- <text:s/>neuroepithelial cell transforming 1, ADAMTSL1 <text:s/>- <text:s/>adamts-like 1, BLOC1S3 <text:s/>- <text:s/>biogenesis of lysosomal organelles complex-1, subunit 3, TOMM40 <text:s/>- <text:s/>translocase of outer mitochondrial membrane 40 homolog (yeast), EXPH5 <text:s/>- <text:s/>exophilin 5, TTLL5 <text:s/>- <text:s/>tubulin tyrosine ligase-like family, member 5, FREM2 <text:s/>- <text:s/>fras1 related extracellular matrix protein 2, H1FNT <text:s/>- <text:s/>h1 histone family, member n, testis-specific, USP1 <text:s/>- <text:s/>ubiquitin specific peptidase 1, KIAA2018 <text:s/>- <text:s/>kiaa2018, TIMM10 <text:s/>- <text:s/>translocase of inner mitochondrial membrane 10 homolog (yeast), MTHFD1 <text:s/>- <text:s/>methylenetetrahydrofolate dehydrogenase (nadp+ dependent) 1, methenyltetrahydrofolate cyclohydrolase, formyltetrahydrofolate synthetase, FANCD2 <text:s/>- <text:s/>fanconi anemia, complementation group d2, GNE <text:s/>- <text:s/>glucosamine (udp-n-acetyl)-2-epimerase/n-acetylmannosamine kinase, TNRC6B <text:s/>- <text:s/>trinucleotide repeat containing 6b, RPGRIP1 <text:s/>- <text:s/>retinitis pigmentosa gtpase regulator interacting protein 1, AGO1 <text:s/>- <text:s/>argonaute risc catalytic component 1, RPA2 <text:s/>- <text:s/>replication protein a2, 32kda, COA3 <text:s/>- <text:s/>cytochrome c oxidase assembly factor 3, RPN2 <text:s/>- <text:s/>ribophorin ii, SH2D3C <text:s/>- <text:s/>sh2 domain containing 3c, SEC23B <text:s/>- <text:s/>sec23 homolog b (s. cerevisiae), MRPS12 <text:s/>- <text:s/>mitochondrial ribosomal protein s12, MAST2 <text:s/>- <text:s/>microtubule associated serine/threonine kinase 2, CACNA1E <text:s/>- <text:s/>calcium channel, voltage-dependent, r type, alpha 1e subunit, RPLP0 <text:s/>- <text:s/>ribosomal protein, large, p0, DDX24 <text:s/>- <text:s/>dead (asp-glu-ala-asp) box helicase 24, FMNL3 <text:s/>- <text:s/>formin-like 3, NAIF1 <text:s/>- <text:s/>nuclear apoptosis inducing factor 1, MSX1 <text:s/>- <text:s/>msh homeobox 1, CALM3 <text:s/>- <text:s/>calmodulin 3 (phosphorylase kinase, delta), UBE2K <text:s/>- <text:s/>ubiquitin-conjugating enzyme e2k, CALCB <text:s/>- <text:s/>calcitonin-related polypeptide beta, F5 <text:s/>- <text:s/>coagulation factor v (proaccelerin, labile factor), SNX13 <text:s/>- <text:s/>sorting nexin 13, RARS2 <text:s/>- <text:s/>arginyl-trna synthetase 2, mitochondrial, KIF14 <text:s/>- <text:s/>kinesin family member 14, TRADD <text:s/>- <text:s/>tnfrsf1a-associated via death domain, ZBTB5 <text:s/>- <text:s/>zinc finger and btb domain containing 5, LIN52 <text:s/>- <text:s/>lin-52 homolog (c. elegans), EHF <text:s/>- <text:s/>ets homologous factor, CHRDL1 <text:s/>- <text:s/>chordin-like 1, NCAPD2 <text:s/>- <text:s/>non-smc condensin i complex, subunit d2, HOXC4 <text:s/>- <text:s/>homeobox c4, DOLPP1 <text:s/>- <text:s/>dolichyldiphosphatase 1, FLVCR1 <text:s/>- <text:s/>feline leukemia virus subgroup c cellular receptor 1, HNRNPL <text:s/>- <text:s/>heterogeneous nuclear ribonucleoprotein l, CRYZL1 <text:s/>- <text:s/>crystallin, zeta (quinone reductase)-like 1, MRPS18B <text:s/>- <text:s/>mitochondrial ribosomal protein s18b, RPS6KA1 <text:s/>- <text:s/>ribosomal protein s6 kinase, 90kda, polypeptide 1, TXNL4B <text:s/>- <text:s/>thioredoxin-like 4b, BZW2 <text:s/>- <text:s/>basic leucine zipper and w2 domains 2, BABAM1 <text:s/>- <text:s/>brisc and brca1 a complex member 1, SORT1 <text:s/>- <text:s/>sortilin 1, HNRNPA1 <text:s/>- <text:s/>heterogeneous nuclear ribonucleoprotein a1, SLC25A42 <text:s/>- <text:s/>solute carrier family 25, member 42, CAT <text:s/>- <text:s/>catalase, DUSP23 <text:s/>- <text:s/>dual specificity phosphatase 23, KANSL2 <text:s/>- <text:s/>kat8 regulatory nsl complex subunit 2, SGK494 <text:s/>- <text:s/>uncharacterized serine/threonine-protein kinase sgk494, C12orf65 <text:s/>- <text:s/>chromosome 12 open reading frame 65, RXRG <text:s/>- <text:s/>retinoid x receptor, gamma, EPHA4 <text:s/>- <text:s/>eph receptor a4, RUNX1T1 <text:s/>- <text:s/>runt-related transcription factor 1; translocated to, 1 (cyclin d-related), SLC43A2 <text:s/>- <text:s/>solute carrier family 43 (amino acid system l transporter), member 2, SARS2 <text:s/>- <text:s/>seryl-trna synthetase 2, mitochondrial, HMGCS1 <text:s/>- <text:s/>3-hydroxy-3-methylglutaryl-coa synthase 1 (soluble), TMEM161A <text:s/>- <text:s/>transmembrane protein 161a, WDR81 <text:s/>- <text:s/>wd repeat domain 81, RTN4 <text:s/>- <text:s/>reticulon 4, MPP2 <text:s/>- <text:s/>membrane protein, palmitoylated 2 (maguk p55 subfamily member 2), PRMT5 <text:s/>- <text:s/>protein arginine methyltransferase 5, TBC1D16 <text:s/>- <text:s/>tbc1 domain family, member 16, ATAD2 <text:s/>- <text:s/>atpase family, aaa domain containing 2, CDC6 <text:s/>- <text:s/>cell division cycle 6, CDK1 <text:s/>- <text:s/>cyclin-dependent kinase 1, KCNAB2 <text:s/>- <text:s/>potassium voltage-gated channel, shaker-related subfamily, beta member 2, CYB5B <text:s/>- <text:s/>cytochrome b5 type b (outer mitochondrial membrane), RPS6KA6 <text:s/>- <text:s/>ribosomal protein s6 kinase, 90kda, polypeptide 6, RBM15 <text:s/>- <text:s/>rna binding motif protein 15, FCHSD2 <text:s/>- <text:s/>fch and double sh3 domains 2, TNRC6A <text:s/>- <text:s/>trinucleotide repeat containing 6a, CYP2U1 <text:s/>- <text:s/>cytochrome p450, family 2, subfamily u, polypeptide 1, ARID3B <text:s/>- <text:s/>at rich interactive domain 3b (bright-like), BHLHE22 <text:s/>- <text:s/>basic helix-loop-helix family, member e22, DESI1 <text:s/>- <text:s/>desumoylating isopeptidase 1, ELMO1 <text:s/>- <text:s/>engulfment and cell motility 1, ERCC6L2 <text:s/>- <text:s/>excision repair cross-complementing rodent repair deficiency, complementation group 6-like 2, MAB21L2 <text:s/>- <text:s/>mab-21-like 2 (c. elegans), PSKH1 <text:s/>- <text:s/>protein serine kinase h1, ILF2 <text:s/>- <text:s/>interleukin enhancer binding factor 2, ADCY10 <text:s/>- <text:s/>adenylate cyclase 10 (soluble), IGF2BP2 <text:s/>- <text:s/>insulin-like growth factor 2 mrna binding protein 2, MTFR2 <text:s/>- <text:s/>mitochondrial fission regulator 2, OAZ1 <text:s/>- <text:s/>ornithine decarboxylase antizyme 1, G3BP2 <text:s/>- <text:s/>gtpase activating protein (sh3 domain) binding protein 2, DMRT2 <text:s/>- <text:s/>doublesex and mab-3 related transcription factor 2, SP9 <text:s/>- <text:s/>sp9 transcription factor, C15orf60 <text:s/>- <text:s/>chromosome 15 open reading frame 60, TAF6L <text:s/>- <text:s/>taf6-like rna polymerase ii, p300/cbp-associated factor (pcaf)-associated factor, 65kda, TDO2 <text:s/>- <text:s/>tryptophan 2,3-dioxygenase, EAF2 <text:s/>- <text:s/>ell associated factor 2, DCAF11 <text:s/>- <text:s/>ddb1 and cul4 associated factor 11, OGG1 <text:s/>- <text:s/>8-oxoguanine dna glycosylase, DERL2 <text:s/>- <text:s/>derlin 2, NADK2 <text:s/>- <text:s/>nad kinase 2, mitochondrial, TYSND1 <text:s/>- <text:s/>trypsin domain containing 1, CELA2B <text:s/>- <text:s/>chymotrypsin-like elastase family, member 2b, DDR2 <text:s/>- <text:s/>discoidin domain receptor tyrosine kinase 2, SYNE1 <text:s/>- <text:s/>spectrin repeat containing, nuclear envelope 1, GOLT1B <text:s/>- <text:s/>golgi transport 1b, MAML1 <text:s/>- <text:s/>mastermind-like 1 (drosophila), TARBP2 <text:s/>- <text:s/>tar (hiv-1) rna binding protein 2, NUMA1 <text:s/>- <text:s/>nuclear mitotic apparatus protein 1, NUP88 <text:s/>- <text:s/>nucleoporin 88kda, FGF4 <text:s/>- <text:s/>fibroblast growth factor 4, SZT2 <text:s/>- <text:s/>seizure threshold 2 homolog (mouse), KLHL4 <text:s/>- <text:s/>kelch-like family member 4, DHX38 <text:s/>- <text:s/>deah (asp-glu-ala-his) box polypeptide 38, FDXR <text:s/>- <text:s/>ferredoxin reductase, SPATA19 <text:s/>- <text:s/>spermatogenesis associated 19, FDPS <text:s/>- <text:s/>farnesyl diphosphate synthase, SIK3 <text:s/>- <text:s/>sik family kinase 3, PGP <text:s/>- <text:s/>phosphoglycolate phosphatase, NPC2 <text:s/>- <text:s/>niemann-pick disease, type c2, ZEB2 <text:s/>- <text:s/>zinc finger e-box binding homeobox 2, KLHL25 <text:s/>- <text:s/>kelch-like family member 25, CDKN3 <text:s/>- <text:s/>cyclin-dependent kinase inhibitor 3, TMX2 <text:s/>- <text:s/>thioredoxin-related transmembrane protein 2, CDKN2D <text:s/>- <text:s/>cyclin-dependent kinase inhibitor 2d (p19, inhibits cdk4), SLC2A13 <text:s/>- <text:s/>solute carrier family 2 (facilitated glucose transporter), member 13, TACC2 <text:s/>- <text:s/>transforming, acidic coiled-coil containing protein 2, CDH6 <text:s/>- <text:s/>cadherin 6, type 2, k-cadherin (fetal kidney), IRF6 <text:s/>- <text:s/>interferon regulatory factor 6, ZFP91 <text:s/>- <text:s/>zfp91 zinc finger protein, CDH9 <text:s/>- <text:s/>cadherin 9, type 2 (t1-cadherin), LARP1 <text:s/>- <text:s/>la ribonucleoprotein domain family, member 1, SCFD2 <text:s/>- <text:s/>sec1 family domain containing 2, TNFSF11 <text:s/>- <text:s/>tumor necrosis factor (ligand) superfamily, member 11, MED19 <text:s/>- <text:s/>mediator complex subunit 19, NRGN <text:s/>- <text:s/>neurogranin (protein kinase c substrate, rc3), NRL <text:s/>- <text:s/>neural retina leucine zipper, NRD1 <text:s/>- <text:s/>nardilysin (n-arginine dibasic convertase), CDH18 <text:s/>- <text:s/>cadherin 18, type 2, SH3D19 <text:s/>- <text:s/>sh3 domain containing 19, TMEM63A <text:s/>- <text:s/>transmembrane protein 63a, RRN3 <text:s/>- <text:s/>rrn3 rna polymerase i transcription factor homolog (s. cerevisiae), PDP1 <text:s/>- <text:s/>pyruvate dehyrogenase phosphatase catalytic subunit 1, PDE7B <text:s/>- <text:s/>phosphodiesterase 7b, NKAIN2 <text:s/>- <text:s/>na+/k+ transporting atpase interacting 2, RHOQ <text:s/>- <text:s/>ras homolog family member q, TLE3 <text:s/>- <text:s/>transducin-like enhancer of split 3 (e(sp1) homolog, drosophila), TFB2M <text:s/>- <text:s/>transcription factor b2, mitochondrial, TLE4 <text:s/>- <text:s/>transducin-like enhancer of split 4 (e(sp1) homolog, drosophila), HIST1H2AB <text:s/>- <text:s/>histone cluster 1, h2ab, TLL2 <text:s/>- <text:s/>tolloid-like 2, PEX2 <text:s/>- <text:s/>peroxisomal biogenesis factor 2, HIST1H2AC <text:s/>- <text:s/>histone cluster 1, h2ac, VSX2 <text:s/>- <text:s/>visual system homeobox 2, DNAH7 <text:s/>- <text:s/>dynein, axonemal, heavy chain 7, ESPL1 <text:s/>- <text:s/>extra spindle pole bodies homolog 1 (s. cerevisiae), BAZ2B <text:s/>- <text:s/>bromodomain adjacent to zinc finger domain, 2b, CEP57 <text:s/>- <text:s/>centrosomal protein 57kda, ZFPM2 <text:s/>- <text:s/>zinc finger protein, fog family member 2, SHC4 <text:s/>- <text:s/>shc (src homology 2 domain containing) family, member 4, NFYA <text:s/>- <text:s/>nuclear transcription factor y, alpha, MLEC <text:s/>- <text:s/>malectin, ABCA6 <text:s/>- <text:s/>atp-binding cassette, sub-family a (abc1), member 6, BRPF3 <text:s/>- <text:s/>bromodomain and phd finger containing, 3, GCAT <text:s/>- <text:s/>glycine c-acetyltransferase, PCDHGA2 <text:s/>- <text:s/>protocadherin gamma subfamily a, 2, RAB3A <text:s/>- <text:s/>rab3a, member ras oncogene family, NFYC <text:s/>- <text:s/>nuclear transcription factor y, gamma, GLS2 <text:s/>- <text:s/>glutaminase 2 (liver, mitochondrial), CBX5 <text:s/>- <text:s/>chromobox homolog 5, ST6GALNAC6 <text:s/>- <text:s/>st6 (alpha-n-acetyl-neuraminyl-2,3-beta-galactosyl-1,3)-n-acetylgalactosaminide alpha-2,6-sialyltransferase 6, NFKBIB <text:s/>- <text:s/>nuclear factor of kappa light polypeptide gene enhancer in b-cells inhibitor, beta, ID4 <text:s/>- <text:s/>inhibitor of dna binding 4, dominant negative helix-loop-helix protein, NKX6-1 <text:s/>- <text:s/>nk6 homeobox 1, TAX1BP3 <text:s/>- <text:s/>tax1 (human t-cell leukemia virus type i) binding protein 3, ZNF513 <text:s/>- <text:s/>zinc finger protein 513, CCP110 <text:s/>- <text:s/>centriolar coiled coil protein 110kda, TMBIM6 <text:s/>- <text:s/>transmembrane bax inhibitor motif containing 6, IQCB1 <text:s/>- <text:s/>iq motif containing b1, COL5A3 <text:s/>- <text:s/>collagen, type v, alpha 3, SUZ12 <text:s/>- <text:s/>suz12 polycomb repressive complex 2 subunit, SYCP3 <text:s/>- <text:s/>synaptonemal complex protein 3, OARD1 <text:s/>- <text:s/>o-acyl-adp-ribose deacylase 1, MTFR1 <text:s/>- <text:s/>mitochondrial fission regulator 1, MRPL50 <text:s/>- <text:s/>mitochondrial ribosomal protein l50, NCK2 <text:s/>- <text:s/>nck adaptor protein 2, SAT2 <text:s/>- <text:s/>spermidine/spermine n1-acetyltransferase family member 2, NLRP14 <text:s/>- <text:s/>nlr family, pyrin domain containing 14, CD226 <text:s/>- <text:s/>cd226 molecule, TFDP2 <text:s/>- <text:s/>transcription factor dp-2 (e2f dimerization partner 2), NFATC4 <text:s/>- <text:s/>nuclear factor of activated t-cells, cytoplasmic, calcineurin-dependent 4, USP21 <text:s/>- <text:s/>ubiquitin specific peptidase 21, CLTA <text:s/>- <text:s/>clathrin, light chain a, HIST1H2AA <text:s/>- <text:s/>histone cluster 1, h2aa, KHDRBS1 <text:s/>- <text:s/>kh domain containing, rna binding, signal transduction associated 1, TAF8 <text:s/>- <text:s/>taf8 rna polymerase ii, tata box binding protein (tbp)-associated factor, 43kda, CELF2 <text:s/>- <text:s/>cugbp, elav-like family member 2, PHACTR1 <text:s/>- <text:s/>phosphatase and actin regulator 1, KLF1 <text:s/>- <text:s/>kruppel-like factor 1 (erythroid), RARA <text:s/>- <text:s/>retinoic acid receptor, alpha, MACF1 <text:s/>- <text:s/>microtubule-actin crosslinking factor 1, JMJD1C <text:s/>- <text:s/>jumonji domain containing 1c, NEUROG3 <text:s/>- <text:s/>neurogenin 3, MBOAT2 <text:s/>- <text:s/>membrane bound o-acyltransferase domain containing 2, RBFOX2 <text:s/>- <text:s/>rna binding protein, fox-1 homolog (c. elegans) 2, IRS4 <text:s/>- <text:s/>insulin receptor substrate 4, NEUROG2 <text:s/>- <text:s/>neurogenin 2, RBM4 <text:s/>- <text:s/>rna binding motif protein 4, TGFB1I1 <text:s/>- <text:s/>transforming growth factor beta 1 induced transcript 1, HNRNPUL2 <text:s/>- <text:s/>heterogeneous nuclear ribonucleoprotein u-like 2, ARID4A <text:s/>- <text:s/>at rich interactive domain 4a (rbp1-like), HCAR2 <text:s/>- <text:s/>hydroxycarboxylic acid receptor 2, NUP35 <text:s/>- <text:s/>nucleoporin 35kda, NEB <text:s/>- <text:s/>nebulin, FOSB <text:s/>- <text:s/>fbj murine osteosarcoma viral oncogene homolog b, DDX4 <text:s/>- <text:s/>dead (asp-glu-ala-asp) box polypeptide 4, GHITM <text:s/>- <text:s/>growth hormone inducible transmembrane protein, CKS2 <text:s/>- <text:s/>cdc28 protein kinase regulatory subunit 2, CABIN1 <text:s/>- <text:s/>calcineurin binding protein 1, TSPAN13 <text:s/>- <text:s/>tetraspanin 13, CDCA2 <text:s/>- <text:s/>cell division cycle associated 2, TTF2 <text:s/>- <text:s/>transcription termination factor, rna polymerase ii, KLF10 <text:s/>- <text:s/>kruppel-like factor 10, SULT1A4 <text:s/>- <text:s/>sulfotransferase family, cytosolic, 1a, phenol-preferring, member 4, THY1 <text:s/>- <text:s/>thy-1 cell surface antigen, PCDH18 <text:s/>- <text:s/>protocadherin 18, NDUFS2 <text:s/>- <text:s/>nadh dehydrogenase (ubiquinone) fe-s protein 2, 49kda (nadh-coenzyme q reductase), RHOF <text:s/>- <text:s/>ras homolog family member f (in filopodi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1840</text:p>
          </table:table-cell>
          <table:table-cell table:style-name="ce1" office:value-type="string" calcext:value-type="string">
            <text:p>cellular component organization or biogenesis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596" calcext:value-type="float">
            <text:p>0.0596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941" calcext:value-type="float">
            <text:p>3941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[G3BP1 <text:s/>- <text:s/>gtpase activating protein (sh3 domain) binding protein 1, SEPT4 <text:s/>- <text:s/>septin 4, TRAPPC6A <text:s/>- <text:s/>trafficking protein particle complex 6a, RACGAP1 <text:s/>- <text:s/>rac gtpase activating protein 1, RECQL <text:s/>- <text:s/>recq protein-like (dna helicase q1-like), NASP <text:s/>- <text:s/>nuclear autoantigenic sperm protein (histone-binding), WASF2 <text:s/>- <text:s/>was protein family, member 2, NAP1L4 <text:s/>- <text:s/>nucleosome assembly protein 1-like 4, SIRT2 <text:s/>- <text:s/>sirtuin 2, KIF27 <text:s/>- <text:s/>kinesin family member 27, TDRD3 <text:s/>- <text:s/>tudor domain containing 3, STMN4 <text:s/>- <text:s/>stathmin-like 4, MAEL <text:s/>- <text:s/>maelstrom spermatogenic transposon silencer, BRD8 <text:s/>- <text:s/>bromodomain containing 8, ATG4C <text:s/>- <text:s/>autophagy related 4c, cysteine peptidase, ECSIT <text:s/>- <text:s/>ecsit signalling integrator, GRHL1 <text:s/>- <text:s/>grainyhead-like 1 (drosophila), LPL <text:s/>- <text:s/>lipoprotein lipase, HIST3H2BB <text:s/>- <text:s/>histone cluster 3, h2bb, CCNB1IP1 <text:s/>- <text:s/>cyclin b1 interacting protein 1, e3 ubiquitin protein ligase, ORC3 <text:s/>- <text:s/>origin recognition complex, subunit 3, SON <text:s/>- <text:s/>son dna binding protein, LIPA <text:s/>- <text:s/>lipase a, lysosomal acid, cholesterol esterase, RAB40C <text:s/>- <text:s/>rab40c, member ras oncogene family, LDB1 <text:s/>- <text:s/>lim domain binding 1, MYO1E <text:s/>- <text:s/>myosin ie, TRDN <text:s/>- <text:s/>triadin, ABCA7 <text:s/>- <text:s/>atp-binding cassette, sub-family a (abc1), member 7, ACIN1 <text:s/>- <text:s/>apoptotic chromatin condensation inducer 1, ADAMTS4 <text:s/>- <text:s/>adam metallopeptidase with thrombospondin type 1 motif, 4, GGCT <text:s/>- <text:s/>gamma-glutamylcyclotransferase, ADAMTS3 <text:s/>- <text:s/>adam metallopeptidase with thrombospondin type 1 motif, 3, GLUL <text:s/>- <text:s/>glutamate-ammonia ligase, BCAS3 <text:s/>- <text:s/>breast carcinoma amplified sequence 3, DYSF <text:s/>- <text:s/>dysferlin, limb girdle muscular dystrophy 2b (autosomal recessive), MIS12 <text:s/>- <text:s/>mis12 kinetochore complex component, AMER1 <text:s/>- <text:s/>apc membrane recruitment protein 1, SNX11 <text:s/>- <text:s/>sorting nexin 11, AQP11 <text:s/>- <text:s/>aquaporin 11, CCNA1 <text:s/>- <text:s/>cyclin a1, FZD7 <text:s/>- <text:s/>frizzled family receptor 7, MRPS30 <text:s/>- <text:s/>mitochondrial ribosomal protein s30, CELSR3 <text:s/>- <text:s/>cadherin, egf lag seven-pass g-type receptor 3, KDM1A <text:s/>- <text:s/>lysine (k)-specific demethylase 1a, NAA60 <text:s/>- <text:s/>n(alpha)-acetyltransferase 60, natf catalytic subunit, INO80B <text:s/>- <text:s/>ino80 complex subunit b, TMEM108 <text:s/>- <text:s/>transmembrane protein 108, SSBP3 <text:s/>- <text:s/>single stranded dna binding protein 3, HIST3H2A <text:s/>- <text:s/>histone cluster 3, h2a, MID1IP1 <text:s/>- <text:s/>mid1 interacting protein 1, KCTD9 <text:s/>- <text:s/>potassium channel tetramerization domain containing 9, ROCK2 <text:s/>- <text:s/>rho-associated, coiled-coil containing protein kinase 2, HELB <text:s/>- <text:s/>helicase (dna) b, KIF20A <text:s/>- <text:s/>kinesin family member 20a, FUNDC1 <text:s/>- <text:s/>fun14 domain containing 1, KMT2C <text:s/>- <text:s/>lysine (k)-specific methyltransferase 2c, COL27A1 <text:s/>- <text:s/>collagen, type xxvii, alpha 1, HOOK1 <text:s/>- <text:s/>hook microtubule-tethering protein 1, BLOC1S3 <text:s/>- <text:s/>biogenesis of lysosomal organelles complex-1, subunit 3, VASH2 <text:s/>- <text:s/>vasohibin 2, CHD6 <text:s/>- <text:s/>chromodomain helicase dna binding protein 6, PRDM13 <text:s/>- <text:s/>pr domain containing 13, TTLL5 <text:s/>- <text:s/>tubulin tyrosine ligase-like family, member 5, H1FNT <text:s/>- <text:s/>h1 histone family, member n, testis-specific, SYT1 <text:s/>- <text:s/>synaptotagmin i, TIMM10 <text:s/>- <text:s/>translocase of inner mitochondrial membrane 10 homolog (yeast), FANCD2 <text:s/>- <text:s/>fanconi anemia, complementation group d2, CENPI <text:s/>- <text:s/>centromere protein i, AGO1 <text:s/>- <text:s/>argonaute risc catalytic component 1, RPA2 <text:s/>- <text:s/>replication protein a2, 32kda, STXBP1 <text:s/>- <text:s/>syntaxin binding protein 1, COA3 <text:s/>- <text:s/>cytochrome c oxidase assembly factor 3, RECQL5 <text:s/>- <text:s/>recq protein-like 5, XRCC6 <text:s/>- <text:s/>x-ray repair complementing defective repair in chinese hamster cells 6, UBE2C <text:s/>- <text:s/>ubiquitin-conjugating enzyme e2c, MRPS12 <text:s/>- <text:s/>mitochondrial ribosomal protein s12, MAST2 <text:s/>- <text:s/>microtubule associated serine/threonine kinase 2, LIPG <text:s/>- <text:s/>lipase, endothelial, FMNL3 <text:s/>- <text:s/>formin-like 3, SGIP1 <text:s/>- <text:s/>sh3-domain grb2-like (endophilin) interacting protein 1, NAIF1 <text:s/>- <text:s/>nuclear apoptosis inducing factor 1, DEK <text:s/>- <text:s/>dek oncogene, MSX1 <text:s/>- <text:s/>msh homeobox 1, CALM3 <text:s/>- <text:s/>calmodulin 3 (phosphorylase kinase, delta), UBE2K <text:s/>- <text:s/>ubiquitin-conjugating enzyme e2k, F5 <text:s/>- <text:s/>coagulation factor v (proaccelerin, labile factor), AURKA <text:s/>- <text:s/>aurora kinase a, KIF14 <text:s/>- <text:s/>kinesin family member 14, MRPL37 <text:s/>- <text:s/>mitochondrial ribosomal protein l37, TRADD <text:s/>- <text:s/>tnfrsf1a-associated via death domain, MRPL51 <text:s/>- <text:s/>mitochondrial ribosomal protein l51, NCAPD2 <text:s/>- <text:s/>non-smc condensin i complex, subunit d2, IFT27 <text:s/>- <text:s/>intraflagellar transport 27 homolog (chlamydomonas), ALDOB <text:s/>- <text:s/>aldolase b, fructose-bisphosphate, NRXN2 <text:s/>- <text:s/>neurexin 2, ELAC2 <text:s/>- <text:s/>elac ribonuclease z 2, MRPS18B <text:s/>- <text:s/>mitochondrial ribosomal protein s18b, TXNL4B <text:s/>- <text:s/>thioredoxin-like 4b, ASF1B <text:s/>- <text:s/>anti-silencing function 1b histone chaperone, C1QTNF6 <text:s/>- <text:s/>c1q and tumor necrosis factor related protein 6, BABAM1 <text:s/>- <text:s/>brisc and brca1 a complex member 1, SORT1 <text:s/>- <text:s/>sortilin 1, CAT <text:s/>- <text:s/>catalase, LMOD1 <text:s/>- <text:s/>leiomodin 1 (smooth muscle), KANSL2 <text:s/>- <text:s/>kat8 regulatory nsl complex subunit 2, C12orf65 <text:s/>- <text:s/>chromosome 12 open reading frame 65, EPHA4 <text:s/>- <text:s/>eph receptor a4, RXRG <text:s/>- <text:s/>retinoid x receptor, gamma, GINS4 <text:s/>- <text:s/>gins complex subunit 4 (sld5 homolog), MIA3 <text:s/>- <text:s/>melanoma inhibitory activity family, member 3, PRKCB <text:s/>- <text:s/>protein kinase c, beta, GAP43 <text:s/>- <text:s/>growth associated protein 43, MPP2 <text:s/>- <text:s/>membrane protein, palmitoylated 2 (maguk p55 subfamily member 2), RTN4 <text:s/>- <text:s/>reticulon 4, PRMT5 <text:s/>- <text:s/>protein arginine methyltransferase 5, ATAD2 <text:s/>- <text:s/>atpase family, aaa domain containing 2, DEDD2 <text:s/>- <text:s/>death effector domain containing 2, DHX9 <text:s/>- <text:s/>deah (asp-glu-ala-his) box helicase 9, PHLDB2 <text:s/>- <text:s/>pleckstrin homology-like domain, family b, member 2, CDK1 <text:s/>- <text:s/>cyclin-dependent kinase 1, DDIT3 <text:s/>- <text:s/>dna-damage-inducible transcript 3, ZNF385A <text:s/>- <text:s/>zinc finger protein 385a, FCHSD2 <text:s/>- <text:s/>fch and double sh3 domains 2, TTC7A <text:s/>- <text:s/>tetratricopeptide repeat domain 7a, ELMO1 <text:s/>- <text:s/>engulfment and cell motility 1, MLH1 <text:s/>- <text:s/>mutl homolog 1, colon cancer, nonpolyposis type 2 (e. coli), TBC1D10A <text:s/>- <text:s/>tbc1 domain family, member 10a, CHP1 <text:s/>- <text:s/>calcineurin-like ef-hand protein 1, RPS6KA5 <text:s/>- <text:s/>ribosomal protein s6 kinase, 90kda, polypeptide 5, MTFR2 <text:s/>- <text:s/>mitochondrial fission regulator 2, BOLA2B <text:s/>- <text:s/>bola homolog 2b (e. coli), G3BP2 <text:s/>- <text:s/>gtpase activating protein (sh3 domain) binding protein 2, TAF6L <text:s/>- <text:s/>taf6-like rna polymerase ii, p300/cbp-associated factor (pcaf)-associated factor, 65kda, TDO2 <text:s/>- <text:s/>tryptophan 2,3-dioxygenase, GOLPH3L <text:s/>- <text:s/>golgi phosphoprotein 3-like, CEP250 <text:s/>- <text:s/>centrosomal protein 250kda, HIST1H2BB <text:s/>- <text:s/>histone cluster 1, h2bb, ERMN <text:s/>- <text:s/>ermin, erm-like protein, LIX1 <text:s/>- <text:s/>lix1 homolog (chicken), ARL3 <text:s/>- <text:s/>adp-ribosylation factor-like 3, H2AFX <text:s/>- <text:s/>h2a histone family, member x, TYSND1 <text:s/>- <text:s/>trypsin domain containing 1, HIST1H1D <text:s/>- <text:s/>histone cluster 1, h1d, DDR2 <text:s/>- <text:s/>discoidin domain receptor tyrosine kinase 2, SYNE1 <text:s/>- <text:s/>spectrin repeat containing, nuclear envelope 1, SKA2 <text:s/>- <text:s/>spindle and kinetochore associated complex subunit 2, NUMA1 <text:s/>- <text:s/>nuclear mitotic apparatus protein 1, HIST1H2BA <text:s/>- <text:s/>histone cluster 1, h2ba, TARBP2 <text:s/>- <text:s/>tar (hiv-1) rna binding protein 2, NUP88 <text:s/>- <text:s/>nucleoporin 88kda, ARID1B <text:s/>- <text:s/>at rich interactive domain 1b (swi1-like), SZT2 <text:s/>- <text:s/>seizure threshold 2 homolog (mouse), BAZ1A <text:s/>- <text:s/>bromodomain adjacent to zinc finger domain, 1a, MAP3K3 <text:s/>- <text:s/>mitogen-activated protein kinase kinase kinase 3, MAP3K12 <text:s/>- <text:s/>mitogen-activated protein kinase kinase kinase 12, ISCA2 <text:s/>- <text:s/>iron-sulfur cluster assembly 2, ZEB2 <text:s/>- <text:s/>zinc finger e-box binding homeobox 2, TACC2 <text:s/>- <text:s/>transforming, acidic coiled-coil containing protein 2, CDH6 <text:s/>- <text:s/>cadherin 6, type 2, k-cadherin (fetal kidney), CHMP2B <text:s/>- <text:s/>charged multivesicular body protein 2b, CDH9 <text:s/>- <text:s/>cadherin 9, type 2 (t1-cadherin), TNFSF11 <text:s/>- <text:s/>tumor necrosis factor (ligand) superfamily, member 11, HDAC1 <text:s/>- <text:s/>histone deacetylase 1, CDH18 <text:s/>- <text:s/>cadherin 18, type 2, NRD1 <text:s/>- <text:s/>nardilysin (n-arginine dibasic convertase), KAT7 <text:s/>- <text:s/>k(lysine) acetyltransferase 7, SH3D19 <text:s/>- <text:s/>sh3 domain containing 19, RRN3 <text:s/>- <text:s/>rrn3 rna polymerase i transcription factor homolog (s. cerevisiae), PHF19 <text:s/>- <text:s/>phd finger protein 19, NLGN2 <text:s/>- <text:s/>neuroligin 2, GOLGB1 <text:s/>- <text:s/>golgin b1, RHOQ <text:s/>- <text:s/>ras homolog family member q, BAHD1 <text:s/>- <text:s/>bromo adjacent homology domain containing 1, TLE3 <text:s/>- <text:s/>transducin-like enhancer of split 3 (e(sp1) homolog, drosophila), HIST1H2AB <text:s/>- <text:s/>histone cluster 1, h2ab, TFB2M <text:s/>- <text:s/>transcription factor b2, mitochondrial, TLE4 <text:s/>- <text:s/>transducin-like enhancer of split 4 (e(sp1) homolog, drosophila), WNT8B <text:s/>- <text:s/>wingless-type mmtv integration site family, member 8b, C15orf43 <text:s/>- <text:s/>chromosome 15 open reading frame 43, TLL2 <text:s/>- <text:s/>tolloid-like 2, KATNAL2 <text:s/>- <text:s/>katanin p60 subunit a-like 2, PEX2 <text:s/>- <text:s/>peroxisomal biogenesis factor 2, HIST1H2AC <text:s/>- <text:s/>histone cluster 1, h2ac, EMC6 <text:s/>- <text:s/>er membrane protein complex subunit 6, DNAH7 <text:s/>- <text:s/>dynein, axonemal, heavy chain 7, SEC31A <text:s/>- <text:s/>sec31 homolog a (s. cerevisiae), ESPL1 <text:s/>- <text:s/>extra spindle pole bodies homolog 1 (s. cerevisiae), CEP57 <text:s/>- <text:s/>centrosomal protein 57kda, BRPF3 <text:s/>- <text:s/>bromodomain and phd finger containing, 3, RAB3A <text:s/>- <text:s/>rab3a, member ras oncogene family, FRYL <text:s/>- <text:s/>fry-like, ARHGAP21 <text:s/>- <text:s/>rho gtpase activating protein 21, WNT3 <text:s/>- <text:s/>wingless-type mmtv integration site family, member 3, PER1 <text:s/>- <text:s/>period circadian clock 1, ANO4 <text:s/>- <text:s/>anoctamin 4, MCM6 <text:s/>- <text:s/>minichromosome maintenance complex component 6, CCP110 <text:s/>- <text:s/>centriolar coiled coil protein 110kda, IQCB1 <text:s/>- <text:s/>iq motif containing b1, SUZ12 <text:s/>- <text:s/>suz12 polycomb repressive complex 2 subunit, COL5A3 <text:s/>- <text:s/>collagen, type v, alpha 3, SYCP3 <text:s/>- <text:s/>synaptonemal complex protein 3, OPTC <text:s/>- <text:s/>opticin, PNPT1 <text:s/>- <text:s/>polyribonucleotide nucleotidyltransferase 1, SHH <text:s/>- <text:s/>sonic hedgehog, MTFR1 <text:s/>- <text:s/>mitochondrial fission regulator 1, NCK2 <text:s/>- <text:s/>nck adaptor protein 2, MRPL50 <text:s/>- <text:s/>mitochondrial ribosomal protein l50, LRP6 <text:s/>- <text:s/>low density lipoprotein receptor-related protein 6, LUM <text:s/>- <text:s/>lumican, TFDP2 <text:s/>- <text:s/>transcription factor dp-2 (e2f dimerization partner 2), USP21 <text:s/>- <text:s/>ubiquitin specific peptidase 21, CLTA <text:s/>- <text:s/>clathrin, light chain a, HIST1H2AA <text:s/>- <text:s/>histone cluster 1, h2aa, UQCC <text:s/>- <text:s/>ubiquinol-cytochrome c reductase complex chaperone, STIL <text:s/>- <text:s/>scl/tal1 interrupting locus, PHACTR1 <text:s/>- <text:s/>phosphatase and actin regulator 1, MACF1 <text:s/>- <text:s/>microtubule-actin crosslinking factor 1, JMJD1C <text:s/>- <text:s/>jumonji domain containing 1c, SFRP2 <text:s/>- <text:s/>secreted frizzled-related protein 2, RBFOX2 <text:s/>- <text:s/>rna binding protein, fox-1 homolog (c. elegans) 2, ARID4A <text:s/>- <text:s/>at rich interactive domain 4a (rbp1-like), M6PR <text:s/>- <text:s/>mannose-6-phosphate receptor (cation dependent), NUP35 <text:s/>- <text:s/>nucleoporin 35kda, NEB <text:s/>- <text:s/>nebulin, DMP1 <text:s/>- <text:s/>dentin matrix acidic phosphoprotein 1, DDX4 <text:s/>- <text:s/>dead (asp-glu-ala-asp) box polypeptide 4, SLX1A <text:s/>- <text:s/>slx1 structure-specific endonuclease subunit homolog a (s. cerevisiae), CABIN1 <text:s/>- <text:s/>calcineurin binding protein 1, CKS2 <text:s/>- <text:s/>cdc28 protein kinase regulatory subunit 2, SETDB2 <text:s/>- <text:s/>set domain, bifurcated 2, GSK3B <text:s/>- <text:s/>glycogen synthase kinase 3 beta, SH3BGR <text:s/>- <text:s/>sh3 domain binding glutamic acid-rich protein, THY1 <text:s/>- <text:s/>thy-1 cell surface antigen, ITSN1 <text:s/>- <text:s/>intersectin 1 (sh3 domain protein), NDUFS2 <text:s/>- <text:s/>nadh dehydrogenase (ubiquinone) fe-s protein 2, 49kda (nadh-coenzyme q reductase), RHOF <text:s/>- <text:s/>ras homolog family member f (in filopodi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1020</text:p>
          </table:table-cell>
          <table:table-cell table:style-name="ce1" office:value-type="string" calcext:value-type="string">
            <text:p>regulation of response to DNA damage stimulus</text:p>
          </table:table-cell>
          <table:table-cell table:style-name="ce1" office:value-type="float" office:value="0.000264" calcext:value-type="float">
            <text:p>0.000264</text:p>
          </table:table-cell>
          <table:table-cell table:style-name="ce1" office:value-type="float" office:value="0.0588" calcext:value-type="float">
            <text:p>0.0588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[SFRP2 <text:s/>- <text:s/>secreted frizzled-related protein 2, H2AFX <text:s/>- <text:s/>h2a histone family, member x, RECQL5 <text:s/>- <text:s/>recq protein-like 5, BABAM1 <text:s/>- <text:s/>brisc and brca1 a complex member 1, FAM178A <text:s/>- <text:s/>family with sequence similarity 178, member a, PIAS4 <text:s/>- <text:s/>protein inhibitor of activated stat, 4, CRY1 <text:s/>- <text:s/>cryptochrome 1 (photolyase-like), RFWD3 <text:s/>- <text:s/>ring finger and wd repeat domain 3, ZNF385A <text:s/>- <text:s/>zinc finger protein 385a, HELB <text:s/>- <text:s/>helicase (dna) b, CDKN2D <text:s/>- <text:s/>cyclin-dependent kinase inhibitor 2d (p19, inhibits cdk4), USP1 <text:s/>- <text:s/>ubiquitin specific peptidase 1, TMEM161A <text:s/>- <text:s/>transmembrane protein 161a, DEK <text:s/>- <text:s/>dek oncogene, OGG1 <text:s/>- <text:s/>8-oxoguanine dna glycosylase, MSX1 <text:s/>- <text:s/>msh homeobox 1, KDM1A <text:s/>- <text:s/>lysine (k)-specific demethylase 1a, RPA2 <text:s/>- <text:s/>replication protein a2, 32kd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0558</text:p>
          </table:table-cell>
          <table:table-cell table:style-name="ce1" office:value-type="string" calcext:value-type="string">
            <text:p>negative regulation of macromolecule biosynthetic process</text:p>
          </table:table-cell>
          <table:table-cell table:style-name="ce1" office:value-type="float" office:value="0.00033" calcext:value-type="float">
            <text:p>0.00033</text:p>
          </table:table-cell>
          <table:table-cell table:style-name="ce1" office:value-type="float" office:value="0.0723" calcext:value-type="float">
            <text:p>0.0723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[CDC6 <text:s/>- <text:s/>cell division cycle 6, ZNF189 <text:s/>- <text:s/>zinc finger protein 189, SIX5 <text:s/>- <text:s/>six homeobox 5, LHX1 <text:s/>- <text:s/>lim homeobox 1, PRDM13 <text:s/>- <text:s/>pr domain containing 13, DDIT3 <text:s/>- <text:s/>dna-damage-inducible transcript 3, TNRC6A <text:s/>- <text:s/>trinucleotide repeat containing 6a, CCAR1 <text:s/>- <text:s/>cell division cycle and apoptosis regulator 1, BAHD1 <text:s/>- <text:s/>bromo adjacent homology domain containing 1, MAP3K10 <text:s/>- <text:s/>mitogen-activated protein kinase kinase kinase 10, TLE4 <text:s/>- <text:s/>transducin-like enhancer of split 4 (e(sp1) homolog, drosophila), HIST1H2AB <text:s/>- <text:s/>histone cluster 1, h2ab, PEX2 <text:s/>- <text:s/>peroxisomal biogenesis factor 2, HIST1H2AC <text:s/>- <text:s/>histone cluster 1, h2ac, TNRC6B <text:s/>- <text:s/>trinucleotide repeat containing 6b, SIRT2 <text:s/>- <text:s/>sirtuin 2, AGO1 <text:s/>- <text:s/>argonaute risc catalytic component 1, ZFPM2 <text:s/>- <text:s/>zinc finger protein, fog family member 2, IGF2BP2 <text:s/>- <text:s/>insulin-like growth factor 2 mrna binding protein 2, MAEL <text:s/>- <text:s/>maelstrom spermatogenic transposon silencer, SP2 <text:s/>- <text:s/>sp2 transcription factor, RPS6KA5 <text:s/>- <text:s/>ribosomal protein s6 kinase, 90kda, polypeptide 5, RECQL5 <text:s/>- <text:s/>recq protein-like 5, TBX18 <text:s/>- <text:s/>t-box 18, XRCC6 <text:s/>- <text:s/>x-ray repair complementing defective repair in chinese hamster cells 6, CBX5 <text:s/>- <text:s/>chromobox homolog 5, PER1 <text:s/>- <text:s/>period circadian clock 1, ID4 <text:s/>- <text:s/>inhibitor of dna binding 4, dominant negative helix-loop-helix protein, TCERG1 <text:s/>- <text:s/>transcription elongation regulator 1, GIGYF2 <text:s/>- <text:s/>grb10 interacting gyf protein 2, NKX6-1 <text:s/>- <text:s/>nk6 homeobox 1, MSX1 <text:s/>- <text:s/>msh homeobox 1, LDB1 <text:s/>- <text:s/>lim domain binding 1, HOXC6 <text:s/>- <text:s/>homeobox c6, ABCA7 <text:s/>- <text:s/>atp-binding cassette, sub-family a (abc1), member 7, TMBIM6 <text:s/>- <text:s/>transmembrane bax inhibitor motif containing 6, LIN28A <text:s/>- <text:s/>lin-28 homolog a (c. elegans), SUZ12 <text:s/>- <text:s/>suz12 polycomb repressive complex 2 subunit, SAP130 <text:s/>- <text:s/>sin3a-associated protein, 130kda, H2AFX <text:s/>- <text:s/>h2a histone family, member x, SHH <text:s/>- <text:s/>sonic hedgehog, CRY1 <text:s/>- <text:s/>cryptochrome 1 (photolyase-like), DLX2 <text:s/>- <text:s/>distal-less homeobox 2, HIST1H1D <text:s/>- <text:s/>histone cluster 1, h1d, NCK2 <text:s/>- <text:s/>nck adaptor protein 2, GLI3 <text:s/>- <text:s/>gli family zinc finger 3, TFDP2 <text:s/>- <text:s/>transcription factor dp-2 (e2f dimerization partner 2), NFATC4 <text:s/>- <text:s/>nuclear factor of activated t-cells, cytoplasmic, calcineurin-dependent 4, POU3F3 <text:s/>- <text:s/>pou class 3 homeobox 3, SESN2 <text:s/>- <text:s/>sestrin 2, KDM1A <text:s/>- <text:s/>lysine (k)-specific demethylase 1a, PEG3 <text:s/>- <text:s/>paternally expressed 3, HIST1H2AA <text:s/>- <text:s/>histone cluster 1, h2aa, KHDRBS1 <text:s/>- <text:s/>kh domain containing, rna binding, signal transduction associated 1, LRP8 <text:s/>- <text:s/>low density lipoprotein receptor-related protein 8, apolipoprotein e receptor, SIX1 <text:s/>- <text:s/>six homeobox 1, PPARG <text:s/>- <text:s/>peroxisome proliferator-activated receptor gamma, RARA <text:s/>- <text:s/>retinoic acid receptor, alpha, NEUROG3 <text:s/>- <text:s/>neurogenin 3, SFRP2 <text:s/>- <text:s/>secreted frizzled-related protein 2, RBFOX2 <text:s/>- <text:s/>rna binding protein, fox-1 homolog (c. elegans) 2, HIST3H2A <text:s/>- <text:s/>histone cluster 3, h2a, PIAS4 <text:s/>- <text:s/>protein inhibitor of activated stat, 4, HNRNPA1 <text:s/>- <text:s/>heterogeneous nuclear ribonucleoprotein a1, RBM4 <text:s/>- <text:s/>rna binding motif protein 4, ARID4A <text:s/>- <text:s/>at rich interactive domain 4a (rbp1-like), ZEB2 <text:s/>- <text:s/>zinc finger e-box binding homeobox 2, RUNX1T1 <text:s/>- <text:s/>runt-related transcription factor 1; translocated to, 1 (cyclin d-related), KLF4 <text:s/>- <text:s/>kruppel-like factor 4 (gut), FOSB <text:s/>- <text:s/>fbj murine osteosarcoma viral oncogene homolog b, LARP1 <text:s/>- <text:s/>la ribonucleoprotein domain family, member 1, SETDB2 <text:s/>- <text:s/>set domain, bifurcated 2, KLF10 <text:s/>- <text:s/>kruppel-like factor 10, PRMT5 <text:s/>- <text:s/>protein arginine methyltransferase 5, GSK3B <text:s/>- <text:s/>glycogen synthase kinase 3 beta, HDAC1 <text:s/>- <text:s/>histone deacetylase 1, ATAD2 <text:s/>- <text:s/>atpase family, aaa domain containing 2, TMEFF2 <text:s/>- <text:s/>transmembrane protein with egf-like and two follistatin-like domains 2, DEDD2 <text:s/>- <text:s/>death effector domain containing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4013</text:p>
          </table:table-cell>
          <table:table-cell table:style-name="ce1" office:value-type="string" calcext:value-type="string">
            <text:p>regulation of gliogenesis</text:p>
          </table:table-cell>
          <table:table-cell table:style-name="ce1" office:value-type="float" office:value="0.000371" calcext:value-type="float">
            <text:p>0.000371</text:p>
          </table:table-cell>
          <table:table-cell table:style-name="ce1" office:value-type="float" office:value="0.0801" calcext:value-type="float">
            <text:p>0.0801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[LIN28A <text:s/>- <text:s/>lin-28 homolog a (c. elegans), PITX3 <text:s/>- <text:s/>paired-like homeodomain 3, NKX6-1 <text:s/>- <text:s/>nk6 homeobox 1, CDK1 <text:s/>- <text:s/>cyclin-dependent kinase 1, SHH <text:s/>- <text:s/>sonic hedgehog, DLX2 <text:s/>- <text:s/>distal-less homeobox 2, PRMT5 <text:s/>- <text:s/>protein arginine methyltransferase 5, SIRT2 <text:s/>- <text:s/>sirtuin 2, EPHA4 <text:s/>- <text:s/>eph receptor a4, DUSP10 <text:s/>- <text:s/>dual specificity phosphatase 10, PPARG <text:s/>- <text:s/>peroxisome proliferator-activated receptor gamma, ID4 <text:s/>- <text:s/>inhibitor of dna binding 4, dominant negative helix-loop-helix protei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995</text:p>
          </table:table-cell>
          <table:table-cell table:style-name="ce1" office:value-type="string" calcext:value-type="string">
            <text:p>regulation of embryonic development</text:p>
          </table:table-cell>
          <table:table-cell table:style-name="ce1" office:value-type="float" office:value="0.000434" calcext:value-type="float">
            <text:p>0.000434</text:p>
          </table:table-cell>
          <table:table-cell table:style-name="ce1" office:value-type="float" office:value="0.0922" calcext:value-type="float">
            <text:p>0.092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[PHLDB2 <text:s/>- <text:s/>pleckstrin homology-like domain, family b, member 2, LHX1 <text:s/>- <text:s/>lim homeobox 1, SFRP2 <text:s/>- <text:s/>secreted frizzled-related protein 2, CDK1 <text:s/>- <text:s/>cyclin-dependent kinase 1, RPS6KA6 <text:s/>- <text:s/>ribosomal protein s6 kinase, 90kda, polypeptide 6, TBX18 <text:s/>- <text:s/>t-box 18, SHH <text:s/>- <text:s/>sonic hedgehog, DMRT2 <text:s/>- <text:s/>doublesex and mab-3 related transcription factor 2, GRHL3 <text:s/>- <text:s/>grainyhead-like 3 (drosophila), KLF4 <text:s/>- <text:s/>kruppel-like factor 4 (gut), RACGAP1 <text:s/>- <text:s/>rac gtpase activating protein 1, FZD7 <text:s/>- <text:s/>frizzled family receptor 7, KDM1A <text:s/>- <text:s/>lysine (k)-specific demethylase 1a, SIX1 <text:s/>- <text:s/>six homeobox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113</text:p>
          </table:table-cell>
          <table:table-cell table:style-name="ce1" office:value-type="string" calcext:value-type="string">
            <text:p>negative regulation of cellular macromolecule biosynthetic process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988" calcext:value-type="float">
            <text:p>0.0988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[CDC6 <text:s/>- <text:s/>cell division cycle 6, ZNF189 <text:s/>- <text:s/>zinc finger protein 189, SIX5 <text:s/>- <text:s/>six homeobox 5, LHX1 <text:s/>- <text:s/>lim homeobox 1, PRDM13 <text:s/>- <text:s/>pr domain containing 13, DDIT3 <text:s/>- <text:s/>dna-damage-inducible transcript 3, TNRC6A <text:s/>- <text:s/>trinucleotide repeat containing 6a, BAHD1 <text:s/>- <text:s/>bromo adjacent homology domain containing 1, MAP3K10 <text:s/>- <text:s/>mitogen-activated protein kinase kinase kinase 10, TLE4 <text:s/>- <text:s/>transducin-like enhancer of split 4 (e(sp1) homolog, drosophila), HIST1H2AB <text:s/>- <text:s/>histone cluster 1, h2ab, PEX2 <text:s/>- <text:s/>peroxisomal biogenesis factor 2, HIST1H2AC <text:s/>- <text:s/>histone cluster 1, h2ac, TNRC6B <text:s/>- <text:s/>trinucleotide repeat containing 6b, SIRT2 <text:s/>- <text:s/>sirtuin 2, AGO1 <text:s/>- <text:s/>argonaute risc catalytic component 1, ZFPM2 <text:s/>- <text:s/>zinc finger protein, fog family member 2, IGF2BP2 <text:s/>- <text:s/>insulin-like growth factor 2 mrna binding protein 2, MAEL <text:s/>- <text:s/>maelstrom spermatogenic transposon silencer, SP2 <text:s/>- <text:s/>sp2 transcription factor, RPS6KA5 <text:s/>- <text:s/>ribosomal protein s6 kinase, 90kda, polypeptide 5, RECQL5 <text:s/>- <text:s/>recq protein-like 5, XRCC6 <text:s/>- <text:s/>x-ray repair complementing defective repair in chinese hamster cells 6, TBX18 <text:s/>- <text:s/>t-box 18, CBX5 <text:s/>- <text:s/>chromobox homolog 5, PER1 <text:s/>- <text:s/>period circadian clock 1, ID4 <text:s/>- <text:s/>inhibitor of dna binding 4, dominant negative helix-loop-helix protein, TCERG1 <text:s/>- <text:s/>transcription elongation regulator 1, GIGYF2 <text:s/>- <text:s/>grb10 interacting gyf protein 2, NKX6-1 <text:s/>- <text:s/>nk6 homeobox 1, MSX1 <text:s/>- <text:s/>msh homeobox 1, LDB1 <text:s/>- <text:s/>lim domain binding 1, ABCA7 <text:s/>- <text:s/>atp-binding cassette, sub-family a (abc1), member 7, TMBIM6 <text:s/>- <text:s/>transmembrane bax inhibitor motif containing 6, LIN28A <text:s/>- <text:s/>lin-28 homolog a (c. elegans), SUZ12 <text:s/>- <text:s/>suz12 polycomb repressive complex 2 subunit, SAP130 <text:s/>- <text:s/>sin3a-associated protein, 130kda, H2AFX <text:s/>- <text:s/>h2a histone family, member x, CRY1 <text:s/>- <text:s/>cryptochrome 1 (photolyase-like), SHH <text:s/>- <text:s/>sonic hedgehog, DLX2 <text:s/>- <text:s/>distal-less homeobox 2, HIST1H1D <text:s/>- <text:s/>histone cluster 1, h1d, NCK2 <text:s/>- <text:s/>nck adaptor protein 2, GLI3 <text:s/>- <text:s/>gli family zinc finger 3, TFDP2 <text:s/>- <text:s/>transcription factor dp-2 (e2f dimerization partner 2), NFATC4 <text:s/>- <text:s/>nuclear factor of activated t-cells, cytoplasmic, calcineurin-dependent 4, POU3F3 <text:s/>- <text:s/>pou class 3 homeobox 3, SESN2 <text:s/>- <text:s/>sestrin 2, KDM1A <text:s/>- <text:s/>lysine (k)-specific demethylase 1a, PEG3 <text:s/>- <text:s/>paternally expressed 3, HIST1H2AA <text:s/>- <text:s/>histone cluster 1, h2aa, KHDRBS1 <text:s/>- <text:s/>kh domain containing, rna binding, signal transduction associated 1, LRP8 <text:s/>- <text:s/>low density lipoprotein receptor-related protein 8, apolipoprotein e receptor, SIX1 <text:s/>- <text:s/>six homeobox 1, PPARG <text:s/>- <text:s/>peroxisome proliferator-activated receptor gamma, RARA <text:s/>- <text:s/>retinoic acid receptor, alpha, NEUROG3 <text:s/>- <text:s/>neurogenin 3, SFRP2 <text:s/>- <text:s/>secreted frizzled-related protein 2, RBFOX2 <text:s/>- <text:s/>rna binding protein, fox-1 homolog (c. elegans) 2, HIST3H2A <text:s/>- <text:s/>histone cluster 3, h2a, PIAS4 <text:s/>- <text:s/>protein inhibitor of activated stat, 4, HNRNPA1 <text:s/>- <text:s/>heterogeneous nuclear ribonucleoprotein a1, RBM4 <text:s/>- <text:s/>rna binding motif protein 4, ARID4A <text:s/>- <text:s/>at rich interactive domain 4a (rbp1-like), ZEB2 <text:s/>- <text:s/>zinc finger e-box binding homeobox 2, RUNX1T1 <text:s/>- <text:s/>runt-related transcription factor 1; translocated to, 1 (cyclin d-related), KLF4 <text:s/>- <text:s/>kruppel-like factor 4 (gut), FOSB <text:s/>- <text:s/>fbj murine osteosarcoma viral oncogene homolog b, LARP1 <text:s/>- <text:s/>la ribonucleoprotein domain family, member 1, SETDB2 <text:s/>- <text:s/>set domain, bifurcated 2, KLF10 <text:s/>- <text:s/>kruppel-like factor 10, GSK3B <text:s/>- <text:s/>glycogen synthase kinase 3 beta, HDAC1 <text:s/>- <text:s/>histone deacetylase 1, ATAD2 <text:s/>- <text:s/>atpase family, aaa domain containing 2, DEDD2 <text:s/>- <text:s/>death effector domain containing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974</text:p>
          </table:table-cell>
          <table:table-cell table:style-name="ce1" office:value-type="string" calcext:value-type="string">
            <text:p>regulation of translation, ncRNA-mediated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126" calcext:value-type="float">
            <text:p>0.126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RBM4 <text:s/>- <text:s/>rna binding motif protein 4, TNRC6B <text:s/>- <text:s/>trinucleotide repeat containing 6b, TNRC6A <text:s/>- <text:s/>trinucleotide repeat containing 6a, AGO1 <text:s/>- <text:s/>argonaute risc catalytic component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0033</text:p>
          </table:table-cell>
          <table:table-cell table:style-name="ce1" office:value-type="string" calcext:value-type="string">
            <text:p>negative regulation of translation, ncRNA-mediated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124" calcext:value-type="float">
            <text:p>0.124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RBM4 <text:s/>- <text:s/>rna binding motif protein 4, TNRC6A <text:s/>- <text:s/>trinucleotide repeat containing 6a, TNRC6B <text:s/>- <text:s/>trinucleotide repeat containing 6b, AGO1 <text:s/>- <text:s/>argonaute risc catalytic component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5278</text:p>
          </table:table-cell>
          <table:table-cell table:style-name="ce1" office:value-type="string" calcext:value-type="string">
            <text:p>miRNA mediated inhibition of translation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123" calcext:value-type="float">
            <text:p>0.123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RBM4 <text:s/>- <text:s/>rna binding motif protein 4, TNRC6B <text:s/>- <text:s/>trinucleotide repeat containing 6b, TNRC6A <text:s/>- <text:s/>trinucleotide repeat containing 6a, AGO1 <text:s/>- <text:s/>argonaute risc catalytic component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172</text:p>
          </table:table-cell>
          <table:table-cell table:style-name="ce1" office:value-type="string" calcext:value-type="string">
            <text:p>negative regulation of nitrogen compound metabolic process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182" calcext:value-type="float">
            <text:p>118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[CDC6 <text:s/>- <text:s/>cell division cycle 6, ZNF189 <text:s/>- <text:s/>zinc finger protein 189, SIX5 <text:s/>- <text:s/>six homeobox 5, LHX1 <text:s/>- <text:s/>lim homeobox 1, PRDM13 <text:s/>- <text:s/>pr domain containing 13, DDIT3 <text:s/>- <text:s/>dna-damage-inducible transcript 3, TNRC6A <text:s/>- <text:s/>trinucleotide repeat containing 6a, CCAR1 <text:s/>- <text:s/>cell division cycle and apoptosis regulator 1, BAHD1 <text:s/>- <text:s/>bromo adjacent homology domain containing 1, MAP3K10 <text:s/>- <text:s/>mitogen-activated protein kinase kinase kinase 10, TLE4 <text:s/>- <text:s/>transducin-like enhancer of split 4 (e(sp1) homolog, drosophila), HIST1H2AB <text:s/>- <text:s/>histone cluster 1, h2ab, MLH1 <text:s/>- <text:s/>mutl homolog 1, colon cancer, nonpolyposis type 2 (e. coli), PEX2 <text:s/>- <text:s/>peroxisomal biogenesis factor 2, HIST1H2AC <text:s/>- <text:s/>histone cluster 1, h2ac, TNRC6B <text:s/>- <text:s/>trinucleotide repeat containing 6b, SIRT2 <text:s/>- <text:s/>sirtuin 2, AGO1 <text:s/>- <text:s/>argonaute risc catalytic component 1, ZFPM2 <text:s/>- <text:s/>zinc finger protein, fog family member 2, IGF2BP2 <text:s/>- <text:s/>insulin-like growth factor 2 mrna binding protein 2, MAEL <text:s/>- <text:s/>maelstrom spermatogenic transposon silencer, RPS6KA5 <text:s/>- <text:s/>ribosomal protein s6 kinase, 90kda, polypeptide 5, SP2 <text:s/>- <text:s/>sp2 transcription factor, RECQL5 <text:s/>- <text:s/>recq protein-like 5, TBX18 <text:s/>- <text:s/>t-box 18, XRCC6 <text:s/>- <text:s/>x-ray repair complementing defective repair in chinese hamster cells 6, CBX5 <text:s/>- <text:s/>chromobox homolog 5, PER1 <text:s/>- <text:s/>period circadian clock 1, ID4 <text:s/>- <text:s/>inhibitor of dna binding 4, dominant negative helix-loop-helix protein, TCERG1 <text:s/>- <text:s/>transcription elongation regulator 1, GIGYF2 <text:s/>- <text:s/>grb10 interacting gyf protein 2, NKX6-1 <text:s/>- <text:s/>nk6 homeobox 1, OGG1 <text:s/>- <text:s/>8-oxoguanine dna glycosylase, MSX1 <text:s/>- <text:s/>msh homeobox 1, LDB1 <text:s/>- <text:s/>lim domain binding 1, ATP2B4 <text:s/>- <text:s/>atpase, ca++ transporting, plasma membrane 4, HOXC6 <text:s/>- <text:s/>homeobox c6, ABCA7 <text:s/>- <text:s/>atp-binding cassette, sub-family a (abc1), member 7, TMBIM6 <text:s/>- <text:s/>transmembrane bax inhibitor motif containing 6, LIN28A <text:s/>- <text:s/>lin-28 homolog a (c. elegans), SUZ12 <text:s/>- <text:s/>suz12 polycomb repressive complex 2 subunit, SAP130 <text:s/>- <text:s/>sin3a-associated protein, 130kda, H2AFX <text:s/>- <text:s/>h2a histone family, member x, SHH <text:s/>- <text:s/>sonic hedgehog, CRY1 <text:s/>- <text:s/>cryptochrome 1 (photolyase-like), DLX2 <text:s/>- <text:s/>distal-less homeobox 2, HIST1H1D <text:s/>- <text:s/>histone cluster 1, h1d, NCK2 <text:s/>- <text:s/>nck adaptor protein 2, GLI3 <text:s/>- <text:s/>gli family zinc finger 3, TFDP2 <text:s/>- <text:s/>transcription factor dp-2 (e2f dimerization partner 2), HNRNPL <text:s/>- <text:s/>heterogeneous nuclear ribonucleoprotein l, NFATC4 <text:s/>- <text:s/>nuclear factor of activated t-cells, cytoplasmic, calcineurin-dependent 4, POU3F3 <text:s/>- <text:s/>pou class 3 homeobox 3, SESN2 <text:s/>- <text:s/>sestrin 2, KDM1A <text:s/>- <text:s/>lysine (k)-specific demethylase 1a, PEG3 <text:s/>- <text:s/>paternally expressed 3, HIST1H2AA <text:s/>- <text:s/>histone cluster 1, h2aa, KHDRBS1 <text:s/>- <text:s/>kh domain containing, rna binding, signal transduction associated 1, LRP8 <text:s/>- <text:s/>low density lipoprotein receptor-related protein 8, apolipoprotein e receptor, SIX1 <text:s/>- <text:s/>six homeobox 1, PPARG <text:s/>- <text:s/>peroxisome proliferator-activated receptor gamma, RARA <text:s/>- <text:s/>retinoic acid receptor, alpha, NEUROG3 <text:s/>- <text:s/>neurogenin 3, SFRP2 <text:s/>- <text:s/>secreted frizzled-related protein 2, RBFOX2 <text:s/>- <text:s/>rna binding protein, fox-1 homolog (c. elegans) 2, HIST3H2A <text:s/>- <text:s/>histone cluster 3, h2a, PIAS4 <text:s/>- <text:s/>protein inhibitor of activated stat, 4, HNRNPA1 <text:s/>- <text:s/>heterogeneous nuclear ribonucleoprotein a1, RBM4 <text:s/>- <text:s/>rna binding motif protein 4, ARID4A <text:s/>- <text:s/>at rich interactive domain 4a (rbp1-like), ZEB2 <text:s/>- <text:s/>zinc finger e-box binding homeobox 2, HELB <text:s/>- <text:s/>helicase (dna) b, RUNX1T1 <text:s/>- <text:s/>runt-related transcription factor 1; translocated to, 1 (cyclin d-related), KLF4 <text:s/>- <text:s/>kruppel-like factor 4 (gut), FOSB <text:s/>- <text:s/>fbj murine osteosarcoma viral oncogene homolog b, SLX1A <text:s/>- <text:s/>slx1 structure-specific endonuclease subunit homolog a (s. cerevisiae), LARP1 <text:s/>- <text:s/>la ribonucleoprotein domain family, member 1, SETDB2 <text:s/>- <text:s/>set domain, bifurcated 2, KLF10 <text:s/>- <text:s/>kruppel-like factor 10, PRMT5 <text:s/>- <text:s/>protein arginine methyltransferase 5, HDAC1 <text:s/>- <text:s/>histone deacetylase 1, ATAD2 <text:s/>- <text:s/>atpase family, aaa domain containing 2, DEDD2 <text:s/>- <text:s/>death effector domain containing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22402</text:p>
          </table:table-cell>
          <table:table-cell table:style-name="ce1" office:value-type="string" calcext:value-type="string">
            <text:p>cell cycle process</text:p>
          </table:table-cell>
          <table:table-cell table:style-name="ce1" office:value-type="float" office:value="0.000818" calcext:value-type="float">
            <text:p>0.000818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[CDC6 <text:s/>- <text:s/>cell division cycle 6, CDK1 <text:s/>- <text:s/>cyclin-dependent kinase 1, CAB39L <text:s/>- <text:s/>calcium binding protein 39-like, RFWD3 <text:s/>- <text:s/>ring finger and wd repeat domain 3, ZNF385A <text:s/>- <text:s/>zinc finger protein 385a, DDIT3 <text:s/>- <text:s/>dna-damage-inducible transcript 3, CDK14 <text:s/>- <text:s/>cyclin-dependent kinase 14, RACGAP1 <text:s/>- <text:s/>rac gtpase activating protein 1, ENSA <text:s/>- <text:s/>endosulfine alpha, MLH1 <text:s/>- <text:s/>mutl homolog 1, colon cancer, nonpolyposis type 2 (e. coli), C15orf43 <text:s/>- <text:s/>chromosome 15 open reading frame 43, FANCD2 <text:s/>- <text:s/>fanconi anemia, complementation group d2, CENPI <text:s/>- <text:s/>centromere protein i, ESPL1 <text:s/>- <text:s/>extra spindle pole bodies homolog 1 (s. cerevisiae), CEP57 <text:s/>- <text:s/>centrosomal protein 57kda, RPA2 <text:s/>- <text:s/>replication protein a2, 32kda, MAEL <text:s/>- <text:s/>maelstrom spermatogenic transposon silencer, RECQL5 <text:s/>- <text:s/>recq protein-like 5, UBE2C <text:s/>- <text:s/>ubiquitin-conjugating enzyme e2c, CNTD1 <text:s/>- <text:s/>cyclin n-terminal domain containing 1, ID4 <text:s/>- <text:s/>inhibitor of dna binding 4, dominant negative helix-loop-helix protein, CCNB1IP1 <text:s/>- <text:s/>cyclin b1 interacting protein 1, e3 ubiquitin protein ligase, MCM8 <text:s/>- <text:s/>minichromosome maintenance complex component 8, GIGYF2 <text:s/>- <text:s/>grb10 interacting gyf protein 2, ORC3 <text:s/>- <text:s/>origin recognition complex, subunit 3, MCM6 <text:s/>- <text:s/>minichromosome maintenance complex component 6, PRR11 <text:s/>- <text:s/>proline rich 11, SON <text:s/>- <text:s/>son dna binding protein, CCP110 <text:s/>- <text:s/>centriolar coiled coil protein 110kda, AURKA <text:s/>- <text:s/>aurora kinase a, CEP250 <text:s/>- <text:s/>centrosomal protein 250kda, KIF14 <text:s/>- <text:s/>kinesin family member 14, ARL3 <text:s/>- <text:s/>adp-ribosylation factor-like 3, SYCP3 <text:s/>- <text:s/>synaptonemal complex protein 3, PNPT1 <text:s/>- <text:s/>polyribonucleotide nucleotidyltransferase 1, ANAPC5 <text:s/>- <text:s/>anaphase promoting complex subunit 5, NCAPD2 <text:s/>- <text:s/>non-smc condensin i complex, subunit d2, MIS12 <text:s/>- <text:s/>mis12 kinetochore complex component, ACVR1 <text:s/>- <text:s/>activin a receptor, type i, SKA2 <text:s/>- <text:s/>spindle and kinetochore associated complex subunit 2, NUMA1 <text:s/>- <text:s/>nuclear mitotic apparatus protein 1, CCNA1 <text:s/>- <text:s/>cyclin a1, RHOB <text:s/>- <text:s/>ras homolog family member b, NUP88 <text:s/>- <text:s/>nucleoporin 88kda, NABP2 <text:s/>- <text:s/>nucleic acid binding protein 2, TFDP2 <text:s/>- <text:s/>transcription factor dp-2 (e2f dimerization partner 2), KHDRBS1 <text:s/>- <text:s/>kh domain containing, rna binding, signal transduction associated 1, STIL <text:s/>- <text:s/>scl/tal1 interrupting locus, PSMC3IP <text:s/>- <text:s/>psmc3 interacting protein, ROCK2 <text:s/>- <text:s/>rho-associated, coiled-coil containing protein kinase 2, CDKN3 <text:s/>- <text:s/>cyclin-dependent kinase inhibitor 3, CDKN2D <text:s/>- <text:s/>cyclin-dependent kinase inhibitor 2d (p19, inhibits cdk4), KIF20A <text:s/>- <text:s/>kinesin family member 20a, NUP35 <text:s/>- <text:s/>nucleoporin 35kda, DDX4 <text:s/>- <text:s/>dead (asp-glu-ala-asp) box polypeptide 4, CHMP2B <text:s/>- <text:s/>charged multivesicular body protein 2b, IRF6 <text:s/>- <text:s/>interferon regulatory factor 6, PRKCB <text:s/>- <text:s/>protein kinase c, beta, CKS2 <text:s/>- <text:s/>cdc28 protein kinase regulatory subunit 2, GSK3B <text:s/>- <text:s/>glycogen synthase kinase 3 beta, PRKAG3 <text:s/>- <text:s/>protein kinase, amp-activated, gamma 3 non-catalytic subunit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6569</text:p>
          </table:table-cell>
          <table:table-cell table:style-name="ce1" office:value-type="string" calcext:value-type="string">
            <text:p>covalent chromatin modification</text:p>
          </table:table-cell>
          <table:table-cell table:style-name="ce1" office:value-type="float" office:value="0.000839" calcext:value-type="float">
            <text:p>0.000839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[SUZ12 <text:s/>- <text:s/>suz12 polycomb repressive complex 2 subunit, CHD6 <text:s/>- <text:s/>chromodomain helicase dna binding protein 6, CDK1 <text:s/>- <text:s/>cyclin-dependent kinase 1, PRDM13 <text:s/>- <text:s/>pr domain containing 13, PHF19 <text:s/>- <text:s/>phd finger protein 19, HIST1H1D <text:s/>- <text:s/>histone cluster 1, h1d, BAHD1 <text:s/>- <text:s/>bromo adjacent homology domain containing 1, ARID1B <text:s/>- <text:s/>at rich interactive domain 1b (swi1-like), USP21 <text:s/>- <text:s/>ubiquitin specific peptidase 21, NAA60 <text:s/>- <text:s/>n(alpha)-acetyltransferase 60, natf catalytic subunit, KDM1A <text:s/>- <text:s/>lysine (k)-specific demethylase 1a, SIRT2 <text:s/>- <text:s/>sirtuin 2, TDRD3 <text:s/>- <text:s/>tudor domain containing 3, JMJD1C <text:s/>- <text:s/>jumonji domain containing 1c, BRPF3 <text:s/>- <text:s/>bromodomain and phd finger containing, 3, ASF1B <text:s/>- <text:s/>anti-silencing function 1b histone chaperone, RPS6KA5 <text:s/>- <text:s/>ribosomal protein s6 kinase, 90kda, polypeptide 5, BRD8 <text:s/>- <text:s/>bromodomain containing 8, MAP3K12 <text:s/>- <text:s/>mitogen-activated protein kinase kinase kinase 12, BABAM1 <text:s/>- <text:s/>brisc and brca1 a complex member 1, ARID4A <text:s/>- <text:s/>at rich interactive domain 4a (rbp1-like), KANSL2 <text:s/>- <text:s/>kat8 regulatory nsl complex subunit 2, PER1 <text:s/>- <text:s/>period circadian clock 1, TAF6L <text:s/>- <text:s/>taf6-like rna polymerase ii, p300/cbp-associated factor (pcaf)-associated factor, 65kda, KMT2C <text:s/>- <text:s/>lysine (k)-specific methyltransferase 2c, DEK <text:s/>- <text:s/>dek oncogene, CABIN1 <text:s/>- <text:s/>calcineurin binding protein 1, PRKCB <text:s/>- <text:s/>protein kinase c, beta, SETDB2 <text:s/>- <text:s/>set domain, bifurcated 2, LDB1 <text:s/>- <text:s/>lim domain binding 1, PRMT5 <text:s/>- <text:s/>protein arginine methyltransferase 5, HDAC1 <text:s/>- <text:s/>histone deacetylase 1, KAT7 <text:s/>- <text:s/>k(lysine) acetyltransferase 7, AURKA <text:s/>- <text:s/>aurora kinase 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598</text:p>
          </table:table-cell>
          <table:table-cell table:style-name="ce1" office:value-type="string" calcext:value-type="string">
            <text:p>regulation of fat cell differentiation</text:p>
          </table:table-cell>
          <table:table-cell table:style-name="ce1" office:value-type="float" office:value="0.000861" calcext:value-type="float">
            <text:p>0.000861</text:p>
          </table:table-cell>
          <table:table-cell table:style-name="ce1" office:value-type="float" office:value="0.163" calcext:value-type="float">
            <text:p>0.163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[MEX3C <text:s/>- <text:s/>mex-3 rna binding family member c, SFRP2 <text:s/>- <text:s/>secreted frizzled-related protein 2, TGFB1I1 <text:s/>- <text:s/>transforming growth factor beta 1 induced transcript 1, SORT1 <text:s/>- <text:s/>sortilin 1, DDIT3 <text:s/>- <text:s/>dna-damage-inducible transcript 3, ZNF385A <text:s/>- <text:s/>zinc finger protein 385a, ID4 <text:s/>- <text:s/>inhibitor of dna binding 4, dominant negative helix-loop-helix protein, RUNX1T1 <text:s/>- <text:s/>runt-related transcription factor 1; translocated to, 1 (cyclin d-related), TAF8 <text:s/>- <text:s/>taf8 rna polymerase ii, tata box binding protein (tbp)-associated factor, 43kda, SIRT2 <text:s/>- <text:s/>sirtuin 2, DUSP10 <text:s/>- <text:s/>dual specificity phosphatase 10, ZFPM2 <text:s/>- <text:s/>zinc finger protein, fog family member 2, PPARG <text:s/>- <text:s/>peroxisome proliferator-activated receptor gamm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8713</text:p>
          </table:table-cell>
          <table:table-cell table:style-name="ce1" office:value-type="string" calcext:value-type="string">
            <text:p>regulation of oligodendrocyte differentiation</text:p>
          </table:table-cell>
          <table:table-cell table:style-name="ce1" office:value-type="float" office:value="0.000895" calcext:value-type="float">
            <text:p>0.000895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5.06" calcext:value-type="float">
            <text:p>5.0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[SHH <text:s/>- <text:s/>sonic hedgehog, DLX2 <text:s/>- <text:s/>distal-less homeobox 2, PRMT5 <text:s/>- <text:s/>protein arginine methyltransferase 5, DUSP10 <text:s/>- <text:s/>dual specificity phosphatase 10, PPARG <text:s/>- <text:s/>peroxisome proliferator-activated receptor gamma, ID4 <text:s/>- <text:s/>inhibitor of dna binding 4, dominant negative helix-loop-helix protei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814</text:p>
          </table:table-cell>
          <table:table-cell table:style-name="ce1" office:value-type="string" calcext:value-type="string">
            <text:p>negative regulation of gene expression, epigenetic</text:p>
          </table:table-cell>
          <table:table-cell table:style-name="ce1" office:value-type="float" office:value="0.000972" calcext:value-type="float">
            <text:p>0.00097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[HIST1H2AB <text:s/>- <text:s/>histone cluster 1, h2ab, SUZ12 <text:s/>- <text:s/>suz12 polycomb repressive complex 2 subunit, HIST3H2A <text:s/>- <text:s/>histone cluster 3, h2a, H2AFX <text:s/>- <text:s/>h2a histone family, member x, HIST1H2AC <text:s/>- <text:s/>histone cluster 1, h2ac, PHF19 <text:s/>- <text:s/>phd finger protein 19, HIST1H2AA <text:s/>- <text:s/>histone cluster 1, h2aa, HDAC1 <text:s/>- <text:s/>histone deacetylase 1, SIRT2 <text:s/>- <text:s/>sirtuin 2, BAHD1 <text:s/>- <text:s/>bromo adjacent homology domain containing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0849</text:p>
          </table:table-cell>
          <table:table-cell table:style-name="ce1" office:value-type="string" calcext:value-type="string">
            <text:p>negative regulation of calcium-mediated signaling</text:p>
          </table:table-cell>
          <table:table-cell table:style-name="ce1" office:value-type="float" office:value="0.00098" calcext:value-type="float">
            <text:p>0.00098</text:p>
          </table:table-cell>
          <table:table-cell table:style-name="ce1" office:value-type="float" office:value="0.179" calcext:value-type="float">
            <text:p>0.179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CALM3 <text:s/>- <text:s/>calmodulin 3 (phosphorylase kinase, delta), ATP2B4 <text:s/>- <text:s/>atpase, ca++ transporting, plasma membrane 4, TRDN <text:s/>- <text:s/>triadin, CHP1 <text:s/>- <text:s/>calcineurin-like ef-hand protein 1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4:33.759665109</dc:date>
    <meta:editing-duration>PT13M7S</meta:editing-duration>
    <meta:editing-cycles>1</meta:editing-cycles>
    <meta:document-statistic meta:table-count="1" meta:cell-count="790" meta:object-count="0"/>
    <meta:generator>LibreOffice/5.1.6.2$Linux_X86_64 LibreOffice_project/10m0$Build-2</meta:generator>
  </office:meta>
</office:document-meta>
</file>